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itillium Web" svg:font-family="'Titillium Web'"/>
    <style:font-face style:name="Titillium Web Regular" svg:font-family="'Titillium Web Regular'"/>
    <style:font-face style:name="Titillium Web1" svg:font-family="'Titillium Web'"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505cm"/>
    </style:style>
    <style:style style:name="co2" style:family="table-column">
      <style:table-column-properties fo:break-before="auto" style:column-width="1.72cm"/>
    </style:style>
    <style:style style:name="co3" style:family="table-column">
      <style:table-column-properties fo:break-before="auto" style:column-width="9.486cm"/>
    </style:style>
    <style:style style:name="co4" style:family="table-column">
      <style:table-column-properties fo:break-before="auto" style:column-width="10.118cm"/>
    </style:style>
    <style:style style:name="co47" style:family="table-column">
      <style:table-column-properties fo:break-before="auto" style:column-width="2.577cm"/>
    </style:style>
    <style:style style:name="co48" style:family="table-column">
      <style:table-column-properties fo:break-before="auto" style:column-width="3.821cm"/>
    </style:style>
    <style:style style:name="co49" style:family="table-column">
      <style:table-column-properties fo:break-before="auto" style:column-width="8.662cm"/>
    </style:style>
    <style:style style:name="co50" style:family="table-column">
      <style:table-column-properties fo:break-before="auto" style:column-width="12.441cm"/>
    </style:style>
    <style:style style:name="co51" style:family="table-column">
      <style:table-column-properties fo:break-before="auto" style:column-width="4.366cm"/>
    </style:style>
    <style:style style:name="co53" style:family="table-column">
      <style:table-column-properties fo:break-before="auto" style:column-width="23.719cm"/>
    </style:style>
    <style:style style:name="co54" style:family="table-column">
      <style:table-column-properties fo:break-before="auto" style:column-width="23.227cm"/>
    </style:style>
    <style:style style:name="co55" style:family="table-column">
      <style:table-column-properties fo:break-before="auto" style:column-width="6.004cm"/>
    </style:style>
    <style:style style:name="co13" style:family="table-column">
      <style:table-column-properties fo:break-before="auto" style:column-width="1.402cm"/>
    </style:style>
    <style:style style:name="co56" style:family="table-column">
      <style:table-column-properties fo:break-before="auto" style:column-width="2.538cm"/>
    </style:style>
    <style:style style:name="co57" style:family="table-column">
      <style:table-column-properties fo:break-before="auto" style:column-width="4.371cm"/>
    </style:style>
    <style:style style:name="co58" style:family="table-column">
      <style:table-column-properties fo:break-before="auto" style:column-width="10.788cm"/>
    </style:style>
    <style:style style:name="co59" style:family="table-column">
      <style:table-column-properties fo:break-before="auto" style:column-width="12.598cm"/>
    </style:style>
    <style:style style:name="co60" style:family="table-column">
      <style:table-column-properties fo:break-before="auto" style:column-width="3.11cm"/>
    </style:style>
    <style:style style:name="co61" style:family="table-column">
      <style:table-column-properties fo:break-before="auto" style:column-width="22.04cm"/>
    </style:style>
    <style:style style:name="co62" style:family="table-column">
      <style:table-column-properties fo:break-before="auto" style:column-width="24.231cm"/>
    </style:style>
    <style:style style:name="co63" style:family="table-column">
      <style:table-column-properties fo:break-before="auto" style:column-width="8.504cm"/>
    </style:style>
    <style:style style:name="co64" style:family="table-column">
      <style:table-column-properties fo:break-before="auto" style:column-width="7.659cm"/>
    </style:style>
    <style:style style:name="co65" style:family="table-column">
      <style:table-column-properties fo:break-before="auto" style:column-width="6.906cm"/>
    </style:style>
    <style:style style:name="co66" style:family="table-column">
      <style:table-column-properties fo:break-before="auto" style:column-width="5.794cm"/>
    </style:style>
    <style:style style:name="co67" style:family="table-column">
      <style:table-column-properties fo:break-before="auto" style:column-width="0.873cm"/>
    </style:style>
    <style:style style:name="co68" style:family="table-column">
      <style:table-column-properties fo:break-before="auto" style:column-width="6.218cm"/>
    </style:style>
    <style:style style:name="co69" style:family="table-column">
      <style:table-column-properties fo:break-before="auto" style:column-width="10.292cm"/>
    </style:style>
    <style:style style:name="co28" style:family="table-column">
      <style:table-column-properties fo:break-before="auto" style:column-width="1.746cm"/>
    </style:style>
    <style:style style:name="co29" style:family="table-column">
      <style:table-column-properties fo:break-before="auto" style:column-width="1.984cm"/>
    </style:style>
    <style:style style:name="co70" style:family="table-column">
      <style:table-column-properties fo:break-before="auto" style:column-width="7.223cm"/>
    </style:style>
    <style:style style:name="co71" style:family="table-column">
      <style:table-column-properties fo:break-before="auto" style:column-width="3.916cm"/>
    </style:style>
    <style:style style:name="co72" style:family="table-column">
      <style:table-column-properties fo:break-before="auto" style:column-width="3.175cm"/>
    </style:style>
    <style:style style:name="co52" style:family="table-column">
      <style:table-column-properties fo:break-before="auto" style:column-width="5.345cm"/>
    </style:style>
    <style:style style:name="co73" style:family="table-column">
      <style:table-column-properties fo:break-before="auto" style:column-width="6.138cm"/>
    </style:style>
    <style:style style:name="co74" style:family="table-column">
      <style:table-column-properties fo:break-before="auto" style:column-width="4.71cm"/>
    </style:style>
    <style:style style:name="co75" style:family="table-column">
      <style:table-column-properties fo:break-before="auto" style:column-width="9.922cm"/>
    </style:style>
    <style:style style:name="co76" style:family="table-column">
      <style:table-column-properties fo:break-before="auto" style:column-width="5.477cm"/>
    </style:style>
    <style:style style:name="co77" style:family="table-column">
      <style:table-column-properties fo:break-before="auto" style:column-width="4.015cm"/>
    </style:style>
    <style:style style:name="co25" style:family="table-column">
      <style:table-column-properties fo:break-before="auto" style:column-width="4.233cm"/>
    </style:style>
    <style:style style:name="co78" style:family="table-column">
      <style:table-column-properties fo:break-before="auto" style:column-width="4.369cm"/>
    </style:style>
    <style:style style:name="co79" style:family="table-column">
      <style:table-column-properties fo:break-before="auto" style:column-width="3.935cm"/>
    </style:style>
    <style:style style:name="co80" style:family="table-column">
      <style:table-column-properties fo:break-before="auto" style:column-width="4.26cm"/>
    </style:style>
    <style:style style:name="co81" style:family="table-column">
      <style:table-column-properties fo:break-before="auto" style:column-width="5.53cm"/>
    </style:style>
    <style:style style:name="co82" style:family="table-column">
      <style:table-column-properties fo:break-before="auto" style:column-width="5.371cm"/>
    </style:style>
    <style:style style:name="co83" style:family="table-column">
      <style:table-column-properties fo:break-before="auto" style:column-width="4.154cm"/>
    </style:style>
    <style:style style:name="co84" style:family="table-column">
      <style:table-column-properties fo:break-before="auto" style:column-width="8.281cm"/>
    </style:style>
    <style:style style:name="co85" style:family="table-column">
      <style:table-column-properties fo:break-before="auto" style:column-width="9.022cm"/>
    </style:style>
    <style:style style:name="co86" style:family="table-column">
      <style:table-column-properties fo:break-before="auto" style:column-width="6.324cm"/>
    </style:style>
    <style:style style:name="co87" style:family="table-column">
      <style:table-column-properties fo:break-before="auto" style:column-width="5.318cm"/>
    </style:style>
    <style:style style:name="co88" style:family="table-column">
      <style:table-column-properties fo:break-before="auto" style:column-width="3.572cm"/>
    </style:style>
    <style:style style:name="co89" style:family="table-column">
      <style:table-column-properties fo:break-before="auto" style:column-width="3.519cm"/>
    </style:style>
    <style:style style:name="co90" style:family="table-column">
      <style:table-column-properties fo:break-before="auto" style:column-width="5.503cm"/>
    </style:style>
    <style:style style:name="co91" style:family="table-column">
      <style:table-column-properties fo:break-before="auto" style:column-width="4.313cm"/>
    </style:style>
    <style:style style:name="co92" style:family="table-column">
      <style:table-column-properties fo:break-before="auto" style:column-width="2.672cm"/>
    </style:style>
    <style:style style:name="co93" style:family="table-column">
      <style:table-column-properties fo:break-before="auto" style:column-width="4.419cm"/>
    </style:style>
    <style:style style:name="co94" style:family="table-column">
      <style:table-column-properties fo:break-before="auto" style:column-width="5.027cm"/>
    </style:style>
    <style:style style:name="co95" style:family="table-column">
      <style:table-column-properties fo:break-before="auto" style:column-width="5.212cm"/>
    </style:style>
    <style:style style:name="co96" style:family="table-column">
      <style:table-column-properties fo:break-before="auto" style:column-width="7.858cm"/>
    </style:style>
    <style:style style:name="co97" style:family="table-column">
      <style:table-column-properties fo:break-before="auto" style:column-width="2.461cm"/>
    </style:style>
    <style:style style:name="co98" style:family="table-column">
      <style:table-column-properties fo:break-before="auto" style:column-width="4.948cm"/>
    </style:style>
    <style:style style:name="co99" style:family="table-column">
      <style:table-column-properties fo:break-before="auto" style:column-width="6.959cm"/>
    </style:style>
    <style:style style:name="co100" style:family="table-column">
      <style:table-column-properties fo:break-before="auto" style:column-width="7.011cm"/>
    </style:style>
    <style:style style:name="co101" style:family="table-column">
      <style:table-column-properties fo:break-before="auto" style:column-width="2.778cm"/>
    </style:style>
    <style:style style:name="co102" style:family="table-column">
      <style:table-column-properties fo:break-before="auto" style:column-width="3.969cm"/>
    </style:style>
    <style:style style:name="co103" style:family="table-column">
      <style:table-column-properties fo:break-before="auto" style:column-width="7.038cm"/>
    </style:style>
    <style:style style:name="co104" style:family="table-column">
      <style:table-column-properties fo:break-before="auto" style:column-width="7.25cm"/>
    </style:style>
    <style:style style:name="co105" style:family="table-column">
      <style:table-column-properties fo:break-before="auto" style:column-width="8.123cm"/>
    </style:style>
    <style:style style:name="co106" style:family="table-column">
      <style:table-column-properties fo:break-before="auto" style:column-width="7.064cm"/>
    </style:style>
    <style:style style:name="co107" style:family="table-column">
      <style:table-column-properties fo:break-before="auto" style:column-width="8.758cm"/>
    </style:style>
    <style:style style:name="co108" style:family="table-column">
      <style:table-column-properties fo:break-before="auto" style:column-width="4.509cm"/>
    </style:style>
    <style:style style:name="co109" style:family="table-column">
      <style:table-column-properties fo:break-before="auto" style:column-width="7.726cm"/>
    </style:style>
    <style:style style:name="co110" style:family="table-column">
      <style:table-column-properties fo:break-before="auto" style:column-width="8.811cm"/>
    </style:style>
    <style:style style:name="co111" style:family="table-column">
      <style:table-column-properties fo:break-before="auto" style:column-width="3.413cm"/>
    </style:style>
    <style:style style:name="co112" style:family="table-column">
      <style:table-column-properties fo:break-before="auto" style:column-width="3.942cm"/>
    </style:style>
    <style:style style:name="co113" style:family="table-column">
      <style:table-column-properties fo:break-before="auto" style:column-width="4.789cm"/>
    </style:style>
    <style:style style:name="co114" style:family="table-column">
      <style:table-column-properties fo:break-before="auto" style:column-width="3.889cm"/>
    </style:style>
    <style:style style:name="co115" style:family="table-column">
      <style:table-column-properties fo:break-before="auto" style:column-width="7.303cm"/>
    </style:style>
    <style:style style:name="co116" style:family="table-column">
      <style:table-column-properties fo:break-before="auto" style:column-width="7.144cm"/>
    </style:style>
    <style:style style:name="co117" style:family="table-column">
      <style:table-column-properties fo:break-before="auto" style:column-width="7.699cm"/>
    </style:style>
    <style:style style:name="co118" style:family="table-column">
      <style:table-column-properties fo:break-before="auto" style:column-width="6.853cm"/>
    </style:style>
    <style:style style:name="co119" style:family="table-column">
      <style:table-column-properties fo:break-before="auto" style:column-width="3.096cm"/>
    </style:style>
    <style:style style:name="co120" style:family="table-column">
      <style:table-column-properties fo:break-before="auto" style:column-width="4.683cm"/>
    </style:style>
    <style:style style:name="co121" style:family="table-column">
      <style:table-column-properties fo:break-before="auto" style:column-width="4.842cm"/>
    </style:style>
    <style:style style:name="co122" style:family="table-column">
      <style:table-column-properties fo:break-before="auto" style:column-width="7.567cm"/>
    </style:style>
    <style:style style:name="co123" style:family="table-column">
      <style:table-column-properties fo:break-before="auto" style:column-width="6.429cm"/>
    </style:style>
    <style:style style:name="co124" style:family="table-column">
      <style:table-column-properties fo:break-before="auto" style:column-width="2.91cm"/>
    </style:style>
    <style:style style:name="co125" style:family="table-column">
      <style:table-column-properties fo:break-before="auto" style:column-width="3.81cm"/>
    </style:style>
    <style:style style:name="co126" style:family="table-column">
      <style:table-column-properties fo:break-before="auto" style:column-width="3.545cm"/>
    </style:style>
    <style:style style:name="co127" style:family="table-column">
      <style:table-column-properties fo:break-before="auto" style:column-width="6.773cm"/>
    </style:style>
    <style:style style:name="co128" style:family="table-column">
      <style:table-column-properties fo:break-before="auto" style:column-width="7.488cm"/>
    </style:style>
    <style:style style:name="co129" style:family="table-column">
      <style:table-column-properties fo:break-before="auto" style:column-width="4.286cm"/>
    </style:style>
    <style:style style:name="co130" style:family="table-column">
      <style:table-column-properties fo:break-before="auto" style:column-width="7.541cm"/>
    </style:style>
    <style:style style:name="co131" style:family="table-column">
      <style:table-column-properties fo:break-before="auto" style:column-width="3.678cm"/>
    </style:style>
    <style:style style:name="co132" style:family="table-column">
      <style:table-column-properties fo:break-before="auto" style:column-width="3.36cm"/>
    </style:style>
    <style:style style:name="co133" style:family="table-column">
      <style:table-column-properties fo:break-before="auto" style:column-width="2.302cm"/>
    </style:style>
    <style:style style:name="co134" style:family="table-column">
      <style:table-column-properties fo:break-before="auto" style:column-width="2.249cm"/>
    </style:style>
    <style:style style:name="co135" style:family="table-column">
      <style:table-column-properties fo:break-before="auto" style:column-width="3.187cm"/>
    </style:style>
    <style:style style:name="co136" style:family="table-column">
      <style:table-column-properties fo:break-before="auto" style:column-width="11.455cm"/>
    </style:style>
    <style:style style:name="ro1" style:family="table-row">
      <style:table-row-properties style:row-height="1.023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01cm" fo:break-before="auto" style:use-optimal-row-height="true"/>
    </style:style>
    <style:style style:name="ro4" style:family="table-row">
      <style:table-row-properties style:row-height="2.325cm" fo:break-before="auto" style:use-optimal-row-height="true"/>
    </style:style>
    <style:style style:name="ro5" style:family="table-row">
      <style:table-row-properties style:row-height="3.087cm" fo:break-before="auto" style:use-optimal-row-height="true"/>
    </style:style>
    <style:style style:name="ro6" style:family="table-row">
      <style:table-row-properties style:row-height="0.801cm" fo:break-before="auto" style:use-optimal-row-height="true"/>
    </style:style>
    <style:style style:name="ro7" style:family="table-row">
      <style:table-row-properties style:row-height="1.563cm" fo:break-before="auto" style:use-optimal-row-height="true"/>
    </style:style>
    <style:style style:name="ro8" style:family="table-row">
      <style:table-row-properties style:row-height="0.854cm" fo:break-before="auto" style:use-optimal-row-height="true"/>
    </style:style>
    <style:style style:name="ro9" style:family="table-row">
      <style:table-row-properties style:row-height="2.716cm" fo:break-before="auto" style:use-optimal-row-height="false"/>
    </style:style>
    <style:style style:name="ro10" style:family="table-row">
      <style:table-row-properties style:row-height="0.684cm" fo:break-before="auto" style:use-optimal-row-height="true"/>
    </style:style>
    <style:style style:name="ro11" style:family="table-row">
      <style:table-row-properties style:row-height="0.901cm" fo:break-before="auto" style:use-optimal-row-height="true"/>
    </style:style>
    <style:style style:name="ro12" style:family="table-row">
      <style:table-row-properties style:row-height="0.769cm" fo:break-before="auto" style:use-optimal-row-height="true"/>
    </style:style>
    <style:style style:name="ro13" style:family="table-row">
      <style:table-row-properties style:row-height="2.328cm" fo:break-before="auto" style:use-optimal-row-height="false"/>
    </style:style>
    <style:style style:name="ro14" style:family="table-row">
      <style:table-row-properties style:row-height="0.515cm" fo:break-before="auto" style:use-optimal-row-height="true"/>
    </style:style>
    <style:style style:name="ro15" style:family="table-row">
      <style:table-row-properties style:row-height="0.681cm" fo:break-before="auto" style:use-optimal-row-height="true"/>
    </style:style>
    <style:style style:name="ro37" style:family="table-row">
      <style:table-row-properties style:row-height="0.473cm" fo:break-before="auto" style:use-optimal-row-height="true"/>
    </style:style>
    <style:style style:name="ro113" style:family="table-row">
      <style:table-row-properties style:row-height="1.191cm" fo:break-before="auto" style:use-optimal-row-height="false"/>
    </style:style>
    <style:style style:name="ro114" style:family="table-row">
      <style:table-row-properties style:row-height="2.17cm" fo:break-before="auto" style:use-optimal-row-height="false"/>
    </style:style>
    <style:style style:name="ro58" style:family="table-row">
      <style:table-row-properties style:row-height="1.244cm" fo:break-before="auto" style:use-optimal-row-height="false"/>
    </style:style>
    <style:style style:name="ro30" style:family="table-row">
      <style:table-row-properties style:row-height="0.556cm" fo:break-before="auto" style:use-optimal-row-height="false"/>
    </style:style>
    <style:style style:name="ro57" style:family="table-row">
      <style:table-row-properties style:row-height="0.767cm" fo:break-before="auto" style:use-optimal-row-height="false"/>
    </style:style>
    <style:style style:name="ro31" style:family="table-row">
      <style:table-row-properties style:row-height="0.529cm" fo:break-before="auto" style:use-optimal-row-height="false"/>
    </style:style>
    <style:style style:name="ro95" style:family="table-row">
      <style:table-row-properties style:row-height="2.275cm" fo:break-before="auto" style:use-optimal-row-height="false"/>
    </style:style>
    <style:style style:name="ro77" style:family="table-row">
      <style:table-row-properties style:row-height="1.64cm" fo:break-before="auto" style:use-optimal-row-height="false"/>
    </style:style>
    <style:style style:name="ro69" style:family="table-row">
      <style:table-row-properties style:row-height="1.111cm" fo:break-before="auto" style:use-optimal-row-height="false"/>
    </style:style>
    <style:style style:name="ro17" style:family="table-row">
      <style:table-row-properties style:row-height="1.402cm" fo:break-before="auto" style:use-optimal-row-height="false"/>
    </style:style>
    <style:style style:name="ro115" style:family="table-row">
      <style:table-row-properties style:row-height="0.981cm" fo:break-before="auto" style:use-optimal-row-height="false"/>
    </style:style>
    <style:style style:name="ro116" style:family="table-row">
      <style:table-row-properties style:row-height="1.217cm" fo:break-before="auto" style:use-optimal-row-height="false"/>
    </style:style>
    <style:style style:name="ro117" style:family="table-row">
      <style:table-row-properties style:row-height="1.002cm" fo:break-before="auto" style:use-optimal-row-height="true"/>
    </style:style>
    <style:style style:name="ro87" style:family="table-row">
      <style:table-row-properties style:row-height="2.725cm" fo:break-before="auto" style:use-optimal-row-height="false"/>
    </style:style>
    <style:style style:name="ro118" style:family="table-row">
      <style:table-row-properties style:row-height="0.45cm" fo:break-before="auto" style:use-optimal-row-height="false"/>
    </style:style>
    <style:style style:name="ro119" style:family="table-row">
      <style:table-row-properties style:row-height="1.27cm" fo:break-before="auto" style:use-optimal-row-height="false"/>
    </style:style>
    <style:style style:name="ro76" style:family="table-row">
      <style:table-row-properties style:row-height="1.323cm" fo:break-before="auto" style:use-optimal-row-height="false"/>
    </style:style>
    <style:style style:name="ro120" style:family="table-row">
      <style:table-row-properties style:row-height="0.847cm" fo:break-before="auto" style:use-optimal-row-height="false"/>
    </style:style>
    <style:style style:name="ro38" style:family="table-row">
      <style:table-row-properties style:row-height="1.614cm" fo:break-before="auto" style:use-optimal-row-height="false"/>
    </style:style>
    <style:style style:name="ro39" style:family="table-row">
      <style:table-row-properties style:row-height="1.376cm" fo:break-before="auto" style:use-optimal-row-height="false"/>
    </style:style>
    <style:style style:name="ro40" style:family="table-row">
      <style:table-row-properties style:row-height="2.037cm" fo:break-before="auto" style:use-optimal-row-height="false"/>
    </style:style>
    <style:style style:name="ro41" style:family="table-row">
      <style:table-row-properties style:row-height="2.884cm" fo:break-before="auto" style:use-optimal-row-height="false"/>
    </style:style>
    <style:style style:name="ro42" style:family="table-row">
      <style:table-row-properties style:row-height="1.773cm" fo:break-before="auto" style:use-optimal-row-height="false"/>
    </style:style>
    <style:style style:name="ro43" style:family="table-row">
      <style:table-row-properties style:row-height="0.82cm" fo:break-before="auto" style:use-optimal-row-height="false"/>
    </style:style>
    <style:style style:name="ro44" style:family="table-row">
      <style:table-row-properties style:row-height="2.09cm" fo:break-before="auto" style:use-optimal-row-height="false"/>
    </style:style>
    <style:style style:name="ro45" style:family="table-row">
      <style:table-row-properties style:row-height="1.799cm" fo:break-before="auto" style:use-optimal-row-height="false"/>
    </style:style>
    <style:style style:name="ro46" style:family="table-row">
      <style:table-row-properties style:row-height="2.672cm" fo:break-before="auto" style:use-optimal-row-height="false"/>
    </style:style>
    <style:style style:name="ro47" style:family="table-row">
      <style:table-row-properties style:row-height="1.429cm" fo:break-before="auto" style:use-optimal-row-height="false"/>
    </style:style>
    <style:style style:name="ro48" style:family="table-row">
      <style:table-row-properties style:row-height="0.953cm" fo:break-before="auto" style:use-optimal-row-height="false"/>
    </style:style>
    <style:style style:name="ro49" style:family="table-row">
      <style:table-row-properties style:row-height="1.349cm" fo:break-before="auto" style:use-optimal-row-height="false"/>
    </style:style>
    <style:style style:name="ro50" style:family="table-row">
      <style:table-row-properties style:row-height="1.561cm" fo:break-before="auto" style:use-optimal-row-height="false"/>
    </style:style>
    <style:style style:name="ro51" style:family="table-row">
      <style:table-row-properties style:row-height="1.843cm" fo:break-before="auto" style:use-optimal-row-height="true"/>
    </style:style>
    <style:style style:name="ro52" style:family="table-row">
      <style:table-row-properties style:row-height="4.366cm" fo:break-before="auto" style:use-optimal-row-height="false"/>
    </style:style>
    <style:style style:name="ro53" style:family="table-row">
      <style:table-row-properties style:row-height="2.461cm" fo:break-before="auto" style:use-optimal-row-height="false"/>
    </style:style>
    <style:style style:name="ro54" style:family="table-row">
      <style:table-row-properties style:row-height="1.958cm" fo:break-before="auto" style:use-optimal-row-height="false"/>
    </style:style>
    <style:style style:name="ro55" style:family="table-row">
      <style:table-row-properties style:row-height="1.826cm" fo:break-before="auto" style:use-optimal-row-height="false"/>
    </style:style>
    <style:style style:name="ro56" style:family="table-row">
      <style:table-row-properties style:row-height="1.72cm" fo:break-before="auto" style:use-optimal-row-height="false"/>
    </style:style>
    <style:style style:name="ro59" style:family="table-row">
      <style:table-row-properties style:row-height="2.064cm" fo:break-before="auto" style:use-optimal-row-height="false"/>
    </style:style>
    <style:style style:name="ro60" style:family="table-row">
      <style:table-row-properties style:row-height="2.196cm" fo:break-before="auto" style:use-optimal-row-height="false"/>
    </style:style>
    <style:style style:name="ro61" style:family="table-row">
      <style:table-row-properties style:row-height="1.535cm" fo:break-before="auto" style:use-optimal-row-height="false"/>
    </style:style>
    <style:style style:name="ro62" style:family="table-row">
      <style:table-row-properties style:row-height="1.455cm" fo:break-before="auto" style:use-optimal-row-height="false"/>
    </style:style>
    <style:style style:name="ro63" style:family="table-row">
      <style:table-row-properties style:row-height="3.175cm" fo:break-before="auto" style:use-optimal-row-height="false"/>
    </style:style>
    <style:style style:name="ro64" style:family="table-row">
      <style:table-row-properties style:row-height="2.445cm" fo:break-before="auto" style:use-optimal-row-height="true"/>
    </style:style>
    <style:style style:name="ro65" style:family="table-row">
      <style:table-row-properties style:row-height="4.154cm" fo:break-before="auto" style:use-optimal-row-height="false"/>
    </style:style>
    <style:style style:name="ro66" style:family="table-row">
      <style:table-row-properties style:row-height="4.233cm" fo:break-before="auto" style:use-optimal-row-height="false"/>
    </style:style>
    <style:style style:name="ro67" style:family="table-row">
      <style:table-row-properties style:row-height="2.778cm" fo:break-before="auto" style:use-optimal-row-height="false"/>
    </style:style>
    <style:style style:name="ro68" style:family="table-row">
      <style:table-row-properties style:row-height="5.9cm" fo:break-before="auto" style:use-optimal-row-height="false"/>
    </style:style>
    <style:style style:name="ro70" style:family="table-row">
      <style:table-row-properties style:row-height="6.052cm" fo:break-before="auto" style:use-optimal-row-height="true"/>
    </style:style>
    <style:style style:name="ro71" style:family="table-row">
      <style:table-row-properties style:row-height="1.905cm" fo:break-before="auto" style:use-optimal-row-height="false"/>
    </style:style>
    <style:style style:name="ro72" style:family="table-row">
      <style:table-row-properties style:row-height="1.931cm" fo:break-before="auto" style:use-optimal-row-height="false"/>
    </style:style>
    <style:style style:name="ro73" style:family="table-row">
      <style:table-row-properties style:row-height="3.046cm" fo:break-before="auto" style:use-optimal-row-height="true"/>
    </style:style>
    <style:style style:name="ro74" style:family="table-row">
      <style:table-row-properties style:row-height="4.842cm" fo:break-before="auto" style:use-optimal-row-height="false"/>
    </style:style>
    <style:style style:name="ro75" style:family="table-row">
      <style:table-row-properties style:row-height="3.36cm" fo:break-before="auto" style:use-optimal-row-height="false"/>
    </style:style>
    <style:style style:name="ro78" style:family="table-row">
      <style:table-row-properties style:row-height="1.164cm" fo:break-before="auto" style:use-optimal-row-height="false"/>
    </style:style>
    <style:style style:name="ro79" style:family="table-row">
      <style:table-row-properties style:row-height="1.085cm" fo:break-before="auto" style:use-optimal-row-height="false"/>
    </style:style>
    <style:style style:name="ro80" style:family="table-row">
      <style:table-row-properties style:row-height="2.646cm" fo:break-before="auto" style:use-optimal-row-height="false"/>
    </style:style>
    <style:style style:name="ro81" style:family="table-row">
      <style:table-row-properties style:row-height="4.851cm" fo:break-before="auto" style:use-optimal-row-height="true"/>
    </style:style>
    <style:style style:name="ro82" style:family="table-row">
      <style:table-row-properties style:row-height="3.648cm" fo:break-before="auto" style:use-optimal-row-height="true"/>
    </style:style>
    <style:style style:name="ro83" style:family="table-row">
      <style:table-row-properties style:row-height="3.942cm" fo:break-before="auto" style:use-optimal-row-height="false"/>
    </style:style>
    <style:style style:name="ro84" style:family="table-row">
      <style:table-row-properties style:row-height="2.619cm" fo:break-before="auto" style:use-optimal-row-height="false"/>
    </style:style>
    <style:style style:name="ro85" style:family="table-row">
      <style:table-row-properties style:row-height="4.551cm" fo:break-before="auto" style:use-optimal-row-height="false"/>
    </style:style>
    <style:style style:name="ro86" style:family="table-row">
      <style:table-row-properties style:row-height="3.889cm" fo:break-before="auto" style:use-optimal-row-height="false"/>
    </style:style>
    <style:style style:name="ro88" style:family="table-row">
      <style:table-row-properties style:row-height="5.953cm" fo:break-before="auto" style:use-optimal-row-height="false"/>
    </style:style>
    <style:style style:name="ro89" style:family="table-row">
      <style:table-row-properties style:row-height="3.784cm" fo:break-before="auto" style:use-optimal-row-height="false"/>
    </style:style>
    <style:style style:name="ro90" style:family="table-row">
      <style:table-row-properties style:row-height="2.831cm" fo:break-before="auto" style:use-optimal-row-height="false"/>
    </style:style>
    <style:style style:name="ro91" style:family="table-row">
      <style:table-row-properties style:row-height="0.43cm" fo:break-before="auto" style:use-optimal-row-height="false"/>
    </style:style>
    <style:style style:name="ro92" style:family="table-row">
      <style:table-row-properties style:row-height="2.566cm" fo:break-before="auto" style:use-optimal-row-height="false"/>
    </style:style>
    <style:style style:name="ro93" style:family="table-row">
      <style:table-row-properties style:row-height="2.963cm" fo:break-before="auto" style:use-optimal-row-height="false"/>
    </style:style>
    <style:style style:name="ro94" style:family="table-row">
      <style:table-row-properties style:row-height="6.653cm" fo:break-before="auto" style:use-optimal-row-height="true"/>
    </style:style>
    <style:style style:name="ro96" style:family="table-row">
      <style:table-row-properties style:row-height="2.143cm" fo:break-before="auto" style:use-optimal-row-height="false"/>
    </style:style>
    <style:style style:name="ro97" style:family="table-row">
      <style:table-row-properties style:row-height="2.011cm" fo:break-before="auto" style:use-optimal-row-height="false"/>
    </style:style>
    <style:style style:name="ro98" style:family="table-row">
      <style:table-row-properties style:row-height="3.519cm" fo:break-before="auto" style:use-optimal-row-height="false"/>
    </style:style>
    <style:style style:name="ro99" style:family="table-row">
      <style:table-row-properties style:row-height="3.149cm" fo:break-before="auto" style:use-optimal-row-height="false"/>
    </style:style>
    <style:style style:name="ro100" style:family="table-row">
      <style:table-row-properties style:row-height="2.514cm" fo:break-before="auto" style:use-optimal-row-height="false"/>
    </style:style>
    <style:style style:name="ro101" style:family="table-row">
      <style:table-row-properties style:row-height="1.984cm" fo:break-before="auto" style:use-optimal-row-height="false"/>
    </style:style>
    <style:style style:name="ro102" style:family="table-row">
      <style:table-row-properties style:row-height="3.81cm" fo:break-before="auto" style:use-optimal-row-height="false"/>
    </style:style>
    <style:style style:name="ro103" style:family="table-row">
      <style:table-row-properties style:row-height="2.408cm" fo:break-before="auto" style:use-optimal-row-height="false"/>
    </style:style>
    <style:style style:name="ro104" style:family="table-row">
      <style:table-row-properties style:row-height="3.016cm" fo:break-before="auto" style:use-optimal-row-height="false"/>
    </style:style>
    <style:style style:name="ro105" style:family="table-row">
      <style:table-row-properties style:row-height="4.249cm" fo:break-before="auto" style:use-optimal-row-height="true"/>
    </style:style>
    <style:style style:name="ro106" style:family="table-row">
      <style:table-row-properties style:row-height="1.588cm" fo:break-before="auto" style:use-optimal-row-height="false"/>
    </style:style>
    <style:style style:name="ro107" style:family="table-row">
      <style:table-row-properties style:row-height="2.54cm" fo:break-before="auto" style:use-optimal-row-height="false"/>
    </style:style>
    <style:style style:name="ro108" style:family="table-row">
      <style:table-row-properties style:row-height="1.852cm" fo:break-before="auto" style:use-optimal-row-height="false"/>
    </style:style>
    <style:style style:name="ro109" style:family="table-row">
      <style:table-row-properties style:row-height="2.302cm" fo:break-before="auto" style:use-optimal-row-height="false"/>
    </style:style>
    <style:style style:name="ro110" style:family="table-row">
      <style:table-row-properties style:row-height="3.228cm" fo:break-before="auto" style:use-optimal-row-height="false"/>
    </style:style>
    <style:style style:name="ro111" style:family="table-row">
      <style:table-row-properties style:row-height="4.683cm" fo:break-before="auto" style:use-optimal-row-height="false"/>
    </style:style>
    <style:style style:name="ro112" style:family="table-row">
      <style:table-row-properties style:row-height="2.593cm" fo:break-before="auto" style:use-optimal-row-height="false"/>
    </style:style>
    <style:style style:name="ro121" style:family="table-row">
      <style:table-row-properties style:row-height="2.91cm" fo:break-before="auto" style:use-optimal-row-height="false"/>
    </style:style>
    <style:style style:name="ro122" style:family="table-row">
      <style:table-row-properties style:row-height="3.096cm" fo:break-before="auto" style:use-optimal-row-height="false"/>
    </style:style>
    <style:style style:name="ro123" style:family="table-row">
      <style:table-row-properties style:row-height="2.381cm" fo:break-before="auto" style:use-optimal-row-height="false"/>
    </style:style>
    <style:style style:name="ro124" style:family="table-row">
      <style:table-row-properties style:row-height="4.286cm" fo:break-before="auto" style:use-optimal-row-height="false"/>
    </style:style>
    <style:style style:name="ro125" style:family="table-row">
      <style:table-row-properties style:row-height="3.545cm" fo:break-before="auto" style:use-optimal-row-height="false"/>
    </style:style>
    <style:style style:name="ro126" style:family="table-row">
      <style:table-row-properties style:row-height="6.509cm" fo:break-before="auto" style:use-optimal-row-height="false"/>
    </style:style>
    <style:style style:name="ro127" style:family="table-row">
      <style:table-row-properties style:row-height="3.466cm" fo:break-before="auto" style:use-optimal-row-height="false"/>
    </style:style>
    <style:style style:name="ro128" style:family="table-row">
      <style:table-row-properties style:row-height="7.255cm" fo:break-before="auto" style:use-optimal-row-height="true"/>
    </style:style>
    <style:style style:name="ro129" style:family="table-row">
      <style:table-row-properties style:row-height="3.043cm" fo:break-before="auto" style:use-optimal-row-height="false"/>
    </style:style>
    <style:style style:name="ro130" style:family="table-row">
      <style:table-row-properties style:row-height="4.392cm" fo:break-before="auto" style:use-optimal-row-height="false"/>
    </style:style>
    <style:style style:name="ro131" style:family="table-row">
      <style:table-row-properties style:row-height="6.35cm" fo:break-before="auto" style:use-optimal-row-height="false"/>
    </style:style>
    <style:style style:name="ro132" style:family="table-row">
      <style:table-row-properties style:row-height="1.746cm" fo:break-before="auto" style:use-optimal-row-height="false"/>
    </style:style>
    <style:style style:name="ro133" style:family="table-row">
      <style:table-row-properties style:row-height="2.249cm" fo:break-before="auto" style:use-optimal-row-height="false"/>
    </style:style>
    <style:style style:name="ro134" style:family="table-row">
      <style:table-row-properties style:row-height="3.678cm" fo:break-before="auto" style:use-optimal-row-height="false"/>
    </style:style>
    <style:style style:name="ro135" style:family="table-row">
      <style:table-row-properties style:row-height="3.387cm" fo:break-before="auto" style:use-optimal-row-height="false"/>
    </style:style>
    <style:style style:name="ro136" style:family="table-row">
      <style:table-row-properties style:row-height="5.318cm" fo:break-before="auto" style:use-optimal-row-height="false"/>
    </style:style>
    <style:style style:name="ro137" style:family="table-row">
      <style:table-row-properties style:row-height="5.212cm" fo:break-before="auto" style:use-optimal-row-height="false"/>
    </style:style>
    <style:style style:name="ro138" style:family="table-row">
      <style:table-row-properties style:row-height="1.005cm" fo:break-before="auto" style:use-optimal-row-height="false"/>
    </style:style>
    <style:style style:name="ro139" style:family="table-row">
      <style:table-row-properties style:row-height="1.508cm" fo:break-before="auto" style:use-optimal-row-height="false"/>
    </style:style>
    <style:style style:name="ro140" style:family="table-row">
      <style:table-row-properties style:row-height="1.482cm" fo:break-before="auto" style:use-optimal-row-height="false"/>
    </style:style>
    <style:style style:name="ro141" style:family="table-row">
      <style:table-row-properties style:row-height="1.422cm"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true" style:writing-mode="lr-tb" tableooo:tab-color="#c4d79b"/>
    </style:style>
    <style:style style:name="ta5" style:family="table" style:master-page-name="mp2">
      <style:table-properties table:display="true" style:writing-mode="lr-tb" tableooo:tab-color="#31869b"/>
    </style:style>
    <style:style style:name="ta6" style:family="table" style:master-page-name="mp1">
      <style:table-properties table:display="true" style:writing-mode="lr-tb" tableooo:tab-color="#31869b"/>
    </style:style>
    <style:style style:name="ta7" style:family="table" style:master-page-name="mp2">
      <style:table-properties table:display="false" style:writing-mode="lr-tb" tableooo:tab-color="#e36c09"/>
    </style:style>
    <style:style style:name="ta8" style:family="table" style:master-page-name="mp2">
      <style:table-properties table:display="true" style:writing-mode="lr-tb" tableooo:tab-color="#ff6161"/>
    </style:style>
    <style:style style:name="ta9" style:family="table" style:master-page-name="mp2">
      <style:table-properties table:display="false" style:writing-mode="lr-tb" tableooo:tab-color="#00b050"/>
    </style:style>
    <style:style style:name="ta10" style:family="table" style:master-page-name="mp2">
      <style:table-properties table:display="true" style:writing-mode="lr-tb" tableooo:tab-color="#95b3d7"/>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text-properties fo:color="#1c4587" style:font-name="Titillium Web" fo:font-size="24pt" fo:font-weight="bold" style:font-name-asian="Titillium Web" style:font-size-asian="24pt" style:font-weight-asian="bold" style:font-name-complex="Titillium Web" style:font-size-complex="24pt" style:font-weight-complex="bold"/>
    </style:style>
    <style:style style:name="ce2" style:family="table-cell" style:parent-style-name="Default" style:data-style-name="N0"/>
    <style:style style:name="ce3" style:family="table-cell" style:parent-style-name="Default" style:data-style-name="N0">
      <style:text-properties style:font-name="Titillium Web" fo:font-size="14pt" style:font-name-asian="Titillium Web" style:font-size-asian="14pt" style:font-name-complex="Titillium Web" style:font-size-complex="14pt"/>
    </style:style>
    <style:style style:name="ce4" style:family="table-cell" style:parent-style-name="Default" style:data-style-name="N0">
      <style:table-cell-properties fo:wrap-option="wrap" style:vertical-align="automatic"/>
      <style:text-properties style:font-name="Titillium Web" fo:font-size="14pt" style:font-name-asian="Titillium Web" style:font-size-asian="14pt" style:font-name-complex="Titillium Web" style:font-size-complex="14pt"/>
    </style:style>
    <style:style style:name="ce5" style:family="table-cell" style:parent-style-name="Collegamento_20_ipertestuale" style:data-style-name="N0">
      <style:table-cell-properties fo:wrap-option="wrap" style:vertical-align="middle"/>
      <style:text-properties fo:color="#0000ff" style:font-name="Titillium Web Regular" fo:font-size="14pt" style:text-underline-style="solid" style:text-underline-width="auto" style:text-underline-color="font-color" style:font-name-asian="Titillium Web Regular" style:font-size-asian="14pt" style:font-name-complex="Titillium Web Regular" style:font-size-complex="14pt"/>
    </style:style>
    <style:style style:name="ce6" style:family="table-cell" style:parent-style-name="Default" style:data-style-name="N0">
      <style:table-cell-properties fo:wrap-option="wrap" style:vertical-align="middle"/>
      <style:text-properties style:font-name="Titillium Web" fo:font-size="14pt" fo:font-weight="bold" style:font-name-asian="Titillium Web" style:font-size-asian="14pt" style:font-weight-asian="bold" style:font-name-complex="Titillium Web" style:font-size-complex="14pt" style:font-weight-complex="bold"/>
    </style:style>
    <style:style style:name="ce7" style:family="table-cell" style:parent-style-name="Default" style:data-style-name="N0">
      <style:table-cell-properties fo:wrap-option="wrap" style:vertical-align="middle"/>
      <style:text-properties style:font-name="Titillium Web" fo:font-size="14pt" style:font-name-asian="Titillium Web" style:font-size-asian="14pt" style:font-name-complex="Titillium Web" style:font-size-complex="14pt"/>
    </style:style>
    <style:style style:name="ce8" style:family="table-cell" style:parent-style-name="Default" style:data-style-name="N0">
      <style:table-cell-properties fo:wrap-option="wrap" style:vertical-align="middle"/>
      <style:text-properties fo:color="#1c4587" style:font-name="Titillium Web" fo:font-size="14pt" fo:font-weight="bold" style:font-name-asian="Titillium Web" style:font-size-asian="14pt" style:font-weight-asian="bold" style:font-name-complex="Titillium Web" style:font-size-complex="14pt" style:font-weight-complex="bold"/>
    </style:style>
    <style:style style:name="ce10" style:family="table-cell" style:parent-style-name="Default" style:data-style-name="N0">
      <style:table-cell-properties fo:background-color="#efefef" fo:wrap-option="wrap" style:vertical-align="middle"/>
      <style:text-properties style:font-name="Titillium Web" fo:font-size="14pt" style:font-name-asian="Titillium Web" style:font-size-asian="14pt" style:font-name-complex="Titillium Web" style:font-size-complex="14pt"/>
    </style:style>
    <style:style style:name="ce11" style:family="table-cell" style:parent-style-name="Default" style:data-style-name="N0">
      <style:table-cell-properties fo:background-color="#76933c" style:text-align-source="fix" style:repeat-content="false" style:vertical-align="automatic"/>
      <style:paragraph-properties fo:text-align="center"/>
      <style:text-properties fo:color="#ffffff" style:font-name="Titillium Web" fo:font-size="16pt" fo:font-weight="bold" style:font-name-asian="Titillium Web" style:font-size-asian="16pt" style:font-weight-asian="bold" style:font-name-complex="Titillium Web" style:font-size-complex="16pt" style:font-weight-complex="bold"/>
    </style:style>
    <style:style style:name="ce12" style:family="table-cell" style:parent-style-name="Collegamento_20_ipertestuale" style:data-style-name="N0">
      <style:table-cell-properties fo:background-color="#f2f2f2" style:text-align-source="fix" style:repeat-content="false" style:vertical-align="automatic"/>
      <style:paragraph-properties fo:text-align="center"/>
      <style:text-properties fo:color="#0000ff" style:font-name="Titillium Web1" fo:font-size="14pt" style:text-underline-style="solid" style:text-underline-width="auto" style:text-underline-color="font-color" style:font-name-asian="Titillium Web Regular" style:font-size-asian="14pt" style:font-name-complex="Titillium Web Regular" style:font-size-complex="14pt"/>
    </style:style>
    <style:style style:name="ce13" style:family="table-cell" style:parent-style-name="Collegamento_20_ipertestuale" style:data-style-name="N0">
      <style:table-cell-properties fo:background-color="#f2f2f2" style:text-align-source="fix" style:repeat-content="false" style:vertical-align="middle"/>
      <style:paragraph-properties fo:text-align="center"/>
      <style:text-properties fo:color="#0000ff" style:font-name="Titillium Web1" fo:font-size="14pt" style:text-underline-style="solid" style:text-underline-width="auto" style:text-underline-color="font-color" style:font-name-asian="Titillium Web Regular" style:font-size-asian="14pt" style:font-name-complex="Titillium Web Regular" style:font-size-complex="14pt"/>
    </style:style>
    <style:style style:name="ce14" style:family="table-cell" style:parent-style-name="Default" style:data-style-name="N0">
      <style:table-cell-properties fo:background-color="#4a86e8" style:text-align-source="fix" style:repeat-content="false" style:vertical-align="automatic"/>
      <style:paragraph-properties fo:text-align="center"/>
      <style:text-properties fo:color="#ffffff" style:font-name="Titillium Web" fo:font-size="16pt" fo:font-weight="bold" style:font-name-asian="Titillium Web" style:font-size-asian="16pt" style:font-weight-asian="bold" style:font-name-complex="Titillium Web" style:font-size-complex="16pt" style:font-weight-complex="bold"/>
    </style:style>
    <style:style style:name="ce15" style:family="table-cell" style:parent-style-name="Collegamento_20_ipertestuale" style:data-style-name="N0">
      <style:table-cell-properties fo:background-color="#f3f3f3" style:text-align-source="fix" style:repeat-content="false" style:vertical-align="automatic"/>
      <style:paragraph-properties fo:text-align="center"/>
      <style:text-properties fo:color="#0000ff" style:font-name="Titillium Web1" fo:font-size="14pt" style:text-underline-style="solid" style:text-underline-width="auto" style:text-underline-color="font-color" style:font-name-asian="Titillium Web Regular" style:font-size-asian="14pt" style:font-name-complex="Titillium Web Regular" style:font-size-complex="14pt"/>
    </style:style>
    <style:style style:name="ce16" style:family="table-cell" style:parent-style-name="Default" style:data-style-name="N0">
      <style:table-cell-properties fo:background-color="#4bacc6" style:text-align-source="fix" style:repeat-content="false" style:vertical-align="automatic"/>
      <style:paragraph-properties fo:text-align="center"/>
      <style:text-properties fo:color="#ffffff" style:font-name="Titillium Web" fo:font-size="16pt" fo:font-weight="bold" style:font-name-asian="Titillium Web" style:font-size-asian="16pt" style:font-weight-asian="bold" style:font-name-complex="Titillium Web" style:font-size-complex="16pt" style:font-weight-complex="bold"/>
    </style:style>
    <style:style style:name="ce17" style:family="table-cell" style:parent-style-name="Default" style:data-style-name="N0">
      <style:table-cell-properties fo:background-color="#f79646" style:text-align-source="fix" style:repeat-content="false" style:vertical-align="automatic"/>
      <style:paragraph-properties fo:text-align="center"/>
      <style:text-properties fo:color="#ffffff" style:font-name="Titillium Web" fo:font-size="16pt" fo:font-weight="bold" style:font-name-asian="Titillium Web" style:font-size-asian="16pt" style:font-weight-asian="bold" style:font-name-complex="Titillium Web" style:font-size-complex="16pt" style:font-weight-complex="bold"/>
    </style:style>
    <style:style style:name="ce9" style:family="table-cell" style:parent-style-name="Default" style:data-style-name="N0">
      <style:table-cell-properties fo:background-color="#1155cc" style:text-align-source="fix" style:repeat-content="false" style:vertical-align="middle"/>
      <style:paragraph-properties fo:text-align="center"/>
      <style:text-properties fo:color="#ffffff" style:font-name="Titillium Web" fo:font-size="20pt" fo:font-weight="bold" style:font-name-asian="Titillium Web" style:font-size-asian="20pt" style:font-weight-asian="bold" style:font-name-complex="Titillium Web" style:font-size-complex="20pt" style:font-weight-complex="bold"/>
    </style:style>
    <style:style style:name="ce18" style:family="table-cell" style:parent-style-name="Default" style:data-style-name="N0">
      <style:table-cell-properties fo:background-color="#0f55cd"/>
      <style:text-properties fo:color="#ffffff" style:font-name="Titillium Web" fo:font-size="18pt" fo:font-weight="bold" style:font-name-asian="Titillium Web" style:font-size-asian="18pt" style:font-weight-asian="bold" style:font-name-complex="Titillium Web" style:font-size-complex="18pt" style:font-weight-complex="bold"/>
    </style:style>
    <style:style style:name="ce19" style:family="table-cell" style:parent-style-name="Default" style:data-style-name="N0">
      <style:table-cell-properties fo:wrap-option="wrap" style:vertical-align="automatic"/>
      <style:text-properties style:font-name="Titillium Web" fo:font-size="13pt" style:font-name-asian="Titillium Web" style:font-size-asian="13pt" style:font-name-complex="Titillium Web" style:font-size-complex="13pt"/>
    </style:style>
    <style:style style:name="ce20" style:family="table-cell" style:parent-style-name="Collegamento_20_ipertestuale" style:data-style-name="N0">
      <style:text-properties fo:color="#0000ff" style:font-name="Titillium Web Regular" fo:font-size="14pt" style:text-underline-style="solid" style:text-underline-width="auto" style:text-underline-color="font-color" style:font-name-asian="Titillium Web Regular" style:font-size-asian="14pt" style:font-name-complex="Titillium Web Regular" style:font-size-complex="14pt"/>
    </style:style>
    <style:style style:name="ce78" style:family="table-cell" style:parent-style-name="Default" style:data-style-name="N0">
      <style:table-cell-properties fo:background-color="#0f55cd" style:text-align-source="fix" style:repeat-content="false" style:vertical-align="middle"/>
      <style:paragraph-properties fo:text-align="start" fo:margin-left="0cm"/>
      <style:text-properties fo:color="#ffffff" style:font-name="Titillium Web Regular" fo:font-size="20pt" fo:font-weight="bold" style:font-name-asian="Titillium Web Regular" style:font-size-asian="20pt" style:font-weight-asian="bold" style:font-name-complex="Titillium Web Regular" style:font-size-complex="20pt" style:font-weight-complex="bold"/>
    </style:style>
    <style:style style:name="ce79" style:family="table-cell" style:parent-style-name="Default" style:data-style-name="N0">
      <style:table-cell-properties fo:background-color="#d9d9d9"/>
      <style:text-properties style:font-name="Titillium Web Regular" fo:font-size="14pt" fo:font-weight="bold" style:font-name-asian="Titillium Web Regular" style:font-size-asian="14pt" style:font-weight-asian="bold" style:font-name-complex="Titillium Web Regular" style:font-size-complex="14pt" style:font-weight-complex="bold"/>
    </style:style>
    <style:style style:name="ce80" style:family="table-cell" style:parent-style-name="Default" style:data-style-name="N0">
      <style:text-properties style:font-name="Titillium Web Regular" fo:font-size="12pt" style:font-name-asian="Titillium Web Regular" style:font-size-asian="12pt" style:font-name-complex="Titillium Web Regular" style:font-size-complex="12pt"/>
    </style:style>
    <style:style style:name="ce81" style:family="table-cell" style:parent-style-name="Default" style:data-style-name="N0">
      <style:text-properties fo:font-size="12pt" style:font-size-asian="12pt" style:font-size-complex="12pt"/>
    </style:style>
    <style:style style:name="ce82" style:family="table-cell" style:parent-style-name="Default" style:data-style-name="N0">
      <style:text-properties style:font-name="Titillium Web Regular" fo:font-size="11pt" style:font-name-asian="Titillium Web Regular" style:font-size-asian="11pt" style:font-name-complex="Titillium Web Regular" style:font-size-complex="11pt"/>
    </style:style>
    <style:style style:name="ce83" style:family="table-cell" style:parent-style-name="Default" style:data-style-name="N0">
      <style:text-properties fo:font-size="14pt" style:font-size-asian="14pt" style:font-size-complex="14pt"/>
    </style:style>
    <style:style style:name="ce84" style:family="table-cell" style:parent-style-name="Default" style:data-style-name="N0">
      <style:table-cell-properties fo:background-color="#d9d9d9"/>
      <style:text-properties style:font-name="Titillium Web Regular" fo:font-size="12pt" fo:font-weight="bold" style:font-name-asian="Titillium Web Regular" style:font-size-asian="12pt" style:font-weight-asian="bold" style:font-name-complex="Titillium Web Regular" style:font-size-complex="12pt" style:font-weight-complex="bold"/>
    </style:style>
    <style:style style:name="ce152" style:family="table-cell" style:parent-style-name="Default" style:data-style-name="N0">
      <style:text-properties fo:color="#000000"/>
    </style:style>
    <style:style style:name="ce156" style:family="table-cell" style:parent-style-name="Collegamento_20_ipertestuale" style:data-style-name="N0">
      <style:table-cell-properties fo:background-color="#ffffff" style:text-align-source="fix" style:repeat-content="false" fo:wrap-option="wrap" style:vertical-align="top"/>
      <style:paragraph-properties fo:text-align="center"/>
      <style:text-properties fo:color="#0000ff" fo:font-size="12pt" style:text-underline-style="solid" style:text-underline-width="auto" style:text-underline-color="font-color" style:font-size-asian="12pt" style:font-size-complex="12pt"/>
    </style:style>
    <style:style style:name="ce609"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8pt" style:font-name-asian="Titillium Web" style:font-size-asian="18pt" style:font-name-complex="Titillium Web" style:font-size-complex="18pt"/>
    </style:style>
    <style:style style:name="ce610"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fo:color="#434343" style:font-name="Titillium Web" fo:font-size="12pt" style:font-name-asian="Titillium Web" style:font-size-asian="12pt" style:font-name-complex="Titillium Web" style:font-size-complex="12pt"/>
    </style:style>
    <style:style style:name="ce611" style:family="table-cell" style:parent-style-name="Default" style:data-style-name="N0">
      <style:table-cell-properties fo:background-color="#6aa84f" style:text-align-source="fix" style:repeat-content="false" fo:wrap-option="wrap" style:vertical-align="middle"/>
      <style:paragraph-properties fo:text-align="center"/>
      <style:text-properties fo:color="#ffffff" style:font-name="Titillium Web" fo:font-size="12pt" style:font-name-asian="Titillium Web" style:font-size-asian="12pt" style:font-name-complex="Titillium Web" style:font-size-complex="12pt"/>
    </style:style>
    <style:style style:name="ce612" style:family="table-cell" style:parent-style-name="Default" style:data-style-name="N0">
      <style:table-cell-properties style:text-align-source="fix" style:repeat-content="false" style:vertical-align="middle"/>
      <style:paragraph-properties fo:text-align="start" fo:margin-left="0cm"/>
      <style:text-properties style:font-name="Titillium Web" fo:font-size="12pt" style:font-name-asian="Titillium Web" style:font-size-asian="12pt" style:font-name-complex="Titillium Web" style:font-size-complex="12pt"/>
    </style:style>
    <style:style style:name="ce613" style:family="table-cell" style:parent-style-name="Default" style:data-style-name="N0">
      <style:table-cell-properties style:text-align-source="fix" style:repeat-content="false" style:vertical-align="middle"/>
      <style:paragraph-properties fo:text-align="start" fo:margin-left="0cm"/>
      <style:text-properties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14" style:family="table-cell" style:parent-style-name="Default" style:data-style-name="N0">
      <style:table-cell-properties fo:background-color="#4f81bd" style:text-align-source="fix" style:repeat-content="false" fo:wrap-option="wrap" style:vertical-align="middle"/>
      <style:paragraph-properties fo:text-align="center"/>
      <style:text-properties fo:color="#ffffff" style:font-name="Titillium Web" fo:font-size="12pt" style:font-name-asian="Titillium Web" style:font-size-asian="12pt" style:font-name-complex="Titillium Web" style:font-size-complex="12pt"/>
    </style:style>
    <style:style style:name="ce615" style:family="table-cell" style:parent-style-name="Default" style:data-style-name="N0">
      <style:table-cell-properties fo:background-color="#d9d9d9" style:text-align-source="fix" style:repeat-content="false" fo:wrap-option="wrap" style:vertical-align="middle"/>
      <style:paragraph-properties fo:text-align="center"/>
      <style:text-properties fo:color="#ffffff" style:font-name="Titillium Web" fo:font-size="12pt" style:font-name-asian="Titillium Web" style:font-size-asian="12pt" style:font-name-complex="Titillium Web" style:font-size-complex="12pt"/>
    </style:style>
    <style:style style:name="ce616" style:family="table-cell" style:parent-style-name="Default" style:data-style-name="N0">
      <style:table-cell-properties fo:background-color="#d9d9d9" style:text-align-source="fix" style:repeat-content="false" style:vertical-align="middle"/>
      <style:paragraph-properties fo:text-align="start" fo:margin-left="0cm"/>
      <style:text-properties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17" style:family="table-cell" style:parent-style-name="Default" style:data-style-name="N0">
      <style:table-cell-properties fo:background-color="#d9d9d9" style:text-align-source="fix" style:repeat-content="false" style:vertical-align="middle"/>
      <style:paragraph-properties fo:text-align="start" fo:margin-left="0cm"/>
      <style:text-properties style:font-name="Titillium Web" fo:font-size="12pt" style:font-name-asian="Titillium Web" style:font-size-asian="12pt" style:font-name-complex="Titillium Web" style:font-size-complex="12pt"/>
    </style:style>
    <style:style style:name="ce618" style:family="table-cell" style:parent-style-name="Default" style:data-style-name="N0">
      <style:table-cell-properties fo:background-color="#6aa84f" style:text-align-source="fix" style:repeat-content="false" style:vertical-align="middle"/>
      <style:paragraph-properties fo:text-align="center"/>
      <style:text-properties fo:color="#ffffff" style:font-name="Titillium Web" fo:font-size="12pt" style:font-name-asian="Titillium Web" style:font-size-asian="12pt" style:font-name-complex="Titillium Web" style:font-size-complex="12pt"/>
    </style:style>
    <style:style style:name="ce619" style:family="table-cell" style:parent-style-name="Default" style:data-style-name="N0">
      <style:table-cell-properties style:text-align-source="fix" style:repeat-content="false" fo:wrap-option="wrap" style:vertical-align="middle"/>
      <style:paragraph-properties fo:text-align="start" fo:margin-left="0cm"/>
      <style:text-properties fo:color="#000000" style:font-name="Titillium Web" fo:font-size="12pt" style:font-name-asian="Titillium Web" style:font-size-asian="12pt" style:font-name-complex="Titillium Web" style:font-size-complex="12pt"/>
    </style:style>
    <style:style style:name="ce620" style:family="table-cell" style:parent-style-name="Default" style:data-style-name="N0">
      <style:text-properties style:font-name="Titillium Web" fo:font-size="12pt" style:font-name-asian="Titillium Web" style:font-size-asian="12pt" style:font-name-complex="Titillium Web" style:font-size-complex="12pt"/>
    </style:style>
    <style:style style:name="ce621"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style:font-name="Titillium Web" fo:font-size="12pt" style:font-name-asian="Titillium Web" style:font-size-asian="12pt" style:font-name-complex="Titillium Web" style:font-size-complex="12pt"/>
    </style:style>
    <style:style style:name="ce622" style:family="table-cell" style:parent-style-name="Default" style:data-style-name="N0">
      <style:table-cell-properties style:text-align-source="fix" style:repeat-content="false" style:vertical-align="middle"/>
      <style:paragraph-properties fo:text-align="start" fo:margin-left="0cm"/>
      <style:text-properties fo:color="#0000ff"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23" style:family="table-cell" style:parent-style-name="Default" style:data-style-name="N0">
      <style:table-cell-properties style:text-align-source="fix" style:repeat-content="false" style:vertical-align="middle"/>
      <style:paragraph-properties fo:text-align="start" fo:margin-left="0cm"/>
      <style:text-properties fo:color="#1155cc"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24" style:family="table-cell" style:parent-style-name="Default" style:data-style-name="N0">
      <style:table-cell-properties style:text-align-source="fix" style:repeat-content="false" style:vertical-align="middle"/>
      <style:paragraph-properties fo:text-align="start" fo:margin-left="0cm"/>
      <style:text-properties fo:color="#000000" style:font-name="Titillium Web" fo:font-size="12pt" style:font-name-asian="Titillium Web" style:font-size-asian="12pt" style:font-name-complex="Titillium Web" style:font-size-complex="12pt"/>
    </style:style>
    <style:style style:name="ce625" style:family="table-cell" style:parent-style-name="Collegamento_20_ipertestuale" style:data-style-name="N0">
      <style:table-cell-properties style:text-align-source="fix" style:repeat-content="false" style:vertical-align="middle"/>
      <style:paragraph-properties fo:text-align="start" fo:margin-left="0cm"/>
      <style:text-properties fo:color="#0000ff" style:text-underline-style="solid" style:text-underline-width="auto" style:text-underline-color="font-color"/>
    </style:style>
    <style:style style:name="ce626" style:family="table-cell" style:parent-style-name="Collegamento_20_ipertestuale" style:data-style-name="N0">
      <style:table-cell-properties style:text-align-source="fix" style:repeat-content="false" fo:wrap-option="wrap" style:vertical-align="middle"/>
      <style:paragraph-properties fo:text-align="start" fo:margin-left="0cm"/>
      <style:text-properties fo:color="#0000ff" style:text-underline-style="solid" style:text-underline-width="auto" style:text-underline-color="font-color"/>
    </style:style>
    <style:style style:name="ce627" style:family="table-cell" style:parent-style-name="Default" style:data-style-name="N0">
      <style:table-cell-properties style:text-align-source="fix" style:repeat-content="false" style:vertical-align="automatic"/>
      <style:paragraph-properties fo:text-align="start" fo:margin-left="0cm"/>
      <style:text-properties fo:color="#000000" style:font-name="Titillium Web" fo:font-size="12pt" style:font-name-asian="Titillium Web" style:font-size-asian="12pt" style:font-name-complex="Titillium Web" style:font-size-complex="12pt"/>
    </style:style>
    <style:style style:name="ce628" style:family="table-cell" style:parent-style-name="Default" style:data-style-name="N0">
      <style:table-cell-properties style:text-align-source="fix" style:repeat-content="false" fo:wrap-option="wrap" style:vertical-align="middle"/>
      <style:paragraph-properties fo:text-align="start" fo:margin-left="0cm"/>
      <style:text-properties style:font-name="Titillium Web" fo:font-size="12pt" style:font-name-asian="Titillium Web" style:font-size-asian="12pt" style:font-name-complex="Titillium Web" style:font-size-complex="12pt"/>
    </style:style>
    <style:style style:name="ce629"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8pt" fo:font-weight="bold" style:font-name-asian="Titillium Web" style:font-size-asian="18pt" style:font-weight-asian="bold" style:font-name-complex="Titillium Web" style:font-size-complex="18pt" style:font-weight-complex="bold"/>
    </style:style>
    <style:style style:name="ce630" style:family="table-cell" style:parent-style-name="Default" style:data-style-name="N0">
      <style:table-cell-properties style:vertical-align="top"/>
      <style:text-properties fo:color="#0000ff"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31" style:family="table-cell" style:parent-style-name="Default" style:data-style-name="N0">
      <style:text-properties fo:color="#000000" style:font-name="Titillium Web" fo:font-size="12pt" style:font-name-asian="Titillium Web" style:font-size-asian="12pt" style:font-name-complex="Titillium Web" style:font-size-complex="12pt"/>
    </style:style>
    <style:style style:name="ce632" style:family="table-cell" style:parent-style-name="Default" style:data-style-name="N0">
      <style:table-cell-properties fo:border-bottom="none" style:text-align-source="fix" style:repeat-content="false" fo:wrap-option="wrap" fo:border-left="none" fo:border-right="0.002cm solid #d4d4d4" fo:border-top="0.002cm solid #d4d4d4" style:vertical-align="middle"/>
      <style:paragraph-properties fo:text-align="start" fo:margin-left="0cm"/>
      <style:text-properties fo:color="#0000ff"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33" style:family="table-cell" style:parent-style-name="Default" style:data-style-name="N0">
      <style:table-cell-properties fo:border-bottom="0.002cm solid #d4d4d4" style:text-align-source="fix" style:repeat-content="false" fo:wrap-option="wrap" fo:border-left="0.002cm solid #d4d4d4" fo:border-right="0.002cm solid #d4d4d4" fo:border-top="none" style:vertical-align="middle"/>
      <style:paragraph-properties fo:text-align="start" fo:margin-left="0cm"/>
      <style:text-properties fo:color="#000000" style:font-name="Titillium Web" fo:font-size="12pt" style:font-name-asian="Titillium Web" style:font-size-asian="12pt" style:font-name-complex="Titillium Web" style:font-size-complex="12pt"/>
    </style:style>
    <style:style style:name="ce634" style:family="table-cell" style:parent-style-name="Default" style:data-style-name="N0">
      <style:table-cell-properties style:text-align-source="fix" style:repeat-content="false" fo:wrap-option="wrap" style:vertical-align="middle"/>
      <style:paragraph-properties fo:text-align="start" fo:margin-left="0cm"/>
      <style:text-properties fo:color="#0000ff"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35" style:family="table-cell" style:parent-style-name="Default" style:data-style-name="N0">
      <style:text-properties fo:color="#0000ff"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36" style:family="table-cell" style:parent-style-name="Default" style:data-style-name="N0">
      <style:table-cell-properties fo:background-color="#4f81bd" style:text-align-source="fix" style:repeat-content="false" style:vertical-align="middle"/>
      <style:paragraph-properties fo:text-align="center"/>
      <style:text-properties fo:color="#ffffff" style:font-name="Titillium Web" fo:font-size="12pt" style:font-name-asian="Titillium Web" style:font-size-asian="12pt" style:font-name-complex="Titillium Web" style:font-size-complex="12pt"/>
    </style:style>
    <style:style style:name="ce637" style:family="table-cell" style:parent-style-name="Default" style:data-style-name="N0">
      <style:table-cell-properties style:text-align-source="fix" style:repeat-content="false" style:vertical-align="automatic"/>
      <style:paragraph-properties fo:text-align="center"/>
    </style:style>
    <style:style style:name="ce638"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fo:color="#434343"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39" style:family="table-cell" style:parent-style-name="Default" style:data-style-name="N0">
      <style:table-cell-properties style:text-align-source="fix" style:repeat-content="false" style:vertical-align="middle"/>
      <style:paragraph-properties fo:text-align="start" fo:margin-left="0cm"/>
      <style:text-properties style:font-name="Titillium Web" fo:font-size="12pt" fo:font-weight="bold" style:font-name-asian="Titillium Web" style:font-size-asian="12pt" style:font-weight-asian="bold" style:font-name-complex="Titillium Web" style:font-size-complex="12pt" style:font-weight-complex="bold"/>
    </style:style>
    <style:style style:name="ce640" style:family="table-cell" style:parent-style-name="Default" style:data-style-name="N0">
      <style:table-cell-properties fo:background-color="#ffffff" style:text-align-source="fix" style:repeat-content="false" style:vertical-align="automatic"/>
      <style:paragraph-properties fo:text-align="center"/>
      <style:text-properties fo:color="#434343" style:font-name="Titillium Web" fo:font-size="12pt" style:font-name-asian="Titillium Web" style:font-size-asian="12pt" style:font-name-complex="Titillium Web" style:font-size-complex="12pt"/>
    </style:style>
    <style:style style:name="ce641" style:family="table-cell" style:parent-style-name="Collegamento_20_ipertestuale" style:data-style-name="N0">
      <style:table-cell-properties fo:background-color="#ffffff" style:text-align-source="fix" style:repeat-content="false" style:vertical-align="top"/>
      <style:paragraph-properties fo:text-align="center"/>
      <style:text-properties fo:color="#0000ff" fo:font-size="12pt" style:text-underline-style="solid" style:text-underline-width="auto" style:text-underline-color="font-color" style:font-size-asian="12pt" style:font-size-complex="12pt"/>
    </style:style>
    <style:style style:name="ce642" style:family="table-cell" style:parent-style-name="Default" style:data-style-name="N0">
      <style:table-cell-properties style:text-align-source="fix" style:repeat-content="false" fo:wrap-option="wrap" style:vertical-align="middle"/>
      <style:paragraph-properties fo:text-align="center"/>
      <style:text-properties fo:color="#1155cc"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43" style:family="table-cell" style:parent-style-name="Default" style:data-style-name="N0">
      <style:table-cell-properties style:text-align-source="fix" style:repeat-content="false" fo:wrap-option="wrap" style:vertical-align="middle"/>
      <style:paragraph-properties fo:text-align="center"/>
      <style:text-properties fo:color="#000000" style:font-name="Titillium Web" fo:font-size="12pt" style:font-name-asian="Titillium Web" style:font-size-asian="12pt" style:font-name-complex="Titillium Web" style:font-size-complex="12pt"/>
    </style:style>
    <style:style style:name="ce644" style:family="table-cell" style:parent-style-name="Default" style:data-style-name="N0">
      <style:table-cell-properties fo:background-color="#ffffff" style:text-align-source="fix" style:repeat-content="false" style:vertical-align="middle"/>
      <style:paragraph-properties fo:text-align="start" fo:margin-left="0cm"/>
      <style:text-properties fo:color="#0000ff"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45" style:family="table-cell" style:parent-style-name="Default" style:data-style-name="N0">
      <style:table-cell-properties fo:background-color="#ffffff" style:text-align-source="fix" style:repeat-content="false" style:vertical-align="middle"/>
      <style:paragraph-properties fo:text-align="start" fo:margin-left="0cm"/>
      <style:text-properties fo:color="#000000" style:font-name="Titillium Web" fo:font-size="12pt" style:font-name-asian="Titillium Web" style:font-size-asian="12pt" style:font-name-complex="Titillium Web" style:font-size-complex="12pt"/>
    </style:style>
    <style:style style:name="ce646" style:family="table-cell" style:parent-style-name="Default" style:data-style-name="N0">
      <style:table-cell-properties style:text-align-source="fix" style:repeat-content="false" style:vertical-align="automatic"/>
      <style:paragraph-properties fo:text-align="start" fo:margin-left="0cm"/>
      <style:text-properties fo:color="#000000"/>
    </style:style>
    <style:style style:name="ce647" style:family="table-cell" style:parent-style-name="Default" style:data-style-name="N0">
      <style:table-cell-properties fo:background-color="#ffffff" style:text-align-source="fix" style:repeat-content="false" style:vertical-align="middle"/>
      <style:paragraph-properties fo:text-align="center"/>
      <style:text-properties fo:color="#000000" style:font-name="Titillium Web" fo:font-size="12pt" style:font-name-asian="Titillium Web" style:font-size-asian="12pt" style:font-name-complex="Titillium Web" style:font-size-complex="12pt"/>
    </style:style>
    <style:style style:name="ce648" style:family="table-cell" style:parent-style-name="Default" style:data-style-name="N0">
      <style:table-cell-properties fo:background-color="#efefef" style:text-align-source="fix" style:repeat-content="false" fo:wrap-option="wrap" style:vertical-align="middle"/>
      <style:paragraph-properties fo:text-align="center"/>
      <style:text-properties fo:color="#000000" style:font-name="Titillium Web" fo:font-size="12pt" fo:font-style="italic" style:font-name-asian="Titillium Web" style:font-size-asian="12pt" style:font-style-asian="italic" style:font-name-complex="Titillium Web" style:font-size-complex="12pt" style:font-style-complex="italic"/>
    </style:style>
    <style:style style:name="ce649" style:family="table-cell" style:parent-style-name="Default" style:data-style-name="N0">
      <style:table-cell-properties style:text-align-source="fix" style:repeat-content="false" style:vertical-align="middle"/>
      <style:paragraph-properties fo:text-align="center"/>
      <style:text-properties fo:color="#000000" style:font-name="Titillium Web" fo:font-size="11pt" style:font-name-asian="Titillium Web" style:font-size-asian="11pt" style:font-name-complex="Titillium Web" style:font-size-complex="11pt"/>
    </style:style>
    <style:style style:name="ce650" style:family="table-cell" style:parent-style-name="Default" style:data-style-name="N0">
      <style:table-cell-properties fo:background-color="#efefef" style:text-align-source="fix" style:repeat-content="false" fo:wrap-option="wrap" style:vertical-align="middle"/>
      <style:paragraph-properties fo:text-align="center"/>
      <style:text-properties fo:color="#000000" style:font-name="Titillium Web" fo:font-size="11pt" fo:font-style="italic" style:font-name-asian="Titillium Web" style:font-size-asian="11pt" style:font-style-asian="italic" style:font-name-complex="Titillium Web" style:font-size-complex="11pt" style:font-style-complex="italic"/>
    </style:style>
    <style:style style:name="ce651" style:family="table-cell" style:parent-style-name="Collegamento_20_ipertestuale" style:data-style-name="N0">
      <style:table-cell-properties style:text-align-source="fix" style:repeat-content="false" style:vertical-align="middle"/>
      <style:paragraph-properties fo:text-align="center"/>
      <style:text-properties fo:color="#0000ff" style:text-underline-style="solid" style:text-underline-width="auto" style:text-underline-color="font-color"/>
    </style:style>
    <style:style style:name="ce652" style:family="table-cell" style:parent-style-name="Collegamento_20_ipertestuale" style:data-style-name="N0">
      <style:table-cell-properties style:text-align-source="fix" style:repeat-content="false" style:vertical-align="automatic"/>
      <style:paragraph-properties fo:text-align="center"/>
      <style:text-properties fo:color="#0000ff" style:text-underline-style="solid" style:text-underline-width="auto" style:text-underline-color="font-color"/>
    </style:style>
    <style:style style:name="ce653" style:family="table-cell" style:parent-style-name="Collegamento_20_ipertestuale" style:data-style-name="N0">
      <style:table-cell-properties style:text-align-source="fix" style:repeat-content="false" style:vertical-align="middle"/>
      <style:paragraph-properties fo:text-align="center"/>
      <style:text-properties fo:color="#0000ff" fo:font-size="11pt" style:text-underline-style="solid" style:text-underline-width="auto" style:text-underline-color="font-color" style:font-size-asian="11pt" style:font-size-complex="11pt"/>
    </style:style>
    <style:style style:name="ce654" style:family="table-cell" style:parent-style-name="Default" style:data-style-name="N0">
      <style:table-cell-properties style:text-align-source="fix" style:repeat-content="false"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style>
    <style:style style:name="ce655" style:family="table-cell" style:parent-style-name="Default" style:data-style-name="N0">
      <style:table-cell-properties style:text-align-source="fix" style:repeat-content="false" style:vertical-align="middle"/>
      <style:paragraph-properties fo:text-align="center"/>
      <style:text-properties fo:font-size="11pt" style:font-size-asian="11pt" style:font-size-complex="11pt"/>
    </style:style>
    <style:style style:name="ce656" style:family="table-cell" style:parent-style-name="Default" style:data-style-name="N0">
      <style:text-properties fo:font-size="11pt" style:font-size-asian="11pt" style:font-size-complex="11pt"/>
    </style:style>
    <style:style style:name="ce657" style:family="table-cell" style:parent-style-name="Default" style:data-style-name="N0">
      <style:table-cell-properties style:text-align-source="fix" style:repeat-content="false"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style>
    <style:style style:name="ce87" style:family="table-cell" style:parent-style-name="Default" style:data-style-name="N0">
      <style:table-cell-properties fo:border-bottom="0.002cm solid #000000" fo:background-color="#efefef" style:text-align-source="fix" style:repeat-content="false" fo:border-left="0.002cm solid #000000" fo:border-right="none" fo:border-top="0.002cm solid #000000" style:vertical-align="middle"/>
      <style:paragraph-properties fo:text-align="center"/>
      <style:text-properties fo:color="#4a86e8" style:font-name="Titillium Web" fo:font-size="22pt" style:font-name-asian="Titillium Web" style:font-size-asian="22pt" style:font-name-complex="Titillium Web" style:font-size-complex="22pt"/>
    </style:style>
    <style:style style:name="ce88" style:family="table-cell" style:parent-style-name="Default" style:data-style-name="N0">
      <style:table-cell-properties style:text-align-source="fix" style:repeat-content="false" fo:wrap-option="wrap" style:vertical-align="middle"/>
      <style:paragraph-properties fo:text-align="center"/>
      <style:text-properties style:font-name="Titillium Web" fo:font-size="12pt" style:font-name-asian="Titillium Web" style:font-size-asian="12pt" style:font-name-complex="Titillium Web" style:font-size-complex="12pt"/>
    </style:style>
    <style:style style:name="ce89" style:family="table-cell" style:parent-style-name="Default" style:data-style-name="N0">
      <style:table-cell-properties fo:background-color="#4a86e8" style:text-align-source="fix" style:repeat-content="false" fo:wrap-option="wrap" style:vertical-align="middle"/>
      <style:paragraph-properties fo:text-align="center"/>
      <style:text-properties fo:color="#ffffff" style:font-name="Titillium Web" fo:font-size="12pt" fo:font-weight="bold" style:font-name-asian="Titillium Web" style:font-size-asian="12pt" style:font-weight-asian="bold" style:font-name-complex="Titillium Web" style:font-size-complex="12pt" style:font-weight-complex="bold"/>
    </style:style>
    <style:style style:name="ce9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91"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1c2024" style:font-name="Titillium Web" fo:font-size="11pt" style:font-name-asian="Titillium Web" style:font-size-asian="11pt" style:font-name-complex="Titillium Web" style:font-size-complex="11pt"/>
    </style:style>
    <style:style style:name="ce92"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style:font-name="Titillium Web" fo:font-size="11pt" style:font-name-asian="Titillium Web" style:font-size-asian="11pt" style:font-name-complex="Titillium Web" style:font-size-complex="11pt"/>
    </style:style>
    <style:style style:name="ce93"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style>
    <style:style style:name="ce94"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95"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style>
    <style:style style:name="ce96"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style>
    <style:style style:name="ce9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98" style:family="table-cell" style:parent-style-name="Default" style:data-style-name="N0">
      <style:table-cell-properties style:text-align-source="fix" style:repeat-content="false"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style>
    <style:style style:name="ce99" style:family="table-cell" style:parent-style-name="Default" style:data-style-name="N0">
      <style:table-cell-properties fo:wrap-option="wrap" fo:border="0.002cm solid #000000" style:vertical-align="middle"/>
      <style:text-properties fo:color="#404040" style:font-name="Titillium Web" fo:font-size="11pt" style:font-name-asian="Titillium Web" style:font-size-asian="11pt" style:font-name-complex="Titillium Web" style:font-size-complex="11pt"/>
    </style:style>
    <style:style style:name="ce100" style:family="table-cell" style:parent-style-name="Default" style:data-style-name="N0">
      <style:table-cell-properties fo:background-color="#4a86e8" style:text-align-source="fix" style:repeat-content="false" style:vertical-align="middle"/>
      <style:paragraph-properties fo:text-align="center"/>
      <style:text-properties fo:color="#ffffff" style:font-name="Titillium Web" fo:font-size="12pt" fo:font-weight="bold" style:font-name-asian="Titillium Web" style:font-size-asian="12pt" style:font-weight-asian="bold" style:font-name-complex="Titillium Web" style:font-size-complex="12pt" style:font-weight-complex="bold"/>
    </style:style>
    <style:style style:name="ce10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INFORMAZIONI_GENERALI.E4"/>
    </style:style>
    <style:style style:name="ce10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000000" style:font-name="Titillium Web" fo:font-size="11pt" style:font-name-asian="Titillium Web" style:font-size-asian="11pt" style:font-name-complex="Titillium Web" style:font-size-complex="11pt"/>
      <style:map style:condition="is-true-formula([.$C4]=&quot;Sì&quot;)" style:apply-style-name="cf1" style:base-cell-address="Tipologia_INFORMAZIONI_GENERALI.E4"/>
    </style:style>
    <style:style style:name="ce103"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INFORMAZIONI_GENERALI.E4"/>
    </style:style>
    <style:style style:name="ce10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000000" style:font-name="Titillium Web" fo:font-size="11pt" style:font-name-asian="Titillium Web" style:font-size-asian="11pt" style:font-name-complex="Titillium Web" style:font-size-complex="11pt"/>
      <style:map style:condition="is-true-formula([.$C4]=&quot;Sì&quot;)" style:apply-style-name="cf1" style:base-cell-address="Tipologia_INFORMAZIONI_GENERALI.E4"/>
    </style:style>
    <style:style style:name="ce105"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INFORMAZIONI_GENERALI.E4"/>
    </style:style>
    <style:style style:name="ce106" style:family="table-cell" style:parent-style-name="Default" style:data-style-name="N0">
      <style:table-cell-properties fo:background-color="#ffffff"/>
    </style:style>
    <style:style style:name="ce107" style:family="table-cell" style:parent-style-name="Default" style:data-style-name="N0">
      <style:table-cell-properties fo:border-bottom="0.002cm solid #f2f2f2" fo:border-left="none" fo:border-right="none" fo:border-top="none"/>
    </style:style>
    <style:style style:name="ce108" style:family="table-cell" style:parent-style-name="Default" style:data-style-name="N0">
      <style:table-cell-properties fo:border-bottom="0.002cm solid #f2f2f2" fo:background-color="#ffffff" fo:border-left="none" fo:border-right="none" fo:border-top="none"/>
    </style:style>
    <style:style style:name="ce109" style:family="table-cell" style:parent-style-name="Default" style:data-style-name="N0">
      <style:table-cell-properties style:vertical-align="middle"/>
      <style:text-properties fo:color="#000000"/>
    </style:style>
    <style:style style:name="ce110" style:family="table-cell" style:parent-style-name="Default" style:data-style-name="N0">
      <style:table-cell-properties fo:border-bottom="none" fo:background-color="#ffffff" style:text-align-source="fix" style:repeat-content="false" fo:wrap-option="wrap" fo:border-left="0.002cm solid #000000" fo:border-right="none" fo:border-top="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11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B4]=&quot;Sì&quot;)" style:apply-style-name="cf1" style:base-cell-address="Tipologia_PERCORSO_DI_VISITA.A4"/>
    </style:style>
    <style:style style:name="ce11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B4]=&quot;Sì&quot;)" style:apply-style-name="cf1" style:base-cell-address="Tipologia_PERCORSO_DI_VISITA.A4"/>
    </style:style>
    <style:style style:name="ce11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PERCORSO_DI_VISITA.A6"/>
    </style:style>
    <style:style style:name="ce11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PERCORSO_DI_VISITA.A6"/>
    </style:style>
    <style:style style:name="ce11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PERCORSO_DI_VISITA.A6"/>
    </style:style>
    <style:style style:name="ce116" style:family="table-cell" style:parent-style-name="Default" style:data-style-name="N0">
      <style:table-cell-properties style:text-align-source="fix" style:repeat-content="false" fo:wrap-option="wrap" fo:border="0.002cm solid #000000" style:vertical-align="middle"/>
      <style:paragraph-properties fo:text-align="center" style:writing-mode="lr-tb"/>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11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PERCORSO_DI_VISITA.A4"/>
    </style:style>
    <style:style style:name="ce11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PERCORSO_DI_VISITA.A4"/>
    </style:style>
    <style:style style:name="ce119"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CORSO_DI_VISITA.A4"/>
    </style:style>
    <style:style style:name="ce120"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5]=&quot;Sì&quot;)" style:apply-style-name="cf1" style:base-cell-address="Tipologia_PERCORSO_DI_VISITA.B5"/>
    </style:style>
    <style:style style:name="ce121"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5]=&quot;Sì&quot;)" style:apply-style-name="cf1" style:base-cell-address="Tipologia_PERCORSO_DI_VISITA.B5"/>
    </style:style>
    <style:style style:name="ce12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7]=&quot;Sì&quot;)" style:apply-style-name="cf1" style:base-cell-address="Tipologia_PERCORSO_DI_VISITA.B7"/>
    </style:style>
    <style:style style:name="ce123"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CORSO_DI_VISITA.A4"/>
    </style:style>
    <style:style style:name="ce124"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CORSO_DI_VISITA.A4"/>
    </style:style>
    <style:style style:name="ce125" style:family="table-cell" style:parent-style-name="Default" style:data-style-name="N0">
      <style:table-cell-properties style:text-align-source="fix" style:repeat-content="false" fo:wrap-option="wrap" style:vertical-align="middle"/>
      <style:paragraph-properties fo:text-align="start" fo:margin-left="0cm"/>
      <style:text-properties fo:color="#404040" style:font-name="Titillium Web" fo:font-size="11pt" style:font-name-asian="Titillium Web" style:font-size-asian="11pt" style:font-name-complex="Titillium Web" style:font-size-complex="11pt"/>
    </style:style>
    <style:style style:name="ce12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CORSO_DI_VISITA.A4"/>
    </style:style>
    <style:style style:name="ce12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5]=&quot;Sì&quot;)" style:apply-style-name="cf1" style:base-cell-address="Tipologia_PERCORSO_DI_VISITA.C5"/>
    </style:style>
    <style:style style:name="ce128"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CORSO_DI_VISITA.A4"/>
    </style:style>
    <style:style style:name="ce12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CORSO_DI_VISITA.A4"/>
    </style:style>
    <style:style style:name="ce130" style:family="table-cell" style:parent-style-name="Default" style:data-style-name="N0">
      <style:table-cell-properties fo:background-color="#fff2cc" style:text-align-source="fix" style:repeat-content="false" fo:wrap-option="wrap" style:vertical-align="middle"/>
      <style:paragraph-properties fo:text-align="center"/>
      <style:text-properties fo:color="#404040" style:font-name="Titillium Web" fo:font-size="11pt" style:font-name-asian="Titillium Web" style:font-size-asian="11pt" style:font-name-complex="Titillium Web" style:font-size-complex="11pt"/>
    </style:style>
    <style:style style:name="ce131"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5]=&quot;Sì&quot;)" style:apply-style-name="cf1" style:base-cell-address="Tipologia_PERCORSO_DI_VISITA.C5"/>
    </style:style>
    <style:style style:name="ce132" style:family="table-cell" style:parent-style-name="Default" style:data-style-name="N0">
      <style:table-cell-properties fo:border-bottom="0.002cm solid #000000" fo:background-color="#fff2cc" style:text-align-source="fix" style:repeat-content="false" fo:wrap-option="wrap" fo:border-left="none" fo:border-right="none" fo:border-top="none" style:vertical-align="middle"/>
      <style:paragraph-properties fo:text-align="center"/>
      <style:text-properties fo:color="#404040" style:font-name="Titillium Web" fo:font-size="11pt" style:font-name-asian="Titillium Web" style:font-size-asian="11pt" style:font-name-complex="Titillium Web" style:font-size-complex="11pt"/>
    </style:style>
    <style:style style:name="ce133" style:family="table-cell" style:parent-style-name="Default" style:data-style-name="N0">
      <style:table-cell-properties fo:border-bottom="0.002cm solid #000000" fo:background-color="#fff2cc" style:text-align-source="fix" style:repeat-content="false" fo:wrap-option="wrap" fo:border-left="0.002cm solid #000000" fo:border-right="0.002cm solid #000000" fo:border-top="none"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7]=&quot;Sì&quot;)" style:apply-style-name="cf1" style:base-cell-address="Tipologia_PERCORSO_DI_VISITA.D7"/>
    </style:style>
    <style:style style:name="ce13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7]=&quot;Sì&quot;)" style:apply-style-name="cf1" style:base-cell-address="Tipologia_PERCORSO_DI_VISITA.D7"/>
    </style:style>
    <style:style style:name="ce13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7]=&quot;Sì&quot;)" style:apply-style-name="cf1" style:base-cell-address="Tipologia_PERCORSO_DI_VISITA.D7"/>
    </style:style>
    <style:style style:name="ce136"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1]=&quot;Sì&quot;)" style:apply-style-name="cf1" style:base-cell-address="Tipologia_PERCORSO_DI_VISITA.D11"/>
    </style:style>
    <style:style style:name="ce13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1]=&quot;Sì&quot;)" style:apply-style-name="cf1" style:base-cell-address="Tipologia_PERCORSO_DI_VISITA.D11"/>
    </style:style>
    <style:style style:name="ce13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1]=&quot;Sì&quot;)" style:apply-style-name="cf1" style:base-cell-address="Tipologia_PERCORSO_DI_VISITA.D11"/>
    </style:style>
    <style:style style:name="ce139" style:family="table-cell" style:parent-style-name="Default" style:data-style-name="N0">
      <style:table-cell-properties fo:background-color="#fff2cc" fo:border="0.002cm solid #000000"/>
      <style:text-properties fo:color="#000000" style:font-name="Titillium Web Regular" fo:font-size="11pt" style:font-name-asian="Titillium Web Regular" style:font-size-asian="11pt" style:font-name-complex="Titillium Web Regular" style:font-size-complex="11pt"/>
    </style:style>
    <style:style style:name="ce140" style:family="table-cell" style:parent-style-name="Default" style:data-style-name="N0">
      <style:table-cell-properties fo:border="0.002cm solid #000000"/>
      <style:text-properties fo:color="#000000" style:font-name="Titillium Web Regular" fo:font-size="11pt" style:font-name-asian="Titillium Web Regular" style:font-size-asian="11pt" style:font-name-complex="Titillium Web Regular" style:font-size-complex="11pt"/>
    </style:style>
    <style:style style:name="ce141" style:family="table-cell" style:parent-style-name="Collegamento_20_ipertestuale" style:data-style-name="N0">
      <style:table-cell-properties fo:background-color="#fff2cc" style:text-align-source="fix" style:repeat-content="false"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142"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style:text-properties fo:color="#ffffff" style:font-name="Titillium Web" fo:font-size="12pt" fo:font-weight="bold" style:font-name-asian="Titillium Web" style:font-size-asian="12pt" style:font-weight-asian="bold" style:font-name-complex="Titillium Web" style:font-size-complex="12pt" style:font-weight-complex="bold"/>
    </style:style>
    <style:style style:name="ce143" style:family="table-cell" style:parent-style-name="Default" style:data-style-name="N0">
      <style:table-cell-properties fo:background-color="#fff2cc" fo:border="0.002cm solid #000000"/>
      <style:text-properties fo:color="#000000"/>
    </style:style>
    <style:style style:name="ce144" style:family="table-cell" style:parent-style-name="Collegamento_20_ipertestuale" style:data-style-name="N0">
      <style:table-cell-properties fo:border="0.002cm solid #000000"/>
      <style:text-properties fo:color="#0000ff" style:text-underline-style="solid" style:text-underline-width="auto" style:text-underline-color="font-color"/>
    </style:style>
    <style:style style:name="ce145" style:family="table-cell" style:parent-style-name="Default" style:data-style-name="N0">
      <style:table-cell-properties fo:border="0.002cm solid #000000"/>
      <style:text-properties fo:color="#000000"/>
    </style:style>
    <style:style style:name="ce14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writing-mode="lr-tb"/>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14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14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149"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15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15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B11]=&quot;Sì&quot;)" style:apply-style-name="cf1" style:base-cell-address="Tipologia_SERVIZIO.A11"/>
    </style:style>
    <style:style style:name="ce153" style:family="table-cell" style:parent-style-name="Default" style:data-style-name="N0">
      <style:table-cell-properties fo:border-bottom="none" style:text-align-source="fix" style:repeat-content="false" fo:wrap-option="wrap" fo:border-left="0.002cm solid #000000" fo:border-right="0.002cm solid #000000" fo:border-top="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15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4]=&quot;Sì&quot;)" style:apply-style-name="cf1" style:base-cell-address="Tipologia_SERVIZIO.A14"/>
    </style:style>
    <style:style style:name="ce15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4]=&quot;Sì&quot;)" style:apply-style-name="cf1" style:base-cell-address="Tipologia_SERVIZIO.A14"/>
    </style:style>
    <style:style style:name="ce157" style:family="table-cell" style:parent-style-name="Default" style:data-style-name="N0">
      <style:table-cell-properties fo:border-bottom="0.002cm solid #000000" fo:background-color="#fff2cc" style:text-align-source="fix" style:repeat-content="false" fo:wrap-option="wrap" fo:border-left="0.002cm solid #000000" fo:border-right="0.002cm solid #000000" fo:border-top="none"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15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159"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160"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161" style:family="table-cell" style:parent-style-name="Default" style:data-style-name="N0">
      <style:table-cell-properties style:text-align-source="fix" style:repeat-content="false" fo:wrap-option="wrap" style:vertical-align="middle"/>
      <style:paragraph-properties fo:text-align="center" style:writing-mode="lr-tb"/>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16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writing-mode="lr-tb"/>
      <style:text-properties fo:color="#404040" style:font-name="Titillium Web" fo:font-size="11pt" style:font-name-asian="Titillium Web" style:font-size-asian="11pt" style:font-name-complex="Titillium Web" style:font-size-complex="11pt"/>
    </style:style>
    <style:style style:name="ce163" style:family="table-cell" style:parent-style-name="Default" style:data-style-name="N0">
      <style:table-cell-properties style:text-align-source="fix" style:repeat-content="false" fo:wrap-option="wrap" style:vertical-align="middle"/>
      <style:paragraph-properties fo:text-align="start" fo:margin-left="0cm"/>
      <style:text-properties fo:color="#434343" style:font-name="Titillium Web" fo:font-size="11pt" style:font-name-asian="Titillium Web" style:font-size-asian="11pt" style:font-name-complex="Titillium Web" style:font-size-complex="11pt"/>
    </style:style>
    <style:style style:name="ce164"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65"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66"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1c2024"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67" style:family="table-cell" style:parent-style-name="Default" style:data-style-name="N0">
      <style:table-cell-properties fo:background-color="#fff2cc" fo:wrap-option="wrap" fo:border="0.002cm solid #000000"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68"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B11]=&quot;Sì&quot;)" style:apply-style-name="cf1" style:base-cell-address="Tipologia_SERVIZIO.A11"/>
    </style:style>
    <style:style style:name="ce169" style:family="table-cell" style:parent-style-name="Default" style:data-style-name="N0">
      <style:table-cell-properties fo:border-bottom="none" fo:wrap-option="wrap" fo:border-left="0.002cm solid #000000" fo:border-right="0.002cm solid #000000" fo:border-top="0.002cm solid #000000" style:vertical-align="middle"/>
      <style:text-properties fo:color="#404040" style:font-name="Titillium Web" fo:font-size="11pt" style:font-name-asian="Titillium Web" style:font-size-asian="11pt" style:font-name-complex="Titillium Web" style:font-size-complex="11pt"/>
    </style:style>
    <style:style style:name="ce170"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4]=&quot;Sì&quot;)" style:apply-style-name="cf1" style:base-cell-address="Tipologia_SERVIZIO.A14"/>
    </style:style>
    <style:style style:name="ce171"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4]=&quot;Sì&quot;)" style:apply-style-name="cf1" style:base-cell-address="Tipologia_SERVIZIO.A14"/>
    </style:style>
    <style:style style:name="ce17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style>
    <style:style style:name="ce173"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7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75"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76"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77"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1]=&quot;Sì&quot;)" style:apply-style-name="cf1" style:base-cell-address="Tipologia_SERVIZIO.A11"/>
    </style:style>
    <style:style style:name="ce178" style:family="table-cell" style:parent-style-name="Default" style:data-style-name="N0">
      <style:table-cell-properties fo:border-bottom="none" style:text-align-source="fix" style:repeat-content="false" fo:wrap-option="wrap" fo:border-left="0.002cm solid #000000" fo:border-right="0.002cm solid #000000" fo:border-top="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7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4]=&quot;Sì&quot;)" style:apply-style-name="cf1" style:base-cell-address="Tipologia_SERVIZIO.A14"/>
    </style:style>
    <style:style style:name="ce18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style:font-name="Titillium Web" fo:font-size="11pt" style:font-name-asian="Titillium Web" style:font-size-asian="11pt" style:font-name-complex="Titillium Web" style:font-size-complex="11pt"/>
    </style:style>
    <style:style style:name="ce18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style>
    <style:style style:name="ce182"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6]=&quot;Sì&quot;)" style:apply-style-name="cf1" style:base-cell-address="Tipologia_SERVIZIO.D6"/>
    </style:style>
    <style:style style:name="ce183"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8]=&quot;Sì&quot;)" style:apply-style-name="cf1" style:base-cell-address="Tipologia_SERVIZIO.D8"/>
    </style:style>
    <style:style style:name="ce18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9]=&quot;Sì&quot;)" style:apply-style-name="cf1" style:base-cell-address="Tipologia_SERVIZIO.D9"/>
    </style:style>
    <style:style style:name="ce185" style:family="table-cell" style:parent-style-name="Default" style:data-style-name="N0">
      <style:table-cell-properties fo:background-color="#fff2cc"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186"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1]=&quot;Sì&quot;)" style:apply-style-name="cf1" style:base-cell-address="Tipologia_SERVIZIO.D11"/>
    </style:style>
    <style:style style:name="ce18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1]=&quot;Sì&quot;)" style:apply-style-name="cf1" style:base-cell-address="Tipologia_SERVIZIO.D11"/>
    </style:style>
    <style:style style:name="ce188" style:family="table-cell" style:parent-style-name="Default" style:data-style-name="N0">
      <style:table-cell-properties fo:border-bottom="none" style:text-align-source="fix" style:repeat-content="false" fo:border-left="0.002cm solid #000000" fo:border-right="0.002cm solid #000000" fo:border-top="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1]=&quot;Sì&quot;)" style:apply-style-name="cf1" style:base-cell-address="Tipologia_SERVIZIO.D11"/>
    </style:style>
    <style:style style:name="ce189" style:family="table-cell" style:parent-style-name="Default" style:data-style-name="N0">
      <style:table-cell-properties style:text-align-source="fix" style:repeat-content="false" fo:wrap-option="wrap" fo:border="0.002cm solid #000000"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B11]=&quot;Sì&quot;)" style:apply-style-name="cf1" style:base-cell-address="Tipologia_SERVIZIO.D11"/>
    </style:style>
    <style:style style:name="ce19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16]=&quot;Sì&quot;)" style:apply-style-name="cf1" style:base-cell-address="Tipologia_SERVIZIO.D16"/>
    </style:style>
    <style:style style:name="ce191"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92"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8]=&quot;Sì&quot;)" style:apply-style-name="cf1" style:base-cell-address="Tipologia_SERVIZIO.D18"/>
    </style:style>
    <style:style style:name="ce193"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Regular" fo:font-size="11pt" style:font-name-asian="Titillium Web Regular" style:font-size-asian="11pt" style:font-name-complex="Titillium Web Regular" style:font-size-complex="11pt"/>
      <style:map style:condition="is-true-formula([.$B11]=&quot;Sì&quot;)" style:apply-style-name="cf1" style:base-cell-address="Tipologia_SERVIZIO.E11"/>
    </style:style>
    <style:style style:name="ce194"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SERVIZIO.A4"/>
    </style:style>
    <style:style style:name="ce195" style:family="table-cell" style:parent-style-name="Default" style:data-style-name="N0">
      <style:table-cell-properties fo:border-bottom="none" style:text-align-source="fix" style:repeat-content="false" fo:wrap-option="wrap" fo:border-left="0.002cm solid #000000" fo:border-right="0.002cm solid #000000" fo:border-top="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ref!=&quot;Sì&quot;)" style:apply-style-name="cf1" style:base-cell-address="Tipologia_SERVIZIO.E13"/>
    </style:style>
    <style:style style:name="ce196" style:family="table-cell" style:parent-style-name="Default" style:data-style-name="N0">
      <style:table-cell-properties fo:border="0.002cm solid #000000"/>
      <style:text-properties fo:color="#00b0f0" style:font-name="Titillium Web Regular" fo:font-size="11pt" style:font-name-asian="Titillium Web Regular" style:font-size-asian="11pt" style:font-name-complex="Titillium Web Regular" style:font-size-complex="11pt"/>
    </style:style>
    <style:style style:name="ce197" style:family="table-cell" style:parent-style-name="Default" style:data-style-name="N0">
      <style:table-cell-properties fo:background-color="#fff2cc" style:text-align-source="fix" style:repeat-content="false"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SERVIZIO.A4"/>
    </style:style>
    <style:style style:name="ce198"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b0f0" style:font-name="Titillium Web Regular" fo:font-size="11pt" style:font-name-asian="Titillium Web Regular" style:font-size-asian="11pt" style:font-name-complex="Titillium Web Regular" style:font-size-complex="11pt"/>
      <style:map style:condition="is-true-formula([.$C16]=&quot;Sì&quot;)" style:apply-style-name="cf1" style:base-cell-address="Tipologia_SERVIZIO.D16"/>
    </style:style>
    <style:style style:name="ce199" style:family="table-cell" style:parent-style-name="Collegamento_20_ipertestuale" style:data-style-name="N0">
      <style:table-cell-properties style:text-align-source="fix" style:repeat-content="false" fo:background-color="transparent"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B11]=&quot;Sì&quot;)" style:apply-style-name="cf1" style:base-cell-address="Tipologia_SERVIZIO.E11"/>
    </style:style>
    <style:style style:name="ce200"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SERVIZIO.A4"/>
    </style:style>
    <style:style style:name="ce201" style:family="table-cell" style:parent-style-name="Collegamento_20_ipertestuale" style:data-style-name="N0">
      <style:table-cell-properties fo:border-bottom="none" style:text-align-source="fix" style:repeat-content="false" fo:background-color="transparent" fo:wrap-option="wrap" fo:border-left="0.002cm solid #000000" fo:border-right="0.002cm solid #000000" fo:border-top="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SERVIZIO.E13"/>
    </style:style>
    <style:style style:name="ce202"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203" style:family="table-cell" style:parent-style-name="Default" style:data-style-name="N0">
      <style:table-cell-properties style:text-align-source="fix" style:repeat-content="false" fo:wrap-option="wrap"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SERVIZIO.A4"/>
    </style:style>
    <style:style style:name="ce204" style:family="table-cell" style:parent-style-name="Default" style:data-style-name="N0">
      <style:table-cell-properties fo:background-color="#fff2cc" fo:border="0.002cm solid #000000"/>
      <style:text-properties fo:color="#00b0f0"/>
    </style:style>
    <style:style style:name="ce205" style:family="table-cell" style:parent-style-name="Collegamento_20_ipertestuale" style:data-style-name="N0">
      <style:table-cell-properties style:text-align-source="fix" style:repeat-content="false"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style>
    <style:style style:name="ce206" style:family="table-cell" style:parent-style-name="Default" style:data-style-name="N0">
      <style:table-cell-properties fo:border="0.002cm solid #000000"/>
      <style:text-properties fo:color="#00b0f0"/>
    </style:style>
    <style:style style:name="ce207" style:family="table-cell" style:parent-style-name="Collegamento_20_ipertestuale" style:data-style-name="N0">
      <style:table-cell-properties fo:border-bottom="none" style:text-align-source="fix" style:repeat-content="false" fo:background-color="transparent"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208" style:family="table-cell" style:parent-style-name="Collegamento_20_ipertestuale" style:data-style-name="N0">
      <style:table-cell-properties fo:border-bottom="none" fo:background-color="#fff2cc" style:text-align-source="fix" style:repeat-content="false" fo:wrap-option="wrap" fo:border-left="none" fo:border-right="0.002cm solid #000000" fo:border-top="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209" style:family="table-cell" style:parent-style-name="Collegamento_20_ipertestuale" style:data-style-name="N0">
      <style:table-cell-properties fo:border-bottom="none" style:text-align-source="fix" style:repeat-content="false" fo:background-color="transparent" fo:wrap-option="wrap" fo:border-left="none" fo:border-right="0.002cm solid #000000" fo:border-top="0.002cm solid #000000" style:vertical-align="middle"/>
      <style:paragraph-properties fo:text-align="center"/>
      <style:text-properties fo:color="#00b0f0" fo:font-size="11pt" style:text-underline-style="solid" style:text-underline-width="auto" style:text-underline-color="font-color" style:font-size-asian="11pt" style:font-size-complex="11pt"/>
    </style:style>
    <style:style style:name="ce210"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16]=&quot;Sì&quot;)" style:apply-style-name="cf1" style:base-cell-address="Tipologia_SERVIZIO.D16"/>
    </style:style>
    <style:style style:name="ce211" style:family="table-cell" style:parent-style-name="Default" style:data-style-name="N0">
      <style:table-cell-properties fo:border-bottom="0.002cm solid #f2f2f2" fo:border-left="none" fo:border-right="none" fo:border-top="0.002cm solid #f2f2f2"/>
    </style:style>
    <style:style style:name="ce212" style:family="table-cell" style:parent-style-name="Default" style:data-style-name="N0">
      <style:text-properties fo:color="#00b0f0"/>
    </style:style>
    <style:style style:name="ce213" style:family="table-cell" style:parent-style-name="Default" style:data-style-name="N0">
      <style:table-cell-properties fo:border-bottom="none" fo:background-color="#ffffff" style:text-align-source="fix" style:repeat-content="false" fo:border-left="none" fo:border-right="none" fo:border-top="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214" style:family="table-cell" style:parent-style-name="Default" style:data-style-name="N0">
      <style:table-cell-properties style:text-align-source="fix" style:repeat-content="false" fo:wrap-option="wrap" fo:border="0.002cm solid #000000" style:vertical-align="middle"/>
      <style:paragraph-properties fo:text-align="center" style:writing-mode="lr-tb"/>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215" style:family="table-cell" style:parent-style-name="Default" style:data-style-name="N0">
      <style:table-cell-properties fo:background-color="#fff2cc" style:text-align-source="fix" style:repeat-content="false" fo:border="0.002cm solid #000000" style:vertical-align="middle"/>
      <style:paragraph-properties fo:text-align="center" fo:margin-left="0cm"/>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1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5]=&quot;Sì&quot;)" style:apply-style-name="cf1" style:base-cell-address="Tipologia_OGGETTO.A5"/>
    </style:style>
    <style:style style:name="ce217" style:family="table-cell" style:parent-style-name="Default" style:data-style-name="N0">
      <style:table-cell-properties fo:border-bottom="none" fo:background-color="#fff2cc" style:text-align-source="fix" style:repeat-content="false" fo:wrap-option="wrap" fo:border-left="0.002cm solid #000000" fo:border-right="0.002cm solid #000000" fo:border-top="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5]=&quot;Sì&quot;)" style:apply-style-name="cf1" style:base-cell-address="Tipologia_OGGETTO.A5"/>
    </style:style>
    <style:style style:name="ce218" style:family="table-cell" style:parent-style-name="Default" style:data-style-name="N0">
      <style:table-cell-properties fo:border-bottom="none" style:text-align-source="fix" style:repeat-content="false" fo:wrap-option="wrap" fo:border-left="0.002cm solid #000000" fo:border-right="0.002cm solid #000000" fo:border-top="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5]=&quot;Sì&quot;)" style:apply-style-name="cf1" style:base-cell-address="Tipologia_OGGETTO.A5"/>
    </style:style>
    <style:style style:name="ce219"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5]=&quot;Sì&quot;)" style:apply-style-name="cf1" style:base-cell-address="Tipologia_OGGETTO.A5"/>
    </style:style>
    <style:style style:name="ce22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26]=&quot;Sì&quot;)" style:apply-style-name="cf1" style:base-cell-address="Tipologia_OGGETTO.A26"/>
    </style:style>
    <style:style style:name="ce22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26]=&quot;Sì&quot;)" style:apply-style-name="cf1" style:base-cell-address="Tipologia_OGGETTO.A26"/>
    </style:style>
    <style:style style:name="ce222" style:family="table-cell" style:parent-style-name="Default" style:data-style-name="N0">
      <style:table-cell-properties style:vertical-align="middle"/>
    </style:style>
    <style:style style:name="ce223" style:family="table-cell" style:parent-style-name="Default" style:data-style-name="N0">
      <style:table-cell-properties style:text-align-source="fix" style:repeat-content="false" fo:wrap-option="wrap" fo:border="0.002cm solid #000000" style:vertical-align="middle"/>
      <style:paragraph-properties fo:text-align="start" fo:margin-left="0cm" style:writing-mode="lr-tb"/>
      <style:text-properties fo:color="#434343" style:font-name="Titillium Web" fo:font-size="11pt" style:font-name-asian="Titillium Web" style:font-size-asian="11pt" style:font-name-complex="Titillium Web" style:font-size-complex="11pt"/>
    </style:style>
    <style:style style:name="ce224" style:family="table-cell" style:parent-style-name="Default" style:data-style-name="N0">
      <style:table-cell-properties fo:background-color="#fff2cc" fo:wrap-option="wrap" fo:border="0.002cm solid #000000"/>
      <style:text-properties fo:color="#434343" style:font-name="Titillium Web" fo:font-size="11pt" style:font-name-asian="Titillium Web" style:font-size-asian="11pt" style:font-name-complex="Titillium Web" style:font-size-complex="11pt"/>
    </style:style>
    <style:style style:name="ce225" style:family="table-cell" style:parent-style-name="Default" style:data-style-name="N0">
      <style:table-cell-properties style:text-align-source="fix" style:repeat-content="false" fo:wrap-option="wrap" fo:border="0.002cm solid #000000" style:vertical-align="middle"/>
      <style:paragraph-properties fo:text-align="start" fo:margin-left="0cm" style:writing-mode="lr-tb"/>
      <style:text-properties fo:color="#404040" style:font-name="Titillium Web" fo:font-size="11pt" style:font-name-asian="Titillium Web" style:font-size-asian="11pt" style:font-name-complex="Titillium Web" style:font-size-complex="11pt"/>
    </style:style>
    <style:style style:name="ce226"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227"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228" style:family="table-cell" style:parent-style-name="Default" style:data-style-name="N0">
      <style:table-cell-properties style:text-align-source="fix" style:repeat-content="false" fo:wrap-option="wrap" fo:border="0.002cm solid #000000" style:vertical-align="middle"/>
      <style:paragraph-properties fo:text-align="start" fo:margin-left="0cm" style:writing-mode="lr-tb"/>
      <style:text-properties style:font-name="Titillium Web" fo:font-size="11pt" style:font-name-asian="Titillium Web" style:font-size-asian="11pt" style:font-name-complex="Titillium Web" style:font-size-complex="11pt"/>
    </style:style>
    <style:style style:name="ce229"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230"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26]=&quot;Sì&quot;)" style:apply-style-name="cf1" style:base-cell-address="Tipologia_OGGETTO.B26"/>
    </style:style>
    <style:style style:name="ce231" style:family="table-cell" style:parent-style-name="Default" style:data-style-name="N0">
      <style:table-cell-properties fo:wrap-option="wrap" style:vertical-align="middle"/>
      <style:text-properties fo:color="#404040" style:font-name="Titillium Web" fo:font-size="11pt" style:font-name-asian="Titillium Web" style:font-size-asian="11pt" style:font-name-complex="Titillium Web" style:font-size-complex="11pt"/>
    </style:style>
    <style:style style:name="ce23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28]=&quot;Sì&quot;)" style:apply-style-name="cf1" style:base-cell-address="Tipologia_OGGETTO.B28"/>
    </style:style>
    <style:style style:name="ce23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23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23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236"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237"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23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23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28]=&quot;Sì&quot;)" style:apply-style-name="cf1" style:base-cell-address="Tipologia_OGGETTO.B28"/>
    </style:style>
    <style:style style:name="ce24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5]=&quot;Sì&quot;)" style:apply-style-name="cf1" style:base-cell-address="Tipologia_OGGETTO.D5"/>
    </style:style>
    <style:style style:name="ce24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10]=&quot;Sì&quot;)" style:apply-style-name="cf1" style:base-cell-address="Tipologia_OGGETTO.D10"/>
    </style:style>
    <style:style style:name="ce24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10]=&quot;Sì&quot;)" style:apply-style-name="cf1" style:base-cell-address="Tipologia_OGGETTO.D10"/>
    </style:style>
    <style:style style:name="ce243"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000000" style:font-name="Titillium Web" fo:font-size="11pt" style:font-name-asian="Titillium Web" style:font-size-asian="11pt" style:font-name-complex="Titillium Web" style:font-size-complex="11pt"/>
      <style:map style:condition="is-true-formula([.$C10]=&quot;Sì&quot;)" style:apply-style-name="cf1" style:base-cell-address="Tipologia_OGGETTO.D10"/>
    </style:style>
    <style:style style:name="ce244" style:family="table-cell" style:parent-style-name="Default" style:data-style-name="N0">
      <style:table-cell-properties fo:background-color="#fff2cc"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28]=&quot;Sì&quot;)" style:apply-style-name="cf1" style:base-cell-address="Tipologia_OGGETTO.B28"/>
    </style:style>
    <style:style style:name="ce245" style:family="table-cell" style:parent-style-name="Default" style:data-style-name="N0">
      <style:table-cell-properties style:text-align-source="fix" style:repeat-content="false" style:vertical-align="middle"/>
      <style:paragraph-properties fo:text-align="start" fo:margin-left="0cm" style:writing-mode="lr-tb"/>
      <style:text-properties fo:color="#434343" style:font-name="Titillium Web" fo:font-size="11pt" style:font-name-asian="Titillium Web" style:font-size-asian="11pt" style:font-name-complex="Titillium Web" style:font-size-complex="11pt"/>
    </style:style>
    <style:style style:name="ce246" style:family="table-cell" style:parent-style-name="Collegamento_20_ipertestuale" style:data-style-name="N0">
      <style:table-cell-properties style:text-align-source="fix" style:repeat-content="false"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247" style:family="table-cell" style:parent-style-name="Collegamento_20_ipertestuale" style:data-style-name="N0">
      <style:table-cell-properties style:text-align-source="fix" style:repeat-content="false" fo:background-color="transparent"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248" style:family="table-cell" style:parent-style-name="Default" style:data-style-name="N0">
      <style:table-cell-properties fo:background-color="#fff2cc" style:text-align-source="fix" style:repeat-content="false"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24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Regular" fo:font-size="11pt" style:font-name-asian="Titillium Web Regular" style:font-size-asian="11pt" style:font-name-complex="Titillium Web Regular" style:font-size-complex="11pt"/>
      <style:map style:condition="is-true-formula([.$C5]=&quot;Sì&quot;)" style:apply-style-name="cf1" style:base-cell-address="Tipologia_OGGETTO.A5"/>
    </style:style>
    <style:style style:name="ce25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Regular" fo:font-size="11pt" style:font-name-asian="Titillium Web Regular" style:font-size-asian="11pt" style:font-name-complex="Titillium Web Regular" style:font-size-complex="11pt"/>
      <style:map style:condition="is-true-formula([.$C5]=&quot;Sì&quot;)" style:apply-style-name="cf1" style:base-cell-address="Tipologia_OGGETTO.A5"/>
    </style:style>
    <style:style style:name="ce251" style:family="table-cell" style:parent-style-name="Collegamento_20_ipertestuale" style:data-style-name="N0">
      <style:table-cell-properties style:text-align-source="fix" style:repeat-content="false" fo:background-color="transparent"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style>
    <style:style style:name="ce252" style:family="table-cell" style:parent-style-name="Collegamento_20_ipertestuale" style:data-style-name="N0">
      <style:table-cell-properties style:text-align-source="fix" style:repeat-content="false" style:vertical-align="top"/>
      <style:paragraph-properties fo:text-align="center"/>
      <style:text-properties fo:color="#0000ff" fo:font-size="12pt" style:text-underline-style="solid" style:text-underline-width="auto" style:text-underline-color="font-color" style:font-size-asian="12pt" style:font-size-complex="12pt"/>
    </style:style>
    <style:style style:name="ce253" style:family="table-cell" style:parent-style-name="Collegamento_20_ipertestuale" style:data-style-name="N0">
      <style:table-cell-properties fo:border-bottom="none" style:text-align-source="fix" style:repeat-content="false" fo:wrap-option="wrap" fo:border-left="none" fo:border-right="0.002cm solid #000000" fo:border-top="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254" style:family="table-cell" style:parent-style-name="Default" style:data-style-name="N0">
      <style:table-cell-properties fo:border-bottom="none" fo:background-color="#ffffff" style:text-align-source="fix" style:repeat-content="false" fo:wrap-option="wrap" fo:border-left="0.002cm solid #000000" fo:border-right="none" fo:border-top="0.002cm solid #000000" style:vertical-align="middle"/>
      <style:paragraph-properties fo:text-align="center"/>
      <style:text-properties fo:color="#434343" style:font-name="Titillium Web" fo:font-size="12pt" style:font-name-asian="Titillium Web" style:font-size-asian="12pt" style:font-name-complex="Titillium Web" style:font-size-complex="12pt"/>
    </style:style>
    <style:style style:name="ce25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PERSONAGGIO.A4"/>
    </style:style>
    <style:style style:name="ce256"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PERSONAGGIO.A4"/>
    </style:style>
    <style:style style:name="ce257"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PERSONAGGIO.A4"/>
    </style:style>
    <style:style style:name="ce25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1]=&quot;Sì&quot;)" style:apply-style-name="cf1" style:base-cell-address="Tipologia_PERSONAGGIO.A11"/>
    </style:style>
    <style:style style:name="ce25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2]=&quot;Sì&quot;)" style:apply-style-name="cf1" style:base-cell-address="Tipologia_PERSONAGGIO.A12"/>
    </style:style>
    <style:style style:name="ce260"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PERSONAGGIO.A4"/>
    </style:style>
    <style:style style:name="ce261"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PERSONAGGIO.A4"/>
    </style:style>
    <style:style style:name="ce26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63"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5]=&quot;Sì&quot;)" style:apply-style-name="cf1" style:base-cell-address="Tipologia_PERSONAGGIO.B5"/>
    </style:style>
    <style:style style:name="ce264" style:family="table-cell" style:parent-style-name="Default" style:data-style-name="N0">
      <style:table-cell-properties fo:border-bottom="none" fo:wrap-option="wrap" fo:border-left="0.002cm solid #000000" fo:border-right="none" fo:border-top="none" style:vertical-align="middle"/>
      <style:text-properties fo:color="#404040" style:font-name="Titillium Web" fo:font-size="11pt" style:font-name-asian="Titillium Web" style:font-size-asian="11pt" style:font-name-complex="Titillium Web" style:font-size-complex="11pt"/>
    </style:style>
    <style:style style:name="ce265"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66"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67" style:family="table-cell" style:parent-style-name="Default" style:data-style-name="N0">
      <style:table-cell-properties fo:wrap-option="wrap" style:vertical-align="top"/>
      <style:text-properties fo:color="#404040" style:font-name="Titillium Web" fo:font-size="11pt" style:font-name-asian="Titillium Web" style:font-size-asian="11pt" style:font-name-complex="Titillium Web" style:font-size-complex="11pt"/>
    </style:style>
    <style:style style:name="ce268"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12]=&quot;Sì&quot;)" style:apply-style-name="cf1" style:base-cell-address="Tipologia_PERSONAGGIO.A12"/>
    </style:style>
    <style:style style:name="ce269" style:family="table-cell" style:parent-style-name="Default" style:data-style-name="N0">
      <style:table-cell-properties style:text-align-source="fix" style:repeat-content="false" fo:wrap-option="wrap"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70" style:family="table-cell" style:parent-style-name="Default" style:data-style-name="N0">
      <style:table-cell-properties fo:wrap-option="wrap"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71" style:family="table-cell" style:parent-style-name="Default" style:data-style-name="N0">
      <style:table-cell-properties fo:wrap-option="wrap" style:vertical-align="middle"/>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72" style:family="table-cell" style:parent-style-name="Default" style:data-style-name="N0">
      <style:table-cell-properties style:text-align-source="fix" style:repeat-content="false" fo:wrap-option="wrap" style:vertical-align="middle"/>
      <style:paragraph-properties fo:text-align="start" fo:margin-left="0cm" style:writing-mode="lr-tb"/>
      <style:text-properties style:font-name="Titillium Web" fo:font-size="11pt" style:font-name-asian="Titillium Web" style:font-size-asian="11pt" style:font-name-complex="Titillium Web" style:font-size-complex="11pt"/>
    </style:style>
    <style:style style:name="ce273" style:family="table-cell" style:parent-style-name="Default" style:data-style-name="N0">
      <style:table-cell-properties style:text-align-source="fix" style:repeat-content="false" fo:wrap-option="wrap"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7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7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7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77"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78"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7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8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2]=&quot;Sì&quot;)" style:apply-style-name="cf1" style:base-cell-address="Tipologia_PERSONAGGIO.A12"/>
    </style:style>
    <style:style style:name="ce281"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82"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83"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20]=&quot;Sì&quot;)" style:apply-style-name="cf1" style:base-cell-address="Tipologia_PERSONAGGIO.C20"/>
    </style:style>
    <style:style style:name="ce28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8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86"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7]=&quot;Sì&quot;)" style:apply-style-name="cf1" style:base-cell-address="Tipologia_PERSONAGGIO.D7"/>
    </style:style>
    <style:style style:name="ce28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8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1]=&quot;Sì&quot;)" style:apply-style-name="cf1" style:base-cell-address="Tipologia_PERSONAGGIO.D11"/>
    </style:style>
    <style:style style:name="ce28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2]=&quot;Sì&quot;)" style:apply-style-name="cf1" style:base-cell-address="Tipologia_PERSONAGGIO.A12"/>
    </style:style>
    <style:style style:name="ce290" style:family="table-cell" style:parent-style-name="Default" style:data-style-name="N0">
      <style:table-cell-properties style:text-align-source="fix" style:repeat-content="false"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91" style:family="table-cell" style:parent-style-name="Default" style:data-style-name="N0">
      <style:table-cell-properties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92" style:family="table-cell" style:parent-style-name="Default" style:data-style-name="N0">
      <style:table-cell-properties fo:wrap-option="wrap" style:vertical-align="middle"/>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93" style:family="table-cell" style:parent-style-name="Default" style:data-style-name="N0">
      <style:table-cell-properties style:text-align-source="fix" style:repeat-content="false" fo:wrap-option="wrap" style:vertical-align="middle"/>
      <style:paragraph-properties fo:text-align="start" fo:margin-left="0cm" style:writing-mode="lr-tb"/>
      <style:text-properties fo:color="#404040" style:font-name="Titillium Web" fo:font-size="11pt" style:font-name-asian="Titillium Web" style:font-size-asian="11pt" style:font-name-complex="Titillium Web" style:font-size-complex="11pt"/>
    </style:style>
    <style:style style:name="ce294"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PERSONAGGIO.E4"/>
    </style:style>
    <style:style style:name="ce295"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PERSONAGGIO.A4"/>
    </style:style>
    <style:style style:name="ce296"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000000"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PERSONAGGIO.A4"/>
    </style:style>
    <style:style style:name="ce297"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PERSONAGGIO.A4"/>
    </style:style>
    <style:style style:name="ce298"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8]=&quot;Sì&quot;)" style:apply-style-name="cf1" style:base-cell-address="Tipologia_PERSONAGGIO.E8"/>
    </style:style>
    <style:style style:name="ce299"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8]=&quot;Sì&quot;)" style:apply-style-name="cf1" style:base-cell-address="Tipologia_PERSONAGGIO.E8"/>
    </style:style>
    <style:style style:name="ce30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Regular" fo:font-size="11pt" style:font-name-asian="Titillium Web Regular" style:font-size-asian="11pt" style:font-name-complex="Titillium Web Regular" style:font-size-complex="11pt"/>
      <style:map style:condition="is-true-formula([.$C8]=&quot;Sì&quot;)" style:apply-style-name="cf1" style:base-cell-address="Tipologia_PERSONAGGIO.E8"/>
    </style:style>
    <style:style style:name="ce301" style:family="table-cell" style:parent-style-name="Default" style:data-style-name="N0">
      <style:table-cell-properties style:text-align-source="fix" style:repeat-content="false"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302" style:family="table-cell" style:parent-style-name="Default" style:data-style-name="N0">
      <style:table-cell-properties style:vertical-align="middle"/>
      <style:text-properties fo:color="#000000"/>
      <style:map style:condition="is-true-formula([.$C4]=&quot;Sì&quot;)" style:apply-style-name="cf1" style:base-cell-address="Tipologia_PERSONAGGIO.A4"/>
    </style:style>
    <style:style style:name="ce303" style:family="table-cell" style:parent-style-name="Default" style:data-style-name="N0">
      <style:table-cell-properties style:text-align-source="fix" style:repeat-content="false" fo:wrap-option="wrap"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PERSONAGGIO.A4"/>
    </style:style>
    <style:style style:name="ce304" style:family="table-cell" style:parent-style-name="Default" style:data-style-name="N0">
      <style:table-cell-properties style:text-align-source="fix" style:repeat-content="false" fo:wrap-option="wrap"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PERSONAGGIO.A4"/>
    </style:style>
    <style:style style:name="ce305" style:family="table-cell" style:parent-style-name="Default" style:data-style-name="N0">
      <style:table-cell-properties style:text-align-source="fix" style:repeat-content="false" fo:wrap-option="wrap" style:vertical-align="middle"/>
      <style:paragraph-properties fo:text-align="center"/>
      <style:text-properties fo:color="#00000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30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PERSONAGGIO.A4"/>
    </style:style>
    <style:style style:name="ce307"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308" style:family="table-cell" style:parent-style-name="Default" style:data-style-name="N0">
      <style:table-cell-properties style:text-align-source="fix" style:repeat-content="false" fo:wrap-option="wrap"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PERSONAGGIO.A4"/>
    </style:style>
    <style:style style:name="ce309"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310"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00000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311"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312" style:family="table-cell" style:parent-style-name="Collegamento_20_ipertestuale" style:data-style-name="N0">
      <style:table-cell-properties fo:border-bottom="none" fo:background-color="#fff2cc" style:text-align-source="fix" style:repeat-content="false" fo:wrap-option="wrap" fo:border-left="none" fo:border-right="0.002cm solid #000000" fo:border-top="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style>
    <style:style style:name="ce313"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31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315"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316"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9]=&quot;Sì&quot;)" style:apply-style-name="cf1" style:base-cell-address="Tipologia_LUOGO.A9"/>
    </style:style>
    <style:style style:name="ce31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31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31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32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fo:margin-left="0cm"/>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321" style:family="table-cell" style:parent-style-name="Default" style:data-style-name="N0">
      <style:table-cell-properties fo:border-bottom="0.002cm solid #000000" style:text-align-source="fix" style:repeat-content="false" fo:wrap-option="wrap" fo:border-left="0.002cm solid #000000" fo:border-right="0.002cm solid #000000" fo:border-top="none" style:vertical-align="middle"/>
      <style:paragraph-properties fo:text-align="center" style:writing-mode="lr-tb"/>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32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323" style:family="table-cell" style:parent-style-name="Default" style:data-style-name="N0">
      <style:table-cell-properties fo:border-bottom="0.002cm solid #000000" fo:background-color="#fff2cc" style:text-align-source="fix" style:repeat-content="false" fo:wrap-option="wrap" fo:border-left="0.002cm solid #000000" fo:border-right="0.002cm solid #000000" fo:border-top="none"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324"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325"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326"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5]=&quot;Sì&quot;)" style:apply-style-name="cf1" style:base-cell-address="Tipologia_LUOGO.B5"/>
    </style:style>
    <style:style style:name="ce327"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5]=&quot;Sì&quot;)" style:apply-style-name="cf1" style:base-cell-address="Tipologia_LUOGO.B5"/>
    </style:style>
    <style:style style:name="ce328"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29"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30"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1c2024" style:font-name="Titillium Web" fo:font-size="11pt" style:font-name-asian="Titillium Web" style:font-size-asian="11pt" style:font-name-complex="Titillium Web" style:font-size-complex="11pt"/>
    </style:style>
    <style:style style:name="ce331"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32"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33"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34"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35"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style>
    <style:style style:name="ce336"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37" style:family="table-cell" style:parent-style-name="Default" style:data-style-name="N0">
      <style:table-cell-properties fo:background-color="#fff2cc" fo:wrap-option="wrap" fo:border="0.002cm solid #000000"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38" style:family="table-cell" style:parent-style-name="Default" style:data-style-name="N0">
      <style:table-cell-properties style:text-align-source="fix" style:repeat-content="false" fo:wrap-option="wrap"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39" style:family="table-cell" style:parent-style-name="Default" style:data-style-name="N0">
      <style:table-cell-properties fo:wrap-option="wrap" style:vertical-align="middle"/>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40" style:family="table-cell" style:parent-style-name="Default" style:data-style-name="N0">
      <style:table-cell-properties fo:wrap-option="wrap"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41" style:family="table-cell" style:parent-style-name="Default" style:data-style-name="N0">
      <style:table-cell-properties style:text-align-source="fix" style:repeat-content="false" fo:wrap-option="wrap"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42"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4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5]=&quot;Sì&quot;)" style:apply-style-name="cf1" style:base-cell-address="Tipologia_LUOGO.B5"/>
    </style:style>
    <style:style style:name="ce344"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4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46"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4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4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7]=&quot;Sì&quot;)" style:apply-style-name="cf1" style:base-cell-address="Tipologia_LUOGO.C17"/>
    </style:style>
    <style:style style:name="ce349" style:family="table-cell" style:parent-style-name="Default" style:data-style-name="N0">
      <style:table-cell-properties fo:border-bottom="0.002cm solid #000000" style:text-align-source="fix" style:repeat-content="false" fo:wrap-option="wrap" fo:border-left="0.002cm solid #000000" fo:border-right="0.002cm solid #000000" fo:border-top="none"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350"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51"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52"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35]=&quot;Sì&quot;)" style:apply-style-name="cf1" style:base-cell-address="Tipologia_LUOGO.C35"/>
    </style:style>
    <style:style style:name="ce35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LUOGO.D4"/>
    </style:style>
    <style:style style:name="ce354" style:family="table-cell" style:parent-style-name="Default" style:data-style-name="N0">
      <style:table-cell-properties fo:background-color="#fff2cc"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4]=&quot;Sì&quot;)" style:apply-style-name="cf1" style:base-cell-address="Tipologia_LUOGO.D4"/>
    </style:style>
    <style:style style:name="ce355"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LUOGO.D4"/>
    </style:style>
    <style:style style:name="ce356"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4]=&quot;Sì&quot;)" style:apply-style-name="cf1" style:base-cell-address="Tipologia_LUOGO.D4"/>
    </style:style>
    <style:style style:name="ce35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5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2]=&quot;Sì&quot;)" style:apply-style-name="cf1" style:base-cell-address="Tipologia_LUOGO.D12"/>
    </style:style>
    <style:style style:name="ce35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4]=&quot;Sì&quot;)" style:apply-style-name="cf1" style:base-cell-address="Tipologia_LUOGO.D14"/>
    </style:style>
    <style:style style:name="ce36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61" style:family="table-cell" style:parent-style-name="Default" style:data-style-name="N0">
      <style:table-cell-properties fo:border-bottom="none" style:text-align-source="fix" style:repeat-content="false" fo:wrap-option="wrap" fo:border-left="0.002cm solid #000000" fo:border-right="0.002cm solid #000000" fo:border-top="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style>
    <style:style style:name="ce36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20]=&quot;Sì&quot;)" style:apply-style-name="cf1" style:base-cell-address="Tipologia_LUOGO.D20"/>
    </style:style>
    <style:style style:name="ce36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21]=&quot;Sì&quot;)" style:apply-style-name="cf1" style:base-cell-address="Tipologia_LUOGO.D21"/>
    </style:style>
    <style:style style:name="ce364" style:family="table-cell" style:parent-style-name="Default" style:data-style-name="N0">
      <style:table-cell-properties fo:background-color="#ffffff" style:text-align-source="fix" style:repeat-content="false"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65" style:family="table-cell" style:parent-style-name="Default" style:data-style-name="N0">
      <style:table-cell-properties style:text-align-source="fix" style:repeat-content="false"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6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25]=&quot;Sì&quot;)" style:apply-style-name="cf1" style:base-cell-address="Tipologia_LUOGO.D25"/>
    </style:style>
    <style:style style:name="ce367" style:family="table-cell" style:parent-style-name="Default" style:data-style-name="N0">
      <style:table-cell-properties style:text-align-source="fix" style:repeat-content="false"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68" style:family="table-cell" style:parent-style-name="Default" style:data-style-name="N0">
      <style:table-cell-properties fo:wrap-option="wrap" style:vertical-align="middle"/>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69" style:family="table-cell" style:parent-style-name="Default" style:data-style-name="N0">
      <style:table-cell-properties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70"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LUOGO.A4"/>
    </style:style>
    <style:style style:name="ce371"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LUOGO.A4"/>
    </style:style>
    <style:style style:name="ce372"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LUOGO.A4"/>
    </style:style>
    <style:style style:name="ce373"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ref!=&quot;Sì&quot;)" style:apply-style-name="cf1" style:base-cell-address="Tipologia_LUOGO.E12"/>
    </style:style>
    <style:style style:name="ce374" style:family="table-cell" style:parent-style-name="Collegamento_20_ipertestuale" style:data-style-name="N0">
      <style:table-cell-properties style:text-align-source="fix" style:repeat-content="false" fo:background-color="transparent"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LUOGO.A4"/>
    </style:style>
    <style:style style:name="ce375" style:family="table-cell" style:parent-style-name="Collegamento_20_ipertestuale" style:data-style-name="N0">
      <style:table-cell-properties fo:border-bottom="0.002cm solid #000000" style:text-align-source="fix" style:repeat-content="false" fo:background-color="transparent" fo:wrap-option="wrap" fo:border-left="0.002cm solid #000000" fo:border-right="0.002cm solid #000000" fo:border-top="none"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style>
    <style:style style:name="ce376"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LUOGO.A4"/>
    </style:style>
    <style:style style:name="ce377"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21]=&quot;Sì&quot;)" style:apply-style-name="cf1" style:base-cell-address="Tipologia_LUOGO.D21"/>
    </style:style>
    <style:style style:name="ce378"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Regular" fo:font-size="11pt" style:font-name-asian="Titillium Web Regular" style:font-size-asian="11pt" style:font-name-complex="Titillium Web Regular" style:font-size-complex="11pt"/>
      <style:map style:condition="is-true-formula([.$C21]=&quot;Sì&quot;)" style:apply-style-name="cf1" style:base-cell-address="Tipologia_LUOGO.D21"/>
    </style:style>
    <style:style style:name="ce379" style:family="table-cell" style:parent-style-name="Default" style:data-style-name="N0">
      <style:table-cell-properties style:text-align-source="fix" style:repeat-content="false" fo:wrap-option="wrap"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LUOGO.A4"/>
    </style:style>
    <style:style style:name="ce380" style:family="table-cell" style:parent-style-name="Default" style:data-style-name="N0">
      <style:table-cell-properties style:text-align-source="fix" style:repeat-content="false"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81" style:family="table-cell" style:parent-style-name="Default" style:data-style-name="N0">
      <style:table-cell-properties style:vertical-align="middle"/>
      <style:text-properties fo:color="#000000"/>
      <style:map style:condition="is-true-formula([.$C4]=&quot;Sì&quot;)" style:apply-style-name="cf1" style:base-cell-address="Tipologia_LUOGO.A4"/>
    </style:style>
    <style:style style:name="ce382" style:family="table-cell" style:parent-style-name="Default" style:data-style-name="N0">
      <style:table-cell-properties style:text-align-source="fix" style:repeat-content="false" fo:wrap-option="wrap"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LUOGO.A4"/>
    </style:style>
    <style:style style:name="ce383" style:family="table-cell" style:parent-style-name="Default" style:data-style-name="N0">
      <style:table-cell-properties style:text-align-source="fix" style:repeat-content="false" fo:wrap-option="wrap" style:vertical-align="middle"/>
      <style:paragraph-properties fo:text-align="center"/>
      <style:text-properties fo:color="#00000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84"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LUOGO.A4"/>
    </style:style>
    <style:style style:name="ce385" style:family="table-cell" style:parent-style-name="Collegamento_20_ipertestuale" style:data-style-name="N0">
      <style:table-cell-properties style:text-align-source="fix" style:repeat-content="false" fo:background-color="transparent"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LUOGO.A4"/>
    </style:style>
    <style:style style:name="ce386"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21]=&quot;Sì&quot;)" style:apply-style-name="cf1" style:base-cell-address="Tipologia_LUOGO.D21"/>
    </style:style>
    <style:style style:name="ce387"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88" style:family="table-cell" style:parent-style-name="Default" style:data-style-name="N0">
      <style:table-cell-properties style:text-align-source="fix" style:repeat-content="false" fo:wrap-option="wrap"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LUOGO.A4"/>
    </style:style>
    <style:style style:name="ce389"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90" style:family="table-cell" style:parent-style-name="Collegamento_20_ipertestuale" style:data-style-name="N0">
      <style:table-cell-properties fo:background-color="#fff2cc" style:text-align-source="fix" style:repeat-content="false"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style>
    <style:style style:name="ce391"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92" style:family="table-cell" style:parent-style-name="Collegamento_20_ipertestuale" style:data-style-name="N0">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LUOGO.E12"/>
    </style:style>
    <style:style style:name="ce393" style:family="table-cell" style:parent-style-name="Collegamento_20_ipertestuale" style:data-style-name="N0">
      <style:table-cell-properties fo:border-bottom="0.002cm solid #000000" fo:background-color="#ffffff" style:text-align-source="fix" style:repeat-content="false" fo:border-left="none" fo:border-right="0.002cm solid #000000" fo:border-top="none"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style>
    <style:style style:name="ce394" style:family="table-cell" style:parent-style-name="Collegamento_20_ipertestuale" style:data-style-name="N0">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LUOGO.G14"/>
    </style:style>
    <style:style style:name="ce39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fo:margin-left="0cm"/>
      <style:text-properties fo:color="#434343" style:font-name="Titillium Web1" fo:font-size="11pt" style:font-name-asian="Titillium Web Regular" style:font-size-asian="11pt" style:font-name-complex="Titillium Web Regular" style:font-size-complex="11pt"/>
      <style:map style:condition="is-true-formula([.$C4]=&quot;Sì&quot;)" style:apply-style-name="cf1" style:base-cell-address="Tipologia_LUOGO.A4"/>
    </style:style>
    <style:style style:name="ce396" style:family="table-cell" style:parent-style-name="Default" style:data-style-name="N0">
      <style:table-cell-properties fo:background-color="#fff2cc" fo:wrap-option="wrap" fo:border="0.002cm solid #000000" style:vertical-align="middle"/>
      <style:text-properties fo:color="#00b0f0" style:font-name="Titillium Web" fo:font-size="11pt" style:font-name-asian="Titillium Web" style:font-size-asian="11pt" style:font-name-complex="Titillium Web" style:font-size-complex="11pt"/>
      <style:map style:condition="is-true-formula([.$C21]=&quot;Sì&quot;)" style:apply-style-name="cf1" style:base-cell-address="Tipologia_LUOGO.D21"/>
    </style:style>
    <style:style style:name="ce397"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21]=&quot;Sì&quot;)" style:apply-style-name="cf1" style:base-cell-address="Tipologia_LUOGO.D21"/>
    </style:style>
    <style:style style:name="ce398"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99" style:family="table-cell" style:parent-style-name="Default" style:data-style-name="N0">
      <style:table-cell-properties fo:border-bottom="0.002cm solid #000000" fo:background-color="#efefef" style:text-align-source="fix" style:repeat-content="false" fo:border-left="0.002cm solid #000000" fo:border-right="none" fo:border-top="0.002cm solid #000000" style:vertical-align="middle"/>
      <style:paragraph-properties fo:text-align="center"/>
      <style:text-properties fo:color="#4a86e8" style:font-name="Titillium Web" fo:font-size="21pt" style:font-name-asian="Titillium Web" style:font-size-asian="21pt" style:font-name-complex="Titillium Web" style:font-size-complex="21pt"/>
    </style:style>
    <style:style style:name="ce400" style:family="table-cell" style:parent-style-name="Default" style:data-style-name="N0">
      <style:table-cell-properties fo:border-bottom="none" style:text-align-source="fix" style:repeat-content="false" fo:wrap-option="wrap" fo:border-left="none" fo:border-right="none" fo:border-top="0.002cm solid #000000" style:vertical-align="middle"/>
      <style:paragraph-properties fo:text-align="center"/>
      <style:text-properties style:font-name="Titillium Web" fo:font-size="12pt" style:font-name-asian="Titillium Web" style:font-size-asian="12pt" style:font-name-complex="Titillium Web" style:font-size-complex="12pt"/>
    </style:style>
    <style:style style:name="ce40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NOTIZIA.A4"/>
    </style:style>
    <style:style style:name="ce40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NOTIZIA.A4"/>
    </style:style>
    <style:style style:name="ce403"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NOTIZIA.A4"/>
    </style:style>
    <style:style style:name="ce40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7]=&quot;Sì&quot;)" style:apply-style-name="cf1" style:base-cell-address="Tipologia_NOTIZIA.A17"/>
    </style:style>
    <style:style style:name="ce40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7]=&quot;Sì&quot;)" style:apply-style-name="cf1" style:base-cell-address="Tipologia_NOTIZIA.A17"/>
    </style:style>
    <style:style style:name="ce406"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7]=&quot;Sì&quot;)" style:apply-style-name="cf1" style:base-cell-address="Tipologia_NOTIZIA.A17"/>
    </style:style>
    <style:style style:name="ce407" style:family="table-cell" style:parent-style-name="Default" style:data-style-name="N0">
      <style:table-cell-properties fo:border-bottom="0.002cm solid #d9d9d9" style:text-align-source="fix" style:repeat-content="false" fo:wrap-option="wrap" fo:border-left="0.002cm solid #d9d9d9" fo:border-right="none" fo:border-top="none" style:vertical-align="automatic"/>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7]=&quot;Sì&quot;)" style:apply-style-name="cf1" style:base-cell-address="Tipologia_NOTIZIA.A17"/>
    </style:style>
    <style:style style:name="ce408"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409"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5]=&quot;Sì&quot;)" style:apply-style-name="cf1" style:base-cell-address="Tipologia_NOTIZIA.B5"/>
    </style:style>
    <style:style style:name="ce410"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6]=&quot;Sì&quot;)" style:apply-style-name="cf1" style:base-cell-address="Tipologia_NOTIZIA.B6"/>
    </style:style>
    <style:style style:name="ce411"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8]=&quot;Sì&quot;)" style:apply-style-name="cf1" style:base-cell-address="Tipologia_NOTIZIA.B8"/>
    </style:style>
    <style:style style:name="ce41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8]=&quot;Sì&quot;)" style:apply-style-name="cf1" style:base-cell-address="Tipologia_NOTIZIA.B8"/>
    </style:style>
    <style:style style:name="ce413"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14]=&quot;Sì&quot;)" style:apply-style-name="cf1" style:base-cell-address="Tipologia_NOTIZIA.B14"/>
    </style:style>
    <style:style style:name="ce414"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415"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16]=&quot;Sì&quot;)" style:apply-style-name="cf1" style:base-cell-address="Tipologia_NOTIZIA.B16"/>
    </style:style>
    <style:style style:name="ce416" style:family="table-cell" style:parent-style-name="Default" style:data-style-name="N0">
      <style:table-cell-properties fo:border-bottom="0.002cm solid #000000" fo:wrap-option="wrap" fo:border-left="none" fo:border-right="none" fo:border-top="0.002cm solid #000000" style:vertical-align="automatic"/>
      <style:text-properties fo:color="#404040" style:font-name="Titillium Web" fo:font-size="11pt" style:font-name-asian="Titillium Web" style:font-size-asian="11pt" style:font-name-complex="Titillium Web" style:font-size-complex="11pt"/>
    </style:style>
    <style:style style:name="ce417" style:family="table-cell" style:parent-style-name="Default" style:data-style-name="N0">
      <style:table-cell-properties fo:border-bottom="0.002cm solid #000000" fo:wrap-option="wrap" fo:border-left="none" fo:border-right="none" fo:border-top="none" style:vertical-align="automatic"/>
      <style:text-properties fo:color="#404040" style:font-name="Titillium Web" fo:font-size="11pt" style:font-name-asian="Titillium Web" style:font-size-asian="11pt" style:font-name-complex="Titillium Web" style:font-size-complex="11pt"/>
    </style:style>
    <style:style style:name="ce418" style:family="table-cell" style:parent-style-name="Default" style:data-style-name="N0">
      <style:table-cell-properties fo:wrap-option="wrap" style:vertical-align="automatic"/>
      <style:text-properties fo:color="#404040" style:font-name="Titillium Web" fo:font-size="11pt" style:font-name-asian="Titillium Web" style:font-size-asian="11pt" style:font-name-complex="Titillium Web" style:font-size-complex="11pt"/>
    </style:style>
    <style:style style:name="ce419"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21]=&quot;Sì&quot;)" style:apply-style-name="cf1" style:base-cell-address="Tipologia_NOTIZIA.B21"/>
    </style:style>
    <style:style style:name="ce420" style:family="table-cell" style:parent-style-name="Default" style:data-style-name="N0">
      <style:table-cell-properties style:text-align-source="fix" style:repeat-content="false" fo:wrap-option="wrap" style:vertical-align="middle"/>
      <style:paragraph-properties fo:text-align="start" fo:margin-left="0cm"/>
      <style:text-properties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421" style:family="table-cell" style:parent-style-name="Default" style:data-style-name="N0">
      <style:table-cell-properties style:text-align-source="fix" style:repeat-content="false" fo:wrap-option="wrap"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422" style:family="table-cell" style:parent-style-name="Default" style:data-style-name="N0">
      <style:table-cell-properties fo:wrap-option="wrap" style:vertical-align="automatic"/>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42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424"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42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6]=&quot;Sì&quot;)" style:apply-style-name="cf1" style:base-cell-address="Tipologia_NOTIZIA.B6"/>
    </style:style>
    <style:style style:name="ce426"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8]=&quot;Sì&quot;)" style:apply-style-name="cf1" style:base-cell-address="Tipologia_NOTIZIA.B8"/>
    </style:style>
    <style:style style:name="ce42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8]=&quot;Sì&quot;)" style:apply-style-name="cf1" style:base-cell-address="Tipologia_NOTIZIA.B8"/>
    </style:style>
    <style:style style:name="ce42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4]=&quot;Sì&quot;)" style:apply-style-name="cf1" style:base-cell-address="Tipologia_NOTIZIA.B14"/>
    </style:style>
    <style:style style:name="ce42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43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21]=&quot;Sì&quot;)" style:apply-style-name="cf1" style:base-cell-address="Tipologia_NOTIZIA.B21"/>
    </style:style>
    <style:style style:name="ce431"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NOTIZIA.B4"/>
    </style:style>
    <style:style style:name="ce43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NOTIZIA.D4"/>
    </style:style>
    <style:style style:name="ce43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NOTIZIA.D4"/>
    </style:style>
    <style:style style:name="ce43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8]=&quot;Sì&quot;)" style:apply-style-name="cf1" style:base-cell-address="Tipologia_NOTIZIA.B8"/>
    </style:style>
    <style:style style:name="ce43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8]=&quot;Sì&quot;)" style:apply-style-name="cf1" style:base-cell-address="Tipologia_NOTIZIA.B8"/>
    </style:style>
    <style:style style:name="ce43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4]=&quot;Sì&quot;)" style:apply-style-name="cf1" style:base-cell-address="Tipologia_NOTIZIA.D14"/>
    </style:style>
    <style:style style:name="ce43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4]=&quot;Sì&quot;)" style:apply-style-name="cf1" style:base-cell-address="Tipologia_NOTIZIA.D14"/>
    </style:style>
    <style:style style:name="ce438" style:family="table-cell" style:parent-style-name="Default" style:data-style-name="N0">
      <style:table-cell-properties fo:background-color="#fff2cc"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21]=&quot;Sì&quot;)" style:apply-style-name="cf1" style:base-cell-address="Tipologia_NOTIZIA.B21"/>
    </style:style>
    <style:style style:name="ce439"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NOTIZIA.B4"/>
    </style:style>
    <style:style style:name="ce440"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17]=&quot;Sì&quot;)" style:apply-style-name="cf1" style:base-cell-address="Tipologia_NOTIZIA.E17"/>
    </style:style>
    <style:style style:name="ce441" style:family="table-cell" style:parent-style-name="Collegamento_20_ipertestuale" style:data-style-name="N0">
      <style:table-cell-properties fo:border-bottom="0.002cm solid #000000" style:text-align-source="fix" style:repeat-content="false" fo:background-color="transparent" fo:wrap-option="wrap" fo:border-left="0.002cm solid #000000" fo:border-right="none" fo:border-top="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15]=&quot;Sì&quot;)" style:apply-style-name="cf1" style:base-cell-address="Tipologia_NOTIZIA.F15"/>
    </style:style>
    <style:style style:name="ce442" style:family="table-cell" style:parent-style-name="Collegamento_20_ipertestuale" style:data-style-name="N0">
      <style:table-cell-properties style:text-align-source="fix" style:repeat-content="false" fo:background-color="transparent"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15]=&quot;Sì&quot;)" style:apply-style-name="cf1" style:base-cell-address="Tipologia_NOTIZIA.F15"/>
    </style:style>
    <style:style style:name="ce443" style:family="table-cell" style:parent-style-name="Collegamento_20_ipertestuale" style:data-style-name="N0">
      <style:table-cell-properties style:text-align-source="fix" style:repeat-content="false" fo:background-color="transparent"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17]=&quot;Sì&quot;)" style:apply-style-name="cf1" style:base-cell-address="Tipologia_NOTIZIA.E17"/>
    </style:style>
    <style:style style:name="ce444" style:family="table-cell" style:parent-style-name="Collegamento_20_ipertestuale" style:data-style-name="N0">
      <style:table-cell-properties style:text-align-source="fix" style:repeat-content="false" fo:background-color="transparent"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17]=&quot;Sì&quot;)" style:apply-style-name="cf1" style:base-cell-address="Tipologia_NOTIZIA.E17"/>
    </style:style>
    <style:style style:name="ce445" style:family="table-cell" style:parent-style-name="Default" style:data-style-name="N0">
      <style:table-cell-properties fo:border-bottom="none" fo:background-color="#fff2cc" fo:border-left="0.002cm solid #000000" fo:border-right="0.002cm solid #000000" fo:border-top="0.002cm solid #000000"/>
      <style:text-properties fo:color="#000000"/>
    </style:style>
    <style:style style:name="ce446"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LUOGO.G14"/>
    </style:style>
    <style:style style:name="ce447" style:family="table-cell" style:parent-style-name="Collegamento_20_ipertestuale" style:data-style-name="N0">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LUOGO.G14"/>
    </style:style>
    <style:style style:name="ce44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MOSTRA_o_EVENTO.A4"/>
    </style:style>
    <style:style style:name="ce44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MOSTRA_o_EVENTO.A4"/>
    </style:style>
    <style:style style:name="ce45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MOSTRA_o_EVENTO.A4"/>
    </style:style>
    <style:style style:name="ce451"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MOSTRA_o_EVENTO.A4"/>
    </style:style>
    <style:style style:name="ce452"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45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MOSTRA_o_EVENTO.A6"/>
    </style:style>
    <style:style style:name="ce45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MOSTRA_o_EVENTO.A6"/>
    </style:style>
    <style:style style:name="ce455"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MOSTRA_o_EVENTO.A6"/>
    </style:style>
    <style:style style:name="ce456"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8]=&quot;Sì&quot;)" style:apply-style-name="cf1" style:base-cell-address="Tipologia_MOSTRA_o_EVENTO.A18"/>
    </style:style>
    <style:style style:name="ce45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9]=&quot;Sì&quot;)" style:apply-style-name="cf1" style:base-cell-address="Tipologia_MOSTRA_o_EVENTO.A19"/>
    </style:style>
    <style:style style:name="ce458"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20]=&quot;Sì&quot;)" style:apply-style-name="cf1" style:base-cell-address="Tipologia_MOSTRA_o_EVENTO.A20"/>
    </style:style>
    <style:style style:name="ce45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22]=&quot;Sì&quot;)" style:apply-style-name="cf1" style:base-cell-address="Tipologia_MOSTRA_o_EVENTO.A22"/>
    </style:style>
    <style:style style:name="ce46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MOSTRA_o_EVENTO.A6"/>
    </style:style>
    <style:style style:name="ce461"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462"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MOSTRA_o_EVENTO.A6"/>
    </style:style>
    <style:style style:name="ce463"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64"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65"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66"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67"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68"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69" style:family="table-cell" style:parent-style-name="Default" style:data-style-name="N0">
      <style:table-cell-properties fo:background-color="#fff2cc" fo:wrap-option="wrap" fo:border="0.002cm solid #000000" style:vertical-align="middle"/>
      <style:text-properties fo:color="#434343" style:font-name="Titillium Web" fo:font-size="11pt" style:font-name-asian="Titillium Web" style:font-size-asian="11pt" style:font-name-complex="Titillium Web" style:font-size-complex="11pt"/>
      <style:map style:condition="is-true-formula([.$C19]=&quot;Sì&quot;)" style:apply-style-name="cf1" style:base-cell-address="Tipologia_MOSTRA_o_EVENTO.A19"/>
    </style:style>
    <style:style style:name="ce470"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20]=&quot;Sì&quot;)" style:apply-style-name="cf1" style:base-cell-address="Tipologia_MOSTRA_o_EVENTO.A20"/>
    </style:style>
    <style:style style:name="ce471"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22]=&quot;Sì&quot;)" style:apply-style-name="cf1" style:base-cell-address="Tipologia_MOSTRA_o_EVENTO.A22"/>
    </style:style>
    <style:style style:name="ce47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73" style:family="table-cell" style:parent-style-name="Default" style:data-style-name="N0">
      <style:table-cell-properties style:text-align-source="fix" style:repeat-content="false" fo:wrap-option="wrap"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7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7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76"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77"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78"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7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8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8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82"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20]=&quot;Sì&quot;)" style:apply-style-name="cf1" style:base-cell-address="Tipologia_MOSTRA_o_EVENTO.A20"/>
    </style:style>
    <style:style style:name="ce483"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22]=&quot;Sì&quot;)" style:apply-style-name="cf1" style:base-cell-address="Tipologia_MOSTRA_o_EVENTO.A22"/>
    </style:style>
    <style:style style:name="ce484"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8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86"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487"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8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4]=&quot;Sì&quot;)" style:apply-style-name="cf1" style:base-cell-address="Tipologia_MOSTRA_o_EVENTO.D4"/>
    </style:style>
    <style:style style:name="ce489"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4]=&quot;Sì&quot;)" style:apply-style-name="cf1" style:base-cell-address="Tipologia_MOSTRA_o_EVENTO.D4"/>
    </style:style>
    <style:style style:name="ce49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MOSTRA_o_EVENTO.D4"/>
    </style:style>
    <style:style style:name="ce491"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MOSTRA_o_EVENTO.D4"/>
    </style:style>
    <style:style style:name="ce492"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10]=&quot;Sì&quot;)" style:apply-style-name="cf1" style:base-cell-address="Tipologia_MOSTRA_o_EVENTO.D10"/>
    </style:style>
    <style:style style:name="ce49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1]=&quot;Sì&quot;)" style:apply-style-name="cf1" style:base-cell-address="Tipologia_MOSTRA_o_EVENTO.D11"/>
    </style:style>
    <style:style style:name="ce49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95"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9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B15]=&quot;Sì&quot;)" style:apply-style-name="cf1" style:base-cell-address="Tipologia_MOSTRA_o_EVENTO.D15"/>
    </style:style>
    <style:style style:name="ce49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5]=&quot;Sì&quot;)" style:apply-style-name="cf1" style:base-cell-address="Tipologia_MOSTRA_o_EVENTO.D15"/>
    </style:style>
    <style:style style:name="ce498"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5]=&quot;Sì&quot;)" style:apply-style-name="cf1" style:base-cell-address="Tipologia_MOSTRA_o_EVENTO.D15"/>
    </style:style>
    <style:style style:name="ce49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9]=&quot;Sì&quot;)" style:apply-style-name="cf1" style:base-cell-address="Tipologia_MOSTRA_o_EVENTO.D19"/>
    </style:style>
    <style:style style:name="ce50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20]=&quot;Sì&quot;)" style:apply-style-name="cf1" style:base-cell-address="Tipologia_MOSTRA_o_EVENTO.D20"/>
    </style:style>
    <style:style style:name="ce50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21]=&quot;Sì&quot;)" style:apply-style-name="cf1" style:base-cell-address="Tipologia_MOSTRA_o_EVENTO.D21"/>
    </style:style>
    <style:style style:name="ce502"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22]=&quot;Sì&quot;)" style:apply-style-name="cf1" style:base-cell-address="Tipologia_MOSTRA_o_EVENTO.A22"/>
    </style:style>
    <style:style style:name="ce503"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23]=&quot;Sì&quot;)" style:apply-style-name="cf1" style:base-cell-address="Tipologia_MOSTRA_o_EVENTO.D23"/>
    </style:style>
    <style:style style:name="ce50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23]=&quot;Sì&quot;)" style:apply-style-name="cf1" style:base-cell-address="Tipologia_MOSTRA_o_EVENTO.D23"/>
    </style:style>
    <style:style style:name="ce505" style:family="table-cell" style:parent-style-name="Default" style:data-style-name="N0">
      <style:table-cell-properties style:text-align-source="fix" style:repeat-content="false" style:vertical-align="middle"/>
      <style:paragraph-properties fo:text-align="start" fo:margin-left="0cm"/>
      <style:text-properties fo:color="#434343" style:font-name="Titillium Web" fo:font-size="11pt" style:font-name-asian="Titillium Web" style:font-size-asian="11pt" style:font-name-complex="Titillium Web" style:font-size-complex="11pt"/>
    </style:style>
    <style:style style:name="ce506" style:family="table-cell" style:parent-style-name="Default" style:data-style-name="N0">
      <style:table-cell-properties style:text-align-source="fix" style:repeat-content="false"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507"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MOSTRA_o_EVENTO.E4"/>
    </style:style>
    <style:style style:name="ce508"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MOSTRA_o_EVENTO.A4"/>
    </style:style>
    <style:style style:name="ce509"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MOSTRA_o_EVENTO.A4"/>
    </style:style>
    <style:style style:name="ce510"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MOSTRA_o_EVENTO.A4"/>
    </style:style>
    <style:style style:name="ce511"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MOSTRA_o_EVENTO.A4"/>
    </style:style>
    <style:style style:name="ce51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b0f0" style:font-name="Titillium Web Regular" fo:font-size="11pt" style:font-name-asian="Titillium Web Regular" style:font-size-asian="11pt" style:font-name-complex="Titillium Web Regular" style:font-size-complex="11pt"/>
      <style:map style:condition="is-true-formula(#ref!=&quot;Sì&quot;)" style:apply-style-name="cf1" style:base-cell-address="Tipologia_MOSTRA_o_EVENTO.E12"/>
    </style:style>
    <style:style style:name="ce513"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14]=&quot;Sì&quot;)" style:apply-style-name="cf1" style:base-cell-address="Tipologia_MOSTRA_o_EVENTO.E14"/>
    </style:style>
    <style:style style:name="ce514" style:family="table-cell" style:parent-style-name="Collegamento_20_ipertestuale" style:data-style-name="N0">
      <style:table-cell-properties fo:background-color="#fff2cc" style:text-align-source="fix" style:repeat-content="false" fo:border="0.002cm solid #000000" style:vertical-align="middle"/>
      <style:paragraph-properties fo:text-align="center"/>
      <style:text-properties fo:color="#000000"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14]=&quot;Sì&quot;)" style:apply-style-name="cf1" style:base-cell-address="Tipologia_MOSTRA_o_EVENTO.E14"/>
    </style:style>
    <style:style style:name="ce515" style:family="table-cell" style:parent-style-name="Default" style:data-style-name="N0">
      <style:table-cell-properties fo:border="0.002cm solid #000000"/>
      <style:text-properties style:font-name="Titillium Web Regular" fo:font-size="11pt" style:font-name-asian="Titillium Web Regular" style:font-size-asian="11pt" style:font-name-complex="Titillium Web Regular" style:font-size-complex="11pt"/>
    </style:style>
    <style:style style:name="ce516"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17]=&quot;Sì&quot;)" style:apply-style-name="cf1" style:base-cell-address="Tipologia_MOSTRA_o_EVENTO.E17"/>
    </style:style>
    <style:style style:name="ce517"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19]=&quot;Sì&quot;)" style:apply-style-name="cf1" style:base-cell-address="Tipologia_MOSTRA_o_EVENTO.D19"/>
    </style:style>
    <style:style style:name="ce518"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20]=&quot;Sì&quot;)" style:apply-style-name="cf1" style:base-cell-address="Tipologia_MOSTRA_o_EVENTO.E20"/>
    </style:style>
    <style:style style:name="ce519"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Regular" fo:font-size="11pt" style:font-name-asian="Titillium Web Regular" style:font-size-asian="11pt" style:font-name-complex="Titillium Web Regular" style:font-size-complex="11pt"/>
      <style:map style:condition="is-true-formula([.$C20]=&quot;Sì&quot;)" style:apply-style-name="cf1" style:base-cell-address="Tipologia_MOSTRA_o_EVENTO.E20"/>
    </style:style>
    <style:style style:name="ce520"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6]=&quot;Sì&quot;)" style:apply-style-name="cf1" style:base-cell-address="Tipologia_MOSTRA_o_EVENTO.A6"/>
    </style:style>
    <style:style style:name="ce521" style:family="table-cell" style:parent-style-name="Default" style:data-style-name="N0">
      <style:table-cell-properties style:text-align-source="fix" style:repeat-content="false" fo:wrap-option="wrap"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25]=&quot;Sì&quot;)" style:apply-style-name="cf1" style:base-cell-address="Tipologia_MOSTRA_o_EVENTO.E25"/>
    </style:style>
    <style:style style:name="ce522"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14]=&quot;Sì&quot;)" style:apply-style-name="cf1" style:base-cell-address="Tipologia_MOSTRA_o_EVENTO.E14"/>
    </style:style>
    <style:style style:name="ce523" style:family="table-cell" style:parent-style-name="Collegamento_20_ipertestuale" style:data-style-name="N0">
      <style:table-cell-properties fo:background-color="#ffffff"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6]=&quot;Sì&quot;)" style:apply-style-name="cf1" style:base-cell-address="Tipologia_MOSTRA_o_EVENTO.A6"/>
    </style:style>
    <style:style style:name="ce524" style:family="table-cell" style:parent-style-name="Collegamento_20_ipertestuale" style:data-style-name="N0">
      <style:table-cell-properties fo:background-color="#ffffff" style:text-align-source="fix" style:repeat-content="false"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6]=&quot;Sì&quot;)" style:apply-style-name="cf1" style:base-cell-address="Tipologia_MOSTRA_o_EVENTO.A6"/>
    </style:style>
    <style:style style:name="ce525"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19]=&quot;Sì&quot;)" style:apply-style-name="cf1" style:base-cell-address="Tipologia_MOSTRA_o_EVENTO.D19"/>
    </style:style>
    <style:style style:name="ce526"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20]=&quot;Sì&quot;)" style:apply-style-name="cf1" style:base-cell-address="Tipologia_MOSTRA_o_EVENTO.E20"/>
    </style:style>
    <style:style style:name="ce527"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22]=&quot;Sì&quot;)" style:apply-style-name="cf1" style:base-cell-address="Tipologia_MOSTRA_o_EVENTO.F22"/>
    </style:style>
    <style:style style:name="ce528" style:family="table-cell" style:parent-style-name="Collegamento_20_ipertestuale" style:data-style-name="N0">
      <style:table-cell-properties fo:background-color="#ffffff"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22]=&quot;Sì&quot;)" style:apply-style-name="cf1" style:base-cell-address="Tipologia_MOSTRA_o_EVENTO.F22"/>
    </style:style>
    <style:style style:name="ce529"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MOSTRA_o_EVENTO.E4"/>
    </style:style>
    <style:style style:name="ce530"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531"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532"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533" style:family="table-cell" style:parent-style-name="Collegamento_20_ipertestuale" style:data-style-name="N0">
      <style:table-cell-properties fo:border-bottom="0.002cm solid #000000" fo:background-color="#fff2cc" style:text-align-source="fix" style:repeat-content="false" fo:wrap-option="wrap"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MOSTRA_o_EVENTO.G12"/>
    </style:style>
    <style:style style:name="ce534" style:family="table-cell" style:parent-style-name="Collegamento_20_ipertestuale" style:data-style-name="N0">
      <style:table-cell-properties fo:border-bottom="0.002cm solid #000000" fo:background-color="#fff2cc" style:text-align-source="fix" style:repeat-content="false"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535" style:family="table-cell" style:parent-style-name="Collegamento_20_ipertestuale" style:data-style-name="N0">
      <style:table-cell-properties fo:border-bottom="0.002cm solid #000000" style:text-align-source="fix" style:repeat-content="false" fo:background-color="transparent" fo:wrap-option="wrap"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MOSTRA_o_EVENTO.G12"/>
    </style:style>
    <style:style style:name="ce536"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20]=&quot;Sì&quot;)" style:apply-style-name="cf1" style:base-cell-address="Tipologia_MOSTRA_o_EVENTO.E20"/>
    </style:style>
    <style:style style:name="ce537"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20]=&quot;Sì&quot;)" style:apply-style-name="cf1" style:base-cell-address="Tipologia_MOSTRA_o_EVENTO.E20"/>
    </style:style>
    <style:style style:name="ce538" style:family="table-cell" style:parent-style-name="Default" style:data-style-name="N0">
      <style:table-cell-properties fo:background-color="#ffffff"/>
      <style:text-properties fo:color="#00b0f0"/>
    </style:style>
    <style:style style:name="ce53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ATTIVITÀ_EDUCATIVA.A4"/>
    </style:style>
    <style:style style:name="ce54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ATTIVITÀ_EDUCATIVA.A4"/>
    </style:style>
    <style:style style:name="ce54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0]=&quot;Sì&quot;)" style:apply-style-name="cf1" style:base-cell-address="Tipologia_ATTIVITÀ_EDUCATIVA.A10"/>
    </style:style>
    <style:style style:name="ce54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3]=&quot;Sì&quot;)" style:apply-style-name="cf1" style:base-cell-address="Tipologia_ATTIVITÀ_EDUCATIVA.A13"/>
    </style:style>
    <style:style style:name="ce54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4]=&quot;Sì&quot;)" style:apply-style-name="cf1" style:base-cell-address="Tipologia_ATTIVITÀ_EDUCATIVA.A14"/>
    </style:style>
    <style:style style:name="ce544"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5]=&quot;Sì&quot;)" style:apply-style-name="cf1" style:base-cell-address="Tipologia_ATTIVITÀ_EDUCATIVA.A15"/>
    </style:style>
    <style:style style:name="ce54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0]=&quot;Sì&quot;)" style:apply-style-name="cf1" style:base-cell-address="Tipologia_ATTIVITÀ_EDUCATIVA.A10"/>
    </style:style>
    <style:style style:name="ce546"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ATTIVITÀ_EDUCATIVA.A4"/>
    </style:style>
    <style:style style:name="ce547"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ATTIVITÀ_EDUCATIVA.A4"/>
    </style:style>
    <style:style style:name="ce548"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1c2024"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49" style:family="table-cell" style:parent-style-name="Default" style:data-style-name="N0">
      <style:table-cell-properties fo:background-color="#fff2cc" fo:wrap-option="wrap" fo:border="0.002cm solid #000000" style:vertical-align="middle"/>
      <style:text-properties fo:color="#434343"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50" style:family="table-cell" style:parent-style-name="Default" style:data-style-name="N0">
      <style:table-cell-properties fo:background-color="#fff2cc" fo:wrap-option="wrap" fo:border="0.002cm solid #000000" style:vertical-align="middle"/>
      <style:text-properties fo:color="#434343" style:font-name="Titillium Web" fo:font-size="11pt" style:font-name-asian="Titillium Web" style:font-size-asian="11pt" style:font-name-complex="Titillium Web" style:font-size-complex="11pt"/>
      <style:map style:condition="is-true-formula([.$C14]=&quot;Sì&quot;)" style:apply-style-name="cf1" style:base-cell-address="Tipologia_ATTIVITÀ_EDUCATIVA.A14"/>
    </style:style>
    <style:style style:name="ce551"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5]=&quot;Sì&quot;)" style:apply-style-name="cf1" style:base-cell-address="Tipologia_ATTIVITÀ_EDUCATIVA.A15"/>
    </style:style>
    <style:style style:name="ce552"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53"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5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IVITÀ_EDUCATIVA.A4"/>
    </style:style>
    <style:style style:name="ce55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IVITÀ_EDUCATIVA.A4"/>
    </style:style>
    <style:style style:name="ce55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ATTIVITÀ_EDUCATIVA.A4"/>
    </style:style>
    <style:style style:name="ce55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5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59"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5]=&quot;Sì&quot;)" style:apply-style-name="cf1" style:base-cell-address="Tipologia_ATTIVITÀ_EDUCATIVA.A15"/>
    </style:style>
    <style:style style:name="ce560"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6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ATTIVITÀ_EDUCATIVA.D4"/>
    </style:style>
    <style:style style:name="ce562"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ATTIVITÀ_EDUCATIVA.D4"/>
    </style:style>
    <style:style style:name="ce56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6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2]=&quot;Sì&quot;)" style:apply-style-name="cf1" style:base-cell-address="Tipologia_ATTIVITÀ_EDUCATIVA.D12"/>
    </style:style>
    <style:style style:name="ce56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2]=&quot;Sì&quot;)" style:apply-style-name="cf1" style:base-cell-address="Tipologia_ATTIVITÀ_EDUCATIVA.D12"/>
    </style:style>
    <style:style style:name="ce56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4]=&quot;Sì&quot;)" style:apply-style-name="cf1" style:base-cell-address="Tipologia_ATTIVITÀ_EDUCATIVA.D14"/>
    </style:style>
    <style:style style:name="ce56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5]=&quot;Sì&quot;)" style:apply-style-name="cf1" style:base-cell-address="Tipologia_ATTIVITÀ_EDUCATIVA.D15"/>
    </style:style>
    <style:style style:name="ce56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16]=&quot;Sì&quot;)" style:apply-style-name="cf1" style:base-cell-address="Tipologia_ATTIVITÀ_EDUCATIVA.D16"/>
    </style:style>
    <style:style style:name="ce569"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7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8]=&quot;Sì&quot;)" style:apply-style-name="cf1" style:base-cell-address="Tipologia_ATTIVITÀ_EDUCATIVA.D18"/>
    </style:style>
    <style:style style:name="ce571"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00ff"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ATTIVITÀ_EDUCATIVA.E4"/>
    </style:style>
    <style:style style:name="ce572"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0000ff"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ATTIVITÀ_EDUCATIVA.E4"/>
    </style:style>
    <style:style style:name="ce573"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ATTIVITÀ_EDUCATIVA.E4"/>
    </style:style>
    <style:style style:name="ce574" style:family="table-cell" style:parent-style-name="Collegamento_20_ipertestuale" style:data-style-name="N0">
      <style:table-cell-properties fo:background-color="#ffffff"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ATTIVITÀ_EDUCATIVA.E4"/>
    </style:style>
    <style:style style:name="ce575" style:family="table-cell" style:parent-style-name="Collegamento_20_ipertestuale" style:data-style-name="N0">
      <style:table-cell-properties fo:background-color="#fff2cc" style:text-align-source="fix" style:repeat-content="false"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ATTIVITÀ_EDUCATIVA.E4"/>
    </style:style>
    <style:style style:name="ce576"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0000ff" style:font-name="Titillium Web Regular" fo:font-size="11pt" style:font-name-asian="Titillium Web Regular" style:font-size-asian="11pt" style:font-name-complex="Titillium Web Regular" style:font-size-complex="11pt"/>
      <style:map style:condition="is-true-formula([.$C13]=&quot;Sì&quot;)" style:apply-style-name="cf1" style:base-cell-address="Tipologia_ATTIVITÀ_EDUCATIVA.E13"/>
    </style:style>
    <style:style style:name="ce577"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14]=&quot;Sì&quot;)" style:apply-style-name="cf1" style:base-cell-address="Tipologia_ATTIVITÀ_EDUCATIVA.D14"/>
    </style:style>
    <style:style style:name="ce578"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15]=&quot;Sì&quot;)" style:apply-style-name="cf1" style:base-cell-address="Tipologia_ATTIVITÀ_EDUCATIVA.E15"/>
    </style:style>
    <style:style style:name="ce579"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00ff" style:font-name="Titillium Web Regular" fo:font-size="11pt" style:font-name-asian="Titillium Web Regular" style:font-size-asian="11pt" style:font-name-complex="Titillium Web Regular" style:font-size-complex="11pt"/>
      <style:map style:condition="is-true-formula([.$C15]=&quot;Sì&quot;)" style:apply-style-name="cf1" style:base-cell-address="Tipologia_ATTIVITÀ_EDUCATIVA.E15"/>
    </style:style>
    <style:style style:name="ce580" style:family="table-cell" style:parent-style-name="Default" style:data-style-name="N0">
      <style:table-cell-properties fo:border="0.002cm solid #000000"/>
      <style:text-properties fo:color="#0000ff" style:font-name="Titillium Web Regular" fo:font-size="11pt" style:font-name-asian="Titillium Web Regular" style:font-size-asian="11pt" style:font-name-complex="Titillium Web Regular" style:font-size-complex="11pt"/>
    </style:style>
    <style:style style:name="ce581" style:family="table-cell" style:parent-style-name="Default" style:data-style-name="N0">
      <style:table-cell-properties fo:background-color="#fff2cc" fo:border="0.002cm solid #000000"/>
      <style:text-properties fo:color="#0000ff" style:font-name="Titillium Web Regular" fo:font-size="11pt" style:font-name-asian="Titillium Web Regular" style:font-size-asian="11pt" style:font-name-complex="Titillium Web Regular" style:font-size-complex="11pt"/>
    </style:style>
    <style:style style:name="ce582" style:family="table-cell" style:parent-style-name="Collegamento_20_ipertestuale" style:data-style-name="N0">
      <style:table-cell-properties fo:background-color="#ffffff" style:text-align-source="fix" style:repeat-content="false"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13]=&quot;Sì&quot;)" style:apply-style-name="cf1" style:base-cell-address="Tipologia_ATTIVITÀ_EDUCATIVA.E13"/>
    </style:style>
    <style:style style:name="ce583"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00ff" style:font-name="Titillium Web Regular" fo:font-size="11pt" style:font-name-asian="Titillium Web Regular" style:font-size-asian="11pt" style:font-name-complex="Titillium Web Regular" style:font-size-complex="11pt"/>
      <style:map style:condition="is-true-formula([.$C14]=&quot;Sì&quot;)" style:apply-style-name="cf1" style:base-cell-address="Tipologia_ATTIVITÀ_EDUCATIVA.D14"/>
    </style:style>
    <style:style style:name="ce584"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0000ff" style:font-name="Titillium Web Regular" fo:font-size="11pt" style:font-name-asian="Titillium Web Regular" style:font-size-asian="11pt" style:font-name-complex="Titillium Web Regular" style:font-size-complex="11pt"/>
      <style:map style:condition="is-true-formula([.$C15]=&quot;Sì&quot;)" style:apply-style-name="cf1" style:base-cell-address="Tipologia_ATTIVITÀ_EDUCATIVA.E15"/>
    </style:style>
    <style:style style:name="ce585"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0000ff" style:font-name="Titillium Web Regular" fo:font-size="11pt" style:font-name-asian="Titillium Web Regular" style:font-size-asian="11pt" style:font-name-complex="Titillium Web Regular" style:font-size-complex="11pt"/>
      <style:map style:condition="is-true-formula([.$C17]=&quot;Sì&quot;)" style:apply-style-name="cf1" style:base-cell-address="Tipologia_ATTIVITÀ_EDUCATIVA.F17"/>
    </style:style>
    <style:style style:name="ce586"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IVITÀ_EDUCATIVA.G4"/>
    </style:style>
    <style:style style:name="ce587"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IVITÀ_EDUCATIVA.G4"/>
    </style:style>
    <style:style style:name="ce588" style:family="table-cell" style:parent-style-name="Default" style:data-style-name="N0">
      <style:table-cell-properties fo:border-bottom="none" fo:background-color="#fff2cc" style:text-align-source="fix" style:repeat-content="false" fo:wrap-option="wrap" fo:border-left="none" fo:border-right="0.002cm solid #000000" fo:border-top="0.002cm solid #000000" style:vertical-align="middle"/>
      <style:paragraph-properties fo:text-align="center"/>
      <style:text-properties fo:color="#00b0f0" style:font-name="Titillium Web" fo:font-size="11pt" style:font-name-asian="Titillium Web" style:font-size-asian="11pt" style:font-name-complex="Titillium Web" style:font-size-complex="11pt"/>
    </style:style>
    <style:style style:name="ce589"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8]=&quot;Sì&quot;)" style:apply-style-name="cf1" style:base-cell-address="Tipologia_ATTIVITÀ_EDUCATIVA.G8"/>
    </style:style>
    <style:style style:name="ce590"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8]=&quot;Sì&quot;)" style:apply-style-name="cf1" style:base-cell-address="Tipologia_ATTIVITÀ_EDUCATIVA.G8"/>
    </style:style>
    <style:style style:name="ce591" style:family="table-cell" style:parent-style-name="Collegamento_20_ipertestuale" style:data-style-name="N0">
      <style:table-cell-properties fo:border-bottom="0.002cm solid #000000" fo:background-color="#fff2cc" style:text-align-source="fix" style:repeat-content="false" fo:wrap-option="wrap"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MOSTRA_o_EVENTO.G12"/>
    </style:style>
    <style:style style:name="ce592"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3]=&quot;Sì&quot;)" style:apply-style-name="cf1" style:base-cell-address="Tipologia_ATTIVITÀ_EDUCATIVA.E13"/>
    </style:style>
    <style:style style:name="ce593"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5]=&quot;Sì&quot;)" style:apply-style-name="cf1" style:base-cell-address="Tipologia_ATTIVITÀ_EDUCATIVA.E15"/>
    </style:style>
    <style:style style:name="ce594"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15]=&quot;Sì&quot;)" style:apply-style-name="cf1" style:base-cell-address="Tipologia_ATTIVITÀ_EDUCATIVA.E15"/>
    </style:style>
    <style:style style:name="ce59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ATT__DI_RICERCA_o_PUB.A4"/>
    </style:style>
    <style:style style:name="ce596"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ATT__DI_RICERCA_o_PUB.A4"/>
    </style:style>
    <style:style style:name="ce597"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ATT__DI_RICERCA_o_PUB.A4"/>
    </style:style>
    <style:style style:name="ce59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ATT__DI_RICERCA_o_PUB.A4"/>
    </style:style>
    <style:style style:name="ce59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5]=&quot;Sì&quot;)" style:apply-style-name="cf1" style:base-cell-address="Tipologia_ATT__DI_RICERCA_o_PUB.A15"/>
    </style:style>
    <style:style style:name="ce60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5]=&quot;Sì&quot;)" style:apply-style-name="cf1" style:base-cell-address="Tipologia_ATT__DI_RICERCA_o_PUB.A15"/>
    </style:style>
    <style:style style:name="ce601"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602"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603"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604" style:family="table-cell" style:parent-style-name="Default" style:data-style-name="N0">
      <style:table-cell-properties fo:wrap-option="wrap" fo:border="0.002cm solid #000000"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605"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5]=&quot;Sì&quot;)" style:apply-style-name="cf1" style:base-cell-address="Tipologia_ATT__DI_RICERCA_o_PUB.A15"/>
    </style:style>
    <style:style style:name="ce606"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15]=&quot;Sì&quot;)" style:apply-style-name="cf1" style:base-cell-address="Tipologia_ATT__DI_RICERCA_o_PUB.A15"/>
    </style:style>
    <style:style style:name="ce60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60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65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659"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660"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5]=&quot;Sì&quot;)" style:apply-style-name="cf1" style:base-cell-address="Tipologia_ATT__DI_RICERCA_o_PUB.A15"/>
    </style:style>
    <style:style style:name="ce66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5]=&quot;Sì&quot;)" style:apply-style-name="cf1" style:base-cell-address="Tipologia_ATT__DI_RICERCA_o_PUB.A15"/>
    </style:style>
    <style:style style:name="ce66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ATT__DI_RICERCA_o_PUB.D4"/>
    </style:style>
    <style:style style:name="ce66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ATT__DI_RICERCA_o_PUB.D4"/>
    </style:style>
    <style:style style:name="ce66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4]=&quot;Sì&quot;)" style:apply-style-name="cf1" style:base-cell-address="Tipologia_ATT__DI_RICERCA_o_PUB.D4"/>
    </style:style>
    <style:style style:name="ce665"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5]=&quot;Sì&quot;)" style:apply-style-name="cf1" style:base-cell-address="Tipologia_ATT__DI_RICERCA_o_PUB.A15"/>
    </style:style>
    <style:style style:name="ce66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6]=&quot;Sì&quot;)" style:apply-style-name="cf1" style:base-cell-address="Tipologia_ATT__DI_RICERCA_o_PUB.D16"/>
    </style:style>
    <style:style style:name="ce667"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E4"/>
    </style:style>
    <style:style style:name="ce668"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E4"/>
    </style:style>
    <style:style style:name="ce669"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ATT__DI_RICERCA_o_PUB.E4"/>
    </style:style>
    <style:style style:name="ce670" style:family="table-cell" style:parent-style-name="Collegamento_20_ipertestuale" style:data-style-name="N0">
      <style:table-cell-properties style:text-align-source="fix" style:repeat-content="false" fo:background-color="transparent" fo:wrap-option="wrap"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ATT__DI_RICERCA_o_PUB.E4"/>
    </style:style>
    <style:style style:name="ce671"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b0f0" style:text-underline-style="solid" style:text-underline-width="auto" style:text-underline-color="font-color"/>
      <style:map style:condition="is-true-formula([.$C12]=&quot;Sì&quot;)" style:apply-style-name="cf1" style:base-cell-address="Tipologia_ATT__DI_RICERCA_o_PUB.E12"/>
    </style:style>
    <style:style style:name="ce672"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4]=&quot;Sì&quot;)" style:apply-style-name="cf1" style:base-cell-address="Tipologia_ATT__DI_RICERCA_o_PUB.E14"/>
    </style:style>
    <style:style style:name="ce673"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12]=&quot;Sì&quot;)" style:apply-style-name="cf1" style:base-cell-address="Tipologia_ATT__DI_RICERCA_o_PUB.E12"/>
    </style:style>
    <style:style style:name="ce674"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13]=&quot;Sì&quot;)" style:apply-style-name="cf1" style:base-cell-address="Tipologia_ATT__DI_RICERCA_o_PUB.F13"/>
    </style:style>
    <style:style style:name="ce675" style:family="table-cell" style:parent-style-name="Collegamento_20_ipertestuale" style:data-style-name="N0">
      <style:table-cell-properties fo:background-color="#ffffff" style:text-align-source="fix" style:repeat-content="false" fo:wrap-option="wrap" fo:border="0.002cm solid #000000" style:vertical-align="middle"/>
      <style:paragraph-properties fo:text-align="center"/>
      <style:text-properties fo:color="#0000ff" style:text-underline-style="solid" style:text-underline-width="auto" style:text-underline-color="font-color"/>
      <style:map style:condition="is-true-formula([.$C13]=&quot;Sì&quot;)" style:apply-style-name="cf1" style:base-cell-address="Tipologia_ATT__DI_RICERCA_o_PUB.F13"/>
    </style:style>
    <style:style style:name="ce676"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3]=&quot;Sì&quot;)" style:apply-style-name="cf1" style:base-cell-address="Tipologia_ATT__DI_RICERCA_o_PUB.F13"/>
    </style:style>
    <style:style style:name="ce677"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G4"/>
    </style:style>
    <style:style style:name="ce678"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G4"/>
    </style:style>
    <style:style style:name="ce679"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13]=&quot;Sì&quot;)" style:apply-style-name="cf1" style:base-cell-address="Tipologia_ATT__DI_RICERCA_o_PUB.G13"/>
    </style:style>
    <style:style style:name="ce680"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3]=&quot;Sì&quot;)" style:apply-style-name="cf1" style:base-cell-address="Tipologia_ATT__DI_RICERCA_o_PUB.G13"/>
    </style:style>
    <style:style style:name="ce681" style:family="table-cell" style:parent-style-name="Collegamento_20_ipertestuale" style:data-style-name="N0">
      <style:table-cell-properties fo:border-bottom="none" fo:background-color="#ffff00" style:text-align-source="fix" style:repeat-content="false" fo:wrap-option="wrap" fo:border-left="none" fo:border-right="none" fo:border-top="0.002cm solid #000000" style:vertical-align="middle"/>
      <style:paragraph-properties fo:text-align="center"/>
      <style:text-properties fo:color="#0000ff" style:text-underline-style="solid" style:text-underline-width="auto" style:text-underline-color="font-color"/>
    </style:style>
    <style:style style:name="ce68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EVENTO.A4"/>
    </style:style>
    <style:style style:name="ce683"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EVENTO.A4"/>
    </style:style>
    <style:style style:name="ce684"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85"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86"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87"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88" style:family="table-cell" style:parent-style-name="Default" style:data-style-name="N0">
      <style:table-cell-properties fo:background-color="#ffffff" fo:wrap-option="wrap" fo:border="0.002cm solid #000000" style:vertical-align="automatic"/>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89" style:family="table-cell" style:parent-style-name="Default" style:data-style-name="N0">
      <style:table-cell-properties fo:wrap-option="wrap" fo:border="0.002cm solid #000000"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90"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91"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9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93"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94" style:family="table-cell" style:parent-style-name="Default" style:data-style-name="N0">
      <style:table-cell-properties fo:background-color="#ffffff" style:text-align-source="fix" style:repeat-content="false"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95"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96"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97"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98" style:family="table-cell" style:parent-style-name="Collegamento_20_ipertestuale" style:data-style-name="N0">
      <style:table-cell-properties fo:background-color="#ffffff" style:text-align-source="fix" style:repeat-content="false" fo:wrap-option="wrap"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EVENTO.A4"/>
    </style:style>
    <style:style style:name="ce699" style:family="table-cell" style:parent-style-name="Default" style:data-style-name="N0">
      <style:table-cell-properties fo:background-color="#ffffff"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700"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00000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701" style:family="table-cell" style:parent-style-name="Default" style:data-style-name="N0">
      <style:table-cell-properties fo:background-color="#ffffff" style:text-align-source="fix" style:repeat-content="false" fo:border="0.002cm solid #000000"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EVENTO.A4"/>
    </style:style>
    <style:style style:name="ce702" style:family="table-cell" style:parent-style-name="Collegamento_20_ipertestuale" style:data-style-name="N0">
      <style:table-cell-properties fo:background-color="#ffffff" style:text-align-source="fix" style:repeat-content="false"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EVENTO.A4"/>
    </style:style>
    <style:style style:name="ce703" style:family="table-cell" style:parent-style-name="Default" style:data-style-name="N0">
      <style:table-cell-properties fo:background-color="#ffffff" style:text-align-source="fix" style:repeat-content="false" fo:border="0.002cm solid #000000" style:vertical-align="automatic"/>
      <style:paragraph-properties fo:text-align="center"/>
      <style:text-properties fo:color="#000000"/>
      <style:map style:condition="is-true-formula([.$C4]=&quot;Sì&quot;)" style:apply-style-name="cf1" style:base-cell-address="Tipologia_EVENTO.A4"/>
    </style:style>
    <style:style style:name="ce704"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705" style:family="table-cell" style:parent-style-name="Default" style:data-style-name="N0">
      <style:table-cell-properties fo:background-color="#ffffff"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706"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EVENTO.A4"/>
    </style:style>
    <style:style style:name="ce707" style:family="table-cell" style:parent-style-name="Default" style:data-style-name="N0">
      <style:table-cell-properties style:text-align-source="fix" style:repeat-content="false"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EVENTO.A4"/>
    </style:style>
    <style:style style:name="ce708"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00000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70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710"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EVENTO.A4"/>
    </style:style>
    <style:style style:name="ce71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EVENTO.A4"/>
    </style:style>
    <style:style style:name="ce71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713"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EVENTO.A4"/>
    </style:style>
    <style:style style:name="ce714" style:family="table-cell" style:parent-style-name="Collegamento_20_ipertestuale" style:data-style-name="N0">
      <style:table-cell-properties style:text-align-source="fix" style:repeat-content="false"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EVENTO.A4"/>
    </style:style>
    <style:style style:name="ce715" style:family="table-cell" style:parent-style-name="Default" style:data-style-name="N36">
      <style:table-cell-properties style:text-align-source="fix" style:repeat-content="false" style:vertical-align="middle"/>
      <style:paragraph-properties fo:text-align="center"/>
      <style:text-properties fo:color="#000000" style:font-name="Titillium Web" fo:font-size="11pt" style:font-name-asian="Titillium Web" style:font-size-asian="11pt" style:font-name-complex="Titillium Web" style:font-size-complex="11pt"/>
    </style:style>
    <style:style style:name="ce716" style:family="table-cell" style:parent-style-name="Default" style:data-style-name="N0">
      <style:table-cell-properties style:text-align-source="fix" style:repeat-content="false" style:vertical-align="middle"/>
      <style:paragraph-properties fo:text-align="center" fo:margin-left="0cm"/>
      <style:text-properties fo:color="#000000" style:font-name="Titillium Web" fo:font-size="11pt" style:font-name-asian="Titillium Web" style:font-size-asian="11pt" style:font-name-complex="Titillium Web" style:font-size-complex="11pt"/>
    </style:style>
    <style:style style:name="ce717" style:family="table-cell" style:parent-style-name="Default" style:data-style-name="N0">
      <style:table-cell-properties style:text-align-source="fix" style:repeat-content="false" style:vertical-align="middle"/>
      <style:paragraph-properties fo:text-align="start" fo:margin-left="0cm"/>
      <style:text-properties fo:color="#000000" style:font-name="Titillium Web" fo:font-size="11pt" style:font-name-asian="Titillium Web" style:font-size-asian="11pt" style:font-name-complex="Titillium Web" style:font-size-complex="11pt"/>
    </style:style>
    <style:style style:name="ce718" style:family="table-cell" style:parent-style-name="Default" style:data-style-name="N0">
      <style:table-cell-properties style:text-align-source="fix" style:repeat-content="false" fo:wrap-option="wrap" style:vertical-align="middle"/>
      <style:paragraph-properties fo:text-align="center"/>
      <style:text-properties fo:color="#000000" style:font-name="Titillium Web" fo:font-size="11pt" style:font-name-asian="Titillium Web" style:font-size-asian="11pt" style:font-name-complex="Titillium Web" style:font-size-complex="11pt"/>
    </style:style>
    <style:style style:name="ce719" style:family="table-cell" style:parent-style-name="Default" style:data-style-name="N0">
      <style:table-cell-properties style:text-align-source="fix" style:repeat-content="false" fo:wrap-option="wrap" style:vertical-align="middle"/>
      <style:paragraph-properties fo:text-align="center" fo:margin-left="0cm"/>
      <style:text-properties fo:color="#000000" style:font-name="Titillium Web" fo:font-size="11pt" style:font-name-asian="Titillium Web" style:font-size-asian="11pt" style:font-name-complex="Titillium Web" style:font-size-complex="11pt"/>
    </style:style>
    <style:style style:name="ce720" style:family="table-cell" style:parent-style-name="Default" style:data-style-name="N0">
      <style:table-cell-properties style:text-align-source="fix" style:repeat-content="false" fo:wrap-option="wrap" style:vertical-align="middle"/>
      <style:paragraph-properties fo:text-align="start" fo:margin-left="0cm"/>
      <style:text-properties style:font-name="Titillium Web" fo:font-size="11pt" style:font-name-asian="Titillium Web" style:font-size-asian="11pt" style:font-name-complex="Titillium Web" style:font-size-complex="11pt"/>
    </style:style>
    <style:style style:name="ce721" style:family="table-cell" style:parent-style-name="Default" style:data-style-name="N0">
      <style:table-cell-properties style:text-align-source="fix" style:repeat-content="false" fo:wrap-option="wrap" style:vertical-align="middle"/>
      <style:paragraph-properties fo:text-align="start" fo:margin-left="0cm"/>
      <style:text-properties fo:color="#000000" style:font-name="Titillium Web" fo:font-size="11pt" style:font-name-asian="Titillium Web" style:font-size-asian="11pt" style:font-name-complex="Titillium Web" style:font-size-complex="11pt"/>
    </style:style>
    <style:style style:name="gr1" style:family="graphic">
      <style:graphic-properties draw:stroke="solid" svg:stroke-color="#000000" draw:marker-start="Estremità_20_linea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1" fo:font-size="10pt" fo:language="it" fo:country="IT" fo:font-style="normal" fo:text-shadow="none" style:text-underline-style="none" fo:font-weight="normal" style:text-underline-mode="continuous" style:text-overline-mode="continuous" style:text-line-through-mode="continuous" style:font-name-asian="Arial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Arial1" fo:font-size="10pt" fo:language="it" fo:country="IT" fo:font-style="normal" fo:text-shadow="none" style:text-underline-style="none" fo:font-weight="normal" style:text-underline-mode="continuous" style:text-overline-mode="continuous" style:text-line-through-mode="continuous" style:font-name-asian="Arial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font-name="Titillium Web" fo:font-size="14pt" fo:font-style="normal" fo:text-shadow="none" style:text-underline-style="none" fo:font-weight="bold" style:font-name-asian="Titillium Web" style:font-size-asian="14pt" style:font-style-asian="normal" style:font-weight-asian="bold" style:font-name-complex="Titillium Web" style:font-size-complex="14pt" style:font-style-complex="normal" style:font-weight-complex="bold"/>
    </style:style>
    <style:style style:name="T3" style:family="text">
      <style:text-properties fo:color="#1c4587" style:text-outline="false" style:text-line-through-style="none" style:font-name="Titillium Web" fo:font-size="14pt" fo:font-style="normal" fo:text-shadow="none"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style:style style:name="T8" style:family="text">
      <style:text-properties fo:color="#4a86e8" style:text-outline="false" style:text-line-through-style="none" style:font-name="Titillium Web" fo:font-size="18pt" fo:font-style="normal" fo:text-shadow="none" style:text-underline-style="none" fo:font-weight="bold" style:font-name-asian="Titillium Web" style:font-size-asian="18pt" style:font-style-asian="normal" style:font-weight-asian="bold" style:font-name-complex="Titillium Web" style:font-size-complex="18pt" style:font-style-complex="normal" style:font-weight-complex="bold"/>
    </style:style>
    <style:style style:name="T9" style:family="text">
      <style:text-properties fo:color="#4a86e8" style:text-outline="false" style:text-line-through-style="none" style:font-name="Titillium Web" fo:font-size="18pt" fo:font-style="normal" fo:text-shadow="none"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style:style style:name="T6" style:family="text">
      <style:text-properties fo:color="#4a86e8" style:text-outline="false" style:text-line-through-style="none" style:font-name="Titillium Web" fo:font-size="22pt" fo:font-style="normal" fo:text-shadow="none" style:text-underline-style="none" fo:font-weight="bold" style:font-name-asian="Titillium Web" style:font-size-asian="22pt" style:font-style-asian="normal" style:font-weight-asian="bold" style:font-name-complex="Titillium Web" style:font-size-complex="22pt" style:font-style-complex="normal" style:font-weight-complex="bold"/>
    </style:style>
    <style:style style:name="T7" style:family="text">
      <style:text-properties style:font-name="Titillium Web1"/>
    </style:style>
    <style:style style:name="T10" style:family="text">
      <style:text-properties fo:color="#333333" style:text-underline-style="none"/>
    </style:style>
    <style:style style:name="T11" style:family="text">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T12" style:family="text">
      <style:text-properties fo:color="#333333" style:font-name="Titillium Web1" style:text-underline-style="none" style:font-name-asian="Titillium Web Regular" style:font-name-complex="Titillium Web Regular"/>
    </style:style>
    <style:style style:name="T13" style:family="text">
      <style:text-properties fo:color="#0000ff" style:font-name="Titillium Web1" style:text-underline-style="solid" style:text-underline-width="auto" style:text-underline-color="font-color" style:font-name-asian="Titillium Web Regular" style:font-name-complex="Titillium Web Regular"/>
    </style:style>
    <style:style style:name="T14" style:family="text">
      <style:text-properties fo:color="#4a86e8" style:text-outline="false" style:text-line-through-style="none" style:font-name="Titillium Web" fo:font-size="21pt" fo:font-style="normal" fo:text-shadow="none" style:text-underline-style="none" fo:font-weight="bold" style:font-name-asian="Titillium Web" style:font-size-asian="21pt" style:font-style-asian="normal" style:font-weight-asian="bold" style:font-name-complex="Titillium Web" style:font-size-complex="21pt" style:font-style-complex="normal"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Utility.$B$2:.$B$4])" table:allow-empty-cell="true" table:display-list="unsorted" table:base-cell-address="Tipologia_INFORMAZIONI_GENERALI.C4"/>
        <table:content-validation table:name="val2" table:condition="of:cell-content-is-in-list([Utility.$A$2:.$A$9])" table:allow-empty-cell="true" table:display-list="unsorted" table:base-cell-address="Tipologia_INFORMAZIONI_GENERALI.D4"/>
        <table:content-validation table:name="val3" table:condition="of:cell-content-is-in-list([Utility.$D$2:.$D$10])" table:allow-empty-cell="true" table:display-list="unsorted" table:base-cell-address="Tipologia_INFORMAZIONI_GENERALI.E4"/>
        <table:content-validation table:name="val4" table:condition="of:cell-content-is-in-list([Utility.$C$2:.$C$8])" table:allow-empty-cell="true" table:display-list="unsorted" table:base-cell-address="Tipologia_INFORMAZIONI_GENERALI.F4"/>
        <table:content-validation table:name="val5" table:condition="of:cell-content-is-in-list([Utility.$B$2:.$B$4])" table:allow-empty-cell="true" table:display-list="unsorted" table:base-cell-address="Tipologia_PERCORSO_DI_VISITA.C4"/>
        <table:content-validation table:name="val6" table:condition="of:cell-content-is-in-list([Utility.$B$2:.$B$4])" table:allow-empty-cell="true" table:display-list="unsorted" table:base-cell-address="Tipologia_SERVIZIO.C4"/>
        <table:content-validation table:name="val7" table:condition="of:cell-content-is-in-list([Utility.$A$2:.$A$9])" table:allow-empty-cell="true" table:display-list="unsorted" table:base-cell-address="Tipologia_SERVIZIO.D17"/>
        <table:content-validation table:name="val8" table:condition="of:cell-content-is-in-list([Utility.$D$2:.$D$16])" table:allow-empty-cell="true" table:display-list="unsorted" table:base-cell-address="Tipologia_SERVIZIO.E15"/>
        <table:content-validation table:name="val9" table:condition="of:cell-content-is-in-list([Utility.$C$2:.$C$10])" table:allow-empty-cell="true" table:display-list="unsorted" table:base-cell-address="Tipologia_SERVIZIO.F12"/>
        <table:content-validation table:name="val10" table:condition="of:cell-content-is-in-list([Utility.$B$2:.$B$4])" table:allow-empty-cell="true" table:display-list="unsorted" table:base-cell-address="Tipologia_OGGETTO.C5"/>
        <table:content-validation table:name="val11" table:condition="of:cell-content-is-in-list([Utility.$A$2:.$A$9])" table:allow-empty-cell="true" table:display-list="unsorted" table:base-cell-address="Tipologia_OGGETTO.D28"/>
        <table:content-validation table:name="val12" table:condition="of:cell-content-is-in-list([Utility.$C$2:.$C$10])" table:allow-empty-cell="true" table:display-list="unsorted" table:base-cell-address="Tipologia_OGGETTO.F10"/>
        <table:content-validation table:name="val13" table:condition="of:cell-content-is-in-list([Utility.$C$2:.$C$10])" table:allow-empty-cell="true" table:display-list="unsorted" table:base-cell-address="Tipologia_PERSONAGGIO.B5"/>
        <table:content-validation table:name="val14" table:condition="of:cell-content-is-in-list([Utility.$B$2:.$B$4])" table:allow-empty-cell="true" table:display-list="unsorted" table:base-cell-address="Tipologia_PERSONAGGIO.C4"/>
        <table:content-validation table:name="val15" table:condition="of:cell-content-is-in-list([Utility.$A$2:.$A$9])" table:allow-empty-cell="true" table:display-list="unsorted" table:base-cell-address="Tipologia_PERSONAGGIO.D13"/>
        <table:content-validation table:name="val16" table:condition="of:cell-content-is-in-list([Utility.$D$2:.$D$9])" table:allow-empty-cell="true" table:display-list="unsorted" table:base-cell-address="Tipologia_PERSONAGGIO.E12"/>
        <table:content-validation table:name="val17" table:condition="of:cell-content-is-in-list([Utility.$D$2:.$D$16])" table:allow-empty-cell="true" table:display-list="unsorted" table:base-cell-address="Tipologia_PERSONAGGIO.E13"/>
        <table:content-validation table:name="val18" table:condition="of:cell-content-is-in-list([Utility.$B$2:.$B$4])" table:allow-empty-cell="true" table:display-list="unsorted" table:base-cell-address="Tipologia_LUOGO.C4"/>
        <table:content-validation table:name="val19" table:condition="of:cell-content-is-in-list([Utility.$A$2:.$A$9])" table:allow-empty-cell="true" table:display-list="unsorted" table:base-cell-address="Tipologia_LUOGO.D23"/>
        <table:content-validation table:name="val20" table:condition="of:cell-content-is-in-list([Utility.$D$2:.$D$16])" table:allow-empty-cell="true" table:display-list="unsorted" table:base-cell-address="Tipologia_LUOGO.E5"/>
        <table:content-validation table:name="val21" table:condition="of:cell-content-is-in-list([Utility.$D$2:.$D$9])" table:allow-empty-cell="true" table:display-list="unsorted" table:base-cell-address="Tipologia_LUOGO.E35"/>
        <table:content-validation table:name="val22" table:condition="of:cell-content-is-in-list([Utility.$C$2:.$C$10])" table:allow-empty-cell="true" table:display-list="unsorted" table:base-cell-address="Tipologia_LUOGO.F27"/>
        <table:content-validation table:name="val23" table:condition="of:cell-content-is-in-list([Utility.$B$2:.$B$4])" table:allow-empty-cell="true" table:display-list="unsorted" table:base-cell-address="Tipologia_NOTIZIA.C4"/>
        <table:content-validation table:name="val24" table:condition="of:cell-content-is-in-list([Utility.$A$2:.$A$9])" table:allow-empty-cell="true" table:display-list="unsorted" table:base-cell-address="Tipologia_NOTIZIA.D11"/>
        <table:content-validation table:name="val25" table:condition="of:cell-content-is-in-list([Utility.$D$2:.$D$9])" table:allow-empty-cell="true" table:display-list="unsorted" table:base-cell-address="Tipologia_NOTIZIA.E5"/>
        <table:content-validation table:name="val26" table:condition="of:cell-content-is-in-list([Utility.$C$2:.$C$10])" table:allow-empty-cell="true" table:display-list="unsorted" table:base-cell-address="Tipologia_NOTIZIA.F15"/>
        <table:content-validation table:name="val27" table:condition="of:cell-content-is-in-list([Utility.$B$2:.$B$4])" table:allow-empty-cell="true" table:display-list="unsorted" table:base-cell-address="Tipologia_MOSTRA_o_EVENTO.C4"/>
        <table:content-validation table:name="val28" table:condition="of:cell-content-is-in-list([Utility.$A$2:.$A$9])" table:allow-empty-cell="true" table:display-list="unsorted" table:base-cell-address="Tipologia_MOSTRA_o_EVENTO.D10"/>
        <table:content-validation table:name="val29" table:condition="of:cell-content-is-in-list([Utility.$D$2:.$D$16])" table:allow-empty-cell="true" table:display-list="unsorted" table:base-cell-address="Tipologia_MOSTRA_o_EVENTO.E5"/>
        <table:content-validation table:name="val30" table:condition="of:cell-content-is-in-list([Utility.$B$2:.$B$4])" table:allow-empty-cell="true" table:display-list="unsorted" table:base-cell-address="Tipologia_ATTIVITÀ_EDUCATIVA.C4"/>
        <table:content-validation table:name="val31" table:condition="of:cell-content-is-in-list([Utility.$A$2:.$A$9])" table:allow-empty-cell="true" table:display-list="unsorted" table:base-cell-address="Tipologia_ATTIVITÀ_EDUCATIVA.D10"/>
        <table:content-validation table:name="val32" table:condition="of:cell-content-is-in-list([Utility.$D$2:.$D$16])" table:allow-empty-cell="true" table:display-list="unsorted" table:base-cell-address="Tipologia_ATTIVITÀ_EDUCATIVA.E12"/>
        <table:content-validation table:name="val33" table:condition="of:cell-content-is-in-list([Utility.$B$2:.$B$4])" table:allow-empty-cell="true" table:display-list="unsorted" table:base-cell-address="Tipologia_ATT__DI_RICERCA_o_PUB.C4"/>
        <table:content-validation table:name="val34" table:condition="of:cell-content-is-in-list([Utility.$A$2:.$A$9])" table:allow-empty-cell="true" table:display-list="unsorted" table:base-cell-address="Tipologia_ATT__DI_RICERCA_o_PUB.D15"/>
        <table:content-validation table:name="val35" table:condition="of:cell-content-is-in-list([Utility.$D$2:.$D$16])" table:allow-empty-cell="true" table:display-list="unsorted" table:base-cell-address="Tipologia_ATT__DI_RICERCA_o_PUB.E12"/>
        <table:content-validation table:name="val36" table:condition="of:cell-content-is-in-list([Utility.$B$2:.$B$4])" table:allow-empty-cell="true" table:display-list="unsorted" table:base-cell-address="Tipologia_EVENTO.C4"/>
        <table:content-validation table:name="val37" table:condition="of:cell-content-is-in-list([Utility.$A$2:.$A$9])" table:allow-empty-cell="true" table:display-list="unsorted" table:base-cell-address="Tipologia_EVENTO.D4"/>
        <table:content-validation table:name="val38" table:condition="of:cell-content-is-in-list([Utility.$D$2:.$D$9])" table:allow-empty-cell="true" table:display-list="unsorted" table:base-cell-address="Tipologia_EVENTO.E4"/>
        <table:content-validation table:name="val39" table:condition="of:cell-content-is-in-list([Utility.$D$2:.$D$16])" table:allow-empty-cell="true" table:display-list="unsorted" table:base-cell-address="Tipologia_EVENTO.E24"/>
        <table:content-validation table:name="val40" table:condition="of:cell-content-is-in-list([Utility.$C$2:.$C$10])" table:allow-empty-cell="true" table:display-list="unsorted" table:base-cell-address="Tipologia_EVENTO.E4"/>
      </table:content-validations>
      <table:table table:name="Introduzione" table:style-name="ta1">
        <table:table-column table:style-name="co1" table:default-cell-style-name="ce2"/>
        <table:table-column table:style-name="co2" table:number-columns-repeated="1023" table:default-cell-style-name="ce2"/>
        <table:table-row table:style-name="ro1">
          <table:table-cell table:style-name="ce1" office:value-type="string">
            <text:p>Architettura dell'informazione del modello di sito dei Musei Civici Italiani</text:p>
          </table:table-cell>
          <table:table-cell table:number-columns-repeated="1023"/>
        </table:table-row>
        <table:table-row table:style-name="ro2">
          <table:table-cell table:number-columns-repeated="1024"/>
        </table:table-row>
        <table:table-row table:style-name="ro3">
          <table:table-cell table:style-name="ce3" office:value-type="string">
            <text:p>In questo documento viene presentata l'<text:span text:style-name="T2">Architettura dell'Informazione del modello Musei Civici di Designers Italia. </text:span></text:p>
          </table:table-cell>
          <table:table-cell table:number-columns-repeated="1023"/>
        </table:table-row>
        <table:table-row table:style-name="ro2">
          <table:table-cell table:number-columns-repeated="1024"/>
        </table:table-row>
        <table:table-row table:style-name="ro4">
          <table:table-cell table:style-name="ce4" office:value-type="string">
            <text:p>Il documento è diviso in una serie di fogli che definiscono la <text:span text:style-name="T2">struttura del sito</text:span> <text:span text:style-name="T2">(alberatura)</text:span>, le<text:span text:style-name="T2"> tipologie di contenuto (tipologie di contenuto) </text:span>per creare pagine foglia e le<text:span text:style-name="T2"> tassonomie </text:span>per categorizzare i contenuti<text:span text:style-name="T2">.</text:span></text:p>
          </table:table-cell>
          <table:table-cell table:number-columns-repeated="1023"/>
        </table:table-row>
        <table:table-row table:style-name="ro5">
          <table:table-cell table:style-name="ce4" office:value-type="string">
            <text:p>Si consiglia di usare questo documento insieme alla <text:span text:style-name="T2">documentazione operativa del modello</text:span>, che spiega nel dettaglio come impostare la struttura di ogni sezione del sito, e i <text:span text:style-name="T2">layout hi-fi delle principali pagine del sito</text:span>, che offrono un esempio di resa grafica e contenuto reale per le principali tipologie di contenuto.</text:p>
          </table:table-cell>
          <table:table-cell table:number-columns-repeated="1023"/>
        </table:table-row>
        <table:table-row table:style-name="ro6">
          <table:table-cell table:style-name="ce5" office:value-type="string">
            <text:p><text:a xlink:href="https://docs.italia.it/italia/designers-italia/design-musei-docs/">Vai alla documentazione operativa &gt;</text:a></text:p>
          </table:table-cell>
          <table:table-cell table:number-columns-repeated="1023"/>
        </table:table-row>
        <table:table-row table:style-name="ro6">
          <table:table-cell table:style-name="ce5" office:value-type="string">
            <text:p><text:a xlink:href="https://www.figma.com/community/file/1362341553612665419">Vai alla libreria dei componenti UI e ai layout hi-fi &gt;</text:a></text:p>
          </table:table-cell>
          <table:table-cell table:number-columns-repeated="1023"/>
        </table:table-row>
        <table:table-row table:style-name="ro2">
          <table:table-cell table:number-columns-repeated="1024"/>
        </table:table-row>
        <table:table-row table:style-name="ro3">
          <table:table-cell table:style-name="ce6" office:value-type="string">
            <text:p>Com'è strutturato questo documento</text:p>
          </table:table-cell>
          <table:table-cell table:number-columns-repeated="1023"/>
        </table:table-row>
        <table:table-row table:style-name="ro3">
          <table:table-cell table:style-name="ce7" office:value-type="string">
            <text:p>Il foglio "Indice" è il punto di partenza per navigare tra i vari contenuti.</text:p>
          </table:table-cell>
          <table:table-cell table:number-columns-repeated="1023"/>
        </table:table-row>
        <table:table-row table:style-name="ro7">
          <table:table-cell table:style-name="ce7" office:value-type="string">
            <text:p>Il foglio "Alberatura" contiene i link al file del grafico dell'alberatura, che presenta la struttura del sito e la posizione delle pagine.</text:p>
          </table:table-cell>
          <table:table-cell table:number-columns-repeated="1023"/>
        </table:table-row>
        <table:table-row table:style-name="ro4">
          <table:table-cell table:style-name="ce7" office:value-type="string">
            <text:p>Il foglio "Sistema di navigazione" presenta la mappa del sito organizzata in livelli, le breadcrumb e le URL di esempio. È presente una versione in italiano e una in inglese, per guidare nell'impostazione di un sito multilingua.</text:p>
          </table:table-cell>
          <table:table-cell table:number-columns-repeated="1023"/>
        </table:table-row>
        <table:table-row table:style-name="ro7">
          <table:table-cell table:style-name="ce7" office:value-type="string">
            <text:p>I fogli "Tipologia" presentano le scalette di contenuti standardizzati che permettono la creazione di pagine foglia di contenuto.</text:p>
          </table:table-cell>
          <table:table-cell table:number-columns-repeated="1023"/>
        </table:table-row>
        <table:table-row table:style-name="ro7">
          <table:table-cell table:style-name="ce7" office:value-type="string">
            <text:p>I fogli "Tassonomia" presentano le tassonomie utili a categorizzare i contenuti (sistemi di tag) e le nomenclature da usare nel sito.</text:p>
          </table:table-cell>
          <table:table-cell table:number-columns-repeated="1023"/>
        </table:table-row>
        <table:table-row table:style-name="ro7">
          <table:table-cell table:style-name="ce7" office:value-type="string">
            <text:p>Il foglio "Changelog" presenta il registro delle modifiche al documento, utile a monitorare eventuali modifiche o aggiornamenti al modello.</text:p>
          </table:table-cell>
          <table:table-cell table:number-columns-repeated="1023"/>
        </table:table-row>
        <table:table-row table:style-name="ro2">
          <table:table-cell table:number-columns-repeated="1024"/>
        </table:table-row>
        <table:table-row table:style-name="ro3">
          <table:table-cell table:style-name="ce8" office:value-type="string">
            <text:p>Dipartimento per la trasformazione digitale <text:span text:style-name="T3">| Designers Italia</text:span></text:p>
          </table:table-cell>
          <table:table-cell table:number-columns-repeated="1023"/>
        </table:table-row>
        <table:table-row table:style-name="ro3" table:number-rows-repeated="1048557">
          <table:table-cell table:number-columns-repeated="1024"/>
        </table:table-row>
        <table:table-row table:style-name="ro3">
          <table:table-cell table:number-columns-repeated="1024"/>
        </table:table-row>
      </table:table>
      <table:table table:name="Indice" table:style-name="ta1">
        <table:table-column table:style-name="co3" table:default-cell-style-name="ce2"/>
        <table:table-column table:style-name="co2" table:number-columns-repeated="1023" table:default-cell-style-name="ce2"/>
        <table:table-row table:style-name="ro8">
          <table:table-cell table:style-name="ce9" office:value-type="string">
            <text:p>Indice</text:p>
          </table:table-cell>
          <table:table-cell table:number-columns-repeated="1023"/>
        </table:table-row>
        <table:table-row table:style-name="ro2">
          <table:table-cell table:number-columns-repeated="1024"/>
        </table:table-row>
        <table:table-row table:style-name="ro9">
          <table:table-cell table:style-name="ce10" office:value-type="string">
            <text:p>La lista di tutti i contenuti del file di Architettura dell'informazione del modello Musei civici</text:p>
          </table:table-cell>
          <table:table-cell table:number-columns-repeated="1023"/>
        </table:table-row>
        <table:table-row table:style-name="ro2">
          <table:table-cell table:number-columns-repeated="1024"/>
        </table:table-row>
        <table:table-row table:style-name="ro10">
          <table:table-cell table:style-name="ce11" office:value-type="string">
            <text:p>Struttura</text:p>
          </table:table-cell>
          <table:table-cell table:number-columns-repeated="1023"/>
        </table:table-row>
        <table:table-row table:style-name="ro3">
          <table:table-cell table:style-name="ce12" office:value-type="string">
            <text:p><text:a xlink:href="#Alberatura">Alberatura</text:a></text:p>
          </table:table-cell>
          <table:table-cell table:number-columns-repeated="1023"/>
        </table:table-row>
        <table:table-row table:style-name="ro3">
          <table:table-cell table:style-name="ce13" office:value-type="string">
            <text:p><text:a xlink:href="#Sistema_di_navigazione_-_ITA">Sistema di navigazione (lingua italiana)</text:a></text:p>
          </table:table-cell>
          <table:table-cell table:number-columns-repeated="1023"/>
        </table:table-row>
        <table:table-row table:style-name="ro3">
          <table:table-cell table:style-name="ce13" office:value-type="string">
            <text:p><text:a xlink:href="#Sistema_di_navigazione_-_ENG">Sistema di navigazione (lingua inglese)</text:a></text:p>
          </table:table-cell>
          <table:table-cell table:number-columns-repeated="1023"/>
        </table:table-row>
        <table:table-row table:style-name="ro2">
          <table:table-cell table:number-columns-repeated="1024"/>
        </table:table-row>
        <table:table-row table:style-name="ro11">
          <table:table-cell table:style-name="ce14" office:value-type="string">
            <text:p>Tipologie di contenuto (content type)</text:p>
          </table:table-cell>
          <table:table-cell table:number-columns-repeated="1023"/>
        </table:table-row>
        <table:table-row table:style-name="ro3">
          <table:table-cell table:style-name="ce15" office:value-type="string">
            <text:p><text:a xlink:href="#Tipologia_PERCORSO_DI_VISITA">Percorso di visita</text:a></text:p>
          </table:table-cell>
          <table:table-cell table:number-columns-repeated="1023"/>
        </table:table-row>
        <table:table-row table:style-name="ro3">
          <table:table-cell table:style-name="ce15" office:value-type="string">
            <text:p><text:a xlink:href="#Tipologia_SERVIZIO">Servizio</text:a></text:p>
          </table:table-cell>
          <table:table-cell table:number-columns-repeated="1023"/>
        </table:table-row>
        <table:table-row table:style-name="ro3">
          <table:table-cell table:style-name="ce15" office:value-type="string">
            <text:p><text:a xlink:href="#Tipologia_OGGETTO">Oggetto</text:a></text:p>
          </table:table-cell>
          <table:table-cell table:number-columns-repeated="1023"/>
        </table:table-row>
        <table:table-row table:style-name="ro3">
          <table:table-cell table:style-name="ce15" office:value-type="string">
            <text:p><text:a xlink:href="#Tipologia_PERSONAGGIO">Personaggio</text:a></text:p>
          </table:table-cell>
          <table:table-cell table:number-columns-repeated="1023"/>
        </table:table-row>
        <table:table-row table:style-name="ro3">
          <table:table-cell table:style-name="ce15" office:value-type="string">
            <text:p><text:a xlink:href="#Tipologia_LUOGO">Luogo</text:a></text:p>
          </table:table-cell>
          <table:table-cell table:number-columns-repeated="1023"/>
        </table:table-row>
        <table:table-row table:style-name="ro3">
          <table:table-cell table:style-name="ce15" office:value-type="string">
            <text:p><text:a xlink:href="#Tipologia_NOTIZIA">Notizia</text:a></text:p>
          </table:table-cell>
          <table:table-cell table:number-columns-repeated="1023"/>
        </table:table-row>
        <table:table-row table:style-name="ro3">
          <table:table-cell table:style-name="ce15" office:value-type="string">
            <text:p><text:a xlink:href="#Tipologia_MOSTRA_o_EVENTO">Mostra o evento</text:a></text:p>
          </table:table-cell>
          <table:table-cell table:number-columns-repeated="1023"/>
        </table:table-row>
        <table:table-row table:style-name="ro3">
          <table:table-cell table:style-name="ce15" office:value-type="string">
            <text:p><text:a xlink:href="#Tipologia_ATTIVITÀ_EDUCATIVA">Attività educativa</text:a></text:p>
          </table:table-cell>
          <table:table-cell table:number-columns-repeated="1023"/>
        </table:table-row>
        <table:table-row table:style-name="ro3">
          <table:table-cell table:style-name="ce15" office:value-type="string">
            <text:p><text:a xlink:href="#Tipologia_ATT__DI_RICERCA_o_PUB">Attività di ricerca o pubblicazione</text:a></text:p>
          </table:table-cell>
          <table:table-cell table:number-columns-repeated="1023"/>
        </table:table-row>
        <table:table-row table:style-name="ro2">
          <table:table-cell table:number-columns-repeated="1024"/>
        </table:table-row>
        <table:table-row table:style-name="ro10">
          <table:table-cell table:style-name="ce16" office:value-type="string">
            <text:p>Tassonomie</text:p>
          </table:table-cell>
          <table:table-cell table:number-columns-repeated="1023"/>
        </table:table-row>
        <table:table-row table:style-name="ro3">
          <table:table-cell table:style-name="ce15" office:value-type="string">
            <text:p><text:a xlink:href="#Tass__Tipi_di_OGG__e_PERSONAGGI">Tipi di oggetto - personaggio</text:a></text:p>
          </table:table-cell>
          <table:table-cell table:number-columns-repeated="1023"/>
        </table:table-row>
        <table:table-row table:style-name="ro3">
          <table:table-cell table:style-name="ce15" office:value-type="string">
            <text:p><text:a xlink:href="#Tassonomia_Tipi_di_LUOGO">Tipi di luogo</text:a></text:p>
          </table:table-cell>
          <table:table-cell table:number-columns-repeated="1023"/>
        </table:table-row>
        <table:table-row table:style-name="ro3">
          <table:table-cell table:style-name="ce15" office:value-type="string">
            <text:p><text:a xlink:href="#Tassonomia_Tipi_di_NOTIZIA">Tipi di notizia</text:a></text:p>
          </table:table-cell>
          <table:table-cell table:number-columns-repeated="1023"/>
        </table:table-row>
        <table:table-row table:style-name="ro3">
          <table:table-cell table:style-name="ce15" office:value-type="string">
            <text:p><text:a xlink:href="#Tassonomia_Tipi_di_EVENTO">Tipi di evento</text:a></text:p>
          </table:table-cell>
          <table:table-cell table:number-columns-repeated="1023"/>
        </table:table-row>
        <table:table-row table:style-name="ro3">
          <table:table-cell table:style-name="ce15" office:value-type="string">
            <text:p><text:a xlink:href="#Tassonomia_Tipi_di_ATTIVITÀ_EDU">Tipi di attività educative</text:a></text:p>
          </table:table-cell>
          <table:table-cell table:number-columns-repeated="1023"/>
        </table:table-row>
        <table:table-row table:style-name="ro3">
          <table:table-cell table:style-name="ce15" office:value-type="string">
            <text:p><text:a xlink:href="#Tassonomia_Tipi_di_PUNTO_DI_CON">Tipi di punto di contatto</text:a></text:p>
          </table:table-cell>
          <table:table-cell table:number-columns-repeated="1023"/>
        </table:table-row>
        <table:table-row table:style-name="ro3">
          <table:table-cell table:style-name="ce15" office:value-type="string">
            <text:p><text:a xlink:href="#Tassonomia_Tipi_di_AMBITO_DISCI">Tipi di Ambito disciplinare</text:a></text:p>
          </table:table-cell>
          <table:table-cell table:number-columns-repeated="1023"/>
        </table:table-row>
        <table:table-row table:style-name="ro3">
          <table:table-cell table:style-name="ce15" office:value-type="string">
            <text:p><text:a xlink:href="#Tassonomia_Tipi_di_TARGET">Tipi di target</text:a></text:p>
          </table:table-cell>
          <table:table-cell table:number-columns-repeated="1023"/>
        </table:table-row>
        <table:table-row table:style-name="ro2">
          <table:table-cell table:number-columns-repeated="1024"/>
        </table:table-row>
        <table:table-row table:style-name="ro10">
          <table:table-cell table:style-name="ce17" office:value-type="string">
            <text:p>Utility</text:p>
          </table:table-cell>
          <table:table-cell table:number-columns-repeated="1023"/>
        </table:table-row>
        <table:table-row table:style-name="ro3">
          <table:table-cell table:style-name="ce15" office:value-type="string">
            <text:p><text:a xlink:href="#Changelog">Changelog</text:a></text:p>
          </table:table-cell>
          <table:table-cell table:number-columns-repeated="1023"/>
        </table:table-row>
        <table:table-row table:style-name="ro3" table:number-rows-repeated="1048543">
          <table:table-cell table:number-columns-repeated="1024"/>
        </table:table-row>
        <table:table-row table:style-name="ro3">
          <table:table-cell table:number-columns-repeated="1024"/>
        </table:table-row>
      </table:table>
      <table:table table:name="Alberatura" table:style-name="ta2">
        <table:table-column table:style-name="co4" table:default-cell-style-name="ce2"/>
        <table:table-column table:style-name="co2" table:number-columns-repeated="1023" table:default-cell-style-name="ce2"/>
        <table:table-row table:style-name="ro12">
          <table:table-cell table:style-name="ce18" office:value-type="string">
            <text:p>Alberatura</text:p>
          </table:table-cell>
          <table:table-cell table:number-columns-repeated="1023"/>
        </table:table-row>
        <table:table-row table:style-name="ro2">
          <table:table-cell table:number-columns-repeated="1024"/>
        </table:table-row>
        <table:table-row table:style-name="ro13">
          <table:table-cell table:style-name="ce19" office:value-type="string">
            <text:p>Abbiamo schematizzato la struttura del sito di un museo civico in un grafico.</text:p>
          </table:table-cell>
          <table:table-cell table:number-columns-repeated="1023"/>
        </table:table-row>
        <table:table-row table:style-name="ro2">
          <table:table-cell table:number-columns-repeated="1024"/>
        </table:table-row>
        <table:table-row table:style-name="ro6">
          <table:table-cell table:style-name="ce20" office:value-type="string">
            <text:p><text:a xlink:href="https://designers.italia.it/files/resources/modelli/musei-civici/Alberatura-ModelloMusei-DesignersItalia.pdf">Scarica il grafico dell'alberatura (PDF 3.4 MB)</text:a></text:p>
          </table:table-cell>
          <table:table-cell table:number-columns-repeated="1023"/>
        </table:table-row>
        <table:table-row table:style-name="ro6" table:number-rows-repeated="1048570">
          <table:table-cell table:number-columns-repeated="1024"/>
        </table:table-row>
        <table:table-row table:style-name="ro6">
          <table:table-cell table:number-columns-repeated="1024"/>
        </table:table-row>
      </table:table>
      <table:table table:name="Sistema_di_navigazione_-_ITA" table:style-name="ta2">
        <table:table-column table:style-name="co47" table:default-cell-style-name="ce2"/>
        <table:table-column table:style-name="co48" table:default-cell-style-name="ce2"/>
        <table:table-column table:style-name="co49" table:default-cell-style-name="ce2"/>
        <table:table-column table:style-name="co50" table:default-cell-style-name="ce2"/>
        <table:table-column table:style-name="co51" table:default-cell-style-name="ce2"/>
        <table:table-column table:style-name="co53" table:default-cell-style-name="ce2"/>
        <table:table-column table:style-name="co54" table:default-cell-style-name="ce2"/>
        <table:table-column table:style-name="co55" table:default-cell-style-name="ce2"/>
        <table:table-column table:style-name="co13" table:number-columns-repeated="1016" table:default-cell-style-name="ce2"/>
        <table:table-row table:style-name="ro8">
          <table:table-cell table:style-name="ce78" office:value-type="string" table:number-columns-spanned="8" table:number-rows-spanned="1">
            <text:p>Sistema di navigazione - ITA</text:p>
          </table:table-cell>
          <table:covered-table-cell table:number-columns-repeated="7"/>
          <table:table-cell table:number-columns-repeated="1016"/>
        </table:table-row>
        <table:table-row table:style-name="ro3">
          <table:table-cell table:style-name="ce79" office:value-type="string">
            <text:p>Livello 0</text:p>
          </table:table-cell>
          <table:table-cell table:style-name="ce79" office:value-type="string">
            <text:p>Livello 1</text:p>
          </table:table-cell>
          <table:table-cell table:style-name="ce79" office:value-type="string">
            <text:p>Livello 2</text:p>
          </table:table-cell>
          <table:table-cell table:style-name="ce79" office:value-type="string">
            <text:p>Livello 3</text:p>
          </table:table-cell>
          <table:table-cell table:style-name="ce79" office:value-type="string">
            <text:p>Livello 4</text:p>
          </table:table-cell>
          <table:table-cell table:style-name="ce79" office:value-type="string">
            <text:p>Breadcrumb di esempio</text:p>
          </table:table-cell>
          <table:table-cell table:style-name="ce79" office:value-type="string">
            <text:p>URL path di esempio</text:p>
          </table:table-cell>
          <table:table-cell table:style-name="ce79" office:value-type="string">
            <text:p>Tipologia di contenuto</text:p>
          </table:table-cell>
          <table:table-cell table:style-name="ce83" table:number-columns-repeated="1016"/>
        </table:table-row>
        <table:table-row table:style-name="ro14">
          <table:table-cell table:style-name="ce80" office:value-type="string">
            <text:p>Homepage</text:p>
          </table:table-cell>
          <table:table-cell table:style-name="ce80" table:number-columns-repeated="4"/>
          <table:table-cell table:style-name="ce80" office:value-type="string">
            <text:p>/</text:p>
          </table:table-cell>
          <table:table-cell table:style-name="ce80" table:number-columns-repeated="2"/>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table-cell table:style-name="ce80" office:value-type="string">
            <text:p>Organizza la visita</text:p>
          </table:table-cell>
          <table:table-cell table:style-name="ce80" table:number-columns-repeated="3"/>
          <table:table-cell table:style-name="ce80" office:value-type="string">
            <text:p>Home / Organizza la visita</text:p>
          </table:table-cell>
          <table:table-cell table:style-name="ce80" office:value-type="string">
            <text:p>/organizza-la-visita</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Orari, biglietti e visite guidate</text:p>
          </table:table-cell>
          <table:table-cell table:style-name="ce80" table:number-columns-repeated="2"/>
          <table:table-cell table:style-name="ce80" office:value-type="string">
            <text:p>Home / Organizza la visita / Orari, biglietti e visite guidate</text:p>
          </table:table-cell>
          <table:table-cell table:style-name="ce80" office:value-type="string">
            <text:p>/organizza-la-visita/orari-biglietti-e-visite-guidate</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Come raggiungerci</text:p>
          </table:table-cell>
          <table:table-cell table:style-name="ce80" table:number-columns-repeated="2"/>
          <table:table-cell table:style-name="ce80" office:value-type="string">
            <text:p>Home / Organizza la visita / Come raggiungerci</text:p>
          </table:table-cell>
          <table:table-cell table:style-name="ce80" office:value-type="string">
            <text:p>/organizza-la-visita/come-raggiungerci</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Percorsi di visita</text:p>
          </table:table-cell>
          <table:table-cell table:style-name="ce80" table:number-columns-repeated="2"/>
          <table:table-cell table:style-name="ce80" office:value-type="string">
            <text:p>Home / Organizza la visita / Percorsi di visita</text:p>
          </table:table-cell>
          <table:table-cell table:style-name="ce80" office:value-type="string">
            <text:p>/organizza-la-visita/percorsi-di-visita</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I tesori del Rinascimento</text:p>
          </table:table-cell>
          <table:table-cell table:style-name="ce80"/>
          <table:table-cell table:style-name="ce80" office:value-type="string">
            <text:p>Home / Organizza la visita / Percorsi di visita / I tesori del Rinascimento</text:p>
          </table:table-cell>
          <table:table-cell table:style-name="ce80" office:value-type="string">
            <text:p>/organizza-la-visita/percorsi-di-visita/i-tesori-del-rinascimento</text:p>
          </table:table-cell>
          <table:table-cell table:style-name="ce80" office:value-type="string">
            <text:p>Percorso di visita</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1" table:number-columns-repeated="2"/>
          <table:table-cell table:style-name="ce80" table:number-columns-repeated="6"/>
          <table:table-cell table:style-name="ce81" table:number-columns-repeated="1016"/>
        </table:table-row>
        <table:table-row table:style-name="ro14">
          <table:table-cell table:style-name="ce81" table:number-columns-repeated="2"/>
          <table:table-cell table:style-name="ce80" office:value-type="string">
            <text:p>Servizi</text:p>
          </table:table-cell>
          <table:table-cell table:style-name="ce80" table:number-columns-repeated="2"/>
          <table:table-cell table:style-name="ce80" office:value-type="string">
            <text:p>Home / Organizza la visita / Servizi</text:p>
          </table:table-cell>
          <table:table-cell table:style-name="ce80" office:value-type="string">
            <text:p>/organizza-la-visita/servizi</text:p>
          </table:table-cell>
          <table:table-cell table:style-name="ce80"/>
          <table:table-cell table:style-name="ce81" table:number-columns-repeated="1016"/>
        </table:table-row>
        <table:table-row table:style-name="ro14">
          <table:table-cell table:style-name="ce81" table:number-columns-repeated="2"/>
          <table:table-cell table:style-name="ce80"/>
          <table:table-cell table:style-name="ce80" office:value-type="string">
            <text:p>Guardaroba</text:p>
          </table:table-cell>
          <table:table-cell table:style-name="ce80"/>
          <table:table-cell table:style-name="ce80" office:value-type="string">
            <text:p>Home / Organizza la visita / Servizi / Guardaroba</text:p>
          </table:table-cell>
          <table:table-cell table:style-name="ce80" office:value-type="string">
            <text:p>/organizza-la-visita/servizi/guardaroba</text:p>
          </table:table-cell>
          <table:table-cell table:style-name="ce80" office:value-type="string">
            <text:p>Servizio</text:p>
          </table:table-cell>
          <table:table-cell table:style-name="ce81" table:number-columns-repeated="1016"/>
        </table:table-row>
        <table:table-row table:style-name="ro14">
          <table:table-cell table:style-name="ce81" table:number-columns-repeated="2"/>
          <table:table-cell table:style-name="ce80"/>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1" table:number-columns-repeated="2"/>
          <table:table-cell table:style-name="ce80" table:number-columns-repeated="6"/>
          <table:table-cell table:style-name="ce81" table:number-columns-repeated="1016"/>
        </table:table-row>
        <table:table-row table:style-name="ro14">
          <table:table-cell table:style-name="ce81" table:number-columns-repeated="2"/>
          <table:table-cell table:style-name="ce80" office:value-type="string">
            <text:p>Accessibilità</text:p>
          </table:table-cell>
          <table:table-cell table:style-name="ce80" table:number-columns-repeated="2"/>
          <table:table-cell table:style-name="ce80" office:value-type="string">
            <text:p>Home / Organizza la visita / Accessibilità</text:p>
          </table:table-cell>
          <table:table-cell table:style-name="ce80" office:value-type="string">
            <text:p>/organizza-la-visita/accessibilità</text:p>
          </table:table-cell>
          <table:table-cell table:style-name="ce80"/>
          <table:table-cell table:style-name="ce81" table:number-columns-repeated="1016"/>
        </table:table-row>
        <table:table-row table:style-name="ro14">
          <table:table-cell table:style-name="ce81" table:number-columns-repeated="2"/>
          <table:table-cell table:style-name="ce80" table:number-columns-repeated="6"/>
          <table:table-cell table:style-name="ce81" table:number-columns-repeated="1016"/>
        </table:table-row>
        <table:table-row table:style-name="ro14">
          <table:table-cell table:style-name="ce81" table:number-columns-repeated="2"/>
          <table:table-cell table:style-name="ce80" office:value-type="string">
            <text:p>Regole per i visitatori</text:p>
          </table:table-cell>
          <table:table-cell table:style-name="ce80" table:number-columns-repeated="2"/>
          <table:table-cell table:style-name="ce80" office:value-type="string">
            <text:p>Home / Organizza la visita / Regole per i visitatori</text:p>
          </table:table-cell>
          <table:table-cell table:style-name="ce80" office:value-type="string">
            <text:p>/organizza-la-visita/regole-per-i-visitatori</text:p>
          </table:table-cell>
          <table:table-cell table:style-name="ce80"/>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4">
          <table:table-cell table:style-name="ce80"/>
          <table:table-cell table:style-name="ce80" office:value-type="string">
            <text:p>Esplora il museo</text:p>
          </table:table-cell>
          <table:table-cell table:style-name="ce80" table:number-columns-repeated="3"/>
          <table:table-cell table:style-name="ce80" office:value-type="string">
            <text:p>Home / Esplora il museo </text:p>
          </table:table-cell>
          <table:table-cell table:style-name="ce80" office:value-type="string">
            <text:p>/esplora-il-museo</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Collezioni</text:p>
          </table:table-cell>
          <table:table-cell table:style-name="ce80" table:number-columns-repeated="2"/>
          <table:table-cell table:style-name="ce80" office:value-type="string">
            <text:p>Home / Esplora il museo / Collezioni</text:p>
          </table:table-cell>
          <table:table-cell table:style-name="ce80" office:value-type="string">
            <text:p>/esplora-il-museo/collezioni</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I capolavori del 900</text:p>
          </table:table-cell>
          <table:table-cell table:style-name="ce80"/>
          <table:table-cell table:style-name="ce80" office:value-type="string">
            <text:p>Home / Esplora il museo / Collezioni / I capolavori del 900</text:p>
          </table:table-cell>
          <table:table-cell table:style-name="ce80" office:value-type="string">
            <text:p>/esplora-il-museo/collezioni/i-capolavori-del-900</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Opere*</text:p>
          </table:table-cell>
          <table:table-cell table:style-name="ce80" table:number-columns-repeated="2"/>
          <table:table-cell table:style-name="ce80" office:value-type="string">
            <text:p>Home / Esplora il museo / Opere </text:p>
          </table:table-cell>
          <table:table-cell table:style-name="ce80" office:value-type="string">
            <text:p>/esplora-il-museo/opere</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Natura morta</text:p>
          </table:table-cell>
          <table:table-cell table:style-name="ce80"/>
          <table:table-cell table:style-name="ce80" office:value-type="string">
            <text:p>Home / Esplora il museo / Opere / Natura morta</text:p>
          </table:table-cell>
          <table:table-cell table:style-name="ce80" office:value-type="string">
            <text:p>/esplora-il-museo/opere/natura-morta</text:p>
          </table:table-cell>
          <table:table-cell table:style-name="ce80" office:value-type="string">
            <text:p>Oggetto</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Artisti*</text:p>
          </table:table-cell>
          <table:table-cell table:style-name="ce80" table:number-columns-repeated="2"/>
          <table:table-cell table:style-name="ce80" office:value-type="string">
            <text:p>Home / Esplora il museo / Artisti </text:p>
          </table:table-cell>
          <table:table-cell table:style-name="ce80" office:value-type="string">
            <text:p>/esplora-il-museo/artisti</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Giorgio Morandi</text:p>
          </table:table-cell>
          <table:table-cell table:style-name="ce80"/>
          <table:table-cell table:style-name="ce80" office:value-type="string">
            <text:p>Home / Esplora il museo / Artisti / Giorgio Morandi</text:p>
          </table:table-cell>
          <table:table-cell table:style-name="ce80" office:value-type="string">
            <text:p>/esplora-il-museo/artisti/giorgio-morandi</text:p>
          </table:table-cell>
          <table:table-cell table:style-name="ce80" office:value-type="string">
            <text:p>Artista o Personaggio</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Storia del museo</text:p>
          </table:table-cell>
          <table:table-cell table:style-name="ce80" table:number-columns-repeated="2"/>
          <table:table-cell table:style-name="ce80" office:value-type="string">
            <text:p>Home / Esplora il museo / Storia del museo</text:p>
          </table:table-cell>
          <table:table-cell table:style-name="ce80" office:value-type="string">
            <text:p>/esplora-il-museo/storia-del-museo</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Tour virtuali</text:p>
          </table:table-cell>
          <table:table-cell table:style-name="ce80" table:number-columns-repeated="2"/>
          <table:table-cell table:style-name="ce80" office:value-type="string">
            <text:p>Home / Esplora il museo / Tour virtuali </text:p>
          </table:table-cell>
          <table:table-cell table:style-name="ce80" office:value-type="string">
            <text:p>/esplora-il-museo/tour-virtuali</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Stanza delle ceramiche</text:p>
          </table:table-cell>
          <table:table-cell table:style-name="ce80"/>
          <table:table-cell table:style-name="ce80" office:value-type="string">
            <text:p>Home / Esplora il museo / Tour virtuali / Stanza delle ceramiche</text:p>
          </table:table-cell>
          <table:table-cell table:style-name="ce80" office:value-type="string">
            <text:p>/esplora-il-museo/tour-virtuali/stanza-delle-ceramiche</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Notizie</text:p>
          </table:table-cell>
          <table:table-cell table:style-name="ce80" table:number-columns-repeated="2"/>
          <table:table-cell table:style-name="ce80" office:value-type="string">
            <text:p>Home / Esplora il museo / Notizie </text:p>
          </table:table-cell>
          <table:table-cell table:style-name="ce80" office:value-type="string">
            <text:p>/esplora-il-museo/notizie</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Nuova opera esposta: Treno di Latta di Pino Pascali</text:p>
          </table:table-cell>
          <table:table-cell table:style-name="ce80"/>
          <table:table-cell table:style-name="ce80" office:value-type="string">
            <text:p>Home / Esplora il museo / Notizie / Nuova opera esposta: Treno di Latta di Pino Pascali</text:p>
          </table:table-cell>
          <table:table-cell table:style-name="ce80" office:value-type="string">
            <text:p>/esplora-il-museo/notizie/nuova-opera-esposta-treno-di-latta-di-pino-pascali</text:p>
          </table:table-cell>
          <table:table-cell table:style-name="ce80" office:value-type="string">
            <text:p>Notizia</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Museo d'Arte contemporanea**</text:p>
          </table:table-cell>
          <table:table-cell table:style-name="ce80" table:number-columns-repeated="2"/>
          <table:table-cell table:style-name="ce80" office:value-type="string">
            <text:p>Home / Esplora il museo / Museo d'Arte contemporanea</text:p>
          </table:table-cell>
          <table:table-cell table:style-name="ce80" office:value-type="string">
            <text:p>/esplora-il-museo/museo-d'arte-contemporanea</text:p>
          </table:table-cell>
          <table:table-cell table:style-name="ce80" office:value-type="string">
            <text:p>Luogo</text:p>
          </table:table-cell>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Giardino Botanico Zaha Hadid**</text:p>
          </table:table-cell>
          <table:table-cell table:style-name="ce80" table:number-columns-repeated="2"/>
          <table:table-cell table:style-name="ce80" office:value-type="string">
            <text:p>Home / Esplora il museo / Giardino Botanico Zaha Hadid</text:p>
          </table:table-cell>
          <table:table-cell table:style-name="ce80" office:value-type="string">
            <text:p>/esplora-il-museo/giardino-botanico-zaha-hadid</text:p>
          </table:table-cell>
          <table:table-cell table:style-name="ce80" office:value-type="string">
            <text:p>Luogo</text:p>
          </table:table-cell>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4">
          <table:table-cell table:style-name="ce80"/>
          <table:table-cell table:style-name="ce80" office:value-type="string">
            <text:p>Mostre ed eventi</text:p>
          </table:table-cell>
          <table:table-cell table:style-name="ce80" table:number-columns-repeated="3"/>
          <table:table-cell table:style-name="ce80" office:value-type="string">
            <text:p>Home / Mostre ed eventi </text:p>
          </table:table-cell>
          <table:table-cell table:style-name="ce80" office:value-type="string">
            <text:p>/mostre-ed-eventi</text:p>
          </table:table-cell>
          <table:table-cell table:style-name="ce80"/>
          <table:table-cell table:style-name="ce81" table:number-columns-repeated="1016"/>
        </table:table-row>
        <table:table-row table:style-name="ro15">
          <table:table-cell table:style-name="ce80" table:number-columns-repeated="2"/>
          <table:table-cell table:style-name="ce80" office:value-type="string">
            <text:p>Giorgio de Chirico: visioni metafisiche</text:p>
          </table:table-cell>
          <table:table-cell table:style-name="ce80" table:number-columns-repeated="2"/>
          <table:table-cell table:style-name="ce80" office:value-type="string">
            <text:p>Home / Mostre ed eventi / Giorgio de Chirico: visioni metafisiche</text:p>
          </table:table-cell>
          <table:table-cell table:style-name="ce80" office:value-type="string">
            <text:p>/mostre-ed-eventi/giorgio-de-chirico-visioni-metafisiche</text:p>
          </table:table-cell>
          <table:table-cell table:style-name="ce80" office:value-type="string">
            <text:p>Mostra o evento</text:p>
          </table:table-cell>
          <table:table-cell table:style-name="ce81" table:number-columns-repeated="1016"/>
        </table:table-row>
        <table:table-row table:style-name="ro15">
          <table:table-cell table:style-name="ce80" table:number-columns-repeated="2"/>
          <table:table-cell table:style-name="ce80" office:value-type="string">
            <text:p>Beuys in dialogo: un confronto fra Arte e Società</text:p>
          </table:table-cell>
          <table:table-cell table:style-name="ce80" table:number-columns-repeated="2"/>
          <table:table-cell table:style-name="ce80" office:value-type="string">
            <text:p>Home / Mostre ed eventi / Beuys in dialogo: un confronto fra Arte e Società</text:p>
          </table:table-cell>
          <table:table-cell table:style-name="ce80" office:value-type="string">
            <text:p>/mostre-ed-eventi/beuys-in-dialogo-un-confronto-fra-arte-e-società</text:p>
          </table:table-cell>
          <table:table-cell table:style-name="ce80" office:value-type="string">
            <text:p>Mostra o evento</text:p>
          </table:table-cell>
          <table:table-cell table:style-name="ce81" table:number-columns-repeated="1016"/>
        </table:table-row>
        <table:table-row table:style-name="ro14">
          <table:table-cell table:style-name="ce80" table:number-columns-repeated="2"/>
          <table:table-cell table:style-name="ce80" office:value-type="string">
            <text:p>...</text:p>
          </table:table-cell>
          <table:table-cell table:style-name="ce80" table:number-columns-repeated="5"/>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4">
          <table:table-cell table:style-name="ce80"/>
          <table:table-cell table:style-name="ce80" office:value-type="string">
            <text:p>Educazione e ricerca</text:p>
          </table:table-cell>
          <table:table-cell table:style-name="ce80" table:number-columns-repeated="3"/>
          <table:table-cell table:style-name="ce80" office:value-type="string">
            <text:p>Home / Educazione e ricerca </text:p>
          </table:table-cell>
          <table:table-cell table:style-name="ce80" office:value-type="string">
            <text:p>/educazione-e-ricerca</text:p>
          </table:table-cell>
          <table:table-cell table:style-name="ce80"/>
          <table:table-cell table:style-name="ce81" table:number-columns-repeated="1016"/>
        </table:table-row>
        <table:table-row table:style-name="ro14">
          <table:table-cell table:style-name="ce80" table:number-columns-repeated="2"/>
          <table:table-cell table:style-name="ce80" office:value-type="string">
            <text:p>Attività educative</text:p>
          </table:table-cell>
          <table:table-cell table:style-name="ce80" table:number-columns-repeated="2"/>
          <table:table-cell table:style-name="ce80" office:value-type="string">
            <text:p>Home / Educazione e ricerca / Attività educative </text:p>
          </table:table-cell>
          <table:table-cell table:style-name="ce80" office:value-type="string">
            <text:p>/educazione-e-ricerca/attività-educative</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Laboratorio di scultura</text:p>
          </table:table-cell>
          <table:table-cell table:style-name="ce80"/>
          <table:table-cell table:style-name="ce80" office:value-type="string">
            <text:p>Home / Educazione e ricerca / Attività educative / Laboratorio di scultura</text:p>
          </table:table-cell>
          <table:table-cell table:style-name="ce80" office:value-type="string">
            <text:p>/educazione-e-ricerca/attività-educative/laboratorio-di-scultura</text:p>
          </table:table-cell>
          <table:table-cell table:style-name="ce80" office:value-type="string">
            <text:p>Attività educativa</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Attività di ricerca e pubblicazioni</text:p>
          </table:table-cell>
          <table:table-cell table:style-name="ce80" table:number-columns-repeated="2"/>
          <table:table-cell table:style-name="ce80" office:value-type="string">
            <text:p>Home / Educazione e ricerca / Attività di ricerca e pubblicazioni</text:p>
          </table:table-cell>
          <table:table-cell table:style-name="ce80" office:value-type="string">
            <text:p>/educazione-e-ricerca/attività-di-ricerca-e-pubblicazioni</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Il Bello, l'Idea e la Forma. Studi sulla collezione permanente del Museo</text:p>
          </table:table-cell>
          <table:table-cell table:style-name="ce80"/>
          <table:table-cell table:style-name="ce80" office:value-type="string">
            <text:p>Home / Educazione e ricerca / Attività di ricerca e pubblicazioni / Il Bello, l'Idea e la Forma. Studi sulla collezione permanente del Museo</text:p>
          </table:table-cell>
          <table:table-cell table:style-name="ce80" office:value-type="string">
            <text:p>/educazione-e-ricerca/attività-di-ricerca-e-pubblicazioni/il-bello-l'idea-e-la-forma-studi-sulla-collezione-permanente-del-museo</text:p>
          </table:table-cell>
          <table:table-cell table:style-name="ce80" office:value-type="string">
            <text:p>Attività di ricerca o pubblicazione</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4">
          <table:table-cell table:style-name="ce80"/>
          <table:table-cell table:style-name="ce80" office:value-type="string">
            <text:p>Organizzazione</text:p>
          </table:table-cell>
          <table:table-cell table:style-name="ce80" table:number-columns-repeated="3"/>
          <table:table-cell table:style-name="ce80" office:value-type="string">
            <text:p>Home / Organizzazione</text:p>
          </table:table-cell>
          <table:table-cell table:style-name="ce80" office:value-type="string">
            <text:p>/organizzazione</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Statuto</text:p>
          </table:table-cell>
          <table:table-cell table:style-name="ce80" table:number-columns-repeated="2"/>
          <table:table-cell table:style-name="ce80" office:value-type="string">
            <text:p>Home / Organizzazione / Statuto</text:p>
          </table:table-cell>
          <table:table-cell table:style-name="ce80" office:value-type="string">
            <text:p>/organizzazione/statuto</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Dirigenti e personale</text:p>
          </table:table-cell>
          <table:table-cell table:style-name="ce80" table:number-columns-repeated="2"/>
          <table:table-cell table:style-name="ce80" office:value-type="string">
            <text:p>Home / Organizzazione / Dirigenti e personale </text:p>
          </table:table-cell>
          <table:table-cell table:style-name="ce80" office:value-type="string">
            <text:p>/organizzazione/dirigenti-e-personale</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Mario Rossi</text:p>
          </table:table-cell>
          <table:table-cell table:style-name="ce80"/>
          <table:table-cell table:style-name="ce80" office:value-type="string">
            <text:p>Home / Organizzazione / Dirigenti e personale / Mario Rossi</text:p>
          </table:table-cell>
          <table:table-cell table:style-name="ce80" office:value-type="string">
            <text:p>/organizzazione/dirigenti-e-personale/mario-rossi</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Uffici </text:p>
          </table:table-cell>
          <table:table-cell table:style-name="ce80" table:number-columns-repeated="2"/>
          <table:table-cell table:style-name="ce80" office:value-type="string">
            <text:p>Home / Organizzazione / Uffici </text:p>
          </table:table-cell>
          <table:table-cell table:style-name="ce80" office:value-type="string">
            <text:p>/organizzazione/uffici</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Direzione </text:p>
          </table:table-cell>
          <table:table-cell table:style-name="ce80"/>
          <table:table-cell table:style-name="ce80" office:value-type="string">
            <text:p>Home / Organizzazione / Uffici / Direzione</text:p>
          </table:table-cell>
          <table:table-cell table:style-name="ce80" office:value-type="string">
            <text:p>/organizzazione/uffici/direzione</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Supporta il museo </text:p>
          </table:table-cell>
          <table:table-cell table:style-name="ce80" table:number-columns-repeated="2"/>
          <table:table-cell table:style-name="ce80" office:value-type="string">
            <text:p>Home / Organizzazione / Supporta il museo</text:p>
          </table:table-cell>
          <table:table-cell table:style-name="ce80" office:value-type="string">
            <text:p>/organizzazione/supporta-il-museo</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Lavora con noi</text:p>
          </table:table-cell>
          <table:table-cell table:style-name="ce80" table:number-columns-repeated="2"/>
          <table:table-cell table:style-name="ce80" office:value-type="string">
            <text:p>Home / Organizzazione / Lavora con noi</text:p>
          </table:table-cell>
          <table:table-cell table:style-name="ce80" office:value-type="string">
            <text:p>/organizzazione/lavora-con-noi</text:p>
          </table:table-cell>
          <table:table-cell table:style-name="ce80"/>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4">
          <table:table-cell table:style-name="ce80"/>
          <table:table-cell table:style-name="ce80" office:value-type="string">
            <text:p>Amministrazione trasparente</text:p>
          </table:table-cell>
          <table:table-cell table:style-name="ce80" table:number-columns-repeated="3"/>
          <table:table-cell table:style-name="ce80" office:value-type="string">
            <text:p>Home / Amministrazione trasparente</text:p>
          </table:table-cell>
          <table:table-cell table:style-name="ce80" office:value-type="string">
            <text:p>/amministrazione-trasparente</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Regolamento del museo</text:p>
          </table:table-cell>
          <table:table-cell table:style-name="ce80" table:number-columns-repeated="2"/>
          <table:table-cell table:style-name="ce80" office:value-type="string">
            <text:p>Home / Amministrazione trasparente / Regolamento del museo</text:p>
          </table:table-cell>
          <table:table-cell table:style-name="ce80" office:value-type="string">
            <text:p>/amministrazione-trasparente/regolamento-del-museo</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Bandi e gare</text:p>
          </table:table-cell>
          <table:table-cell table:style-name="ce80" table:number-columns-repeated="2"/>
          <table:table-cell table:style-name="ce80" office:value-type="string">
            <text:p>Home / Amministrazione trasparente / Bandi e gare</text:p>
          </table:table-cell>
          <table:table-cell table:style-name="ce80" office:value-type="string">
            <text:p>/amministrazione-trasparente/bandi-e-gare</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Bilanci</text:p>
          </table:table-cell>
          <table:table-cell table:style-name="ce80" table:number-columns-repeated="2"/>
          <table:table-cell table:style-name="ce80" office:value-type="string">
            <text:p>Home / Amministrazione trasparente / Bilanci</text:p>
          </table:table-cell>
          <table:table-cell table:style-name="ce80" office:value-type="string">
            <text:p>/amministrazione-trasparente/bilanci</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Beni, immobili e patrimoni</text:p>
          </table:table-cell>
          <table:table-cell table:style-name="ce80" table:number-columns-repeated="2"/>
          <table:table-cell table:style-name="ce80" office:value-type="string">
            <text:p>Home / Amministrazione trasparente / Beni, immobili e patrimoni</text:p>
          </table:table-cell>
          <table:table-cell table:style-name="ce80" office:value-type="string">
            <text:p>/amministrazione-trasparente/beni-immobili-e-patrimoni</text:p>
          </table:table-cell>
          <table:table-cell table:style-name="ce80"/>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4">
          <table:table-cell table:style-name="ce80"/>
          <table:table-cell table:style-name="ce80" office:value-type="string">
            <text:p>Contatti</text:p>
          </table:table-cell>
          <table:table-cell table:style-name="ce80" table:number-columns-repeated="3"/>
          <table:table-cell table:style-name="ce80" office:value-type="string">
            <text:p>Home / Contatti</text:p>
          </table:table-cell>
          <table:table-cell table:style-name="ce80" office:value-type="string">
            <text:p>/contatti</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table-cell table:style-name="ce80" office:value-type="string">
            <text:p>Domande frequenti</text:p>
          </table:table-cell>
          <table:table-cell table:style-name="ce80" table:number-columns-repeated="3"/>
          <table:table-cell table:style-name="ce80" office:value-type="string">
            <text:p>Home / Domande frequenti</text:p>
          </table:table-cell>
          <table:table-cell table:style-name="ce80" office:value-type="string">
            <text:p>/domande-frequenti</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table-cell table:style-name="ce80" office:value-type="string">
            <text:p>Dichiarazione di accessibilità</text:p>
          </table:table-cell>
          <table:table-cell table:style-name="ce80" table:number-columns-repeated="3"/>
          <table:table-cell table:style-name="ce80" office:value-type="string">
            <text:p>Home / Dichiarazione di accessibilità</text:p>
          </table:table-cell>
          <table:table-cell table:style-name="ce80" office:value-type="string">
            <text:p>/dichiarazione-di-accessibilita</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table-cell table:style-name="ce80" office:value-type="string">
            <text:p>Informativa privacy</text:p>
          </table:table-cell>
          <table:table-cell table:style-name="ce80" table:number-columns-repeated="3"/>
          <table:table-cell table:style-name="ce80" office:value-type="string">
            <text:p>Home / Informativa privacy</text:p>
          </table:table-cell>
          <table:table-cell table:style-name="ce80" office:value-type="string">
            <text:p>/informativa-privacy</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table-cell table:style-name="ce80" office:value-type="string">
            <text:p>Informativa cookie</text:p>
          </table:table-cell>
          <table:table-cell table:style-name="ce80" table:number-columns-repeated="3"/>
          <table:table-cell table:style-name="ce80" office:value-type="string">
            <text:p>Home / Informativa cookie</text:p>
          </table:table-cell>
          <table:table-cell table:style-name="ce80" office:value-type="string">
            <text:p>/informativa-cookie</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table-cell table:style-name="ce80" office:value-type="string">
            <text:p>Note legali</text:p>
          </table:table-cell>
          <table:table-cell table:style-name="ce80" table:number-columns-repeated="3"/>
          <table:table-cell table:style-name="ce80" office:value-type="string">
            <text:p>Home / Note legali</text:p>
          </table:table-cell>
          <table:table-cell table:style-name="ce80" office:value-type="string">
            <text:p>/note-legali</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table-cell table:style-name="ce80" office:value-type="string">
            <text:p>Carta dei servizi</text:p>
          </table:table-cell>
          <table:table-cell table:style-name="ce80" table:number-columns-repeated="3"/>
          <table:table-cell table:style-name="ce80" office:value-type="string">
            <text:p>Home / Carta dei servizi</text:p>
          </table:table-cell>
          <table:table-cell table:style-name="ce80" office:value-type="string">
            <text:p>/carta-dei-servizi</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table-cell table:style-name="ce80" office:value-type="string">
            <text:p>Mappa del sito</text:p>
          </table:table-cell>
          <table:table-cell table:style-name="ce80" table:number-columns-repeated="3"/>
          <table:table-cell table:style-name="ce80" office:value-type="string">
            <text:p>Home / Mappa del sito</text:p>
          </table:table-cell>
          <table:table-cell table:style-name="ce80" office:value-type="string">
            <text:p>/mappa-del-sito</text:p>
          </table:table-cell>
          <table:table-cell table:style-name="ce80"/>
          <table:table-cell table:style-name="ce81" table:number-columns-repeated="1016"/>
        </table:table-row>
        <table:table-row table:style-name="ro14" table:number-rows-repeated="3">
          <table:table-cell table:style-name="ce80" table:number-columns-repeated="8"/>
          <table:table-cell table:style-name="ce81" table:number-columns-repeated="1016"/>
        </table:table-row>
        <table:table-row table:style-name="ro14">
          <table:table-cell table:style-name="ce80" office:value-type="string">
            <text:p>* Le pagine segnate come "Opere" e "Artisti" avranno un nome diverso a seconda della tipologia di museo che adotterà il modello, sulla base della tassonomia Tipi di Oggetti e Personaggi.</text:p>
          </table:table-cell>
          <table:table-cell table:style-name="ce80" table:number-columns-repeated="7"/>
          <table:table-cell table:style-name="ce81" table:number-columns-repeated="1016"/>
        </table:table-row>
        <table:table-row table:style-name="ro14">
          <table:table-cell table:style-name="ce80" office:value-type="string">
            <text:p>** Le pagine dei luoghi, se presenti, prenderanno come titolo di pagina il nome dei luoghi stessi.</text:p>
          </table:table-cell>
          <table:table-cell table:style-name="ce80" table:number-columns-repeated="7"/>
          <table:table-cell table:style-name="ce81" table:number-columns-repeated="1016"/>
        </table:table-row>
        <table:table-row table:style-name="ro37" table:number-rows-repeated="37">
          <table:table-cell table:style-name="ce82" table:number-columns-repeated="8"/>
          <table:table-cell table:number-columns-repeated="1016"/>
        </table:table-row>
        <table:table-row table:style-name="ro37" table:number-rows-repeated="9">
          <table:table-cell table:style-name="ce82" table:number-columns-repeated="7"/>
          <table:table-cell table:number-columns-repeated="1017"/>
        </table:table-row>
        <table:table-row table:style-name="ro37" table:number-rows-repeated="1048413">
          <table:table-cell table:number-columns-repeated="1024"/>
        </table:table-row>
        <table:table-row table:style-name="ro37">
          <table:table-cell table:number-columns-repeated="1024"/>
        </table:table-row>
      </table:table>
      <table:table table:name="Sistema_di_navigazione_-_ENG" table:style-name="ta2">
        <table:table-column table:style-name="co56" table:default-cell-style-name="ce2"/>
        <table:table-column table:style-name="co57" table:default-cell-style-name="ce2"/>
        <table:table-column table:style-name="co58" table:default-cell-style-name="ce2"/>
        <table:table-column table:style-name="co59" table:default-cell-style-name="ce2"/>
        <table:table-column table:style-name="co60" table:default-cell-style-name="ce2"/>
        <table:table-column table:style-name="co61" table:default-cell-style-name="ce2"/>
        <table:table-column table:style-name="co62" table:default-cell-style-name="ce2"/>
        <table:table-column table:style-name="co63" table:default-cell-style-name="ce2"/>
        <table:table-column table:style-name="co13" table:number-columns-repeated="1016" table:default-cell-style-name="ce2"/>
        <table:table-row table:style-name="ro8">
          <table:table-cell table:style-name="ce78" office:value-type="string" table:number-columns-spanned="8" table:number-rows-spanned="1">
            <text:p>Sistema di navigazione - ENG</text:p>
          </table:table-cell>
          <table:covered-table-cell table:number-columns-repeated="7"/>
          <table:table-cell table:number-columns-repeated="1016"/>
        </table:table-row>
        <table:table-row table:style-name="ro15">
          <table:table-cell table:style-name="ce84" office:value-type="string">
            <text:p>Livello 0</text:p>
          </table:table-cell>
          <table:table-cell table:style-name="ce84" office:value-type="string">
            <text:p>Livello 1</text:p>
          </table:table-cell>
          <table:table-cell table:style-name="ce84" office:value-type="string">
            <text:p>Livello 2</text:p>
          </table:table-cell>
          <table:table-cell table:style-name="ce84" office:value-type="string">
            <text:p>Livello 3</text:p>
          </table:table-cell>
          <table:table-cell table:style-name="ce84" office:value-type="string">
            <text:p>Livello 4</text:p>
          </table:table-cell>
          <table:table-cell table:style-name="ce84" office:value-type="string">
            <text:p>Breadcrumb di esempio</text:p>
          </table:table-cell>
          <table:table-cell table:style-name="ce84" office:value-type="string">
            <text:p>URL path di esempio</text:p>
          </table:table-cell>
          <table:table-cell table:style-name="ce84" office:value-type="string">
            <text:p>Tipologia di contenuto</text:p>
          </table:table-cell>
          <table:table-cell table:number-columns-repeated="1016"/>
        </table:table-row>
        <table:table-row table:style-name="ro14">
          <table:table-cell table:style-name="ce80" office:value-type="string">
            <text:p>Homepage</text:p>
          </table:table-cell>
          <table:table-cell table:style-name="ce80" table:number-columns-repeated="4"/>
          <table:table-cell table:style-name="ce80" office:value-type="string">
            <text:p>/</text:p>
          </table:table-cell>
          <table:table-cell table:style-name="ce80" table:number-columns-repeated="2"/>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table-cell table:style-name="ce80" office:value-type="string">
            <text:p>Plan your visit</text:p>
          </table:table-cell>
          <table:table-cell table:style-name="ce80" table:number-columns-repeated="3"/>
          <table:table-cell table:style-name="ce80" office:value-type="string">
            <text:p>Home / Plan your visit</text:p>
          </table:table-cell>
          <table:table-cell table:style-name="ce80" office:value-type="string">
            <text:p>/plan-your-visit</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Opening hours, tickets and guided tours</text:p>
          </table:table-cell>
          <table:table-cell table:style-name="ce80" table:number-columns-repeated="2"/>
          <table:table-cell table:style-name="ce80" office:value-type="string">
            <text:p>Home / Plan your visit / Opening hours, tickets and guided tours</text:p>
          </table:table-cell>
          <table:table-cell table:style-name="ce80" office:value-type="string">
            <text:p>/plan-your-visit/opening-hours-tickets-and-guided-tours</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Getting here</text:p>
          </table:table-cell>
          <table:table-cell table:style-name="ce80" table:number-columns-repeated="2"/>
          <table:table-cell table:style-name="ce80" office:value-type="string">
            <text:p>Home / Plan your visit / Getting here</text:p>
          </table:table-cell>
          <table:table-cell table:style-name="ce80" office:value-type="string">
            <text:p>/plan-your-visit/getting-here</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Itineraries</text:p>
          </table:table-cell>
          <table:table-cell table:style-name="ce80" table:number-columns-repeated="2"/>
          <table:table-cell table:style-name="ce80" office:value-type="string">
            <text:p>Home / Plan your visit / Itineraries</text:p>
          </table:table-cell>
          <table:table-cell table:style-name="ce80" office:value-type="string">
            <text:p>/plan-your-visit/itineraries</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Treasures of the Reinassance</text:p>
          </table:table-cell>
          <table:table-cell table:style-name="ce80"/>
          <table:table-cell table:style-name="ce80" office:value-type="string">
            <text:p>Home / Plan your visit / Itineraries / Treasures of the Reinassance</text:p>
          </table:table-cell>
          <table:table-cell table:style-name="ce80" office:value-type="string">
            <text:p>/plan-your-visit/itineraries/treasures-of-the-reinassance</text:p>
          </table:table-cell>
          <table:table-cell table:style-name="ce80" office:value-type="string">
            <text:p>Itinerary</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1" table:number-columns-repeated="2"/>
          <table:table-cell table:style-name="ce80" table:number-columns-repeated="6"/>
          <table:table-cell table:style-name="ce81" table:number-columns-repeated="1016"/>
        </table:table-row>
        <table:table-row table:style-name="ro15">
          <table:table-cell table:style-name="ce81" table:number-columns-repeated="2"/>
          <table:table-cell table:style-name="ce80" office:value-type="string">
            <text:p>Services</text:p>
          </table:table-cell>
          <table:table-cell table:style-name="ce80" table:number-columns-repeated="2"/>
          <table:table-cell table:style-name="ce80" office:value-type="string">
            <text:p>Home / Plan your visit / Services</text:p>
          </table:table-cell>
          <table:table-cell table:style-name="ce80" office:value-type="string">
            <text:p>/plan-your-visit/services</text:p>
          </table:table-cell>
          <table:table-cell table:style-name="ce80"/>
          <table:table-cell table:style-name="ce81" table:number-columns-repeated="1016"/>
        </table:table-row>
        <table:table-row table:style-name="ro15">
          <table:table-cell table:style-name="ce81" table:number-columns-repeated="2"/>
          <table:table-cell table:style-name="ce80"/>
          <table:table-cell table:style-name="ce80" office:value-type="string">
            <text:p>Cloakroom</text:p>
          </table:table-cell>
          <table:table-cell table:style-name="ce80"/>
          <table:table-cell table:style-name="ce80" office:value-type="string">
            <text:p>Home / Plan your visit / Services / Cloakroom</text:p>
          </table:table-cell>
          <table:table-cell table:style-name="ce80" office:value-type="string">
            <text:p>/plan-your-visit/services/cloackroom</text:p>
          </table:table-cell>
          <table:table-cell table:style-name="ce80" office:value-type="string">
            <text:p>Service</text:p>
          </table:table-cell>
          <table:table-cell table:style-name="ce81" table:number-columns-repeated="1016"/>
        </table:table-row>
        <table:table-row table:style-name="ro14">
          <table:table-cell table:style-name="ce81" table:number-columns-repeated="2"/>
          <table:table-cell table:style-name="ce80"/>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1" table:number-columns-repeated="2"/>
          <table:table-cell table:style-name="ce80" table:number-columns-repeated="6"/>
          <table:table-cell table:style-name="ce81" table:number-columns-repeated="1016"/>
        </table:table-row>
        <table:table-row table:style-name="ro15">
          <table:table-cell table:style-name="ce81" table:number-columns-repeated="2"/>
          <table:table-cell table:style-name="ce80" office:value-type="string">
            <text:p>Accessibility</text:p>
          </table:table-cell>
          <table:table-cell table:style-name="ce80" table:number-columns-repeated="2"/>
          <table:table-cell table:style-name="ce80" office:value-type="string">
            <text:p>Home / Plan your visit / Accessibility</text:p>
          </table:table-cell>
          <table:table-cell table:style-name="ce80" office:value-type="string">
            <text:p>/plan-your-visit/accessibility</text:p>
          </table:table-cell>
          <table:table-cell table:style-name="ce80"/>
          <table:table-cell table:style-name="ce81" table:number-columns-repeated="1016"/>
        </table:table-row>
        <table:table-row table:style-name="ro14">
          <table:table-cell table:style-name="ce81" table:number-columns-repeated="2"/>
          <table:table-cell table:style-name="ce80" table:number-columns-repeated="6"/>
          <table:table-cell table:style-name="ce81" table:number-columns-repeated="1016"/>
        </table:table-row>
        <table:table-row table:style-name="ro15">
          <table:table-cell table:style-name="ce81" table:number-columns-repeated="2"/>
          <table:table-cell table:style-name="ce80" office:value-type="string">
            <text:p>Visitor regulations</text:p>
          </table:table-cell>
          <table:table-cell table:style-name="ce80" table:number-columns-repeated="2"/>
          <table:table-cell table:style-name="ce80" office:value-type="string">
            <text:p>Home / Plan your visit / Visitor regulations</text:p>
          </table:table-cell>
          <table:table-cell table:style-name="ce80" office:value-type="string">
            <text:p>/plan-your-visit/rules-for-visitors</text:p>
          </table:table-cell>
          <table:table-cell table:style-name="ce80"/>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5">
          <table:table-cell table:style-name="ce80"/>
          <table:table-cell table:style-name="ce80" office:value-type="string">
            <text:p>Explore the museum</text:p>
          </table:table-cell>
          <table:table-cell table:style-name="ce80" table:number-columns-repeated="3"/>
          <table:table-cell table:style-name="ce80" office:value-type="string">
            <text:p>Home / Explore the museum</text:p>
          </table:table-cell>
          <table:table-cell table:style-name="ce80" office:value-type="string">
            <text:p>/explore-the-museum</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Collections</text:p>
          </table:table-cell>
          <table:table-cell table:style-name="ce80" table:number-columns-repeated="2"/>
          <table:table-cell table:style-name="ce80" office:value-type="string">
            <text:p>Home / Explore the museum / Collections</text:p>
          </table:table-cell>
          <table:table-cell table:style-name="ce80" office:value-type="string">
            <text:p>/explore-the-museum/collections</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Masterpieces of the 20th century</text:p>
          </table:table-cell>
          <table:table-cell table:style-name="ce80"/>
          <table:table-cell table:style-name="ce80" office:value-type="string">
            <text:p>Home / Explore the museum / Collections / Masterpieces of the 20th century</text:p>
          </table:table-cell>
          <table:table-cell table:style-name="ce80" office:value-type="string">
            <text:p>/explore-the-museum/collections/masterpieces-of-the-20th-century</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Artworks*</text:p>
          </table:table-cell>
          <table:table-cell table:style-name="ce80" table:number-columns-repeated="2"/>
          <table:table-cell table:style-name="ce80" office:value-type="string">
            <text:p>Home / Explore the museum / Artworks</text:p>
          </table:table-cell>
          <table:table-cell table:style-name="ce80" office:value-type="string">
            <text:p>/explore-the-museum/artworks</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Natura morta</text:p>
          </table:table-cell>
          <table:table-cell table:style-name="ce80"/>
          <table:table-cell table:style-name="ce80" office:value-type="string">
            <text:p>Home / Explore the museum / Artworks / Natura morta</text:p>
          </table:table-cell>
          <table:table-cell table:style-name="ce80" office:value-type="string">
            <text:p>/explore-the-museum/artworks/natura-morta</text:p>
          </table:table-cell>
          <table:table-cell table:style-name="ce80" office:value-type="string">
            <text:p>Item</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Artists*</text:p>
          </table:table-cell>
          <table:table-cell table:style-name="ce80" table:number-columns-repeated="2"/>
          <table:table-cell table:style-name="ce80" office:value-type="string">
            <text:p>Home / Explore the museum / Artists</text:p>
          </table:table-cell>
          <table:table-cell table:style-name="ce80" office:value-type="string">
            <text:p>/explore-the-museum/artists</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Giorgio Morandi</text:p>
          </table:table-cell>
          <table:table-cell table:style-name="ce80"/>
          <table:table-cell table:style-name="ce80" office:value-type="string">
            <text:p>Home / Explore the museum / Artists / Giorgio Morandi</text:p>
          </table:table-cell>
          <table:table-cell table:style-name="ce80" office:value-type="string">
            <text:p>/explore-the-museum/artists/giorgio-morandi</text:p>
          </table:table-cell>
          <table:table-cell table:style-name="ce80" office:value-type="string">
            <text:p>Artist or person</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Our history</text:p>
          </table:table-cell>
          <table:table-cell table:style-name="ce80" table:number-columns-repeated="2"/>
          <table:table-cell table:style-name="ce80" office:value-type="string">
            <text:p>Home / Explore the museum / Our history</text:p>
          </table:table-cell>
          <table:table-cell table:style-name="ce80" office:value-type="string">
            <text:p>/explore-the-museum/our-history</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Virtual tours</text:p>
          </table:table-cell>
          <table:table-cell table:style-name="ce80" table:number-columns-repeated="2"/>
          <table:table-cell table:style-name="ce80" office:value-type="string">
            <text:p>Home / Explore the museum / Virtual tours</text:p>
          </table:table-cell>
          <table:table-cell table:style-name="ce80" office:value-type="string">
            <text:p>/explore-the-museum/virtual-tours</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Ceramics' room</text:p>
          </table:table-cell>
          <table:table-cell table:style-name="ce80"/>
          <table:table-cell table:style-name="ce80" office:value-type="string">
            <text:p>Home / Explore the museum / Virtual tours / Ceramics' room</text:p>
          </table:table-cell>
          <table:table-cell table:style-name="ce80" office:value-type="string">
            <text:p>/explore-the-museum/virtual-tours/ceramics-room</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News</text:p>
          </table:table-cell>
          <table:table-cell table:style-name="ce80" table:number-columns-repeated="2"/>
          <table:table-cell table:style-name="ce80" office:value-type="string">
            <text:p>Home / Explore the museum / News</text:p>
          </table:table-cell>
          <table:table-cell table:style-name="ce80" office:value-type="string">
            <text:p>/explore-the-museum/news</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New work exhibited: Tin Train by Pino Pascali</text:p>
          </table:table-cell>
          <table:table-cell table:style-name="ce80"/>
          <table:table-cell table:style-name="ce80" office:value-type="string">
            <text:p>Home / Explore the museum / News / New work exhibited: Tin Train by Pino Pascali</text:p>
          </table:table-cell>
          <table:table-cell table:style-name="ce80" office:value-type="string">
            <text:p>/explore-the-museum/news/new-work-exhibited-Tin-Train-by-Pino-Pascali</text:p>
          </table:table-cell>
          <table:table-cell table:style-name="ce80" office:value-type="string">
            <text:p>News</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Museum of Contemporary Art**</text:p>
          </table:table-cell>
          <table:table-cell table:style-name="ce80" table:number-columns-repeated="2"/>
          <table:table-cell table:style-name="ce80" office:value-type="string">
            <text:p>Home / Explore the museum / Museum of Contemporary Art</text:p>
          </table:table-cell>
          <table:table-cell table:style-name="ce80" office:value-type="string">
            <text:p>/explore-the-museum/museum-of-contemporary-art</text:p>
          </table:table-cell>
          <table:table-cell table:style-name="ce80" office:value-type="string">
            <text:p>Location</text:p>
          </table:table-cell>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Zaha Hadid Botanic Garden**</text:p>
          </table:table-cell>
          <table:table-cell table:style-name="ce80" table:number-columns-repeated="2"/>
          <table:table-cell table:style-name="ce80" office:value-type="string">
            <text:p>Home / Explore the museum / Zaha Hadid Botanic Garden</text:p>
          </table:table-cell>
          <table:table-cell table:style-name="ce80" office:value-type="string">
            <text:p>/explore-the-museum/zaha-hadid-botanic-garden</text:p>
          </table:table-cell>
          <table:table-cell table:style-name="ce80" office:value-type="string">
            <text:p>Location</text:p>
          </table:table-cell>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5">
          <table:table-cell table:style-name="ce80"/>
          <table:table-cell table:style-name="ce80" office:value-type="string">
            <text:p>Exhibitions and events</text:p>
          </table:table-cell>
          <table:table-cell table:style-name="ce80" table:number-columns-repeated="3"/>
          <table:table-cell table:style-name="ce80" office:value-type="string">
            <text:p>Home / Exhibitions and events</text:p>
          </table:table-cell>
          <table:table-cell table:style-name="ce80" office:value-type="string">
            <text:p>/exibitions-and-events</text:p>
          </table:table-cell>
          <table:table-cell table:style-name="ce80"/>
          <table:table-cell table:style-name="ce81" table:number-columns-repeated="1016"/>
        </table:table-row>
        <table:table-row table:style-name="ro15">
          <table:table-cell table:style-name="ce80" table:number-columns-repeated="2"/>
          <table:table-cell table:style-name="ce80" office:value-type="string">
            <text:p>Giorgio de Chirico: Metaphysical Visions</text:p>
          </table:table-cell>
          <table:table-cell table:style-name="ce80" table:number-columns-repeated="2"/>
          <table:table-cell table:style-name="ce80" office:value-type="string">
            <text:p>Home / Exhibitions and events / Giorgio de Chirico: Metaphysical Visions</text:p>
          </table:table-cell>
          <table:table-cell table:style-name="ce80" office:value-type="string">
            <text:p>/exibitions-and-events/giorgio-de-chirico-metaphysical-visions</text:p>
          </table:table-cell>
          <table:table-cell table:style-name="ce80" office:value-type="string">
            <text:p>Exhibition or event</text:p>
          </table:table-cell>
          <table:table-cell table:style-name="ce81" table:number-columns-repeated="1016"/>
        </table:table-row>
        <table:table-row table:style-name="ro15">
          <table:table-cell table:style-name="ce80" table:number-columns-repeated="2"/>
          <table:table-cell table:style-name="ce80" office:value-type="string">
            <text:p>Dialogue with Beuys: a Comparison between Art and Society</text:p>
          </table:table-cell>
          <table:table-cell table:style-name="ce80" table:number-columns-repeated="2"/>
          <table:table-cell table:style-name="ce80" office:value-type="string">
            <text:p>Home / Exhibitions and events / Dialogue with Beuys: a Comparison between Art and Society</text:p>
          </table:table-cell>
          <table:table-cell table:style-name="ce80" office:value-type="string">
            <text:p>/exibitions-and-events/dialogue-with-beuys-a-comparison-between-art-and-society</text:p>
          </table:table-cell>
          <table:table-cell table:style-name="ce80" office:value-type="string">
            <text:p>Exhibition or event</text:p>
          </table:table-cell>
          <table:table-cell table:style-name="ce81" table:number-columns-repeated="1016"/>
        </table:table-row>
        <table:table-row table:style-name="ro14">
          <table:table-cell table:style-name="ce80" table:number-columns-repeated="2"/>
          <table:table-cell table:style-name="ce80" office:value-type="string">
            <text:p>...</text:p>
          </table:table-cell>
          <table:table-cell table:style-name="ce80" table:number-columns-repeated="5"/>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5">
          <table:table-cell table:style-name="ce80"/>
          <table:table-cell table:style-name="ce80" office:value-type="string">
            <text:p>Education and research</text:p>
          </table:table-cell>
          <table:table-cell table:style-name="ce80" table:number-columns-repeated="3"/>
          <table:table-cell table:style-name="ce80" office:value-type="string">
            <text:p>Home / Education and research</text:p>
          </table:table-cell>
          <table:table-cell table:style-name="ce80" office:value-type="string">
            <text:p>/education-and-research</text:p>
          </table:table-cell>
          <table:table-cell table:style-name="ce80"/>
          <table:table-cell table:style-name="ce81" table:number-columns-repeated="1016"/>
        </table:table-row>
        <table:table-row table:style-name="ro15">
          <table:table-cell table:style-name="ce80" table:number-columns-repeated="2"/>
          <table:table-cell table:style-name="ce80" office:value-type="string">
            <text:p>Educational activities</text:p>
          </table:table-cell>
          <table:table-cell table:style-name="ce80" table:number-columns-repeated="2"/>
          <table:table-cell table:style-name="ce80" office:value-type="string">
            <text:p>Home / Education and research / Educational activities</text:p>
          </table:table-cell>
          <table:table-cell table:style-name="ce80" office:value-type="string">
            <text:p>/education-and-research/educational-activity</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Sculpture workshop</text:p>
          </table:table-cell>
          <table:table-cell table:style-name="ce80"/>
          <table:table-cell table:style-name="ce80" office:value-type="string">
            <text:p>Home / Education and research / Educational activities / Sculpture workshop</text:p>
          </table:table-cell>
          <table:table-cell table:style-name="ce80" office:value-type="string">
            <text:p>/education-and-research/educational-activity/sculpture-workshop</text:p>
          </table:table-cell>
          <table:table-cell table:style-name="ce80" office:value-type="string">
            <text:p>Educational or reserach activity and publication</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Research activities and publications</text:p>
          </table:table-cell>
          <table:table-cell table:style-name="ce80" table:number-columns-repeated="2"/>
          <table:table-cell table:style-name="ce80" office:value-type="string">
            <text:p>Home / Education and research / Research activities and publications</text:p>
          </table:table-cell>
          <table:table-cell table:style-name="ce80" office:value-type="string">
            <text:p>/education-and-research/research-activities-and-publications</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Beauty, Idea and Form. Studies on the Museum's permanent collection</text:p>
          </table:table-cell>
          <table:table-cell table:style-name="ce80"/>
          <table:table-cell table:style-name="ce80" office:value-type="string">
            <text:p>Home / Education and research / Research activities and publications / Beauty, Idea and Form. Studies on the Museum's permanent collection</text:p>
          </table:table-cell>
          <table:table-cell table:style-name="ce80" office:value-type="string">
            <text:p>/education-and-research/research-activities-and-publications/beauty-idea-and-form-studies-on-the-museum's-permanent-collection</text:p>
          </table:table-cell>
          <table:table-cell table:style-name="ce80" office:value-type="string">
            <text:p>Educational or reserach activity and publication</text:p>
          </table:table-cell>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4">
          <table:table-cell table:style-name="ce80"/>
          <table:table-cell table:style-name="ce80" office:value-type="string">
            <text:p>Governance</text:p>
          </table:table-cell>
          <table:table-cell table:style-name="ce80" table:number-columns-repeated="3"/>
          <table:table-cell table:style-name="ce80" office:value-type="string">
            <text:p>Home / Governance</text:p>
          </table:table-cell>
          <table:table-cell table:style-name="ce80" office:value-type="string">
            <text:p>/governance</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Legal status</text:p>
          </table:table-cell>
          <table:table-cell table:style-name="ce80" table:number-columns-repeated="2"/>
          <table:table-cell table:style-name="ce80" office:value-type="string">
            <text:p>Home / Governance / Legal status</text:p>
          </table:table-cell>
          <table:table-cell table:style-name="ce80" office:value-type="string">
            <text:p>/governance/legal-status</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Manager and staff</text:p>
          </table:table-cell>
          <table:table-cell table:style-name="ce80" table:number-columns-repeated="2"/>
          <table:table-cell table:style-name="ce80" office:value-type="string">
            <text:p>Home / Governance / Manager and staff</text:p>
          </table:table-cell>
          <table:table-cell table:style-name="ce80" office:value-type="string">
            <text:p>/governance/manager-and-staff</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Mario Rossi</text:p>
          </table:table-cell>
          <table:table-cell table:style-name="ce80"/>
          <table:table-cell table:style-name="ce80" office:value-type="string">
            <text:p>Home / Governance / Manager and staff / Mario Rossi</text:p>
          </table:table-cell>
          <table:table-cell table:style-name="ce80" office:value-type="string">
            <text:p>/governance/manager-and-staff/mario-rossi</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Offices </text:p>
          </table:table-cell>
          <table:table-cell table:style-name="ce80" table:number-columns-repeated="2"/>
          <table:table-cell table:style-name="ce80" office:value-type="string">
            <text:p>Home / Governance / Offices</text:p>
          </table:table-cell>
          <table:table-cell table:style-name="ce80" office:value-type="string">
            <text:p>/governance/offices</text:p>
          </table:table-cell>
          <table:table-cell table:style-name="ce80"/>
          <table:table-cell table:style-name="ce81" table:number-columns-repeated="1016"/>
        </table:table-row>
        <table:table-row table:style-name="ro15">
          <table:table-cell table:style-name="ce80" table:number-columns-repeated="3"/>
          <table:table-cell table:style-name="ce80" office:value-type="string">
            <text:p>Direction of the museum </text:p>
          </table:table-cell>
          <table:table-cell table:style-name="ce80"/>
          <table:table-cell table:style-name="ce80" office:value-type="string">
            <text:p>Home / Governance / Offices / Direction of the museum</text:p>
          </table:table-cell>
          <table:table-cell table:style-name="ce80" office:value-type="string">
            <text:p>/governance/offices/directions-of-the-museum</text:p>
          </table:table-cell>
          <table:table-cell table:style-name="ce80"/>
          <table:table-cell table:style-name="ce81" table:number-columns-repeated="1016"/>
        </table:table-row>
        <table:table-row table:style-name="ro14">
          <table:table-cell table:style-name="ce80" table:number-columns-repeated="3"/>
          <table:table-cell table:style-name="ce80" office:value-type="string">
            <text:p>...</text:p>
          </table:table-cell>
          <table:table-cell table:style-name="ce80" table:number-columns-repeated="4"/>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Support us</text:p>
          </table:table-cell>
          <table:table-cell table:style-name="ce80" table:number-columns-repeated="2"/>
          <table:table-cell table:style-name="ce80" office:value-type="string">
            <text:p>Home / Governance / Support us</text:p>
          </table:table-cell>
          <table:table-cell table:style-name="ce80" office:value-type="string">
            <text:p>/governance/support-us</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number-columns-repeated="2"/>
          <table:table-cell table:style-name="ce80" office:value-type="string">
            <text:p>Work with us</text:p>
          </table:table-cell>
          <table:table-cell table:style-name="ce80" table:number-columns-repeated="2"/>
          <table:table-cell table:style-name="ce80" office:value-type="string">
            <text:p>Home / Organization / Work with us</text:p>
          </table:table-cell>
          <table:table-cell table:style-name="ce80" office:value-type="string">
            <text:p>/governance/work-with-us</text:p>
          </table:table-cell>
          <table:table-cell table:style-name="ce80"/>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5">
          <table:table-cell table:style-name="ce80"/>
          <table:table-cell table:style-name="ce80" office:value-type="string">
            <text:p>Transparency</text:p>
          </table:table-cell>
          <table:table-cell table:style-name="ce80" table:number-columns-repeated="3"/>
          <table:table-cell table:style-name="ce80" office:value-type="string">
            <text:p>Home / Transparency</text:p>
          </table:table-cell>
          <table:table-cell table:style-name="ce80" office:value-type="string">
            <text:p>/transparency</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Museum regulations</text:p>
          </table:table-cell>
          <table:table-cell table:style-name="ce80" table:number-columns-repeated="2"/>
          <table:table-cell table:style-name="ce80" office:value-type="string">
            <text:p>Home / Transparency / Museum regulations</text:p>
          </table:table-cell>
          <table:table-cell table:style-name="ce80" office:value-type="string">
            <text:p>/transparency/museum-regulations</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Calls for tenders</text:p>
          </table:table-cell>
          <table:table-cell table:style-name="ce80" table:number-columns-repeated="2"/>
          <table:table-cell table:style-name="ce80" office:value-type="string">
            <text:p>Home / Trasparenza / Calls for tenders</text:p>
          </table:table-cell>
          <table:table-cell table:style-name="ce80" office:value-type="string">
            <text:p>/transparency/calls-for-tenders</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Financial statements</text:p>
          </table:table-cell>
          <table:table-cell table:style-name="ce80" table:number-columns-repeated="2"/>
          <table:table-cell table:style-name="ce80" office:value-type="string">
            <text:p>Home / Trasparenza / Financial statements</text:p>
          </table:table-cell>
          <table:table-cell table:style-name="ce80" office:value-type="string">
            <text:p>/transparency/financial-statements</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number-columns-repeated="2"/>
          <table:table-cell table:style-name="ce80" office:value-type="string">
            <text:p>Assets, properties and heritage</text:p>
          </table:table-cell>
          <table:table-cell table:style-name="ce80" table:number-columns-repeated="2"/>
          <table:table-cell table:style-name="ce80" office:value-type="string">
            <text:p>Home / Trasparenza / Assets, properties and heritage</text:p>
          </table:table-cell>
          <table:table-cell table:style-name="ce80" office:value-type="string">
            <text:p>/transparency/assets-properties-and-heritage</text:p>
          </table:table-cell>
          <table:table-cell table:style-name="ce80"/>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5">
          <table:table-cell table:style-name="ce80"/>
          <table:table-cell table:style-name="ce80" office:value-type="string">
            <text:p>Contacts</text:p>
          </table:table-cell>
          <table:table-cell table:style-name="ce80" table:number-columns-repeated="3"/>
          <table:table-cell table:style-name="ce80" office:value-type="string">
            <text:p>Home / Contacts</text:p>
          </table:table-cell>
          <table:table-cell table:style-name="ce80" office:value-type="string">
            <text:p>/contacts</text:p>
          </table:table-cell>
          <table:table-cell table:style-name="ce80"/>
          <table:table-cell table:style-name="ce81" table:number-columns-repeated="1016"/>
        </table:table-row>
        <table:table-row table:style-name="ro14" table:number-rows-repeated="2">
          <table:table-cell table:style-name="ce80" table:number-columns-repeated="8"/>
          <table:table-cell table:style-name="ce81" table:number-columns-repeated="1016"/>
        </table:table-row>
        <table:table-row table:style-name="ro14">
          <table:table-cell table:style-name="ce80"/>
          <table:table-cell table:style-name="ce80" office:value-type="string">
            <text:p>FAQs</text:p>
          </table:table-cell>
          <table:table-cell table:style-name="ce80" table:number-columns-repeated="3"/>
          <table:table-cell table:style-name="ce80" office:value-type="string">
            <text:p>Home / FAQs</text:p>
          </table:table-cell>
          <table:table-cell table:style-name="ce80" office:value-type="string">
            <text:p>/FAQs</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table-cell table:style-name="ce80" office:value-type="string">
            <text:p>Accessibility statement</text:p>
          </table:table-cell>
          <table:table-cell table:style-name="ce80" table:number-columns-repeated="3"/>
          <table:table-cell table:style-name="ce80" office:value-type="string">
            <text:p>Home / Accessibility statement</text:p>
          </table:table-cell>
          <table:table-cell table:style-name="ce80" office:value-type="string">
            <text:p>/accessibility-statement</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table-cell table:style-name="ce80" office:value-type="string">
            <text:p>Privacy policy</text:p>
          </table:table-cell>
          <table:table-cell table:style-name="ce80" table:number-columns-repeated="3"/>
          <table:table-cell table:style-name="ce80" office:value-type="string">
            <text:p>Home / Privacy policy</text:p>
          </table:table-cell>
          <table:table-cell table:style-name="ce80" office:value-type="string">
            <text:p>/privacy-policy</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table-cell table:style-name="ce80" office:value-type="string">
            <text:p>Cookie policy</text:p>
          </table:table-cell>
          <table:table-cell table:style-name="ce80" table:number-columns-repeated="3"/>
          <table:table-cell table:style-name="ce80" office:value-type="string">
            <text:p>Home / Cookie policy</text:p>
          </table:table-cell>
          <table:table-cell table:style-name="ce80" office:value-type="string">
            <text:p>/cookie-policy</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table-cell table:style-name="ce80" office:value-type="string">
            <text:p>Legal information</text:p>
          </table:table-cell>
          <table:table-cell table:style-name="ce80" table:number-columns-repeated="3"/>
          <table:table-cell table:style-name="ce80" office:value-type="string">
            <text:p>Home / Legal information</text:p>
          </table:table-cell>
          <table:table-cell table:style-name="ce80" office:value-type="string">
            <text:p>/legal-information</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5">
          <table:table-cell table:style-name="ce80"/>
          <table:table-cell table:style-name="ce80" office:value-type="string">
            <text:p>Terms of service</text:p>
          </table:table-cell>
          <table:table-cell table:style-name="ce80" table:number-columns-repeated="3"/>
          <table:table-cell table:style-name="ce80" office:value-type="string">
            <text:p>Home / Terms of service</text:p>
          </table:table-cell>
          <table:table-cell table:style-name="ce80" office:value-type="string">
            <text:p>/terms-of-service</text:p>
          </table:table-cell>
          <table:table-cell table:style-name="ce80"/>
          <table:table-cell table:style-name="ce81" table:number-columns-repeated="1016"/>
        </table:table-row>
        <table:table-row table:style-name="ro14">
          <table:table-cell table:style-name="ce80" table:number-columns-repeated="8"/>
          <table:table-cell table:style-name="ce81" table:number-columns-repeated="1016"/>
        </table:table-row>
        <table:table-row table:style-name="ro14">
          <table:table-cell table:style-name="ce80"/>
          <table:table-cell table:style-name="ce80" office:value-type="string">
            <text:p>Site map</text:p>
          </table:table-cell>
          <table:table-cell table:style-name="ce80" table:number-columns-repeated="3"/>
          <table:table-cell table:style-name="ce80" office:value-type="string">
            <text:p>Home / Site map</text:p>
          </table:table-cell>
          <table:table-cell table:style-name="ce80" office:value-type="string">
            <text:p>/site-map</text:p>
          </table:table-cell>
          <table:table-cell table:style-name="ce80"/>
          <table:table-cell table:style-name="ce81" table:number-columns-repeated="1016"/>
        </table:table-row>
        <table:table-row table:style-name="ro37" table:number-rows-repeated="2">
          <table:table-cell table:style-name="ce82" table:number-columns-repeated="8"/>
          <table:table-cell table:number-columns-repeated="1016"/>
        </table:table-row>
        <table:table-row table:style-name="ro15">
          <table:table-cell table:style-name="ce80" office:value-type="string">
            <text:p>* Le pagine segnate come "Artworks" e "Artists" avranno un nome diverso a seconda della tipologia di museo che adotterà il modello, sulla base della tassonomia Tipi di Oggetti e Personaggi.</text:p>
          </table:table-cell>
          <table:table-cell table:style-name="ce80" table:number-columns-repeated="7"/>
          <table:table-cell table:style-name="ce81" table:number-columns-repeated="1016"/>
        </table:table-row>
        <table:table-row table:style-name="ro14">
          <table:table-cell table:style-name="ce80" office:value-type="string">
            <text:p>** Le pagine dei luoghi, se presenti, prenderanno come titolo di pagina il nome dei luoghi stessi.</text:p>
          </table:table-cell>
          <table:table-cell table:style-name="ce80" table:number-columns-repeated="7"/>
          <table:table-cell table:style-name="ce81" table:number-columns-repeated="1016"/>
        </table:table-row>
        <table:table-row table:style-name="ro37" table:number-rows-repeated="24">
          <table:table-cell table:style-name="ce82" table:number-columns-repeated="8"/>
          <table:table-cell table:number-columns-repeated="1016"/>
        </table:table-row>
        <table:table-row table:style-name="ro37" table:number-rows-repeated="9">
          <table:table-cell table:style-name="ce82" table:number-columns-repeated="7"/>
          <table:table-cell table:number-columns-repeated="1017"/>
        </table:table-row>
        <table:table-row table:style-name="ro37" table:number-rows-repeated="1048426">
          <table:table-cell table:number-columns-repeated="1024"/>
        </table:table-row>
        <table:table-row table:style-name="ro37">
          <table:table-cell table:number-columns-repeated="1024"/>
        </table:table-row>
      </table:table>
      <table:table table:name="Tipologia_INFORMAZIONI_GENERALI" table:style-name="ta9">
        <table:table-column table:style-name="co95" table:default-cell-style-name="ce2"/>
        <table:table-column table:style-name="co96" table:default-cell-style-name="ce2"/>
        <table:table-column table:style-name="co97" table:default-cell-style-name="ce2"/>
        <table:table-column table:style-name="co25" table:number-columns-repeated="2" table:default-cell-style-name="ce2"/>
        <table:table-column table:style-name="co98" table:default-cell-style-name="ce2"/>
        <table:table-column table:style-name="co99" table:default-cell-style-name="ce2"/>
        <table:table-column table:style-name="co28" table:number-columns-repeated="18" table:default-cell-style-name="ce2"/>
        <table:table-column table:style-name="co29" table:number-columns-repeated="999" table:default-cell-style-name="ce2"/>
        <table:table-row table:style-name="ro17">
          <table:table-cell table:style-name="ce87" office:value-type="string" table:number-columns-spanned="7" table:number-rows-spanned="1">
            <text:p>Tipologia: <text:span text:style-name="T6">INFORMAZIO</text:span><text:span text:style-name="T6">NI GENERALI</text:span></text:p>
          </table:table-cell>
          <table:covered-table-cell table:number-columns-repeated="6"/>
          <table:table-cell table:number-columns-repeated="1017"/>
        </table:table-row>
        <table:table-row table:style-name="ro38">
          <table:table-cell table:style-name="ce88" office:value-type="string" table:number-columns-spanned="7" table:number-rows-spanned="1">
            <text:p>Tipologia che descrive le informazioni logistiche relative all'organizzazione di una visita ad un luogo/museo</text:p>
          </table:table-cell>
          <table:covered-table-cell table:number-columns-repeated="6"/>
          <table:table-cell table:number-columns-repeated="1017"/>
        </table:table-row>
        <table:table-row table:style-name="ro39">
          <table:table-cell table:style-name="ce89" office:value-type="string">
            <text:p>Elemento</text:p>
          </table:table-cell>
          <table:table-cell table:style-name="ce89" office:value-type="string">
            <text:p>Descrizione</text:p>
          </table:table-cell>
          <table:table-cell table:style-name="ce89" office:value-type="string">
            <text:p>Tipologia valore</text:p>
          </table:table-cell>
          <table:table-cell table:style-name="ce89" office:value-type="string">
            <text:p>Tipo di slot</text:p>
          </table:table-cell>
          <table:table-cell table:style-name="ce100" office:value-type="string">
            <text:p>Tassonomia di riferimento</text:p>
          </table:table-cell>
          <table:table-cell table:style-name="ce100" office:value-type="string">
            <text:p>Relazione con Tipologia</text:p>
          </table:table-cell>
          <table:table-cell table:style-name="ce89" office:value-type="string">
            <text:p>Componenti UI Kit</text:p>
          </table:table-cell>
          <table:table-cell table:number-columns-repeated="1017"/>
        </table:table-row>
        <table:table-row table:style-name="ro39">
          <table:table-cell table:style-name="ce90" office:value-type="string">
            <text:p>Titolo pagina</text:p>
          </table:table-cell>
          <table:table-cell table:style-name="ce91" office:value-type="string">
            <text:p>Titolo che introdice i contenuti della pagina</text:p>
          </table:table-cell>
          <table:table-cell table:style-name="ce94" table:content-validation-name="val1" office:value-type="string">
            <text:p>Necessario</text:p>
          </table:table-cell>
          <table:table-cell table:style-name="ce98" table:content-validation-name="val2" office:value-type="string">
            <text:p>Testo breve (max. 255 char)</text:p>
          </table:table-cell>
          <table:table-cell table:style-name="ce101" table:content-validation-name="val3"/>
          <table:table-cell table:style-name="ce103" table:content-validation-name="val4"/>
          <table:table-cell table:style-name="ce91"/>
          <table:table-cell table:style-name="ce106" table:number-columns-repeated="18"/>
          <table:table-cell table:number-columns-repeated="999"/>
        </table:table-row>
        <table:table-row table:style-name="ro40">
          <table:table-cell table:style-name="ce90" office:value-type="string">
            <text:p>Descrizione breve</text:p>
          </table:table-cell>
          <table:table-cell table:style-name="ce92" office:value-type="string">
            <text:p>Descrizione sintetica </text:p>
          </table:table-cell>
          <table:table-cell table:style-name="ce94" table:content-validation-name="val1" office:value-type="string">
            <text:p>Necessario</text:p>
          </table:table-cell>
          <table:table-cell table:style-name="ce98" table:content-validation-name="val2" office:value-type="string">
            <text:p>Testo breve </text:p>
          </table:table-cell>
          <table:table-cell table:style-name="ce102" table:content-validation-name="val3"/>
          <table:table-cell table:style-name="ce104" table:content-validation-name="val4"/>
          <table:table-cell table:style-name="ce91"/>
          <table:table-cell table:style-name="ce107" table:number-columns-repeated="18"/>
          <table:table-cell table:number-columns-repeated="999"/>
        </table:table-row>
        <table:table-row table:style-name="ro41">
          <table:table-cell table:style-name="ce90" office:value-type="string">
            <text:p>Orari e giorni di apertura</text:p>
          </table:table-cell>
          <table:table-cell table:style-name="ce91" office:value-type="string">
            <text:p>Info su orari e giorni di apertura del luogo al pubblico. Spazio per inserire anche eventuali apertura/chiusure durante le festività e notifiche su modalità d'accesso (es. prenotazione)</text:p>
          </table:table-cell>
          <table:table-cell table:style-name="ce94" table:content-validation-name="val1" office:value-type="string">
            <text:p>Necessario</text:p>
          </table:table-cell>
          <table:table-cell table:style-name="ce98" table:content-validation-name="val2" office:value-type="string">
            <text:p>Testo lungo (rich text)</text:p>
          </table:table-cell>
          <table:table-cell table:style-name="ce102" table:content-validation-name="val3"/>
          <table:table-cell table:style-name="ce104" table:content-validation-name="val4"/>
          <table:table-cell table:style-name="ce91"/>
          <table:table-cell table:style-name="ce107" table:number-columns-repeated="18"/>
          <table:table-cell table:number-columns-repeated="999"/>
        </table:table-row>
        <table:table-row table:style-name="ro42">
          <table:table-cell table:style-name="ce90" office:value-type="string">
            <text:p>Avvisi</text:p>
          </table:table-cell>
          <table:table-cell table:style-name="ce91" office:value-type="string">
            <text:p>comunicazioni importanti su modifiche al normale assetto museo (es. opere in prestito, lavori di restauro, ecc..)</text:p>
          </table:table-cell>
          <table:table-cell table:style-name="ce94" table:content-validation-name="val1" office:value-type="string">
            <text:p>Condizionale</text:p>
          </table:table-cell>
          <table:table-cell table:style-name="ce98" table:content-validation-name="val2" office:value-type="string">
            <text:p>Testo breve (max. 255 char)</text:p>
          </table:table-cell>
          <table:table-cell table:style-name="ce102" table:content-validation-name="val3"/>
          <table:table-cell table:style-name="ce104" table:content-validation-name="val4"/>
          <table:table-cell table:style-name="ce92"/>
          <table:table-cell table:style-name="ce107" table:number-columns-repeated="18"/>
          <table:table-cell table:number-columns-repeated="999"/>
        </table:table-row>
        <table:table-row table:style-name="ro43">
          <table:table-cell table:style-name="ce90" office:value-type="string">
            <text:p>Biglietti</text:p>
          </table:table-cell>
          <table:table-cell table:style-name="ce91" office:value-type="string">
            <text:p>Info su costi e modalità di acquisto dei biglietti</text:p>
          </table:table-cell>
          <table:table-cell table:style-name="ce94" table:content-validation-name="val1" office:value-type="string">
            <text:p>Necessario</text:p>
          </table:table-cell>
          <table:table-cell table:style-name="ce98" table:content-validation-name="val2" office:value-type="string">
            <text:p>Testo breve (max. 255 char)</text:p>
          </table:table-cell>
          <table:table-cell table:style-name="ce102" table:content-validation-name="val3"/>
          <table:table-cell table:style-name="ce104" table:content-validation-name="val4"/>
          <table:table-cell table:style-name="ce91"/>
          <table:table-cell table:style-name="ce108" table:number-columns-repeated="18"/>
          <table:table-cell table:number-columns-repeated="999"/>
        </table:table-row>
        <table:table-row table:style-name="ro17">
          <table:table-cell table:style-name="ce90" office:value-type="string">
            <text:p>Visite guidate e audioguide</text:p>
          </table:table-cell>
          <table:table-cell table:style-name="ce91" office:value-type="string">
            <text:p>Informazioni di carattere generale su visite guidate e audioguide</text:p>
          </table:table-cell>
          <table:table-cell table:style-name="ce95" table:content-validation-name="val1" office:value-type="string">
            <text:p>Condizionale</text:p>
          </table:table-cell>
          <table:table-cell table:style-name="ce98" table:content-validation-name="val2" office:value-type="string">
            <text:p>Testo breve (max. 255 char)</text:p>
          </table:table-cell>
          <table:table-cell table:style-name="ce102" table:content-validation-name="val3"/>
          <table:table-cell table:style-name="ce104" table:content-validation-name="val4"/>
          <table:table-cell table:style-name="ce91"/>
          <table:table-cell table:style-name="ce107" table:number-columns-repeated="18"/>
          <table:table-cell table:number-columns-repeated="999"/>
        </table:table-row>
        <table:table-row table:style-name="ro44">
          <table:table-cell table:style-name="ce90" office:value-type="string">
            <text:p>Dove</text:p>
          </table:table-cell>
          <table:table-cell table:style-name="ce91" office:value-type="string">
            <text:p>Indirizzo del museo. Specificare la via e, se disponibili, specificare quartiere, circoscrizione, CAP. Le informazioni minime da rendere sono Via, Città e CAP.</text:p>
          </table:table-cell>
          <table:table-cell table:style-name="ce96" table:content-validation-name="val1" office:value-type="string">
            <text:p>Necessario</text:p>
          </table:table-cell>
          <table:table-cell table:style-name="ce99" table:content-validation-name="val2" office:value-type="string">
            <text:p>Testo breve (max. 255 char)</text:p>
          </table:table-cell>
          <table:table-cell table:style-name="ce101" table:content-validation-name="val3"/>
          <table:table-cell table:style-name="ce104" table:content-validation-name="val4"/>
          <table:table-cell table:style-name="ce99"/>
          <table:table-cell table:style-name="ce109" table:number-columns-repeated="18"/>
          <table:table-cell table:number-columns-repeated="999"/>
        </table:table-row>
        <table:table-row table:style-name="ro44">
          <table:table-cell table:style-name="ce90" office:value-type="string">
            <text:p>Mappa</text:p>
          </table:table-cell>
          <table:table-cell table:style-name="ce93" office:value-type="string">
            <text:p>Inserire una mappa navigabile per geolocalizzare il museo/luogo descritto. Questo elemento è da associare all'indirizzo esposto nell'attributo precedente.</text:p>
          </table:table-cell>
          <table:table-cell table:style-name="ce96" table:content-validation-name="val1" office:value-type="string">
            <text:p>Opzionale</text:p>
          </table:table-cell>
          <table:table-cell table:style-name="ce99" table:content-validation-name="val2" office:value-type="string">
            <text:p>File (blob)</text:p>
          </table:table-cell>
          <table:table-cell table:style-name="ce101" table:content-validation-name="val3"/>
          <table:table-cell table:style-name="ce104" table:content-validation-name="val4"/>
          <table:table-cell table:style-name="ce99"/>
          <table:table-cell table:style-name="ce109" table:number-columns-repeated="18"/>
          <table:table-cell table:number-columns-repeated="999"/>
        </table:table-row>
        <table:table-row table:style-name="ro45">
          <table:table-cell table:style-name="ce90" office:value-type="string">
            <text:p>Come arrivare</text:p>
          </table:table-cell>
          <table:table-cell table:style-name="ce91" office:value-type="string">
            <text:p>Informazioni sulle modalità di trasporto con cui si può arrivare al museo</text:p>
          </table:table-cell>
          <table:table-cell table:style-name="ce97" table:content-validation-name="val1" office:value-type="string">
            <text:p>Opzionale</text:p>
          </table:table-cell>
          <table:table-cell table:style-name="ce98" table:content-validation-name="val2" office:value-type="string">
            <text:p>Testo breve (max. 255 char)</text:p>
          </table:table-cell>
          <table:table-cell table:style-name="ce102" table:content-validation-name="val3"/>
          <table:table-cell table:style-name="ce104" table:content-validation-name="val4"/>
          <table:table-cell table:style-name="ce91"/>
          <table:table-cell table:number-columns-repeated="1017"/>
        </table:table-row>
        <table:table-row table:style-name="ro40">
          <table:table-cell table:style-name="ce90" office:value-type="string">
            <text:p>Accessibilità</text:p>
          </table:table-cell>
          <table:table-cell table:style-name="ce91" office:value-type="string">
            <text:p>Informazioni di carattere generale per persone con disabilità o a ridotta mobilità</text:p>
          </table:table-cell>
          <table:table-cell table:style-name="ce96" table:content-validation-name="val1" office:value-type="string">
            <text:p>Necessario</text:p>
          </table:table-cell>
          <table:table-cell table:style-name="ce98" table:content-validation-name="val2" office:value-type="string">
            <text:p>Testo lungo (rich text)</text:p>
          </table:table-cell>
          <table:table-cell table:style-name="ce102" table:content-validation-name="val3"/>
          <table:table-cell table:style-name="ce104" table:content-validation-name="val4"/>
          <table:table-cell table:style-name="ce93"/>
          <table:table-cell table:number-columns-repeated="1017"/>
        </table:table-row>
        <table:table-row table:style-name="ro46">
          <table:table-cell table:style-name="ce90" office:value-type="string">
            <text:p>Servizi </text:p>
          </table:table-cell>
          <table:table-cell table:style-name="ce91" office:value-type="string">
            <text:p>Elenco dei servizi accessori alla visita (guardaroba, bar, ristoranti ecc..). Se il servizio è rilevante può avere una scheda ad esso dedicata</text:p>
          </table:table-cell>
          <table:table-cell table:style-name="ce94" table:content-validation-name="val1" office:value-type="string">
            <text:p>Condizionale</text:p>
          </table:table-cell>
          <table:table-cell table:style-name="ce98" table:content-validation-name="val2" office:value-type="string">
            <office:annotation draw:style-name="gr1" draw:text-style-name="P1" svg:width="3.81cm" svg:height="1.826cm" svg:x="20.135cm" svg:y="16.854cm" draw:caption-point-x="-0.455cm" draw:caption-point-y="5.773cm">
              <dc:date>1899-12-30T00:00:00</dc:date>
              <text:p text:style-name="P1"><text:span text:style-name="T1">Commento:</text:span></text:p>
              <text:p text:style-name="P1"><text:span text:style-name="T1">Per Daniele: come possiamo trattare questo caso in cui lo slot potrebbe essere un testo lungo o, nel caso in cui esistano delle schede servizio, una relazione con la tipologia?</text:span></text:p>
            </office:annotation>
            <text:p>Relazione con Tipologia</text:p>
          </table:table-cell>
          <table:table-cell table:style-name="ce102" table:content-validation-name="val3"/>
          <table:table-cell table:style-name="ce105" table:content-validation-name="val4" office:value-type="string">
            <text:p>Servizio</text:p>
          </table:table-cell>
          <table:table-cell table:style-name="ce91"/>
          <table:table-cell table:style-name="ce107" table:number-columns-repeated="18"/>
          <table:table-cell table:number-columns-repeated="999"/>
        </table:table-row>
        <table:table-row table:style-name="ro47">
          <table:table-cell table:style-name="ce90" office:value-type="string">
            <text:p>Sicurezza</text:p>
          </table:table-cell>
          <table:table-cell table:style-name="ce91" office:value-type="string">
            <text:p>Descrizione delle procedure di sicurezza in atto (es. ispezione borse) e link al regolamento del museo.</text:p>
          </table:table-cell>
          <table:table-cell table:style-name="ce94" table:content-validation-name="val1" office:value-type="string">
            <text:p>Necessario</text:p>
          </table:table-cell>
          <table:table-cell table:style-name="ce98" table:content-validation-name="val2" office:value-type="string">
            <text:p>Testo lungo (rich text)</text:p>
          </table:table-cell>
          <table:table-cell table:style-name="ce102" table:content-validation-name="val3"/>
          <table:table-cell table:style-name="ce104" table:content-validation-name="val4"/>
          <table:table-cell table:style-name="ce91"/>
          <table:table-cell table:number-columns-repeated="1017"/>
        </table:table-row>
        <table:table-row table:style-name="ro48">
          <table:table-cell table:style-name="ce90" office:value-type="string">
            <text:p>Contatti</text:p>
          </table:table-cell>
          <table:table-cell table:style-name="ce92" office:value-type="string">
            <text:p>Telefono, mail o altri punti di contatto</text:p>
          </table:table-cell>
          <table:table-cell table:style-name="ce94" table:content-validation-name="val1" office:value-type="string">
            <text:p>Necessario</text:p>
          </table:table-cell>
          <table:table-cell table:style-name="ce98" table:content-validation-name="val2" office:value-type="string">
            <text:p>Tassonomia</text:p>
          </table:table-cell>
          <table:table-cell table:style-name="ce101" table:content-validation-name="val3" office:value-type="string">
            <text:p>Tipi di Punto di Contatto</text:p>
          </table:table-cell>
          <table:table-cell table:style-name="ce104" table:content-validation-name="val4"/>
          <table:table-cell table:style-name="ce92"/>
          <table:table-cell table:number-columns-repeated="1017"/>
        </table:table-row>
        <table:table-row table:style-name="ro13">
          <table:table-cell table:style-name="ce90" office:value-type="string">
            <text:p>Ulteriori informazioni</text:p>
          </table:table-cell>
          <table:table-cell table:style-name="ce91" office:value-type="string">
            <text:p>Eventuali Informazioni aggiuntive sul museo</text:p>
          </table:table-cell>
          <table:table-cell table:style-name="ce94" table:content-validation-name="val1" office:value-type="string">
            <text:p>Condizionale</text:p>
          </table:table-cell>
          <table:table-cell table:style-name="ce98" table:content-validation-name="val2" office:value-type="string">
            <text:p>Testo lungo (rich text)</text:p>
          </table:table-cell>
          <table:table-cell table:style-name="ce102" table:content-validation-name="val3"/>
          <table:table-cell table:style-name="ce104" table:content-validation-name="val4"/>
          <table:table-cell table:style-name="ce91"/>
          <table:table-cell table:number-columns-repeated="1017"/>
        </table:table-row>
        <table:table-row table:style-name="ro49">
          <table:table-cell table:style-name="ce90" office:value-type="string">
            <text:p>Ultimo aggiornamento</text:p>
          </table:table-cell>
          <table:table-cell table:style-name="ce93" office:value-type="string">
            <text:p>Data in cui è stato effettuato l'ultimo aggiornamento ai contenuti della pagina</text:p>
          </table:table-cell>
          <table:table-cell table:style-name="ce94" table:content-validation-name="val1" office:value-type="string">
            <text:p>Necessario</text:p>
          </table:table-cell>
          <table:table-cell table:style-name="ce98" table:content-validation-name="val2" office:value-type="string">
            <text:p>Datetime (tutti i formati)</text:p>
          </table:table-cell>
          <table:table-cell table:style-name="ce102" table:content-validation-name="val3"/>
          <table:table-cell table:style-name="ce104" table:content-validation-name="val4"/>
          <table:table-cell table:style-name="ce93"/>
          <table:table-cell table:number-columns-repeated="1017"/>
        </table:table-row>
        <table:table-row table:style-name="ro30" table:number-rows-repeated="978">
          <table:table-cell table:number-columns-repeated="1024"/>
        </table:table-row>
        <table:table-row table:style-name="ro31" table:number-rows-repeated="1047579">
          <table:table-cell table:number-columns-repeated="1024"/>
        </table:table-row>
        <table:table-row table:style-name="ro31">
          <table:table-cell table:number-columns-repeated="1024"/>
        </table:table-row>
      </table:table>
      <table:table table:name="Tipologia_PERCORSO_DI_VISITA" table:style-name="ta10">
        <table:table-column table:style-name="co100" table:default-cell-style-name="ce2"/>
        <table:table-column table:style-name="co96" table:default-cell-style-name="ce2"/>
        <table:table-column table:style-name="co101" table:default-cell-style-name="ce2"/>
        <table:table-column table:style-name="co25" table:default-cell-style-name="ce2"/>
        <table:table-column table:style-name="co98" table:default-cell-style-name="ce2"/>
        <table:table-column table:style-name="co102" table:default-cell-style-name="ce2"/>
        <table:table-column table:style-name="co103" table:default-cell-style-name="ce2"/>
        <table:table-column table:style-name="co28" table:number-columns-repeated="19" table:default-cell-style-name="ce2"/>
        <table:table-column table:style-name="co29" table:number-columns-repeated="998" table:default-cell-style-name="ce2"/>
        <table:table-row table:style-name="ro17">
          <table:table-cell table:style-name="ce87" office:value-type="string" table:number-columns-spanned="7" table:number-rows-spanned="1">
            <text:p>Tipologia: <text:span text:style-name="T6">PERCORSO DI </text:span><text:span text:style-name="T6">VISITA | </text:span><text:span text:style-name="T6">ITINERARY</text:span></text:p>
          </table:table-cell>
          <table:covered-table-cell table:number-columns-repeated="6"/>
          <table:table-cell table:number-columns-repeated="1017"/>
        </table:table-row>
        <table:table-row table:style-name="ro50">
          <table:table-cell table:style-name="ce110" office:value-type="string" table:number-columns-spanned="7" table:number-rows-spanned="1">
            <text:p>Tipologia che descrive un percorso di visita che si snoda all'interno di un museo o tra il museo e altri luoghi d'interesse</text:p>
          </table:table-cell>
          <table:covered-table-cell table:number-columns-repeated="6"/>
          <table:table-cell table:number-columns-repeated="1017"/>
        </table:table-row>
        <table:table-row table:style-name="ro17">
          <table:table-cell table:style-name="ce89" office:value-type="string">
            <text:p>Elemento - ITA e ENG</text:p>
          </table:table-cell>
          <table:table-cell table:style-name="ce89" office:value-type="string">
            <text:p>Descrizione</text:p>
          </table:table-cell>
          <table:table-cell table:style-name="ce89" office:value-type="string">
            <text:p>Tipologia valore</text:p>
          </table:table-cell>
          <table:table-cell table:style-name="ce89" office:value-type="string">
            <text:p>Tipo di contenuto</text:p>
          </table:table-cell>
          <table:table-cell table:style-name="ce89" office:value-type="string">
            <text:p>Tassonomia di riferimento</text:p>
          </table:table-cell>
          <table:table-cell table:style-name="ce89" office:value-type="string">
            <text:p>Relazione con Tipologia</text:p>
          </table:table-cell>
          <table:table-cell table:style-name="ce142" office:value-type="string">
            <text:p>Componenti UI Kit</text:p>
          </table:table-cell>
          <table:table-cell table:number-columns-repeated="1017"/>
        </table:table-row>
        <table:table-row table:style-name="ro17">
          <table:table-cell table:style-name="ce111" office:value-type="string">
            <text:p>Titolo del percorso</text:p>
          </table:table-cell>
          <table:table-cell table:style-name="ce119" office:value-type="string">
            <text:p>Nome del percorso. In interfaccia, questo elemento apparirà nella Hero della pagina.</text:p>
          </table:table-cell>
          <table:table-cell table:style-name="ce126" table:content-validation-name="val5" office:value-type="string">
            <text:p>Necessario</text:p>
          </table:table-cell>
          <table:table-cell table:style-name="ce130" office:value-type="string">
            <text:p>Testo breve (max. 70 caratteri)</text:p>
          </table:table-cell>
          <table:table-cell table:style-name="ce139" table:number-columns-repeated="2"/>
          <table:table-cell table:style-name="ce143"/>
          <table:table-cell table:number-columns-repeated="1017"/>
        </table:table-row>
        <table:table-row table:style-name="ro51">
          <table:table-cell table:style-name="ce112" office:value-type="string">
            <text:p>Immagine</text:p>
          </table:table-cell>
          <table:table-cell table:style-name="ce120" office:value-type="string">
            <text:p>Immagine che rappresenta il percorso di visita del museo. In interfaccia, questo elemento apparirà nella Hero della pagina.</text:p>
          </table:table-cell>
          <table:table-cell table:style-name="ce127" table:content-validation-name="val5" office:value-type="string">
            <text:p>Opzionale</text:p>
          </table:table-cell>
          <table:table-cell table:style-name="ce131" office:value-type="string">
            <text:p>File immagine</text:p>
          </table:table-cell>
          <table:table-cell table:style-name="ce140" table:number-columns-repeated="2"/>
          <table:table-cell table:style-name="ce144"/>
          <table:table-cell table:number-columns-repeated="1017"/>
        </table:table-row>
        <table:table-row table:style-name="ro52">
          <table:table-cell table:style-name="ce113" office:value-type="string">
            <text:p>Descrizione breve</text:p>
          </table:table-cell>
          <table:table-cell table:style-name="ce121" office:value-type="string">
            <text:p>Descrizione sintetica, con un linguaggio semplice, che possa aiutare qualsiasi utente a identificare con chiarezza di che tipo di percorso si tratta e il suo contenuto. In interfaccia, questo elemento apparirà nella Hero della pagina.</text:p>
          </table:table-cell>
          <table:table-cell table:style-name="ce126" table:content-validation-name="val5" office:value-type="string">
            <text:p>Necessario</text:p>
          </table:table-cell>
          <table:table-cell table:style-name="ce132" office:value-type="string">
            <text:p>Testo breve (max. 160 caratteri)</text:p>
          </table:table-cell>
          <table:table-cell table:style-name="ce139" table:number-columns-repeated="2"/>
          <table:table-cell table:style-name="ce143"/>
          <table:table-cell table:number-columns-repeated="1017"/>
        </table:table-row>
        <table:table-row table:style-name="ro53">
          <table:table-cell table:style-name="ce113" office:value-type="string">
            <text:p>Durata / Duration</text:p>
          </table:table-cell>
          <table:table-cell table:style-name="ce122" office:value-type="string">
            <text:p>Durata del percorso di visita del museo. In interfaccia, questo elemento apparirà nella Hero della pagina.</text:p>
          </table:table-cell>
          <table:table-cell table:style-name="ce126" table:content-validation-name="val5" office:value-type="string">
            <text:p>Necessario</text:p>
          </table:table-cell>
          <table:table-cell table:style-name="ce133" office:value-type="string">
            <text:p>Ore e minuti</text:p>
          </table:table-cell>
          <table:table-cell table:style-name="ce139" table:number-columns-repeated="2"/>
          <table:table-cell table:style-name="ce143"/>
          <table:table-cell table:number-columns-repeated="1017"/>
        </table:table-row>
        <table:table-row table:style-name="ro47">
          <table:table-cell table:style-name="ce114" office:value-type="string">
            <text:p>Descrizione / Description</text:p>
          </table:table-cell>
          <table:table-cell table:style-name="ce123" office:value-type="string">
            <text:p>Descrizione estesa del percorso di visita che può comprendere immagini e testo.</text:p>
          </table:table-cell>
          <table:table-cell table:style-name="ce128" table:content-validation-name="val5" office:value-type="string">
            <text:p>Opzionale</text:p>
          </table:table-cell>
          <table:table-cell table:style-name="ce134" office:value-type="string">
            <text:p>Testo lungo (rich text) e File immagini</text:p>
          </table:table-cell>
          <table:table-cell table:style-name="ce140" table:number-columns-repeated="2"/>
          <table:table-cell table:style-name="ce145"/>
          <table:table-cell table:number-columns-repeated="1017"/>
        </table:table-row>
        <table:table-row table:style-name="ro54">
          <table:table-cell table:style-name="ce115" office:value-type="string" table:number-columns-spanned="1" table:number-rows-spanned="2">
            <text:p>Tappe del percorso / Itinerary steps</text:p>
          </table:table-cell>
          <table:table-cell table:style-name="ce124" office:value-type="string" table:number-columns-spanned="1" table:number-rows-spanned="2">
            <text:p>Descrizione delle singole tappe del percorso di visita del museo. Possono essere presenti anche eventuali immagini descrittive delle singole tappe e il collegamento alle tipologie di contenuto "Oggetto" o "Luogo".</text:p>
          </table:table-cell>
          <table:table-cell table:style-name="ce129" table:content-validation-name="val5" office:value-type="string" table:number-columns-spanned="1" table:number-rows-spanned="2">
            <text:p>Necessario</text:p>
          </table:table-cell>
          <table:table-cell table:style-name="ce135" office:value-type="string" table:number-columns-spanned="1" table:number-rows-spanned="2">
            <text:p>Testo lungo (rich text), File immagini e Relazione con tipologia</text:p>
          </table:table-cell>
          <table:table-cell table:style-name="ce141" office:value-type="string">
            <text:p><text:a xlink:href="#Tass__Tipi_di_OGG__e_PERSONAGGI">Tipi di OGGETTO</text:a></text:p>
          </table:table-cell>
          <table:table-cell table:style-name="ce141" office:value-type="string">
            <text:p><text:span text:style-name="T7"><text:a xlink:href="#Tipologia_OGGETTO">Tipologia OGGETTO</text:a></text:span></text:p>
          </table:table-cell>
          <table:table-cell table:style-name="ce143"/>
          <table:table-cell table:number-columns-repeated="1017"/>
        </table:table-row>
        <table:table-row table:style-name="ro55">
          <table:covered-table-cell table:number-columns-repeated="4"/>
          <table:table-cell table:style-name="ce141" office:value-type="string">
            <text:p><text:span text:style-name="T7"><text:a xlink:href="#Tassonomia_Tipi_di_LUOGO">Tipi di LUOGO</text:a></text:span></text:p>
          </table:table-cell>
          <table:table-cell table:style-name="ce141" office:value-type="string">
            <text:p><text:a xlink:href="#Tipologia_LUOGO">Tipologia LUOGO</text:a></text:p>
          </table:table-cell>
          <table:table-cell table:style-name="ce143"/>
          <table:table-cell table:number-columns-repeated="1017"/>
        </table:table-row>
        <table:table-row table:style-name="ro56">
          <table:table-cell table:style-name="ce116" office:value-type="string">
            <text:p>Galleria / Gallery</text:p>
          </table:table-cell>
          <table:table-cell table:style-name="ce125" office:value-type="string">
            <text:p>Una o più immagini o uno o più video rappresentativi del percorso e corredati da didascalie</text:p>
          </table:table-cell>
          <table:table-cell table:style-name="ce128" table:content-validation-name="val5" office:value-type="string">
            <text:p>Opzionale</text:p>
          </table:table-cell>
          <table:table-cell table:style-name="ce136" office:value-type="string">
            <text:p>File immagini e video</text:p>
          </table:table-cell>
          <table:table-cell table:style-name="ce140" table:number-columns-repeated="2"/>
          <table:table-cell table:style-name="ce145"/>
          <table:table-cell table:number-columns-repeated="1017"/>
        </table:table-row>
        <table:table-row table:style-name="ro59">
          <table:table-cell table:style-name="ce117" office:value-type="string">
            <text:p>Documenti / Documents</text:p>
          </table:table-cell>
          <table:table-cell table:style-name="ce123" office:value-type="string">
            <text:p>Lista di eventuali documenti scaricabili collegati al percorso di visita.</text:p>
          </table:table-cell>
          <table:table-cell table:style-name="ce128" table:content-validation-name="val5" office:value-type="string">
            <text:p>Condizionale</text:p>
          </table:table-cell>
          <table:table-cell table:style-name="ce137" office:value-type="string">
            <text:p>File documento</text:p>
          </table:table-cell>
          <table:table-cell table:style-name="ce140" table:number-columns-repeated="2"/>
          <table:table-cell table:style-name="ce145"/>
          <table:table-cell table:number-columns-repeated="1017"/>
        </table:table-row>
        <table:table-row table:style-name="ro60">
          <table:table-cell table:style-name="ce118" office:value-type="string">
            <text:p>Ultimo aggiornamento / Last updated</text:p>
          </table:table-cell>
          <table:table-cell table:style-name="ce119" office:value-type="string">
            <text:p>Data in cui è stato effettuato l'ultimo aggiornamento ai contenuti della pagina. Inserire almeno la data, scritta per esteso (ad esempio, 22 dicembre 2024).</text:p>
          </table:table-cell>
          <table:table-cell table:style-name="ce126" table:content-validation-name="val5" office:value-type="string">
            <text:p>Necessario</text:p>
          </table:table-cell>
          <table:table-cell table:style-name="ce138" office:value-type="string">
            <text:p>Datetime (tutti i formati)</text:p>
          </table:table-cell>
          <table:table-cell table:style-name="ce139" table:number-columns-repeated="2"/>
          <table:table-cell table:style-name="ce143"/>
          <table:table-cell table:number-columns-repeated="1017"/>
        </table:table-row>
        <table:table-row table:style-name="ro30" table:number-rows-repeated="986">
          <table:table-cell table:number-columns-repeated="1024"/>
        </table:table-row>
        <table:table-row table:style-name="ro31" table:number-rows-repeated="1047576">
          <table:table-cell table:number-columns-repeated="1024"/>
        </table:table-row>
        <table:table-row table:style-name="ro31">
          <table:table-cell table:number-columns-repeated="1024"/>
        </table:table-row>
      </table:table>
      <table:table table:name="Tipologia_SERVIZIO" table:style-name="ta10">
        <table:table-column table:style-name="co104" table:default-cell-style-name="ce2"/>
        <table:table-column table:style-name="co105" table:default-cell-style-name="ce2"/>
        <table:table-column table:style-name="co97" table:default-cell-style-name="ce2"/>
        <table:table-column table:style-name="co25" table:default-cell-style-name="ce2"/>
        <table:table-column table:style-name="co98" table:default-cell-style-name="ce2"/>
        <table:table-column table:style-name="co102" table:default-cell-style-name="ce2"/>
        <table:table-column table:style-name="co106" table:default-cell-style-name="ce2"/>
        <table:table-column table:style-name="co28" table:number-columns-repeated="19" table:default-cell-style-name="ce2"/>
        <table:table-column table:style-name="co29" table:number-columns-repeated="998" table:default-cell-style-name="ce2"/>
        <table:table-row table:style-name="ro61">
          <table:table-cell table:style-name="ce87" office:value-type="string" table:number-columns-spanned="7" table:number-rows-spanned="1">
            <text:p>Tipologia: <text:span text:style-name="T6">SERVIZIO | </text:span><text:span text:style-name="T6">SERVICE</text:span></text:p>
          </table:table-cell>
          <table:covered-table-cell table:number-columns-repeated="6"/>
          <table:table-cell table:number-columns-repeated="1017"/>
        </table:table-row>
        <table:table-row table:style-name="ro62">
          <table:table-cell table:style-name="ce110" office:value-type="string" table:number-columns-spanned="7" table:number-rows-spanned="1">
            <text:p>Questa tipologia descrive nel dettaglio le informazioni e le modalità per usufruire di una determinata tipologia di servizio offerto da un museo o da un luogo</text:p>
          </table:table-cell>
          <table:covered-table-cell table:number-columns-repeated="6"/>
          <table:table-cell table:number-columns-repeated="1017"/>
        </table:table-row>
        <table:table-row table:style-name="ro42">
          <table:table-cell table:style-name="ce89" office:value-type="string">
            <text:p>Elemento - ITA e ENG</text:p>
          </table:table-cell>
          <table:table-cell table:style-name="ce89" office:value-type="string">
            <text:p>Descrizione</text:p>
          </table:table-cell>
          <table:table-cell table:style-name="ce89" office:value-type="string">
            <text:p>Tipologia valore</text:p>
          </table:table-cell>
          <table:table-cell table:style-name="ce100" office:value-type="string">
            <text:p>Tipo di contenuto</text:p>
          </table:table-cell>
          <table:table-cell table:style-name="ce100" office:value-type="string">
            <text:p>Tassonomia di riferimento</text:p>
          </table:table-cell>
          <table:table-cell table:style-name="ce100" office:value-type="string">
            <text:p>Relazione con Tipologia</text:p>
          </table:table-cell>
          <table:table-cell table:style-name="ce142" office:value-type="string">
            <text:p>Componenti UI Kit</text:p>
          </table:table-cell>
          <table:table-cell table:number-columns-repeated="1017"/>
        </table:table-row>
        <table:table-row table:style-name="ro63">
          <table:table-cell table:style-name="ce146" office:value-type="string">
            <text:p>Titolo del servizio</text:p>
          </table:table-cell>
          <table:table-cell table:style-name="ce162" office:value-type="string">
            <text:p>Nome del Servizio. In interfaccia, questo elemento apparirà nella Hero della pagina.</text:p>
          </table:table-cell>
          <table:table-cell table:style-name="ce174" table:content-validation-name="val6" office:value-type="string">
            <text:p>Necessario</text:p>
          </table:table-cell>
          <table:table-cell table:style-name="ce181" office:value-type="string">
            <text:p>Testo breve (max. 70 caratteri)</text:p>
          </table:table-cell>
          <table:table-cell table:style-name="ce139" table:number-columns-repeated="2"/>
          <table:table-cell table:style-name="ce204"/>
          <table:table-cell table:number-columns-repeated="1017"/>
        </table:table-row>
        <table:table-row table:style-name="ro64">
          <table:table-cell table:style-name="ce147" office:value-type="string">
            <text:p>Stato del servizio / Service status</text:p>
          </table:table-cell>
          <table:table-cell table:style-name="ce163" office:value-type="string">
            <text:p>Indicare se il servizio è attivo o non attivo. In interfaccia, questo elemento apparirà nella Hero della pagina.</text:p>
          </table:table-cell>
          <table:table-cell table:style-name="ce175" table:content-validation-name="val6" office:value-type="string">
            <text:p>Opzionale</text:p>
          </table:table-cell>
          <table:table-cell table:style-name="ce97" office:value-type="string">
            <text:p>Booleano (vero/falso): Servizio attivo/ Servizio non attivo - Available / Unavailable</text:p>
          </table:table-cell>
          <table:table-cell table:style-name="ce140" table:number-columns-repeated="2"/>
          <table:table-cell table:style-name="ce205" office:value-type="string">
            <text:p><text:a xlink:href="https://www.figma.com/community/file/1105848677422572920">Componente "Badge" dello UI Kit Italia</text:a></text:p>
          </table:table-cell>
          <table:table-cell table:number-columns-repeated="1017"/>
        </table:table-row>
        <table:table-row table:style-name="ro65">
          <table:table-cell table:style-name="ce148" office:value-type="string">
            <text:p>Descrizione breve</text:p>
          </table:table-cell>
          <table:table-cell table:style-name="ce164" office:value-type="string">
            <text:p>Descrizione sintetica, con un linguaggio semplice, che possa aiutare qualsiasi utente a identificare con chiarezza di che tipo di servizio si tratta e il contenuto di pagina. Non utilizzare un linguaggio ricco di riferimenti normativi o amministrativi. In interfaccia, questo elemento apparirà nella Hero della pagina.</text:p>
          </table:table-cell>
          <table:table-cell table:style-name="ce174" table:content-validation-name="val6" office:value-type="string">
            <text:p>Necessario</text:p>
          </table:table-cell>
          <table:table-cell table:style-name="ce132" office:value-type="string">
            <text:p>Testo breve (max. 160 caratteri)</text:p>
          </table:table-cell>
          <table:table-cell table:style-name="ce139" table:number-columns-repeated="2"/>
          <table:table-cell table:style-name="ce204"/>
          <table:table-cell table:number-columns-repeated="1017"/>
        </table:table-row>
        <table:table-row table:style-name="ro54">
          <table:table-cell table:style-name="ce149" office:value-type="string">
            <text:p>Immagine</text:p>
          </table:table-cell>
          <table:table-cell table:style-name="ce165" office:value-type="string">
            <text:p>Immagine rappresentativa del servizio. In interfaccia, questo elemento apparirà nella Hero della pagina.</text:p>
          </table:table-cell>
          <table:table-cell table:style-name="ce176" table:content-validation-name="val6" office:value-type="string">
            <text:p>Opzionale</text:p>
          </table:table-cell>
          <table:table-cell table:style-name="ce182" office:value-type="string">
            <text:p>File immagine</text:p>
          </table:table-cell>
          <table:table-cell table:style-name="ce140" table:number-columns-repeated="2"/>
          <table:table-cell table:style-name="ce206"/>
          <table:table-cell table:style-name="ce211" table:number-columns-repeated="19"/>
          <table:table-cell table:number-columns-repeated="998"/>
        </table:table-row>
        <table:table-row table:style-name="ro39">
          <table:table-cell table:style-name="ce147" office:value-type="string">
            <text:p>Descrizione / Description</text:p>
          </table:table-cell>
          <table:table-cell table:style-name="ce166" office:value-type="string">
            <text:p>Descrizione estesa e completa del servizio. Può contenere eventuali materiali scaricabili.</text:p>
          </table:table-cell>
          <table:table-cell table:style-name="ce175" table:content-validation-name="val6" office:value-type="string">
            <text:p>Opzionale</text:p>
          </table:table-cell>
          <table:table-cell table:style-name="ce183" office:value-type="string">
            <text:p>Testo lungo (rich text)</text:p>
          </table:table-cell>
          <table:table-cell table:style-name="ce140" table:number-columns-repeated="2"/>
          <table:table-cell table:style-name="ce206"/>
          <table:table-cell table:number-columns-repeated="1017"/>
        </table:table-row>
        <table:table-row table:style-name="ro66">
          <table:table-cell table:style-name="ce148" office:value-type="string">
            <text:p>Orari di apertura / Opening times</text:p>
          </table:table-cell>
          <table:table-cell table:style-name="ce167" office:value-type="string">
            <text:p>Indicazione dell'orario in cui è possibile usufruire del servizio. Se gli orari del servizio coincidono con quelli del museo o del luogo che lo eroga, ripeterli anche sulla pagina del servizio. </text:p>
          </table:table-cell>
          <table:table-cell table:style-name="ce174" table:content-validation-name="val6" office:value-type="string">
            <text:p>Necessario</text:p>
          </table:table-cell>
          <table:table-cell table:style-name="ce184" office:value-type="string">
            <text:p>Datetime (tutti i formati)</text:p>
          </table:table-cell>
          <table:table-cell table:style-name="ce139" table:number-columns-repeated="2"/>
          <table:table-cell table:style-name="ce204"/>
          <table:table-cell table:number-columns-repeated="1017"/>
        </table:table-row>
        <table:table-row table:style-name="ro67">
          <table:table-cell table:style-name="ce150" office:value-type="string">
            <text:p>Costi / Costs</text:p>
          </table:table-cell>
          <table:table-cell table:style-name="ce167" office:value-type="string">
            <text:p>Condizioni e termini economici per usufruire del servizio. Se il servizio è gratuto, specificare "Il servizio è gratuito".</text:p>
          </table:table-cell>
          <table:table-cell table:style-name="ce174" table:content-validation-name="val6" office:value-type="string">
            <text:p>Necessario</text:p>
          </table:table-cell>
          <table:table-cell table:style-name="ce185" office:value-type="string">
            <text:p>Testo lungo (rich text)</text:p>
          </table:table-cell>
          <table:table-cell table:style-name="ce139" table:number-columns-repeated="2"/>
          <table:table-cell table:style-name="ce204"/>
          <table:table-cell table:number-columns-repeated="1017"/>
        </table:table-row>
        <table:table-row table:style-name="ro68">
          <table:table-cell table:style-name="ce151" office:value-type="string">
            <text:p>Prenotazioni / Bookings</text:p>
          </table:table-cell>
          <table:table-cell table:style-name="ce168" office:value-type="string">
            <text:p>Le indicazioni per accedere al servizio. Ad esempio "Prenota direttamente online o telefona al numero +39 00 000 000". Se è disponibile la prenotazione online, inserire un pulsante "Prenota online" con il link al flusso di prenotazione.</text:p>
          </table:table-cell>
          <table:table-cell table:style-name="ce177" table:content-validation-name="val6" office:value-type="string">
            <text:p>Opzionale</text:p>
          </table:table-cell>
          <table:table-cell table:style-name="ce186" office:value-type="string">
            <text:p>Testo lungo (rich text) e Pulsante/Button</text:p>
          </table:table-cell>
          <table:table-cell table:style-name="ce193"/>
          <table:table-cell table:style-name="ce199"/>
          <table:table-cell table:style-name="ce207" office:value-type="string">
            <text:p><text:a xlink:href="https://www.figma.com/community/file/1105848677422572920">Componente "Button" dello UI Kit Italia</text:a></text:p>
          </table:table-cell>
          <table:table-cell table:number-columns-repeated="1017"/>
        </table:table-row>
        <table:table-row table:style-name="ro70">
          <table:table-cell table:style-name="ce148" office:value-type="string">
            <text:p>Dove / Where</text:p>
          </table:table-cell>
          <table:table-cell table:style-name="ce167" office:value-type="string">
            <text:p>Indicazione del museo o dei luoghi dove è presente il servizio. Includere il nome del museo o luogo, l'indirizzo, indicazione di piano o sala, e prevedere il collegamento alla tipologia di contenuto Luogo di riferimento, se disponibile. </text:p>
            <text:p>(Nota Bene: Nei casi di musei con più luoghi saranno presenti le pagine di dettaglio Luogo. Invece, nel caso in cui non sia presente nessun luogo oltre al museo, non esisteranno le pagine di dettaglio Luogo)</text:p>
          </table:table-cell>
          <table:table-cell table:style-name="ce174" table:content-validation-name="val6" office:value-type="string">
            <text:p>Necessario</text:p>
          </table:table-cell>
          <table:table-cell table:style-name="ce187" office:value-type="string">
            <text:p>Testo breve (max. 255 caratteri) e Relazione con la tipologia</text:p>
          </table:table-cell>
          <table:table-cell table:style-name="ce194"/>
          <table:table-cell table:style-name="ce200" table:content-validation-name="val9" office:value-type="string">
            <text:p><text:span text:style-name="T7"><text:a xlink:href="#Tipologia_LUOGO">Luogo</text:a></text:span></text:p>
          </table:table-cell>
          <table:table-cell table:style-name="ce208" office:value-type="string">
            <text:p><text:span text:style-name="T10">Componente "Card Place" nel </text:span><text:span text:style-name="T10">foglio Local Components della </text:span><text:s/><text:a xlink:href="https://www.figma.com/community/file/1362341553612665419">Libreria UI del modello</text:a></text:p>
          </table:table-cell>
          <table:table-cell table:number-columns-repeated="1017"/>
        </table:table-row>
        <table:table-row table:style-name="ro71">
          <table:table-cell table:style-name="ce153" office:value-type="string">
            <text:p>Galleria / Gallery</text:p>
          </table:table-cell>
          <table:table-cell table:style-name="ce169" office:value-type="string">
            <text:p>Una o più immagini o uno o più video rappresentativi del servizio e corredati da didascalie.</text:p>
          </table:table-cell>
          <table:table-cell table:style-name="ce178" table:content-validation-name="val6" office:value-type="string">
            <text:p>Opzionale</text:p>
          </table:table-cell>
          <table:table-cell table:style-name="ce188" office:value-type="string">
            <text:p>File immagini e video</text:p>
          </table:table-cell>
          <table:table-cell table:style-name="ce195"/>
          <table:table-cell table:style-name="ce201" table:content-validation-name="val9"/>
          <table:table-cell table:style-name="ce209"/>
          <table:table-cell table:number-columns-repeated="1017"/>
        </table:table-row>
        <table:table-row table:style-name="ro72">
          <table:table-cell table:style-name="ce154" office:value-type="string">
            <text:p>Documenti / Documents</text:p>
          </table:table-cell>
          <table:table-cell table:style-name="ce170" office:value-type="string">
            <text:p>Lista di eventuali documenti scaricabili collegati al servizio</text:p>
          </table:table-cell>
          <table:table-cell table:style-name="ce178" table:content-validation-name="val6" office:value-type="string">
            <text:p>Opzionale</text:p>
          </table:table-cell>
          <table:table-cell table:style-name="ce189" office:value-type="string">
            <text:p>File documento</text:p>
          </table:table-cell>
          <table:table-cell table:style-name="ce196" table:number-columns-repeated="2"/>
          <table:table-cell table:style-name="ce206"/>
          <table:table-cell table:style-name="ce212" table:number-columns-repeated="1017"/>
        </table:table-row>
        <table:table-row table:style-name="ro73">
          <table:table-cell table:style-name="ce155" office:value-type="string">
            <text:p>Contatti / Contacts</text:p>
          </table:table-cell>
          <table:table-cell table:style-name="ce171" office:value-type="string">
            <text:p>I contatti per usufruire o avere informazioni sul servizio: Telefono, mail o altri punti di contatto. Se non sono disponibili contatti specifici per il servizio, fornire del museo o del luogo che eroga il servizio.</text:p>
          </table:table-cell>
          <table:table-cell table:style-name="ce179" table:content-validation-name="val6" office:value-type="string">
            <text:p>Necessario</text:p>
          </table:table-cell>
          <table:table-cell table:style-name="ce187" office:value-type="string">
            <text:p>Testo breve (max. 255 caratteri)</text:p>
          </table:table-cell>
          <table:table-cell table:style-name="ce197" table:content-validation-name="val8" office:value-type="string">
            <text:p><text:span text:style-name="T7"><text:a xlink:href="#Tassonomia_Tipi_di_PUNTO_DI_CON">Tipi di Punto di Contatto</text:a></text:span></text:p>
          </table:table-cell>
          <table:table-cell table:style-name="ce139"/>
          <table:table-cell table:style-name="ce204"/>
          <table:table-cell table:number-columns-repeated="1017"/>
        </table:table-row>
        <table:table-row table:style-name="ro74">
          <table:table-cell table:style-name="ce157" office:value-type="string">
            <text:p>Accessibilità e sicurezza / Accessibility and safety</text:p>
          </table:table-cell>
          <table:table-cell table:style-name="ce172" office:value-type="string">
            <text:p>Informazioni sull'accessibilità per persone con disabilità o a ridotta mobilità e su eventuali norme di sicurezza. È utile includere i collegamenti alle pagine Accessibilità e Regole per i visitatori dove trovare ulteriori approfondimenti.</text:p>
          </table:table-cell>
          <table:table-cell table:style-name="ce180" table:content-validation-name="val6" office:value-type="string">
            <text:p>Necessario</text:p>
          </table:table-cell>
          <table:table-cell table:style-name="ce190" office:value-type="string">
            <text:p>Testo lungo (rich text)</text:p>
          </table:table-cell>
          <table:table-cell table:style-name="ce198" table:number-columns-repeated="2"/>
          <table:table-cell table:style-name="ce210"/>
          <table:table-cell table:style-name="ce212" table:number-columns-repeated="1017"/>
        </table:table-row>
        <table:table-row table:style-name="ro75">
          <table:table-cell table:style-name="ce158" office:value-type="string">
            <text:p>Ulteriori informazioni / Additional information</text:p>
          </table:table-cell>
          <table:table-cell table:style-name="ce173" office:value-type="string">
            <text:p>Eventuali ulteriori informazioni utili alla fruzione del Servizio. Rientrano in questo elemento tutte le informazioni non inserite nei campi precedenti ma che aiutano a chiarire come si svolge il percorso di erogazione e fruzione del servizio.</text:p>
          </table:table-cell>
          <table:table-cell table:style-name="ce175" table:content-validation-name="val6" office:value-type="string">
            <text:p>Opzionale</text:p>
          </table:table-cell>
          <table:table-cell table:style-name="ce191" table:content-validation-name="val7" office:value-type="string">
            <text:p>Testo lungo (rich text)</text:p>
          </table:table-cell>
          <table:table-cell table:style-name="ce140" table:number-columns-repeated="2"/>
          <table:table-cell table:style-name="ce206"/>
          <table:table-cell table:number-columns-repeated="1017"/>
        </table:table-row>
        <table:table-row table:style-name="ro60">
          <table:table-cell table:style-name="ce148" office:value-type="string">
            <text:p>Ultimo aggiornamento / Last updated</text:p>
          </table:table-cell>
          <table:table-cell table:style-name="ce164" office:value-type="string">
            <text:p>Data in cui è stato effettuato l'ultimo aggiornamento ai contenuti della pagina. Inserire almeno la data, scritta per esteso (ad esempio, 22 dicembre 2024)</text:p>
          </table:table-cell>
          <table:table-cell table:style-name="ce174" table:content-validation-name="val6" office:value-type="string">
            <text:p>Necessario</text:p>
          </table:table-cell>
          <table:table-cell table:style-name="ce192" office:value-type="string">
            <text:p>Datetime (tutti i formati)</text:p>
          </table:table-cell>
          <table:table-cell table:style-name="ce139" table:number-columns-repeated="2"/>
          <table:table-cell table:style-name="ce204"/>
          <table:table-cell table:number-columns-repeated="1017"/>
        </table:table-row>
        <table:table-row table:style-name="ro78">
          <table:table-cell table:style-name="ce159" table:number-columns-repeated="5"/>
          <table:table-cell table:style-name="ce202" table:content-validation-name="val9"/>
          <table:table-cell table:style-name="ce152"/>
          <table:table-cell table:number-columns-repeated="1017"/>
        </table:table-row>
        <table:table-row table:style-name="ro30">
          <table:table-cell table:style-name="ce160" table:number-columns-repeated="5"/>
          <table:table-cell table:style-name="ce202" table:content-validation-name="val9"/>
          <table:table-cell table:number-columns-repeated="1018"/>
        </table:table-row>
        <table:table-row table:style-name="ro79">
          <table:table-cell table:style-name="ce160" table:number-columns-repeated="5"/>
          <table:table-cell table:style-name="ce202" table:content-validation-name="val9"/>
          <table:table-cell table:number-columns-repeated="1018"/>
        </table:table-row>
        <table:table-row table:style-name="ro30">
          <table:table-cell table:style-name="ce160" table:number-columns-repeated="5"/>
          <table:table-cell table:style-name="ce202" table:content-validation-name="val9"/>
          <table:table-cell table:number-columns-repeated="1018"/>
        </table:table-row>
        <table:table-row table:style-name="ro57">
          <table:table-cell table:style-name="ce160" table:number-columns-repeated="5"/>
          <table:table-cell table:style-name="ce202" table:content-validation-name="val9"/>
          <table:table-cell table:number-columns-repeated="1018"/>
        </table:table-row>
        <table:table-row table:style-name="ro49">
          <table:table-cell table:style-name="ce159" table:number-columns-repeated="5"/>
          <table:table-cell table:style-name="ce203" table:content-validation-name="val9"/>
          <table:table-cell table:number-columns-repeated="1018"/>
        </table:table-row>
        <table:table-row table:style-name="ro30">
          <table:table-cell table:style-name="ce160" table:number-columns-repeated="5"/>
          <table:table-cell table:style-name="ce203" table:content-validation-name="val9"/>
          <table:table-cell table:number-columns-repeated="1018"/>
        </table:table-row>
        <table:table-row table:style-name="ro30" table:number-rows-repeated="2">
          <table:table-cell table:style-name="ce159" table:number-columns-repeated="5"/>
          <table:table-cell table:style-name="ce203" table:content-validation-name="val9"/>
          <table:table-cell table:number-columns-repeated="1018"/>
        </table:table-row>
        <table:table-row table:style-name="ro30">
          <table:table-cell table:style-name="ce160" table:number-columns-repeated="5"/>
          <table:table-cell table:style-name="ce203" table:content-validation-name="val9"/>
          <table:table-cell table:number-columns-repeated="1018"/>
        </table:table-row>
        <table:table-row table:style-name="ro30">
          <table:table-cell table:style-name="ce159" table:number-columns-repeated="5"/>
          <table:table-cell table:style-name="ce202" table:content-validation-name="val9"/>
          <table:table-cell table:number-columns-repeated="1018"/>
        </table:table-row>
        <table:table-row table:style-name="ro30">
          <table:table-cell table:style-name="ce161" table:number-columns-repeated="5"/>
          <table:table-cell table:style-name="ce202" table:content-validation-name="val9"/>
          <table:table-cell table:number-columns-repeated="1018"/>
        </table:table-row>
        <table:table-row table:style-name="ro30">
          <table:table-cell table:style-name="ce160" table:number-columns-repeated="5"/>
          <table:table-cell table:style-name="ce202" table:content-validation-name="val9"/>
          <table:table-cell table:number-columns-repeated="1018"/>
        </table:table-row>
        <table:table-row table:style-name="ro30" table:number-rows-repeated="2">
          <table:table-cell table:number-columns-repeated="1024"/>
        </table:table-row>
        <table:table-row table:style-name="ro30">
          <table:table-cell table:style-name="ce160" table:number-columns-repeated="5"/>
          <table:table-cell table:number-columns-repeated="1019"/>
        </table:table-row>
        <table:table-row table:style-name="ro30" table:number-rows-repeated="968">
          <table:table-cell table:number-columns-repeated="1024"/>
        </table:table-row>
        <table:table-row table:style-name="ro31" table:number-rows-repeated="1047573">
          <table:table-cell table:number-columns-repeated="1024"/>
        </table:table-row>
        <table:table-row table:style-name="ro31">
          <table:table-cell table:number-columns-repeated="1024"/>
        </table:table-row>
      </table:table>
      <table:table table:name="Tipologia_OGGETTO" table:style-name="ta10">
        <table:table-column table:style-name="co107" table:default-cell-style-name="ce2"/>
        <table:table-column table:style-name="co105" table:default-cell-style-name="ce2"/>
        <table:table-column table:style-name="co97" table:default-cell-style-name="ce2"/>
        <table:table-column table:style-name="co25" table:default-cell-style-name="ce2"/>
        <table:table-column table:style-name="co98" table:default-cell-style-name="ce2"/>
        <table:table-column table:style-name="co108" table:default-cell-style-name="ce2"/>
        <table:table-column table:style-name="co106" table:default-cell-style-name="ce2"/>
        <table:table-column table:style-name="co28" table:number-columns-repeated="19" table:default-cell-style-name="ce2"/>
        <table:table-column table:style-name="co29" table:number-columns-repeated="998" table:default-cell-style-name="ce2"/>
        <table:table-row table:style-name="ro61">
          <table:table-cell table:style-name="ce87" office:value-type="string" table:number-columns-spanned="7" table:number-rows-spanned="1">
            <text:p>Tipologia: <text:span text:style-name="T6">OGGETTO | </text:span><text:span text:style-name="T6">ITEM</text:span></text:p>
          </table:table-cell>
          <table:covered-table-cell table:number-columns-repeated="6"/>
          <table:table-cell table:number-columns-repeated="1017"/>
        </table:table-row>
        <table:table-row table:style-name="ro61">
          <table:table-cell table:style-name="ce213" office:value-type="string" table:number-columns-spanned="7" table:number-rows-spanned="1">
            <text:p>Struttura delle informazioni relative a descrivere un'oggetto esposto all'interno di un museo (opera o esemplare). Il content type è stato formulato a partire dalla</text:p>
          </table:table-cell>
          <table:covered-table-cell table:number-columns-repeated="6"/>
          <table:table-cell table:number-columns-repeated="1017"/>
        </table:table-row>
        <table:table-row table:style-name="ro58">
          <table:table-cell table:style-name="ce156" office:value-type="string" table:number-columns-spanned="6" table:number-rows-spanned="1">
            <text:p><text:a xlink:href="http://www.iccd.beniculturali.it/getFile.php?id=6588">Normativa Oggetti e Opere d'arte del Ministero dei Beni Culturali (2018)</text:a></text:p>
          </table:table-cell>
          <table:covered-table-cell table:number-columns-repeated="5"/>
          <table:table-cell table:style-name="ce252"/>
          <table:table-cell table:number-columns-repeated="1017"/>
        </table:table-row>
        <table:table-row table:style-name="ro42">
          <table:table-cell table:style-name="ce89" office:value-type="string">
            <text:p>Elemento - ITA e ENG</text:p>
          </table:table-cell>
          <table:table-cell table:style-name="ce89" office:value-type="string">
            <text:p>Descrizione</text:p>
          </table:table-cell>
          <table:table-cell table:style-name="ce89" office:value-type="string">
            <text:p>Tipologia valore</text:p>
          </table:table-cell>
          <table:table-cell table:style-name="ce100" office:value-type="string">
            <text:p>Tipo di contenuto</text:p>
          </table:table-cell>
          <table:table-cell table:style-name="ce100" office:value-type="string">
            <text:p>Tassonomia di riferimento</text:p>
          </table:table-cell>
          <table:table-cell table:style-name="ce100" office:value-type="string">
            <text:p>Relazione con Tipologia</text:p>
          </table:table-cell>
          <table:table-cell table:style-name="ce142" office:value-type="string">
            <text:p>Componenti UI Kit</text:p>
          </table:table-cell>
          <table:table-cell table:number-columns-repeated="1017"/>
        </table:table-row>
        <table:table-row table:style-name="ro80">
          <table:table-cell table:style-name="ce146" office:value-type="string">
            <text:p>Titolo o definizione dell'oggetto</text:p>
          </table:table-cell>
          <table:table-cell table:style-name="ce162" office:value-type="string">
            <text:p>Titolo o definizione dell'oggetto. In interfaccia, questo elemento apparirà nella Hero della pagina.</text:p>
          </table:table-cell>
          <table:table-cell table:style-name="ce233" table:content-validation-name="val10" office:value-type="string">
            <text:p>Necessario</text:p>
          </table:table-cell>
          <table:table-cell table:style-name="ce130" office:value-type="string">
            <text:p>Testo breve (max. 70 caratteri)</text:p>
          </table:table-cell>
          <table:table-cell table:style-name="ce139" table:number-columns-repeated="2"/>
          <table:table-cell table:style-name="ce143"/>
          <table:table-cell table:number-columns-repeated="1017"/>
        </table:table-row>
        <table:table-row table:style-name="ro81">
          <table:table-cell table:style-name="ce214" office:value-type="string">
            <text:p>Autore* / Author*</text:p>
          </table:table-cell>
          <table:table-cell table:style-name="ce223" office:value-type="string">
            <text:p>Eventuale nome dell'artista o personaggio legato all'oggetto. Questo elemento è necessario se l'oggetto è un manufatto. In interfaccia, questo elemento apparirà nella Hero della pagina. </text:p>
            <text:p>La voce Autore potrà cambiare a seconda della tipologia di oggetto, seguendo la tassonomia proposta (Tassonomia Oggetto e Personaggio) (Es. Pittore per un dipinto) </text:p>
          </table:table-cell>
          <table:table-cell table:style-name="ce234" table:content-validation-name="val10" office:value-type="string">
            <text:p>Condizionale</text:p>
          </table:table-cell>
          <table:table-cell table:style-name="ce240" office:value-type="string">
            <text:p>Relazione con Tipologia</text:p>
          </table:table-cell>
          <table:table-cell table:style-name="ce140"/>
          <table:table-cell table:style-name="ce247" office:value-type="string">
            <text:p><text:span text:style-name="T7"><text:a xlink:href="#Tipologia_PERSONAGGIO">Personaggio</text:a></text:span></text:p>
          </table:table-cell>
          <table:table-cell table:style-name="ce145"/>
          <table:table-cell table:number-columns-repeated="1017"/>
        </table:table-row>
        <table:table-row table:style-name="ro64">
          <table:table-cell table:style-name="ce214" office:value-type="string">
            <text:p>Data di realizzazione / Date of creation</text:p>
          </table:table-cell>
          <table:table-cell table:style-name="ce223" office:value-type="string">
            <text:p>Data di realizzazione dell'oggetto. Questo elemento è necessario se l'oggetto è un manufatto. In interfaccia, questo elemento apparirà nella Hero della pagina. </text:p>
          </table:table-cell>
          <table:table-cell table:style-name="ce234" table:content-validation-name="val10" office:value-type="string">
            <text:p>Condizionale</text:p>
          </table:table-cell>
          <table:table-cell table:style-name="ce240" office:value-type="string">
            <text:p>Datetime (tutti i formati)</text:p>
          </table:table-cell>
          <table:table-cell table:style-name="ce140" table:number-columns-repeated="2"/>
          <table:table-cell table:style-name="ce145"/>
          <table:table-cell table:number-columns-repeated="1017"/>
        </table:table-row>
        <table:table-row table:style-name="ro70">
          <table:table-cell table:style-name="ce215" office:value-type="string">
            <text:p>Collocazione / Placement</text:p>
          </table:table-cell>
          <table:table-cell table:style-name="ce224" office:value-type="string">
            <text:p>Indicazione del museo o dei luoghi in cui è collocato l'oggetto esposto e, se disponibile, l'indicazione del piano e della sala. Includere il nome del museo o luogo con eventuale link alla tipologia di contenuto Luogo. Nei casi di musei con più luoghi saranno presenti le pagine di dettaglio Luogo. Invece, nel caso in cui non sia presente nessun luogo oltre al museo, non esisteranno le pagine di dettaglio Luogo. In interfaccia, questo elemento apparirà nella Hero della pagina.</text:p>
          </table:table-cell>
          <table:table-cell table:style-name="ce235" office:value-type="string">
            <text:p>Necessario</text:p>
          </table:table-cell>
          <table:table-cell table:style-name="ce181" office:value-type="string">
            <text:p>Testo breve (max. 255 caratteri) e/o Relazione con tipologia</text:p>
          </table:table-cell>
          <table:table-cell table:style-name="ce143"/>
          <table:table-cell table:style-name="ce248" office:value-type="string">
            <text:p><text:span text:style-name="T11"><text:a xlink:href="#Tipologia_LUOGO">Luogo</text:a></text:span></text:p>
          </table:table-cell>
          <table:table-cell table:style-name="ce143"/>
          <table:table-cell table:number-columns-repeated="1017"/>
        </table:table-row>
        <table:table-row table:style-name="ro82">
          <table:table-cell table:style-name="ce116" office:value-type="string">
            <text:p>Immagine o contenuto multimediale</text:p>
          </table:table-cell>
          <table:table-cell table:style-name="ce225" office:value-type="string">
            <text:p>Immagine dell'oggetto esposto o altro tipo di contenuto multimediale (ad esempio un video o un modello 3D). In interfaccia, questo elemento apparirà nella Hero della pagina e mostrerà le icone dei comandi Scarica e Ingrandisci per poter interagire con il contenuto.</text:p>
          </table:table-cell>
          <table:table-cell table:style-name="ce234" table:content-validation-name="val10" office:value-type="string">
            <text:p>Opzionale</text:p>
          </table:table-cell>
          <table:table-cell table:style-name="ce240" office:value-type="string">
            <text:p>Contenuto multimediale</text:p>
          </table:table-cell>
          <table:table-cell table:style-name="ce140" table:number-columns-repeated="2"/>
          <table:table-cell table:style-name="ce145"/>
          <table:table-cell table:number-columns-repeated="1017"/>
        </table:table-row>
        <table:table-row table:style-name="ro53">
          <table:table-cell table:style-name="ce216" office:value-type="string">
            <text:p>Descrizione / Description</text:p>
          </table:table-cell>
          <table:table-cell table:style-name="ce226" office:value-type="string">
            <text:p>Descrizione estesa dell'oggetto che può comprendere immagini e testo. Se sono disponibili contenuti correlati all'interno del sito inserirli come link ipertestuali.</text:p>
          </table:table-cell>
          <table:table-cell table:style-name="ce233" table:content-validation-name="val10" office:value-type="string">
            <text:p>Necessario</text:p>
          </table:table-cell>
          <table:table-cell table:style-name="ce241" office:value-type="string">
            <text:p>Testo lungo (rich text)</text:p>
          </table:table-cell>
          <table:table-cell table:style-name="ce139"/>
          <table:table-cell table:style-name="ce249" table:content-validation-name="val12"/>
          <table:table-cell table:style-name="ce143"/>
          <table:table-cell table:number-columns-repeated="1017"/>
        </table:table-row>
        <table:table-row table:style-name="ro64">
          <table:table-cell table:style-name="ce217" office:value-type="string">
            <text:p>Tipologia di oggetto</text:p>
          </table:table-cell>
          <table:table-cell table:style-name="ce226" office:value-type="string">
            <text:p>Indicazione della tipologia di oggetto secondo la relativa tassonomia Tipi di Oggetto. In interfaccia, questo elemento apparirà nella sezione Informazioni tecniche.</text:p>
          </table:table-cell>
          <table:table-cell table:style-name="ce233" table:content-validation-name="val10" office:value-type="string">
            <text:p>Necessario</text:p>
          </table:table-cell>
          <table:table-cell table:style-name="ce241" office:value-type="string">
            <text:p>Testo breve (max. 255 caratteri)</text:p>
          </table:table-cell>
          <table:table-cell table:style-name="ce141" office:value-type="string">
            <text:p><text:span text:style-name="T7"><text:a xlink:href="#Tass__Tipi_di_OGG__e_PERSONAGGI">Tipi di Oggetto</text:a></text:span></text:p>
          </table:table-cell>
          <table:table-cell table:style-name="ce249" table:content-validation-name="val12"/>
          <table:table-cell table:style-name="ce143"/>
          <table:table-cell table:number-columns-repeated="1017"/>
        </table:table-row>
        <table:table-row table:style-name="ro53">
          <table:table-cell table:style-name="ce218" office:value-type="string">
            <text:p>Ambito disciplinare / Subject disciplines</text:p>
          </table:table-cell>
          <table:table-cell table:style-name="ce227" office:value-type="string">
            <text:p>Ambito o ambiti disciplinari a cui l'oggetto appartiene secondo la relativa tassonomia di riferimento Tipi di Ambito disciplinare. In interfaccia, questo elemento apparirà nella sezione Informazioni tecniche.</text:p>
          </table:table-cell>
          <table:table-cell table:style-name="ce236" table:content-validation-name="val10" office:value-type="string">
            <text:p>Opzionale</text:p>
          </table:table-cell>
          <table:table-cell table:style-name="ce242" office:value-type="string">
            <text:p>Testo breve (max. 255 caratteri)</text:p>
          </table:table-cell>
          <table:table-cell table:style-name="ce246" office:value-type="string">
            <text:p><text:span text:style-name="T7"><text:a xlink:href="#Tassonomia_Tipi_di_AMBITO_DISCI">Tipi di Ambito disciplinare</text:a></text:span></text:p>
          </table:table-cell>
          <table:table-cell table:style-name="ce250" table:content-validation-name="val12"/>
          <table:table-cell table:style-name="ce145"/>
          <table:table-cell table:number-columns-repeated="1017"/>
        </table:table-row>
        <table:table-row table:style-name="ro53">
          <table:table-cell table:style-name="ce218" office:value-type="string">
            <text:p>Corrente artistica / Art movement</text:p>
          </table:table-cell>
          <table:table-cell table:style-name="ce227" office:value-type="string">
            <text:p>Eventuale corrente artistica a cui l'oggetto appartiene. In interfaccia, questo elemento apparirà nella sezione Informazioni tecniche.</text:p>
          </table:table-cell>
          <table:table-cell table:style-name="ce236" table:content-validation-name="val10" office:value-type="string">
            <text:p>Opzionale</text:p>
          </table:table-cell>
          <table:table-cell table:style-name="ce242" office:value-type="string">
            <text:p>Testo breve (max. 255 caratteri)</text:p>
          </table:table-cell>
          <table:table-cell table:style-name="ce140"/>
          <table:table-cell table:style-name="ce250" table:content-validation-name="val12"/>
          <table:table-cell table:style-name="ce145"/>
          <table:table-cell table:number-columns-repeated="1017"/>
        </table:table-row>
        <table:table-row table:style-name="ro53">
          <table:table-cell table:style-name="ce218" office:value-type="string">
            <text:p>Materiale / Material</text:p>
          </table:table-cell>
          <table:table-cell table:style-name="ce227" office:value-type="string">
            <text:p>Materiale o materiali di cui è composto l'oggetto. In interfaccia, questo elemento apparirà nella sezione Informazioni tecniche </text:p>
          </table:table-cell>
          <table:table-cell table:style-name="ce236" table:content-validation-name="val10" office:value-type="string">
            <text:p>Condizionale</text:p>
          </table:table-cell>
          <table:table-cell table:style-name="ce242" office:value-type="string">
            <text:p>Testo breve (max. 255 caratteri)</text:p>
          </table:table-cell>
          <table:table-cell table:style-name="ce140"/>
          <table:table-cell table:style-name="ce250" table:content-validation-name="val12"/>
          <table:table-cell table:style-name="ce145"/>
          <table:table-cell table:number-columns-repeated="1017"/>
        </table:table-row>
        <table:table-row table:style-name="ro53">
          <table:table-cell table:style-name="ce218" office:value-type="string">
            <text:p>Tecnica / Technique</text:p>
          </table:table-cell>
          <table:table-cell table:style-name="ce227" office:value-type="string">
            <text:p>Tecnica o tecniche artistiche con cui è stato creato l'oggetto. In interfaccia, questo elemento apparirà nella sezione Informazioni tecniche </text:p>
          </table:table-cell>
          <table:table-cell table:style-name="ce236" table:content-validation-name="val10" office:value-type="string">
            <text:p>Opzionale</text:p>
          </table:table-cell>
          <table:table-cell table:style-name="ce242" office:value-type="string">
            <text:p>Testo breve (max. 255 caratteri)</text:p>
          </table:table-cell>
          <table:table-cell table:style-name="ce140"/>
          <table:table-cell table:style-name="ce250" table:content-validation-name="val12"/>
          <table:table-cell table:style-name="ce145"/>
          <table:table-cell table:number-columns-repeated="1017"/>
        </table:table-row>
        <table:table-row table:style-name="ro83">
          <table:table-cell table:style-name="ce218" office:value-type="string">
            <text:p>Misure: Altezza, Larghezza, Profondità, Diametro, Lunghezza, Spessore, Peso / Size: Height, Width, Depth, Diameter, Length, Thickness, Weight</text:p>
          </table:table-cell>
          <table:table-cell table:style-name="ce227" office:value-type="string">
            <text:p>Misure necessarie a descrivere l'oggetto, scelte in base alla natura dell'oggetto in questione. <text:s/>In interfaccia, questo elemento apparirà nella sezione Informazioni tecniche </text:p>
          </table:table-cell>
          <table:table-cell table:style-name="ce236" table:content-validation-name="val10" office:value-type="string">
            <text:p>Condizionale</text:p>
          </table:table-cell>
          <table:table-cell table:style-name="ce242" office:value-type="string">
            <text:p>Number (tutti i formati)</text:p>
          </table:table-cell>
          <table:table-cell table:style-name="ce140"/>
          <table:table-cell table:style-name="ce250" table:content-validation-name="val12"/>
          <table:table-cell table:style-name="ce145"/>
          <table:table-cell table:number-columns-repeated="1017"/>
        </table:table-row>
        <table:table-row table:style-name="ro53">
          <table:table-cell table:style-name="ce218" office:value-type="string">
            <text:p>Stato di conservazione / State of conservation</text:p>
          </table:table-cell>
          <table:table-cell table:style-name="ce227" office:value-type="string">
            <text:p>Stato di conservazione dell'oggetto. In interfaccia, questo elemento apparirà nella sezione Informazioni tecniche </text:p>
          </table:table-cell>
          <table:table-cell table:style-name="ce236" table:content-validation-name="val10" office:value-type="string">
            <text:p>Condizionale</text:p>
          </table:table-cell>
          <table:table-cell table:style-name="ce242" office:value-type="string">
            <text:p>Testo breve (max. 255 caratteri)</text:p>
          </table:table-cell>
          <table:table-cell table:style-name="ce140"/>
          <table:table-cell table:style-name="ce250" table:content-validation-name="val12"/>
          <table:table-cell table:style-name="ce145"/>
          <table:table-cell table:number-columns-repeated="1017"/>
        </table:table-row>
        <table:table-row table:style-name="ro53">
          <table:table-cell table:style-name="ce218" office:value-type="string">
            <text:p>Data di restauro / Restoration data</text:p>
          </table:table-cell>
          <table:table-cell table:style-name="ce227" office:value-type="string">
            <text:p>Indicazione della data o delle date di restauro dell'oggetto. <text:s/>In interfaccia, questo elemento apparirà nella sezione Informazioni tecniche </text:p>
          </table:table-cell>
          <table:table-cell table:style-name="ce236" table:content-validation-name="val10" office:value-type="string">
            <text:p>Opzionale</text:p>
          </table:table-cell>
          <table:table-cell table:style-name="ce242" office:value-type="string">
            <text:p>Datetime (tutti i formati)</text:p>
          </table:table-cell>
          <table:table-cell table:style-name="ce140"/>
          <table:table-cell table:style-name="ce250" table:content-validation-name="val12"/>
          <table:table-cell table:style-name="ce145"/>
          <table:table-cell table:number-columns-repeated="1017"/>
        </table:table-row>
        <table:table-row table:style-name="ro53">
          <table:table-cell table:style-name="ce218" office:value-type="string">
            <text:p>Rapporto con l'opera originale / Relationship with the original work</text:p>
          </table:table-cell>
          <table:table-cell table:style-name="ce227" office:value-type="string">
            <text:p>Indicazione del rapporto dell'oggetto con l'opera originaria. In interfaccia, questo elemento apparirà nella sezione Informazioni tecniche </text:p>
          </table:table-cell>
          <table:table-cell table:style-name="ce236" table:content-validation-name="val10" office:value-type="string">
            <text:p>Opzionale</text:p>
          </table:table-cell>
          <table:table-cell table:style-name="ce242" office:value-type="string">
            <text:p>Testo breve (max. 255 caratteri)</text:p>
          </table:table-cell>
          <table:table-cell table:style-name="ce140"/>
          <table:table-cell table:style-name="ce250" table:content-validation-name="val12"/>
          <table:table-cell table:style-name="ce145"/>
          <table:table-cell table:number-columns-repeated="1017"/>
        </table:table-row>
        <table:table-row table:style-name="ro53">
          <table:table-cell table:style-name="ce218" office:value-type="string">
            <text:p>Numero di inventario / Inventory number</text:p>
          </table:table-cell>
          <table:table-cell table:style-name="ce227" office:value-type="string">
            <text:p>Numero d'inventario dell'opera all'interno del museo. In interfaccia, questo elemento apparirà nella sezione Informazioni tecniche </text:p>
          </table:table-cell>
          <table:table-cell table:style-name="ce236" table:content-validation-name="val10" office:value-type="string">
            <text:p>Opzionale</text:p>
          </table:table-cell>
          <table:table-cell table:style-name="ce242" office:value-type="string">
            <text:p>Number (tutti i formati)</text:p>
          </table:table-cell>
          <table:table-cell table:style-name="ce140"/>
          <table:table-cell table:style-name="ce250" table:content-validation-name="val12"/>
          <table:table-cell table:style-name="ce145"/>
          <table:table-cell table:number-columns-repeated="1017"/>
        </table:table-row>
        <table:table-row table:style-name="ro53">
          <table:table-cell table:style-name="ce218" office:value-type="string">
            <text:p>Varie / Miscellaneous</text:p>
          </table:table-cell>
          <table:table-cell table:style-name="ce227" office:value-type="string">
            <text:p>Altre informazioni tecniche rilevanti non descritte sopra rappresentative dell'oggetto. In interfaccia, questo elemento apparirà nella sezione Informazioni tecniche </text:p>
          </table:table-cell>
          <table:table-cell table:style-name="ce236" table:content-validation-name="val10" office:value-type="string">
            <text:p>Opzionale</text:p>
          </table:table-cell>
          <table:table-cell table:style-name="ce242" office:value-type="string">
            <text:p>Testo breve (max. 255 caratteri)</text:p>
          </table:table-cell>
          <table:table-cell table:style-name="ce140"/>
          <table:table-cell table:style-name="ce250" table:content-validation-name="val12"/>
          <table:table-cell table:style-name="ce145"/>
          <table:table-cell table:number-columns-repeated="1017"/>
        </table:table-row>
        <table:table-row table:style-name="ro84">
          <table:table-cell table:style-name="ce116" office:value-type="string">
            <text:p>Bibliografia / Bibliography</text:p>
          </table:table-cell>
          <table:table-cell table:style-name="ce228" office:value-type="string">
            <text:p>Elenco degli articoli o pubblicazioni in cui è presente l'oggetto. Ogni elemento comprende autori, titolo della pubblicazione, Luogo di pubblicazione, eventuale link esterno per approfondire, numero della pagina</text:p>
          </table:table-cell>
          <table:table-cell table:style-name="ce236" table:content-validation-name="val10" office:value-type="string">
            <text:p>Opzionale</text:p>
          </table:table-cell>
          <table:table-cell table:style-name="ce242" office:value-type="string">
            <text:p>Testo lungo (rich text) e Link</text:p>
          </table:table-cell>
          <table:table-cell table:style-name="ce140" table:number-columns-repeated="2"/>
          <table:table-cell table:style-name="ce145"/>
          <table:table-cell table:number-columns-repeated="1017"/>
        </table:table-row>
        <table:table-row table:style-name="ro85">
          <table:table-cell table:style-name="ce219" office:value-type="string">
            <text:p>L'oggetto* nel museo - Percorsi / The item in the museum - Itineraries</text:p>
          </table:table-cell>
          <table:table-cell table:style-name="ce229" office:value-type="string">
            <text:p>Elenco dei percorsi all'interno del museo in cui è presente l'oggetto con link alla relativa tipologia di contenuto Percorso. Questo elemento è necessario se l'oggetto è inserito in dei percorsi di visita.</text:p>
            <text:p>La voce Oggetto potrà cambiare in base alla tipologia di oggetto in questione (vedi relativa Tassonomia Tipi di Oggetto) (Esempio: Il dipinto nel museo - Percorsi)</text:p>
          </table:table-cell>
          <table:table-cell table:style-name="ce236" table:content-validation-name="val10" office:value-type="string">
            <text:p>Condizionale</text:p>
          </table:table-cell>
          <table:table-cell table:style-name="ce243" office:value-type="string">
            <text:p>Relazione con Tipologia</text:p>
          </table:table-cell>
          <table:table-cell table:style-name="ce140"/>
          <table:table-cell table:style-name="ce246" office:value-type="string">
            <text:p><text:a xlink:href="#Tipologia_PERCORSO_DI_VISITA">Percorso</text:a></text:p>
          </table:table-cell>
          <table:table-cell table:style-name="ce253" office:value-type="string">
            <text:p><text:span text:style-name="T10">Componente "Card itinerario" </text:span><text:span text:style-name="T10">nel foglio Local Components </text:span><text:span text:style-name="T10">della</text:span> <text:a xlink:href="https://www.figma.com/community/file/1362341553612665419">Libreria UI del modello</text:a></text:p>
          </table:table-cell>
          <table:table-cell table:number-columns-repeated="1017"/>
        </table:table-row>
        <table:table-row table:style-name="ro86">
          <table:table-cell table:style-name="ce219" office:value-type="string">
            <text:p>L'oggetto* nel museo - Collezioni / The item in the museum - Collections</text:p>
          </table:table-cell>
          <table:table-cell table:style-name="ce229" office:value-type="string">
            <text:p>Elenco delle collezioni all'interno del museo in cui è presente l'oggetto con link alla relativa pagina di lista Collezione. Questo elemento è necessario se l'oggetto fa parte di collezioni specifiche.</text:p>
            <text:p>La voce Oggetto potrà cambiare in base alla tipologia di oggetto in questione (vedi relativa Tassonomia Tipi di Oggetto) (Esempio: Il dipinto nel museo - Collezioni)</text:p>
          </table:table-cell>
          <table:table-cell table:style-name="ce237" table:content-validation-name="val10" office:value-type="string">
            <text:p>Condizionale</text:p>
          </table:table-cell>
          <table:table-cell table:style-name="ce243" office:value-type="string">
            <text:p>Link a pagina della collezione</text:p>
          </table:table-cell>
          <table:table-cell table:style-name="ce140" table:number-columns-repeated="2"/>
          <table:table-cell table:style-name="ce253" office:value-type="string">
            <text:p><text:span text:style-name="T10">Componente "Card base" nel </text:span><text:span text:style-name="T10">foglio Local Components della</text:span> <text:a xlink:href="https://www.figma.com/community/file/1362341553612665419">Libreria UI del modello</text:a></text:p>
          </table:table-cell>
          <table:table-cell table:number-columns-repeated="1017"/>
        </table:table-row>
        <table:table-row table:style-name="ro88">
          <table:table-cell table:style-name="ce220" office:value-type="string">
            <text:p>Oggetti* correlati / Related items</text:p>
          </table:table-cell>
          <table:table-cell table:style-name="ce230" office:value-type="string">
            <text:p>Elenco delle anteprime degli oggetti correlati all'oggetto esposto con link alla relativa tipologia di contenuto Oggetto. Ogni oggetto espone in pagina il titolo, il nome dell'artista o personaggio e la data di realizzazione. Link alla pagina lista in cui l'utente può vedere tutti gli oggetti. </text:p>
            <text:p/>
            <text:p>La voce Oggetto potrà cambiare in base alla tipologia di oggetti in questione (vedi relativa Tassonomia Tipi di Oggetto) (Esempio: Dipinti correlati)</text:p>
          </table:table-cell>
          <table:table-cell table:style-name="ce238" table:content-validation-name="val10" office:value-type="string">
            <text:p>Opzionale</text:p>
          </table:table-cell>
          <table:table-cell table:style-name="ce240" office:value-type="string">
            <text:p>Relazione con Tipologia</text:p>
          </table:table-cell>
          <table:table-cell table:style-name="ce140"/>
          <table:table-cell table:style-name="ce246" office:value-type="string">
            <text:p><text:a xlink:href="#Tipologia_OGGETTO">Oggetto</text:a></text:p>
          </table:table-cell>
          <table:table-cell table:style-name="ce253" office:value-type="string">
            <text:p><text:span text:style-name="T10">Componente "Card Opera" nel </text:span><text:span text:style-name="T10">foglio Local Components della</text:span> <text:a xlink:href="https://www.figma.com/community/file/1362341553612665419">Libreria UI del modello</text:a></text:p>
          </table:table-cell>
          <table:table-cell table:number-columns-repeated="1017"/>
        </table:table-row>
        <table:table-row table:style-name="ro89">
          <table:table-cell table:style-name="ce220" office:value-type="string">
            <text:p>Galleria / Gallery</text:p>
          </table:table-cell>
          <table:table-cell table:style-name="ce231" office:value-type="string">
            <text:p>Una o più immagini o uno o più video corredate da didascalie rappresentative dell'oggetto</text:p>
          </table:table-cell>
          <table:table-cell table:style-name="ce234" table:content-validation-name="val10" office:value-type="string">
            <text:p>Opzionale</text:p>
          </table:table-cell>
          <table:table-cell table:style-name="ce240" office:value-type="string">
            <text:p>File immagine o video</text:p>
          </table:table-cell>
          <table:table-cell table:style-name="ce140"/>
          <table:table-cell table:style-name="ce251"/>
          <table:table-cell table:style-name="ce145"/>
          <table:table-cell table:number-columns-repeated="1017"/>
        </table:table-row>
        <table:table-row table:style-name="ro90">
          <table:table-cell table:style-name="ce221" office:value-type="string">
            <text:p>Ultimo aggiornamento / Last update</text:p>
          </table:table-cell>
          <table:table-cell table:style-name="ce232" office:value-type="string">
            <text:p>Data in cui è stato effettuato l'ultimo aggiornamento ai contenuti della pagina. Inserire almeno la data, scritta per esteso (ad esempio, 22 dicembre 2023)</text:p>
          </table:table-cell>
          <table:table-cell table:style-name="ce239" table:content-validation-name="val10" office:value-type="string">
            <text:p>Necessario</text:p>
          </table:table-cell>
          <table:table-cell table:style-name="ce244" table:content-validation-name="val11" office:value-type="string">
            <text:p>Datetime (tutti i formati)</text:p>
          </table:table-cell>
          <table:table-cell table:style-name="ce139" table:number-columns-repeated="2"/>
          <table:table-cell table:style-name="ce143"/>
          <table:table-cell table:number-columns-repeated="1017"/>
        </table:table-row>
        <table:table-row table:style-name="ro30">
          <table:table-cell table:style-name="ce222" table:number-columns-repeated="3"/>
          <table:table-cell table:style-name="ce245"/>
          <table:table-cell table:style-name="ce222" table:number-columns-repeated="2"/>
          <table:table-cell table:number-columns-repeated="1018"/>
        </table:table-row>
        <table:table-row table:style-name="ro30" table:number-rows-repeated="979">
          <table:table-cell table:number-columns-repeated="1024"/>
        </table:table-row>
        <table:table-row table:style-name="ro31" table:number-rows-repeated="1047567">
          <table:table-cell table:number-columns-repeated="1024"/>
        </table:table-row>
        <table:table-row table:style-name="ro91">
          <table:table-cell table:number-columns-repeated="1024"/>
        </table:table-row>
        <table:table-row table:style-name="ro91">
          <table:table-cell table:number-columns-repeated="1024"/>
        </table:table-row>
      </table:table>
      <table:table table:name="Tipologia_PERSONAGGIO" table:style-name="ta10">
        <table:table-column table:style-name="co109" table:default-cell-style-name="ce2"/>
        <table:table-column table:style-name="co110" table:default-cell-style-name="ce2"/>
        <table:table-column table:style-name="co111" table:default-cell-style-name="ce2"/>
        <table:table-column table:style-name="co112" table:default-cell-style-name="ce2"/>
        <table:table-column table:style-name="co113" table:default-cell-style-name="ce2"/>
        <table:table-column table:style-name="co114" table:default-cell-style-name="ce2"/>
        <table:table-column table:style-name="co115" table:default-cell-style-name="ce2"/>
        <table:table-column table:style-name="co28" table:number-columns-repeated="20" table:default-cell-style-name="ce2"/>
        <table:table-column table:style-name="co29" table:number-columns-repeated="997" table:default-cell-style-name="ce2"/>
        <table:table-row table:style-name="ro47">
          <table:table-cell table:style-name="ce87" office:value-type="string" table:number-columns-spanned="7" table:number-rows-spanned="1">
            <text:p>Tipologia: <text:span text:style-name="T6">PERSONAGGI</text:span><text:span text:style-name="T6">O | <text:s/>PERSON</text:span></text:p>
          </table:table-cell>
          <table:covered-table-cell table:number-columns-repeated="6"/>
          <table:table-cell table:number-columns-repeated="1017"/>
        </table:table-row>
        <table:table-row table:style-name="ro69">
          <table:table-cell table:style-name="ce254" office:value-type="string" table:number-columns-spanned="7" table:number-rows-spanned="1">
            <text:p>Questa tipologia descrive le informazioni relative ad un artista o personaggio che ha creato opere esposte all'interno di un museo o in uno dei suoi luoghi</text:p>
          </table:table-cell>
          <table:covered-table-cell table:number-columns-repeated="6"/>
          <table:table-cell table:number-columns-repeated="1017"/>
        </table:table-row>
        <table:table-row table:style-name="ro47">
          <table:table-cell table:style-name="ce89" office:value-type="string">
            <text:p>Elemento - ITA e ENG</text:p>
          </table:table-cell>
          <table:table-cell table:style-name="ce89" office:value-type="string">
            <text:p>Descrizione</text:p>
          </table:table-cell>
          <table:table-cell table:style-name="ce89" office:value-type="string">
            <text:p>Tipologia valore</text:p>
          </table:table-cell>
          <table:table-cell table:style-name="ce89" office:value-type="string">
            <text:p>Tipo di contenuto</text:p>
          </table:table-cell>
          <table:table-cell table:style-name="ce89" office:value-type="string">
            <text:p>Tassonomia di riferimento</text:p>
          </table:table-cell>
          <table:table-cell table:style-name="ce89" office:value-type="string">
            <text:p>Relazione con Tipologia</text:p>
          </table:table-cell>
          <table:table-cell table:style-name="ce89" office:value-type="string">
            <text:p>Componenti UI Kit</text:p>
          </table:table-cell>
          <table:table-cell table:number-columns-repeated="1017"/>
        </table:table-row>
        <table:table-row table:style-name="ro80">
          <table:table-cell table:style-name="ce255" office:value-type="string">
            <text:p>Nome e cognome</text:p>
          </table:table-cell>
          <table:table-cell table:style-name="ce262" office:value-type="string">
            <text:p>Nome e cognome dell'artista o personaggio a cui è dedicata la pagina. In interfaccia, questo elemento apparirà nella Hero della pagina.</text:p>
          </table:table-cell>
          <table:table-cell table:style-name="ce274" table:content-validation-name="val14" office:value-type="string">
            <text:p>Necessario</text:p>
          </table:table-cell>
          <table:table-cell table:style-name="ce130" office:value-type="string">
            <text:p>Testo breve (max. 70 caratteri)</text:p>
          </table:table-cell>
          <table:table-cell table:style-name="ce294" table:number-columns-repeated="2"/>
          <table:table-cell table:style-name="ce309"/>
          <table:table-cell table:style-name="ce107" table:number-columns-repeated="20"/>
          <table:table-cell table:number-columns-repeated="997"/>
        </table:table-row>
        <table:table-row table:style-name="ro54">
          <table:table-cell table:style-name="ce255" office:value-type="string">
            <text:p>Luogo e data di nascita</text:p>
          </table:table-cell>
          <table:table-cell table:style-name="ce263" table:content-validation-name="val13" office:value-type="string">
            <text:p>Luogo e data in cui è nato l'artista/personaggio. In interfaccia, questo elemento apparirà nella Hero della pagina.</text:p>
          </table:table-cell>
          <table:table-cell table:style-name="ce274" table:content-validation-name="val14" office:value-type="string">
            <text:p>Necessario</text:p>
          </table:table-cell>
          <table:table-cell table:style-name="ce284" office:value-type="string">
            <text:p>Testo breve e Datetime (tutti i formati)</text:p>
          </table:table-cell>
          <table:table-cell table:style-name="ce295" table:number-columns-repeated="2"/>
          <table:table-cell table:style-name="ce309"/>
          <table:table-cell table:number-columns-repeated="1017"/>
        </table:table-row>
        <table:table-row table:style-name="ro92">
          <table:table-cell table:style-name="ce256" office:value-type="string">
            <text:p>Luogo e data di morte</text:p>
          </table:table-cell>
          <table:table-cell table:style-name="ce264" office:value-type="string">
            <text:p>Luogo e data in cui è morto l'artista/personaggio. In interfaccia, questo elemento apparirà nella Hero della pagina.</text:p>
          </table:table-cell>
          <table:table-cell table:style-name="ce275" table:content-validation-name="val14" office:value-type="string">
            <text:p>Condizionale</text:p>
          </table:table-cell>
          <table:table-cell table:style-name="ce285" office:value-type="string">
            <text:p>Testo preve e Datetime (tutti i formati)</text:p>
          </table:table-cell>
          <table:table-cell table:style-name="ce296" table:number-columns-repeated="2"/>
          <table:table-cell table:style-name="ce310"/>
          <table:table-cell table:style-name="ce152" table:number-columns-repeated="1017"/>
        </table:table-row>
        <table:table-row table:style-name="ro93">
          <table:table-cell table:style-name="ce256" office:value-type="string">
            <text:p>Biografia / Biography</text:p>
          </table:table-cell>
          <table:table-cell table:style-name="ce265" office:value-type="string">
            <text:p>Storia esaustiva della vita dell'artista o personaggio. Se sono disponibili contenuti correlati all'interno del sito inserirli come link ipertestuali. Se sono disponibili link di approfondimento esterni, inserirli al termine della biografia</text:p>
          </table:table-cell>
          <table:table-cell table:style-name="ce275" table:content-validation-name="val14" office:value-type="string">
            <text:p>Opzionale</text:p>
          </table:table-cell>
          <table:table-cell table:style-name="ce286" office:value-type="string">
            <text:p>Testo lungo (rich text)</text:p>
          </table:table-cell>
          <table:table-cell table:style-name="ce297" table:number-columns-repeated="2"/>
          <table:table-cell table:style-name="ce311"/>
          <table:table-cell table:number-columns-repeated="1017"/>
        </table:table-row>
        <table:table-row table:style-name="ro94">
          <table:table-cell table:style-name="ce255" office:value-type="string">
            <text:p>Oggetti* / Items*</text:p>
          </table:table-cell>
          <table:table-cell table:style-name="ce262" office:value-type="string">
            <text:p>Elenco delle anteprime degli oggetti correlati all'artista o personaggio con link alla relativa tipologia di contenuto Oggetto. Ogni oggetto espone in pagina il titolo, il nome dell'artista o personaggio e la data di realizzazione. Link alla pagina lista in cui l'utente può vedere tutti gli oggetti filtrati in base all'artista o personaggio. L'etichetta della sezione cambierà a seconda del tipo di museo, in base alla tassonomia Tipi di Oggetti e Personaggi. Questo elemento è necessario se sul sito ci sono pagine oggetto collegate a questo personaggio.</text:p>
          </table:table-cell>
          <table:table-cell table:style-name="ce276" table:content-validation-name="val14" office:value-type="string">
            <text:p>Necessario</text:p>
          </table:table-cell>
          <table:table-cell table:style-name="ce287" office:value-type="string">
            <text:p>Relazione con Tipologia</text:p>
          </table:table-cell>
          <table:table-cell table:style-name="ce298"/>
          <table:table-cell table:style-name="ce141" office:value-type="string">
            <text:p><text:span text:style-name="T7"><text:a xlink:href="#Tipologia_OGGETTO">Oggetto</text:a></text:span></text:p>
          </table:table-cell>
          <table:table-cell table:style-name="ce312" office:value-type="string">
            <text:p><text:span text:style-name="T10">Componente "Card Opera" </text:span><text:span text:style-name="T10">nel foglio Local Components </text:span><text:span text:style-name="T10">della</text:span> <text:a xlink:href="https://www.figma.com/community/file/1362341553612665419">Libreria UI del modello</text:a></text:p>
          </table:table-cell>
          <table:table-cell table:number-columns-repeated="1017"/>
        </table:table-row>
        <table:table-row table:style-name="ro81">
          <table:table-cell table:style-name="ce257" office:value-type="string">
            <text:p>Il personaggio* nel museo - Percorsi / The person* in the museum - Itineraries</text:p>
          </table:table-cell>
          <table:table-cell table:style-name="ce266" office:value-type="string">
            <text:p>Elenco dei percorsi all'interno del museo in cui sono presenti le opere o gli oggetti dell'artista o personaggio con link alla relativa tipologia di contenuto Percorso. L'etichetta della sezione cambierà a seconda del tipo di museo, in base alla tassonomia Tipi di Oggetti e Personaggi. Questo elemento è necessario se gli oggetti del personaggio sono inseriti in dei percorsi di visita.</text:p>
          </table:table-cell>
          <table:table-cell table:style-name="ce277" table:content-validation-name="val14" office:value-type="string">
            <text:p>Condizionale</text:p>
          </table:table-cell>
          <table:table-cell table:style-name="ce285" office:value-type="string">
            <text:p>Relazione con Tipologia</text:p>
          </table:table-cell>
          <table:table-cell table:style-name="ce299"/>
          <table:table-cell table:style-name="ce247" office:value-type="string">
            <text:p><text:span text:style-name="T7"><text:a xlink:href="#Tipologia_PERCORSO_DI_VISITA">Percorso</text:a></text:span></text:p>
          </table:table-cell>
          <table:table-cell table:style-name="ce253" office:value-type="string">
            <text:p><text:span text:style-name="T10">Componente "Card itinerario" </text:span><text:span text:style-name="T10">nel foglio Local Components </text:span><text:span text:style-name="T10">della</text:span> <text:a xlink:href="https://www.figma.com/community/file/1362341553612665419">Libreria UI del modello</text:a></text:p>
          </table:table-cell>
          <table:table-cell table:number-columns-repeated="1017"/>
        </table:table-row>
        <table:table-row table:style-name="ro81">
          <table:table-cell table:style-name="ce257" office:value-type="string">
            <text:p>Il personaggio* nel museo - Collezioni / The person* in the museum - Collections</text:p>
          </table:table-cell>
          <table:table-cell table:style-name="ce266" office:value-type="string">
            <text:p>Elenco delle collezioni all'interno del museo in cui sono presenti le opere o gli oggetti dell'artista o personaggio con link alla relativa pagina di lista Collezione. L'etichetta della sezione cambierà a seconda del tipo di museo, in base alla tassonomia Tipi di Oggetti e Personaggi. Questo elemento è necessario se gli oggetti del personaggio sono inseriti in specifiche collezioni.</text:p>
          </table:table-cell>
          <table:table-cell table:style-name="ce278" table:content-validation-name="val14" office:value-type="string">
            <text:p>Condizionale</text:p>
          </table:table-cell>
          <table:table-cell table:style-name="ce285" office:value-type="string">
            <text:p>Link a pagina della collezione</text:p>
          </table:table-cell>
          <table:table-cell table:style-name="ce299"/>
          <table:table-cell table:style-name="ce251"/>
          <table:table-cell table:style-name="ce253" office:value-type="string">
            <text:p><text:span text:style-name="T10">Componente "Card base" nel </text:span><text:span text:style-name="T10">foglio Local Components della </text:span><text:a xlink:href="https://www.figma.com/community/file/1362341553612665419">Libreria UI del modello</text:a></text:p>
          </table:table-cell>
          <table:table-cell table:number-columns-repeated="1017"/>
        </table:table-row>
        <table:table-row table:style-name="ro59">
          <table:table-cell table:style-name="ce258" office:value-type="string">
            <text:p>Galleria / Gallery</text:p>
          </table:table-cell>
          <table:table-cell table:style-name="ce267" office:value-type="string">
            <text:p>Una o più immagini o uno o più video corredate da didascalie rappresentative dell'artista o personaggio</text:p>
          </table:table-cell>
          <table:table-cell table:style-name="ce279" table:content-validation-name="val14" office:value-type="string">
            <text:p>Opzionale</text:p>
          </table:table-cell>
          <table:table-cell table:style-name="ce288" office:value-type="string">
            <text:p>File immagini o video</text:p>
          </table:table-cell>
          <table:table-cell table:style-name="ce299"/>
          <table:table-cell table:style-name="ce251"/>
          <table:table-cell table:style-name="ce313"/>
          <table:table-cell table:number-columns-repeated="1017"/>
        </table:table-row>
        <table:table-row table:style-name="ro44">
          <table:table-cell table:style-name="ce259" office:value-type="string">
            <text:p>Ultimo aggiornamento / Last updated</text:p>
          </table:table-cell>
          <table:table-cell table:style-name="ce268" office:value-type="string">
            <text:p>Data in cui è stato effettuato l'ultimo aggiornamento ai contenuti della pagina</text:p>
          </table:table-cell>
          <table:table-cell table:style-name="ce280" table:content-validation-name="val14" office:value-type="string">
            <text:p>Necessario</text:p>
          </table:table-cell>
          <table:table-cell table:style-name="ce289" office:value-type="string">
            <text:p>Datetime (tutti i formati)</text:p>
          </table:table-cell>
          <table:table-cell table:style-name="ce300" table:content-validation-name="val16"/>
          <table:table-cell table:style-name="ce306" table:content-validation-name="val13"/>
          <table:table-cell table:style-name="ce262"/>
          <table:table-cell table:number-columns-repeated="1017"/>
        </table:table-row>
        <table:table-row table:style-name="ro96">
          <table:table-cell table:style-name="ce260"/>
          <table:table-cell table:style-name="ce269"/>
          <table:table-cell table:style-name="ce281" table:content-validation-name="val14"/>
          <table:table-cell table:style-name="ce290" table:content-validation-name="val15"/>
          <table:table-cell table:style-name="ce301" table:content-validation-name="val17"/>
          <table:table-cell table:style-name="ce307" table:content-validation-name="val13"/>
          <table:table-cell table:style-name="ce269"/>
          <table:table-cell table:number-columns-repeated="1017"/>
        </table:table-row>
        <table:table-row table:style-name="ro62">
          <table:table-cell table:style-name="ce261"/>
          <table:table-cell table:style-name="ce269"/>
          <table:table-cell table:style-name="ce281" table:content-validation-name="val14"/>
          <table:table-cell table:style-name="ce290" table:content-validation-name="val15"/>
          <table:table-cell table:style-name="ce301" table:content-validation-name="val17"/>
          <table:table-cell table:style-name="ce308" table:content-validation-name="val13"/>
          <table:table-cell table:style-name="ce269"/>
          <table:table-cell table:number-columns-repeated="1017"/>
        </table:table-row>
        <table:table-row table:style-name="ro40">
          <table:table-cell table:style-name="ce260"/>
          <table:table-cell table:style-name="ce270"/>
          <table:table-cell table:style-name="ce281" table:content-validation-name="val14"/>
          <table:table-cell table:style-name="ce291" table:content-validation-name="val15"/>
          <table:table-cell table:style-name="ce302" table:content-validation-name="val17"/>
          <table:table-cell table:style-name="ce308" table:content-validation-name="val13"/>
          <table:table-cell table:style-name="ce270"/>
          <table:table-cell table:number-columns-repeated="1017"/>
        </table:table-row>
        <table:table-row table:style-name="ro97">
          <table:table-cell table:style-name="ce261"/>
          <table:table-cell table:style-name="ce269"/>
          <table:table-cell table:style-name="ce281" table:content-validation-name="val14"/>
          <table:table-cell table:style-name="ce290" table:content-validation-name="val15"/>
          <table:table-cell table:style-name="ce301" table:content-validation-name="val17"/>
          <table:table-cell table:style-name="ce308" table:content-validation-name="val13"/>
          <table:table-cell table:style-name="ce269"/>
          <table:table-cell table:number-columns-repeated="1017"/>
        </table:table-row>
        <table:table-row table:style-name="ro53">
          <table:table-cell table:style-name="ce261"/>
          <table:table-cell table:style-name="ce269"/>
          <table:table-cell table:style-name="ce281" table:content-validation-name="val14"/>
          <table:table-cell table:style-name="ce290" table:content-validation-name="val15"/>
          <table:table-cell table:style-name="ce301" table:content-validation-name="val17"/>
          <table:table-cell table:style-name="ce308" table:content-validation-name="val13"/>
          <table:table-cell table:style-name="ce269"/>
          <table:table-cell table:number-columns-repeated="1017"/>
        </table:table-row>
        <table:table-row table:style-name="ro69">
          <table:table-cell table:style-name="ce260"/>
          <table:table-cell table:style-name="ce271"/>
          <table:table-cell table:style-name="ce282" table:content-validation-name="val14"/>
          <table:table-cell table:style-name="ce292" table:content-validation-name="val15"/>
          <table:table-cell table:style-name="ce303" table:content-validation-name="val17"/>
          <table:table-cell table:style-name="ce308" table:content-validation-name="val13"/>
          <table:table-cell table:style-name="ce271"/>
          <table:table-cell table:style-name="ce109" table:number-columns-repeated="19"/>
          <table:table-cell table:style-name="ce222"/>
          <table:table-cell table:number-columns-repeated="997"/>
        </table:table-row>
        <table:table-row table:style-name="ro98">
          <table:table-cell table:style-name="ce261"/>
          <table:table-cell table:style-name="ce269"/>
          <table:table-cell table:style-name="ce281" table:content-validation-name="val14"/>
          <table:table-cell table:style-name="ce290" table:content-validation-name="val15"/>
          <table:table-cell table:style-name="ce301" table:content-validation-name="val17"/>
          <table:table-cell table:style-name="ce307" table:content-validation-name="val13"/>
          <table:table-cell table:style-name="ce269"/>
          <table:table-cell table:number-columns-repeated="1017"/>
        </table:table-row>
        <table:table-row table:style-name="ro76">
          <table:table-cell table:style-name="ce161"/>
          <table:table-cell table:style-name="ce272"/>
          <table:table-cell table:style-name="ce283" table:content-validation-name="val14"/>
          <table:table-cell table:style-name="ce293"/>
          <table:table-cell table:style-name="ce304" table:content-validation-name="val16"/>
          <table:table-cell table:style-name="ce307" table:content-validation-name="val13"/>
          <table:table-cell table:style-name="ce152"/>
          <table:table-cell table:number-columns-repeated="1017"/>
        </table:table-row>
        <table:table-row table:style-name="ro49">
          <table:table-cell table:style-name="ce260"/>
          <table:table-cell table:style-name="ce273"/>
          <table:table-cell table:style-name="ce281" table:content-validation-name="val14"/>
          <table:table-cell table:style-name="ce290" table:content-validation-name="val15"/>
          <table:table-cell table:style-name="ce305" table:content-validation-name="val17"/>
          <table:table-cell table:style-name="ce307" table:content-validation-name="val13"/>
          <table:table-cell table:style-name="ce273"/>
          <table:table-cell table:number-columns-repeated="1017"/>
        </table:table-row>
        <table:table-row table:style-name="ro30" table:number-rows-repeated="972">
          <table:table-cell table:number-columns-repeated="1024"/>
        </table:table-row>
        <table:table-row table:style-name="ro31" table:number-rows-repeated="1047582">
          <table:table-cell table:number-columns-repeated="1024"/>
        </table:table-row>
        <table:table-row table:style-name="ro31">
          <table:table-cell table:number-columns-repeated="1024"/>
        </table:table-row>
      </table:table>
      <table:table table:name="Tipologia_LUOGO" table:style-name="ta10">
        <table:table-column table:style-name="co116" table:default-cell-style-name="ce2"/>
        <table:table-column table:style-name="co110" table:default-cell-style-name="ce2"/>
        <table:table-column table:style-name="co111" table:default-cell-style-name="ce2"/>
        <table:table-column table:style-name="co112" table:default-cell-style-name="ce2"/>
        <table:table-column table:style-name="co113" table:default-cell-style-name="ce2"/>
        <table:table-column table:style-name="co114" table:default-cell-style-name="ce2"/>
        <table:table-column table:style-name="co115" table:default-cell-style-name="ce2"/>
        <table:table-column table:style-name="co28" table:number-columns-repeated="20" table:default-cell-style-name="ce2"/>
        <table:table-column table:style-name="co29" table:number-columns-repeated="997" table:default-cell-style-name="ce2"/>
        <table:table-row table:style-name="ro47">
          <table:table-cell table:style-name="ce87" office:value-type="string" table:number-columns-spanned="7" table:number-rows-spanned="1">
            <text:p>Tipologia: <text:span text:style-name="T6">LUOGO | </text:span><text:span text:style-name="T6">PLACE</text:span></text:p>
          </table:table-cell>
          <table:covered-table-cell table:number-columns-repeated="6"/>
          <table:table-cell table:number-columns-repeated="1017"/>
        </table:table-row>
        <table:table-row table:style-name="ro77">
          <table:table-cell table:style-name="ce254" office:value-type="string" table:number-columns-spanned="7" table:number-rows-spanned="1">
            <text:p>Struttura delle informazioni relative a un luogo presente all'interno di un museo. </text:p>
            <text:p>Nei casi di musei con più luoghi saranno presenti le pagine di dettaglio Luogo. Invece, nel caso in cui non sia presente nessun luogo oltre al museo, non esisteranno le pagine di dettaglio Luogo</text:p>
          </table:table-cell>
          <table:covered-table-cell table:number-columns-repeated="6"/>
          <table:table-cell table:number-columns-repeated="1017"/>
        </table:table-row>
        <table:table-row table:style-name="ro47">
          <table:table-cell table:style-name="ce89" office:value-type="string">
            <text:p>Elemento - ITA e ENG</text:p>
          </table:table-cell>
          <table:table-cell table:style-name="ce89" office:value-type="string">
            <text:p>Descrizione</text:p>
          </table:table-cell>
          <table:table-cell table:style-name="ce89" office:value-type="string">
            <text:p>Tipologia valore</text:p>
          </table:table-cell>
          <table:table-cell table:style-name="ce89" office:value-type="string">
            <text:p>Tipo di contenuto</text:p>
          </table:table-cell>
          <table:table-cell table:style-name="ce89" office:value-type="string">
            <text:p>Tassonomia di riferimento</text:p>
          </table:table-cell>
          <table:table-cell table:style-name="ce89" office:value-type="string">
            <text:p>Relazione con Tipologia</text:p>
          </table:table-cell>
          <table:table-cell table:style-name="ce89" office:value-type="string">
            <text:p>Componenti UI Kit</text:p>
          </table:table-cell>
          <table:table-cell table:number-columns-repeated="1017"/>
        </table:table-row>
        <table:table-row table:style-name="ro99">
          <table:table-cell table:style-name="ce314" office:value-type="string">
            <text:p>Nome del luogo</text:p>
          </table:table-cell>
          <table:table-cell table:style-name="ce162" office:value-type="string">
            <text:p>Nome del luogo. In interfaccia, questo elemento apparirà nella Hero della pagina.</text:p>
          </table:table-cell>
          <table:table-cell table:style-name="ce342" table:content-validation-name="val18" office:value-type="string">
            <text:p>Necessario</text:p>
          </table:table-cell>
          <table:table-cell table:style-name="ce130" office:value-type="string">
            <text:p>Testo breve (max. 70 caratteri)</text:p>
          </table:table-cell>
          <table:table-cell table:style-name="ce370" table:number-columns-repeated="2"/>
          <table:table-cell table:style-name="ce389"/>
          <table:table-cell table:style-name="ce107" table:number-columns-repeated="20"/>
          <table:table-cell table:number-columns-repeated="997"/>
        </table:table-row>
        <table:table-row table:style-name="ro92">
          <table:table-cell table:style-name="ce314" office:value-type="string">
            <text:p>Tipo di luogo</text:p>
          </table:table-cell>
          <table:table-cell table:style-name="ce326" office:value-type="string">
            <text:p>Tipologia di luogo in base alla tassonomia di riferimento. In interfaccia, questo elemento apparirà nella Hero della pagina.</text:p>
          </table:table-cell>
          <table:table-cell table:style-name="ce343" table:content-validation-name="val18" office:value-type="string">
            <text:p>Necessario</text:p>
          </table:table-cell>
          <table:table-cell table:style-name="ce353" office:value-type="string">
            <text:p>Tassonomia</text:p>
          </table:table-cell>
          <table:table-cell table:style-name="ce371" table:content-validation-name="val20" office:value-type="string">
            <text:p><text:span text:style-name="T7"><text:a xlink:href="#Tassonomia_Tipi_di_LUOGO">Tipi di Luogo</text:a></text:span></text:p>
          </table:table-cell>
          <table:table-cell table:style-name="ce370"/>
          <table:table-cell table:style-name="ce390" office:value-type="string">
            <text:p><text:a xlink:href="https://www.figma.com/community/file/1105848677422572920">Componente "Badge" dello UI Kit Italia</text:a></text:p>
          </table:table-cell>
          <table:table-cell table:number-columns-repeated="1017"/>
        </table:table-row>
        <table:table-row table:style-name="ro38">
          <table:table-cell table:style-name="ce314" office:value-type="string">
            <text:p>Immagine</text:p>
          </table:table-cell>
          <table:table-cell table:style-name="ce327" office:value-type="string">
            <text:p>Immagine rappresentativa del luogo. In interfaccia, questo elemento apparirà nella Hero della pagina.</text:p>
          </table:table-cell>
          <table:table-cell table:style-name="ce343" table:content-validation-name="val18" office:value-type="string">
            <text:p>Necessario</text:p>
          </table:table-cell>
          <table:table-cell table:style-name="ce354" office:value-type="string">
            <text:p>File immagine</text:p>
          </table:table-cell>
          <table:table-cell table:style-name="ce370" table:number-columns-repeated="2"/>
          <table:table-cell table:style-name="ce389"/>
          <table:table-cell table:number-columns-repeated="1017"/>
        </table:table-row>
        <table:table-row table:style-name="ro100">
          <table:table-cell table:style-name="ce314" office:value-type="string">
            <text:p>Descrizione breve</text:p>
          </table:table-cell>
          <table:table-cell table:style-name="ce328" office:value-type="string">
            <text:p>Descrizione sintetica del luogo. In interfaccia, questo elemento apparirà nella Hero della pagina</text:p>
          </table:table-cell>
          <table:table-cell table:style-name="ce342" table:content-validation-name="val18" office:value-type="string">
            <text:p>Necessario</text:p>
          </table:table-cell>
          <table:table-cell table:style-name="ce132" office:value-type="string">
            <text:p>Testo breve (max. 160 caratteri)</text:p>
          </table:table-cell>
          <table:table-cell table:style-name="ce370" table:number-columns-repeated="2"/>
          <table:table-cell table:style-name="ce389"/>
          <table:table-cell table:number-columns-repeated="1017"/>
        </table:table-row>
        <table:table-row table:style-name="ro100">
          <table:table-cell table:style-name="ce315" office:value-type="string">
            <text:p>Descrizione / Description</text:p>
          </table:table-cell>
          <table:table-cell table:style-name="ce329" office:value-type="string">
            <text:p>Descrizione esaustiva del luogo e degli elementi di interesse presenti nel luogo. Se sono disponibili contenuti correlati all'interno del sito inserirli come link ipertestuali</text:p>
          </table:table-cell>
          <table:table-cell table:style-name="ce344" table:content-validation-name="val18" office:value-type="string">
            <text:p>Opzionale</text:p>
          </table:table-cell>
          <table:table-cell table:style-name="ce355" office:value-type="string">
            <text:p>Testo lungo (rich text)</text:p>
          </table:table-cell>
          <table:table-cell table:style-name="ce372" table:number-columns-repeated="2"/>
          <table:table-cell table:style-name="ce391"/>
          <table:table-cell table:style-name="ce106" table:number-columns-repeated="1017"/>
        </table:table-row>
        <table:table-row table:style-name="ro100">
          <table:table-cell table:style-name="ce316" office:value-type="string">
            <text:p>Galleria / Gallery</text:p>
          </table:table-cell>
          <table:table-cell table:style-name="ce231" office:value-type="string">
            <text:p>Una o più immagini o uno o più video rappresentativi del luogo e corredati da didascalie</text:p>
          </table:table-cell>
          <table:table-cell table:style-name="ce345" table:content-validation-name="val18" office:value-type="string">
            <text:p>Opzionale</text:p>
          </table:table-cell>
          <table:table-cell table:style-name="ce356" office:value-type="string">
            <text:p>File immagini e video</text:p>
          </table:table-cell>
          <table:table-cell table:style-name="ce140" table:number-columns-repeated="2"/>
          <table:table-cell table:style-name="ce206"/>
          <table:table-cell table:number-columns-repeated="1017"/>
        </table:table-row>
        <table:table-row table:style-name="ro101">
          <table:table-cell table:style-name="ce317" office:value-type="string">
            <text:p>Orari / Opening times</text:p>
          </table:table-cell>
          <table:table-cell table:style-name="ce330" office:value-type="string">
            <text:p>Info su orari e giorni di apertura del luogo al pubblico. Spazio per inserire anche eventuali apertura/chiusure straordinarie durante le festività</text:p>
          </table:table-cell>
          <table:table-cell table:style-name="ce235" table:content-validation-name="val18" office:value-type="string">
            <text:p>Necessario</text:p>
          </table:table-cell>
          <table:table-cell table:style-name="ce353" office:value-type="string">
            <text:p>Datetime (tutti i formati)</text:p>
          </table:table-cell>
          <table:table-cell table:style-name="ce370" table:number-columns-repeated="2"/>
          <table:table-cell table:style-name="ce389"/>
          <table:table-cell table:number-columns-repeated="1017"/>
        </table:table-row>
        <table:table-row table:style-name="ro102">
          <table:table-cell table:style-name="ce317" office:value-type="string">
            <text:p>Dove / Where</text:p>
          </table:table-cell>
          <table:table-cell table:style-name="ce172" office:value-type="string">
            <text:p>Indirizzo del luogo con mappa navigabile. Le informazioni minime da rendere sono Via, Città e CAP. Se disponibili e utili, specificare quartiere e circoscrizione. Inserire inoltre le informazioni su come raggiungere il luogo (ad esempio con i mezzi o con l'automobile), sotto un titoletto "Come raggiungerci / Getting here".</text:p>
          </table:table-cell>
          <table:table-cell table:style-name="ce181" table:content-validation-name="val18" office:value-type="string">
            <text:p>Necessario</text:p>
          </table:table-cell>
          <table:table-cell table:style-name="ce357" office:value-type="string">
            <text:p>Testo lungo (rich text) e Mappa navigabile</text:p>
          </table:table-cell>
          <table:table-cell table:style-name="ce370" table:number-columns-repeated="2"/>
          <table:table-cell table:style-name="ce389"/>
          <table:table-cell table:number-columns-repeated="1017"/>
        </table:table-row>
        <table:table-row table:style-name="ro80">
          <table:table-cell table:style-name="ce318" office:value-type="string" table:number-columns-spanned="1" table:number-rows-spanned="2">
            <text:p>Biglietti / Tickets</text:p>
          </table:table-cell>
          <table:table-cell table:style-name="ce331" office:value-type="string" table:number-columns-spanned="1" table:number-rows-spanned="2">
            <text:p>Informazioni approfondite su eventuali biglietti d'ingresso al luogo con link a eventuale flusso di acquisto online. Questo elemento è necessario se ci sono biglietti specifici per l'ingresso al luogo che non sono inclusi nel biglietto di ingresso al museo.</text:p>
          </table:table-cell>
          <table:table-cell table:style-name="ce96" table:content-validation-name="val18" office:value-type="string" table:number-columns-spanned="1" table:number-rows-spanned="2">
            <text:p>Condizionale</text:p>
          </table:table-cell>
          <table:table-cell table:style-name="ce358" office:value-type="string" table:number-columns-spanned="1" table:number-rows-spanned="2">
            <text:p>Testo lungo (rich text)</text:p>
          </table:table-cell>
          <table:table-cell table:style-name="ce373" table:number-columns-spanned="1" table:number-rows-spanned="2"/>
          <table:table-cell table:style-name="ce373" table:number-columns-spanned="1" table:number-rows-spanned="2"/>
          <table:table-cell table:style-name="ce392" office:value-type="string">
            <text:p><text:span text:style-name="T10">Componente "Table" nel foglio </text:span><text:span text:style-name="T10">Local Components della</text:span> <text:a xlink:href="https://www.figma.com/community/file/1362341553612665419">Libreria UI del modello</text:a><text:span text:style-name="T10">, frame </text:span><text:span text:style-name="T10">"Misc"</text:span></text:p>
          </table:table-cell>
          <table:table-cell table:number-columns-repeated="1017"/>
        </table:table-row>
        <table:table-row table:style-name="ro103">
          <table:covered-table-cell table:number-columns-repeated="6"/>
          <table:table-cell table:style-name="ce393" office:value-type="string">
            <text:p><text:a xlink:href="https://www.figma.com/community/file/1105848677422572920">Componente "Button" dello UI Kit Italia</text:a></text:p>
          </table:table-cell>
          <table:table-cell table:number-columns-repeated="1017"/>
        </table:table-row>
        <table:table-row table:style-name="ro104">
          <table:table-cell table:style-name="ce319" office:value-type="string">
            <text:p>Visite guidate e audioguide / Guided tours and audioguides</text:p>
          </table:table-cell>
          <table:table-cell table:style-name="ce332" office:value-type="string">
            <text:p>Informazioni di carattere generale su visite guidate e audioguide, sulle modalità di prenotazione e su eventuali <text:s/>contatti utili a svolgere l'operazione</text:p>
          </table:table-cell>
          <table:table-cell table:style-name="ce346" table:content-validation-name="val18" office:value-type="string">
            <text:p>Opzionale</text:p>
          </table:table-cell>
          <table:table-cell table:style-name="ce359" office:value-type="string">
            <text:p>Testo lungo (rich text)</text:p>
          </table:table-cell>
          <table:table-cell table:style-name="ce372" table:number-columns-repeated="2"/>
          <table:table-cell table:style-name="ce392" office:value-type="string">
            <text:p><text:span text:style-name="T10">Componente "Table" nel foglio </text:span><text:span text:style-name="T10">Local Components della</text:span> <text:a xlink:href="https://www.figma.com/community/file/1362341553612665419">Libreria UI del modello</text:a><text:span text:style-name="T10">, frame </text:span><text:span text:style-name="T10">"Misc"</text:span></text:p>
          </table:table-cell>
          <table:table-cell table:number-columns-repeated="1017"/>
        </table:table-row>
        <table:table-row table:style-name="ro82">
          <table:table-cell table:style-name="ce116" office:value-type="string">
            <text:p>Mostre ed eventi / Exhibitions and events</text:p>
          </table:table-cell>
          <table:table-cell table:style-name="ce333" office:value-type="string">
            <text:p>Anteprima delle tre mostre o eventi che si stanno svolgendo o che sono in programma nel luogo, con un pulsante per vedere tutte le mostre e gli eventi del luogo (si dirige l'utente alla pagina di lista Mostre ed eventi filtrata per luogo). Questo elemento è necessario se il luogo ospita mostre ed eventi.</text:p>
          </table:table-cell>
          <table:table-cell table:style-name="ce344" table:content-validation-name="val18" office:value-type="string">
            <text:p>Condizionale</text:p>
          </table:table-cell>
          <table:table-cell table:style-name="ce359" office:value-type="string">
            <text:p>Relazione con Tipologia</text:p>
          </table:table-cell>
          <table:table-cell table:style-name="ce374"/>
          <table:table-cell table:style-name="ce384" office:value-type="string">
            <text:p><text:span text:style-name="T7"><text:a xlink:href="#Tipologia_MOSTRA_o_EVENTO">Mostra o evento</text:a></text:span></text:p>
          </table:table-cell>
          <table:table-cell table:style-name="ce394" office:value-type="string">
            <text:p><text:span text:style-name="T10">Componente "Card exhibition" </text:span><text:span text:style-name="T10">nel foglio Local Components </text:span><text:span text:style-name="T10">della</text:span> <text:a xlink:href="https://www.figma.com/community/file/1362341553612665419">Libreria UI del modello</text:a></text:p>
          </table:table-cell>
          <table:table-cell table:number-columns-repeated="1017"/>
        </table:table-row>
        <table:table-row table:style-name="ro105">
          <table:table-cell table:style-name="ce320" office:value-type="string">
            <text:p>Cosa vedere / What to see</text:p>
          </table:table-cell>
          <table:table-cell table:style-name="ce334" office:value-type="string">
            <text:p>Collegamenti a Opere, Artisti, Collezioni, Percorsi di vista e Tour virtuali correlati al luogo. Al click, l'utente atterra sulle relative pagina di lista filtrate per il luogo. Questo elemento è necessario se il luogo presenta Opere, Artisti, Collezioni, Percorsi di visita o Tour virtuali. In alternativa, aggiungere un testo di descrizioni dei principali elementi di interesse.</text:p>
          </table:table-cell>
          <table:table-cell table:style-name="ce347" office:value-type="string">
            <text:p>Necessario</text:p>
          </table:table-cell>
          <table:table-cell table:style-name="ce360" office:value-type="string">
            <text:p>Link a pagine lista o Testo lungo (Rich text)</text:p>
          </table:table-cell>
          <table:table-cell table:style-name="ce370" table:number-columns-repeated="2"/>
          <table:table-cell table:style-name="ce395" office:value-type="string">
            <text:p><text:span text:style-name="T12">Componente "Card relaunch" </text:span><text:span text:style-name="T12">nel foglio Local Components </text:span><text:span text:style-name="T12">della</text:span><text:span text:style-name="T13"> </text:span><text:span text:style-name="T13"><text:a xlink:href="https://www.figma.com/community/file/1362341553612665419">Libreria UI del modello</text:a></text:span></text:p>
          </table:table-cell>
          <table:table-cell table:number-columns-repeated="1017"/>
        </table:table-row>
        <table:table-row table:style-name="ro82">
          <table:table-cell table:style-name="ce116" office:value-type="string">
            <text:p>Educazione e ricerca / Education and research</text:p>
          </table:table-cell>
          <table:table-cell table:style-name="ce335" office:value-type="string">
            <text:p>Indicazioni delle attività educative e attività di ricerca e pubblicazioni correlati al luogo. Al click, l'utente atterra sulla relativa pagina di lista Attività educative o Attività di ricerca e Pubblicazioni filtrate per il luogo. Questo elemento è necessario se il luogo presenta attività educative o di ricerca.</text:p>
          </table:table-cell>
          <table:table-cell table:style-name="ce348" table:content-validation-name="val18" office:value-type="string">
            <text:p>Condizionale</text:p>
          </table:table-cell>
          <table:table-cell table:style-name="ce361" office:value-type="string">
            <text:p>Link a pagine lista</text:p>
          </table:table-cell>
          <table:table-cell table:style-name="ce374" table:number-columns-repeated="2"/>
          <table:table-cell table:style-name="ce394" office:value-type="string">
            <text:p><text:span text:style-name="T10">Componente "Card info" nel </text:span><text:span text:style-name="T10">foglio Local Components della</text:span> <text:a xlink:href="https://www.figma.com/community/file/1362341553612665419">Libreria UI del modello</text:a></text:p>
          </table:table-cell>
          <table:table-cell table:number-columns-repeated="1017"/>
        </table:table-row>
        <table:table-row table:style-name="ro82">
          <table:table-cell table:style-name="ce321" office:value-type="string">
            <text:p>Notizie / News</text:p>
          </table:table-cell>
          <table:table-cell table:style-name="ce125" office:value-type="string">
            <text:p>Elenco delle notizie più recenti che riguardano il luogo, con anteprima e collegamento alle relative pagine foglia notizia. Sarà presente anche il link che porta l'utente alla pagina di lista Notizie filtrata per luogo. Questo elemento è necessario se sono state pubblicate notizie che riguardano il luogo.</text:p>
          </table:table-cell>
          <table:table-cell table:style-name="ce349" office:value-type="string">
            <text:p>Condizionale</text:p>
          </table:table-cell>
          <table:table-cell table:style-name="ce361" office:value-type="string">
            <text:p>Relazione con Tipologia</text:p>
          </table:table-cell>
          <table:table-cell table:style-name="ce375"/>
          <table:table-cell table:style-name="ce385" office:value-type="string">
            <text:p><text:span text:style-name="T7"><text:a xlink:href="#Tipologia_NOTIZIA">Notizia</text:a></text:span></text:p>
          </table:table-cell>
          <table:table-cell table:style-name="ce394" office:value-type="string">
            <text:p><text:span text:style-name="T10">Componente "Card news" nel </text:span><text:span text:style-name="T10">foglio Local Components della</text:span> <text:a xlink:href="https://www.figma.com/community/file/1362341553612665419">Libreria UI del modello</text:a></text:p>
          </table:table-cell>
          <table:table-cell table:number-columns-repeated="1017"/>
        </table:table-row>
        <table:table-row table:style-name="ro64">
          <table:table-cell table:style-name="ce116" office:value-type="string">
            <text:p>Servizi / Services</text:p>
          </table:table-cell>
          <table:table-cell table:style-name="ce91" office:value-type="string">
            <text:p>Elenco di tutti i servizi correlati al luogo. Se il servizio è rilevante può avere una scheda ad esso dedicata. Questo elemento è necessario se ci sono servizi nel luogo.</text:p>
          </table:table-cell>
          <table:table-cell table:style-name="ce349" office:value-type="string">
            <text:p>Condizionale</text:p>
          </table:table-cell>
          <table:table-cell table:style-name="ce361" office:value-type="string">
            <text:p>Relazione con Tipologia</text:p>
          </table:table-cell>
          <table:table-cell table:style-name="ce375"/>
          <table:table-cell table:style-name="ce385" office:value-type="string">
            <text:p><text:span text:style-name="T7"><text:a xlink:href="#Tipologia_SERVIZIO">Servizio</text:a></text:span></text:p>
          </table:table-cell>
          <table:table-cell table:style-name="ce394" office:value-type="string">
            <text:p><text:span text:style-name="T10">Componente "Card service" </text:span><text:span text:style-name="T10">nel foglio Local Components </text:span><text:span text:style-name="T10">della</text:span> <text:a xlink:href="https://www.figma.com/community/file/1362341553612665419">Libreria UI del modello</text:a></text:p>
          </table:table-cell>
          <table:table-cell table:number-columns-repeated="1017"/>
        </table:table-row>
        <table:table-row table:style-name="ro80">
          <table:table-cell table:style-name="ce322" office:value-type="string">
            <text:p>Responsabile di struttura / Location manager</text:p>
          </table:table-cell>
          <table:table-cell table:style-name="ce336" office:value-type="string">
            <text:p>Persona responsabile del luogo</text:p>
          </table:table-cell>
          <table:table-cell table:style-name="ce97" table:content-validation-name="val18" office:value-type="string">
            <text:p>Opzionale</text:p>
          </table:table-cell>
          <table:table-cell table:style-name="ce362" office:value-type="string">
            <text:p>Testo breve (max. 255 caratteri)</text:p>
          </table:table-cell>
          <table:table-cell table:style-name="ce376" table:number-columns-repeated="2"/>
          <table:table-cell table:style-name="ce394" office:value-type="string">
            <text:p><text:span text:style-name="T10">Componente "Card people" </text:span><text:span text:style-name="T10">nel foglio Local Components </text:span><text:span text:style-name="T10">della</text:span> <text:a xlink:href="https://www.figma.com/community/file/1362341553612665419">Libreria UI del modello</text:a></text:p>
          </table:table-cell>
          <table:table-cell table:number-columns-repeated="1017"/>
        </table:table-row>
        <table:table-row table:style-name="ro106">
          <table:table-cell table:style-name="ce314" office:value-type="string">
            <text:p>Contatti / Contacts</text:p>
          </table:table-cell>
          <table:table-cell table:style-name="ce337" office:value-type="string">
            <text:p>Contatti del luogo, come telefono, mail o altri punti di contatto </text:p>
          </table:table-cell>
          <table:table-cell table:style-name="ce235" table:content-validation-name="val18" office:value-type="string">
            <text:p>Necessario</text:p>
          </table:table-cell>
          <table:table-cell table:style-name="ce363" office:value-type="string">
            <text:p>Tassonomia</text:p>
          </table:table-cell>
          <table:table-cell table:style-name="ce377" office:value-type="string">
            <text:p><text:span text:style-name="T7"><text:a xlink:href="#Tassonomia_Tipi_di_PUNTO_DI_CON">Tipi Punti di contatto</text:a></text:span></text:p>
          </table:table-cell>
          <table:table-cell table:style-name="ce386"/>
          <table:table-cell table:style-name="ce396"/>
          <table:table-cell table:style-name="ce107" table:number-columns-repeated="20"/>
          <table:table-cell table:number-columns-repeated="997"/>
        </table:table-row>
        <table:table-row table:style-name="ro86">
          <table:table-cell table:style-name="ce323" office:value-type="string">
            <text:p>Accessibilità e sicurezza / Accessibility and safety</text:p>
          </table:table-cell>
          <table:table-cell table:style-name="ce172" office:value-type="string">
            <text:p>Informazioni sull'accessibilità per persone con disabilità o a ridotta mobilità e su eventuali norme di sicurezza. È utile includere i collegamenti alle pagine Accessibilità e Regole per i visitatori dove trovare ulteriori approfondimenti.</text:p>
          </table:table-cell>
          <table:table-cell table:style-name="ce181" table:content-validation-name="val18" office:value-type="string">
            <text:p>Necessario</text:p>
          </table:table-cell>
          <table:table-cell table:style-name="ce363" office:value-type="string">
            <text:p>Testo lungo (rich text)</text:p>
          </table:table-cell>
          <table:table-cell table:style-name="ce378" table:number-columns-repeated="2"/>
          <table:table-cell table:style-name="ce397"/>
          <table:table-cell table:number-columns-repeated="1017"/>
        </table:table-row>
        <table:table-row table:style-name="ro107">
          <table:table-cell table:style-name="ce319" office:value-type="string">
            <text:p>Ulteriori informazioni / Additional informations</text:p>
          </table:table-cell>
          <table:table-cell table:style-name="ce333" office:value-type="string">
            <text:p>Ulteriori informazioni sul luogo o eventuali FAQ</text:p>
          </table:table-cell>
          <table:table-cell table:style-name="ce344" table:content-validation-name="val18" office:value-type="string">
            <text:p>Opzionale</text:p>
          </table:table-cell>
          <table:table-cell table:style-name="ce364" table:content-validation-name="val19" office:value-type="string">
            <text:p>Testo lungo (rich text)</text:p>
          </table:table-cell>
          <table:table-cell table:style-name="ce372" table:number-columns-repeated="2"/>
          <table:table-cell table:style-name="ce391"/>
          <table:table-cell table:number-columns-repeated="1017"/>
        </table:table-row>
        <table:table-row table:style-name="ro60">
          <table:table-cell table:style-name="ce319" office:value-type="string">
            <text:p>Identificativo</text:p>
          </table:table-cell>
          <table:table-cell table:style-name="ce336" office:value-type="string">
            <text:p>Codice identificativo del luogo. Nel MIBAC c'è il codice del DBUnico per i luoghi della cultura e il codice ISIL per le biblioteche. </text:p>
          </table:table-cell>
          <table:table-cell table:style-name="ce345" table:content-validation-name="val18" office:value-type="string">
            <text:p>Opzionale</text:p>
          </table:table-cell>
          <table:table-cell table:style-name="ce365" table:content-validation-name="val19" office:value-type="string">
            <text:p>Number (tutti i formati)</text:p>
          </table:table-cell>
          <table:table-cell table:style-name="ce376" table:number-columns-repeated="2"/>
          <table:table-cell table:style-name="ce398"/>
          <table:table-cell table:number-columns-repeated="1017"/>
        </table:table-row>
        <table:table-row table:style-name="ro107">
          <table:table-cell table:style-name="ce314" office:value-type="string">
            <text:p>Ultimo aggiornamento / Last updated</text:p>
          </table:table-cell>
          <table:table-cell table:style-name="ce328" office:value-type="string">
            <text:p>Data in cui è stato effettuato l'ultimo aggiornamento ai contenuti della pagina. Inserire almeno la data, scritta per esteso (ad esempio, 22 dicembre 2024)</text:p>
          </table:table-cell>
          <table:table-cell table:style-name="ce342" table:content-validation-name="val18" office:value-type="string">
            <text:p>Necessario</text:p>
          </table:table-cell>
          <table:table-cell table:style-name="ce366" office:value-type="string">
            <text:p>Datetime (tutti i formati)</text:p>
          </table:table-cell>
          <table:table-cell table:style-name="ce139" table:number-columns-repeated="2"/>
          <table:table-cell table:style-name="ce204"/>
          <table:table-cell table:number-columns-repeated="1017"/>
        </table:table-row>
        <table:table-row table:style-name="ro55">
          <table:table-cell table:style-name="ce324"/>
          <table:table-cell table:style-name="ce338"/>
          <table:table-cell table:style-name="ce350" table:content-validation-name="val18"/>
          <table:table-cell table:style-name="ce367" table:content-validation-name="val19"/>
          <table:table-cell table:style-name="ce338" table:number-columns-repeated="3"/>
          <table:table-cell table:number-columns-repeated="1017"/>
        </table:table-row>
        <table:table-row table:style-name="ro44">
          <table:table-cell table:style-name="ce324"/>
          <table:table-cell table:style-name="ce339"/>
          <table:table-cell table:style-name="ce351" table:content-validation-name="val18"/>
          <table:table-cell table:style-name="ce368" table:content-validation-name="val19"/>
          <table:table-cell table:style-name="ce379" table:content-validation-name="val20"/>
          <table:table-cell table:style-name="ce387" table:content-validation-name="val22"/>
          <table:table-cell table:style-name="ce339"/>
          <table:table-cell table:style-name="ce109" table:number-columns-repeated="19"/>
          <table:table-cell table:style-name="ce222"/>
          <table:table-cell table:number-columns-repeated="997"/>
        </table:table-row>
        <table:table-row table:style-name="ro96">
          <table:table-cell table:style-name="ce324"/>
          <table:table-cell table:style-name="ce338"/>
          <table:table-cell table:style-name="ce350" table:content-validation-name="val18"/>
          <table:table-cell table:style-name="ce367" table:content-validation-name="val19"/>
          <table:table-cell table:style-name="ce380" table:content-validation-name="val20"/>
          <table:table-cell table:style-name="ce387" table:content-validation-name="val22"/>
          <table:table-cell table:style-name="ce338"/>
          <table:table-cell table:style-name="ce107" table:number-columns-repeated="20"/>
          <table:table-cell table:number-columns-repeated="997"/>
        </table:table-row>
        <table:table-row table:style-name="ro62">
          <table:table-cell table:style-name="ce325"/>
          <table:table-cell table:style-name="ce338"/>
          <table:table-cell table:style-name="ce350" table:content-validation-name="val18"/>
          <table:table-cell table:style-name="ce367" table:content-validation-name="val19"/>
          <table:table-cell table:style-name="ce380" table:content-validation-name="val20"/>
          <table:table-cell table:style-name="ce388" table:content-validation-name="val22"/>
          <table:table-cell table:style-name="ce338"/>
          <table:table-cell table:number-columns-repeated="1017"/>
        </table:table-row>
        <table:table-row table:style-name="ro40">
          <table:table-cell table:style-name="ce324"/>
          <table:table-cell table:style-name="ce340"/>
          <table:table-cell table:style-name="ce350" table:content-validation-name="val18"/>
          <table:table-cell table:style-name="ce369" table:content-validation-name="val19"/>
          <table:table-cell table:style-name="ce381" table:content-validation-name="val20"/>
          <table:table-cell table:style-name="ce388" table:content-validation-name="val22"/>
          <table:table-cell table:style-name="ce340"/>
          <table:table-cell table:style-name="ce211" table:number-columns-repeated="20"/>
          <table:table-cell table:number-columns-repeated="997"/>
        </table:table-row>
        <table:table-row table:style-name="ro97">
          <table:table-cell table:style-name="ce325"/>
          <table:table-cell table:style-name="ce338"/>
          <table:table-cell table:style-name="ce350" table:content-validation-name="val18"/>
          <table:table-cell table:style-name="ce367" table:content-validation-name="val19"/>
          <table:table-cell table:style-name="ce380" table:content-validation-name="val20"/>
          <table:table-cell table:style-name="ce388" table:content-validation-name="val22"/>
          <table:table-cell table:style-name="ce338"/>
          <table:table-cell table:number-columns-repeated="1017"/>
        </table:table-row>
        <table:table-row table:style-name="ro53">
          <table:table-cell table:style-name="ce325"/>
          <table:table-cell table:style-name="ce338"/>
          <table:table-cell table:style-name="ce350" table:content-validation-name="val18"/>
          <table:table-cell table:style-name="ce367" table:content-validation-name="val19"/>
          <table:table-cell table:style-name="ce380" table:content-validation-name="val20"/>
          <table:table-cell table:style-name="ce388" table:content-validation-name="val22"/>
          <table:table-cell table:style-name="ce338"/>
          <table:table-cell table:number-columns-repeated="1017"/>
        </table:table-row>
        <table:table-row table:style-name="ro69">
          <table:table-cell table:style-name="ce324"/>
          <table:table-cell table:style-name="ce339"/>
          <table:table-cell table:style-name="ce351" table:content-validation-name="val18"/>
          <table:table-cell table:style-name="ce368" table:content-validation-name="val19"/>
          <table:table-cell table:style-name="ce379" table:content-validation-name="val20"/>
          <table:table-cell table:style-name="ce388" table:content-validation-name="val22"/>
          <table:table-cell table:style-name="ce339"/>
          <table:table-cell table:style-name="ce109" table:number-columns-repeated="19"/>
          <table:table-cell table:style-name="ce222"/>
          <table:table-cell table:number-columns-repeated="997"/>
        </table:table-row>
        <table:table-row table:style-name="ro98">
          <table:table-cell table:style-name="ce325"/>
          <table:table-cell table:style-name="ce338"/>
          <table:table-cell table:style-name="ce350" table:content-validation-name="val18"/>
          <table:table-cell table:style-name="ce367" table:content-validation-name="val19"/>
          <table:table-cell table:style-name="ce380" table:content-validation-name="val20"/>
          <table:table-cell table:style-name="ce387" table:content-validation-name="val22"/>
          <table:table-cell table:style-name="ce338"/>
          <table:table-cell table:style-name="ce107" table:number-columns-repeated="20"/>
          <table:table-cell table:number-columns-repeated="997"/>
        </table:table-row>
        <table:table-row table:style-name="ro76">
          <table:table-cell table:style-name="ce161"/>
          <table:table-cell table:style-name="ce272"/>
          <table:table-cell table:style-name="ce352" table:content-validation-name="val18"/>
          <table:table-cell table:style-name="ce293"/>
          <table:table-cell table:style-name="ce382" table:content-validation-name="val21"/>
          <table:table-cell table:style-name="ce387" table:content-validation-name="val22"/>
          <table:table-cell table:style-name="ce152"/>
          <table:table-cell table:number-columns-repeated="1017"/>
        </table:table-row>
        <table:table-row table:style-name="ro49">
          <table:table-cell table:style-name="ce324"/>
          <table:table-cell table:style-name="ce341"/>
          <table:table-cell table:style-name="ce350" table:content-validation-name="val18"/>
          <table:table-cell table:style-name="ce367" table:content-validation-name="val19"/>
          <table:table-cell table:style-name="ce383" table:content-validation-name="val20"/>
          <table:table-cell table:style-name="ce387" table:content-validation-name="val22"/>
          <table:table-cell table:style-name="ce341"/>
          <table:table-cell table:number-columns-repeated="1017"/>
        </table:table-row>
        <table:table-row table:style-name="ro30" table:number-rows-repeated="972">
          <table:table-cell table:number-columns-repeated="1024"/>
        </table:table-row>
        <table:table-row table:style-name="ro31" table:number-rows-repeated="1047567">
          <table:table-cell table:number-columns-repeated="1024"/>
        </table:table-row>
        <table:table-row table:style-name="ro91">
          <table:table-cell table:number-columns-repeated="1024"/>
        </table:table-row>
      </table:table>
      <table:table table:name="Tipologia_NOTIZIA" table:style-name="ta10">
        <table:table-column table:style-name="co117" table:default-cell-style-name="ce2"/>
        <table:table-column table:style-name="co118" table:default-cell-style-name="ce2"/>
        <table:table-column table:style-name="co119" table:default-cell-style-name="ce2"/>
        <table:table-column table:style-name="co120" table:default-cell-style-name="ce2"/>
        <table:table-column table:style-name="co121" table:default-cell-style-name="ce2"/>
        <table:table-column table:style-name="co52" table:default-cell-style-name="ce2"/>
        <table:table-column table:style-name="co99" table:default-cell-style-name="ce2"/>
        <table:table-column table:style-name="co28" table:number-columns-repeated="19" table:default-cell-style-name="ce2"/>
        <table:table-column table:style-name="co29" table:number-columns-repeated="998" table:default-cell-style-name="ce2"/>
        <table:table-row table:style-name="ro62">
          <table:table-cell table:style-name="ce399" office:value-type="string" table:number-columns-spanned="7" table:number-rows-spanned="1">
            <text:p>Tipologia: <text:span text:style-name="T14">NOTIZIA | </text:span><text:span text:style-name="T14">NEWS</text:span></text:p>
          </table:table-cell>
          <table:covered-table-cell table:number-columns-repeated="6"/>
          <table:table-cell table:number-columns-repeated="1017"/>
        </table:table-row>
        <table:table-row table:style-name="ro50">
          <table:table-cell table:style-name="ce400" office:value-type="string" table:number-columns-spanned="7" table:number-rows-spanned="1">
            <text:p>Tipologia che struttura le informazioni relative agli aggiornamenti di un museo.</text:p>
            <text:p>Nota: questa tipologia include tutti i tipi di aggiornamenti, come i comunicati stampa, gli avvisi, etc.</text:p>
          </table:table-cell>
          <table:covered-table-cell table:number-columns-repeated="6"/>
          <table:table-cell table:number-columns-repeated="1017"/>
        </table:table-row>
        <table:table-row table:style-name="ro108">
          <table:table-cell table:style-name="ce89" office:value-type="string">
            <text:p>Elemento - ITA e ENG</text:p>
          </table:table-cell>
          <table:table-cell table:style-name="ce89" office:value-type="string">
            <text:p>Descrizione</text:p>
          </table:table-cell>
          <table:table-cell table:style-name="ce89" office:value-type="string">
            <text:p>Tipologia valore</text:p>
          </table:table-cell>
          <table:table-cell table:style-name="ce89" office:value-type="string">
            <text:p>Tipo di contenuto</text:p>
          </table:table-cell>
          <table:table-cell table:style-name="ce89" office:value-type="string">
            <text:p>Tassonomia di riferimento</text:p>
          </table:table-cell>
          <table:table-cell table:style-name="ce89" office:value-type="string">
            <text:p>Relazione con Tipologia</text:p>
          </table:table-cell>
          <table:table-cell table:style-name="ce142" office:value-type="string">
            <text:p>Componenti UI Kit</text:p>
          </table:table-cell>
          <table:table-cell table:number-columns-repeated="1017"/>
        </table:table-row>
        <table:table-row table:style-name="ro44">
          <table:table-cell table:style-name="ce401" office:value-type="string">
            <text:p>Titolo</text:p>
          </table:table-cell>
          <table:table-cell table:style-name="ce408" office:value-type="string">
            <text:p>Il titolo della notizia o del comunicato. In interfaccia, questo elemento apparirà nella Hero della pagina.</text:p>
          </table:table-cell>
          <table:table-cell table:style-name="ce423" table:content-validation-name="val23" office:value-type="string">
            <text:p>Necessario</text:p>
          </table:table-cell>
          <table:table-cell table:style-name="ce130" office:value-type="string">
            <text:p>Testo breve (max. 70 caratteri)</text:p>
          </table:table-cell>
          <table:table-cell table:style-name="ce139" table:number-columns-repeated="2"/>
          <table:table-cell table:style-name="ce143"/>
          <table:table-cell table:number-columns-repeated="1017"/>
        </table:table-row>
        <table:table-row table:style-name="ro100">
          <table:table-cell table:style-name="ce402" office:value-type="string">
            <text:p>Tipo di notizia</text:p>
          </table:table-cell>
          <table:table-cell table:style-name="ce409" office:value-type="string">
            <text:p>Il tipo di notizia secondo la tassonomia prevista. <text:s/>In interfaccia, questo elemento apparirà nella Hero della pagina.</text:p>
          </table:table-cell>
          <table:table-cell table:style-name="ce424" table:content-validation-name="val23" office:value-type="string">
            <text:p>Opzionale</text:p>
          </table:table-cell>
          <table:table-cell table:style-name="ce432" office:value-type="string">
            <text:p>Tassonomia</text:p>
          </table:table-cell>
          <table:table-cell table:style-name="ce439" table:content-validation-name="val25" office:value-type="string">
            <text:p><text:span text:style-name="T7"><text:a xlink:href="#Tassonomia_Tipi_di_NOTIZIA">Tipi di Notizia</text:a></text:span></text:p>
          </table:table-cell>
          <table:table-cell table:style-name="ce140"/>
          <table:table-cell table:style-name="ce205" office:value-type="string">
            <text:p><text:a xlink:href="https://www.figma.com/community/file/1105848677422572920">Componente "Badge" dello UI Kit Italia</text:a></text:p>
          </table:table-cell>
          <table:table-cell table:number-columns-repeated="1017"/>
        </table:table-row>
        <table:table-row table:style-name="ro107">
          <table:table-cell table:style-name="ce401" office:value-type="string">
            <text:p>Descrizione breve</text:p>
          </table:table-cell>
          <table:table-cell table:style-name="ce410" office:value-type="string">
            <text:p>Descrizione sintentica della notizia. <text:s/>In interfaccia, questo elemento apparirà nella Hero della pagina.</text:p>
          </table:table-cell>
          <table:table-cell table:style-name="ce425" table:content-validation-name="val23" office:value-type="string">
            <text:p>Necessario</text:p>
          </table:table-cell>
          <table:table-cell table:style-name="ce132" office:value-type="string">
            <text:p>Testo breve (max. 160 caratteri)</text:p>
          </table:table-cell>
          <table:table-cell table:style-name="ce139" table:number-columns-repeated="3"/>
          <table:table-cell table:number-columns-repeated="1017"/>
        </table:table-row>
        <table:table-row table:style-name="ro80">
          <table:table-cell table:style-name="ce401" office:value-type="string">
            <text:p>Data della notizia</text:p>
          </table:table-cell>
          <table:table-cell table:style-name="ce410" office:value-type="string">
            <text:p>Data di pubblicazione della notizia. In interfaccia, questo elemento apparirà nella Hero della pagina.</text:p>
          </table:table-cell>
          <table:table-cell table:style-name="ce425" table:content-validation-name="val23" office:value-type="string">
            <text:p>Necessario</text:p>
          </table:table-cell>
          <table:table-cell table:style-name="ce433" office:value-type="string">
            <text:p>Datetime (tutti i formati)</text:p>
          </table:table-cell>
          <table:table-cell table:style-name="ce139" table:number-columns-repeated="3"/>
          <table:table-cell table:number-columns-repeated="1017"/>
        </table:table-row>
        <table:table-row table:style-name="ro80">
          <table:table-cell table:style-name="ce402" office:value-type="string">
            <text:p>Data di scadenza / Expiration date</text:p>
          </table:table-cell>
          <table:table-cell table:style-name="ce411" office:value-type="string">
            <text:p>Eventuale data di scadenza (in caso di avviso pubblicato). In interfaccia, questo elemento apparirà nella Hero della pagina.</text:p>
          </table:table-cell>
          <table:table-cell table:style-name="ce426" table:content-validation-name="val23" office:value-type="string">
            <text:p>Opzionale</text:p>
          </table:table-cell>
          <table:table-cell table:style-name="ce434" office:value-type="string">
            <text:p>Datetime (tutti i formati)</text:p>
          </table:table-cell>
          <table:table-cell table:style-name="ce140" table:number-columns-repeated="2"/>
          <table:table-cell table:style-name="ce145"/>
          <table:table-cell table:number-columns-repeated="1017"/>
        </table:table-row>
        <table:table-row table:style-name="ro87">
          <table:table-cell table:style-name="ce402" office:value-type="string">
            <text:p>Numero progressivo comunicato stampa / Press release progressive number </text:p>
          </table:table-cell>
          <table:table-cell table:style-name="ce411" office:value-type="string">
            <text:p>Se è un comunicato stampa, indicare un'eventuale numero progressivo del comunicato stampa. <text:s/>In interfaccia, questo elemento apparirà nella Hero della pagina.</text:p>
          </table:table-cell>
          <table:table-cell table:style-name="ce426" table:content-validation-name="val23" office:value-type="string">
            <text:p>Opzionale</text:p>
          </table:table-cell>
          <table:table-cell table:style-name="ce434" office:value-type="string">
            <text:p>Testo breve (max. 255 caratteri)</text:p>
          </table:table-cell>
          <table:table-cell table:style-name="ce140" table:number-columns-repeated="2"/>
          <table:table-cell table:style-name="ce145"/>
          <table:table-cell table:number-columns-repeated="1017"/>
        </table:table-row>
        <table:table-row table:style-name="ro109">
          <table:table-cell table:style-name="ce402" office:value-type="string">
            <text:p>Immagine / Image</text:p>
          </table:table-cell>
          <table:table-cell table:style-name="ce411" office:value-type="string">
            <text:p>Immagine principale della notizia. In interfaccia, questo elemento apparirà nella Hero della pagina.</text:p>
          </table:table-cell>
          <table:table-cell table:style-name="ce426" table:content-validation-name="val23" office:value-type="string">
            <text:p>Opzionale</text:p>
          </table:table-cell>
          <table:table-cell table:style-name="ce434" office:value-type="string">
            <text:p>File immagine</text:p>
          </table:table-cell>
          <table:table-cell table:style-name="ce140" table:number-columns-repeated="2"/>
          <table:table-cell table:style-name="ce145"/>
          <table:table-cell table:number-columns-repeated="1017"/>
        </table:table-row>
        <table:table-row table:style-name="ro55">
          <table:table-cell table:style-name="ce401" office:value-type="string">
            <text:p>Testo completo della notizia / News text</text:p>
          </table:table-cell>
          <table:table-cell table:style-name="ce412" office:value-type="string">
            <text:p>Testo principale della notizia, che può includere anche contenuti multimediali.</text:p>
          </table:table-cell>
          <table:table-cell table:style-name="ce427" table:content-validation-name="val23" office:value-type="string">
            <text:p>Necessario</text:p>
          </table:table-cell>
          <table:table-cell table:style-name="ce435" table:content-validation-name="val24" office:value-type="string">
            <text:p>Testo lungo (rich text)</text:p>
          </table:table-cell>
          <table:table-cell table:style-name="ce139" table:number-columns-repeated="3"/>
          <table:table-cell table:number-columns-repeated="1017"/>
        </table:table-row>
        <table:table-row table:style-name="ro110">
          <table:table-cell table:style-name="ce402" office:value-type="string">
            <text:p>Allegati / Attachments</text:p>
          </table:table-cell>
          <table:table-cell table:style-name="ce411" office:value-type="string">
            <text:p>Elenco dei documenti correlati, con collegamento alle relative pagine foglia documento (se documenti ufficiali dell'ASL) o download diretto degli allegati</text:p>
          </table:table-cell>
          <table:table-cell table:style-name="ce426" table:content-validation-name="val23" office:value-type="string">
            <text:p>Opzionale</text:p>
          </table:table-cell>
          <table:table-cell table:style-name="ce434" office:value-type="string">
            <text:p>File (blob)</text:p>
          </table:table-cell>
          <table:table-cell table:style-name="ce140" table:number-columns-repeated="2"/>
          <table:table-cell table:style-name="ce145"/>
          <table:table-cell table:number-columns-repeated="1017"/>
        </table:table-row>
        <table:table-row table:style-name="ro78">
          <table:table-cell table:style-name="ce402" office:value-type="string">
            <text:p>Galleria / Gallery</text:p>
          </table:table-cell>
          <table:table-cell table:style-name="ce411" office:value-type="string">
            <text:p>Una o più immagini o uno o più video corredate da didascalie rappresentative della notizia</text:p>
          </table:table-cell>
          <table:table-cell table:style-name="ce426" table:content-validation-name="val23" office:value-type="string">
            <text:p>Opzionale</text:p>
          </table:table-cell>
          <table:table-cell table:style-name="ce434" office:value-type="string">
            <text:p>File immagini o video</text:p>
          </table:table-cell>
          <table:table-cell table:style-name="ce140" table:number-columns-repeated="2"/>
          <table:table-cell table:style-name="ce145"/>
          <table:table-cell table:number-columns-repeated="1017"/>
        </table:table-row>
        <table:table-row table:style-name="ro72">
          <table:table-cell table:style-name="ce401" office:value-type="string">
            <text:p>A cura di / Curated by</text:p>
          </table:table-cell>
          <table:table-cell table:style-name="ce413" office:value-type="string">
            <text:p>Ufficio che ha curato il comunicato (presumibilmente l'ufficio comunicazione)</text:p>
          </table:table-cell>
          <table:table-cell table:style-name="ce428" table:content-validation-name="val23" office:value-type="string">
            <text:p>Necessario</text:p>
          </table:table-cell>
          <table:table-cell table:style-name="ce436" office:value-type="string">
            <text:p>Testo breve (max. 255 caratteri)</text:p>
          </table:table-cell>
          <table:table-cell table:style-name="ce139" table:number-columns-repeated="2"/>
          <table:table-cell table:style-name="ce445"/>
          <table:table-cell table:number-columns-repeated="1017"/>
        </table:table-row>
        <table:table-row table:style-name="ro111">
          <table:table-cell table:style-name="ce403" office:value-type="string">
            <text:p>Dove / Where</text:p>
          </table:table-cell>
          <table:table-cell table:style-name="ce414" office:value-type="string">
            <text:p>Elenco dei luoghi citati nella notizia con link alla relativa tipologia di contenuto Luogo. </text:p>
            <text:p>(Nota Bene: Nei casi di musei con più luoghi saranno presenti le pagine di dettaglio Luogo. Invece, nel caso in cui non sia presente nessun luogo oltre al museo, non esisteranno le pagine di dettaglio Luogo)</text:p>
          </table:table-cell>
          <table:table-cell table:style-name="ce429" table:content-validation-name="val23" office:value-type="string">
            <text:p>Condizionale</text:p>
          </table:table-cell>
          <table:table-cell table:style-name="ce437" office:value-type="string">
            <text:p>Testo breve (max. 255 caratteri) o Relazione con la tipologia</text:p>
          </table:table-cell>
          <table:table-cell table:style-name="ce140"/>
          <table:table-cell table:style-name="ce441" table:content-validation-name="val26" office:value-type="string">
            <text:p><text:span text:style-name="T7"><text:a xlink:href="#Tipologia_LUOGO">Luogo</text:a></text:span></text:p>
          </table:table-cell>
          <table:table-cell table:style-name="ce446" office:value-type="string">
            <text:p><text:span text:style-name="T10">Componente "Card place" nel </text:span><text:span text:style-name="T10">foglio Local Components della</text:span> <text:a xlink:href="https://www.figma.com/community/file/1362341553612665419">Libreria UI del modello</text:a></text:p>
          </table:table-cell>
          <table:table-cell table:number-columns-repeated="1017"/>
        </table:table-row>
        <table:table-row table:style-name="ro112">
          <table:table-cell table:style-name="ce116" office:value-type="string">
            <text:p>Mostre o eventi correlati / Related exhibitions or events </text:p>
          </table:table-cell>
          <table:table-cell table:style-name="ce415" office:value-type="string">
            <text:p>Elenco delle mostre o eventi citati nella notizia con link alla relativa tipologia di contenuto Mostra o Evento</text:p>
          </table:table-cell>
          <table:table-cell table:style-name="ce429" table:content-validation-name="val23" office:value-type="string">
            <text:p>Condizionale</text:p>
          </table:table-cell>
          <table:table-cell table:style-name="ce437" office:value-type="string">
            <text:p>Relazione con Tipologia</text:p>
          </table:table-cell>
          <table:table-cell table:style-name="ce140"/>
          <table:table-cell table:style-name="ce442" table:content-validation-name="val26" office:value-type="string">
            <text:p><text:span text:style-name="T7"><text:a xlink:href="#Tipologia_MOSTRA_o_EVENTO">Mostra o evento</text:a></text:span></text:p>
          </table:table-cell>
          <table:table-cell table:style-name="ce447" office:value-type="string">
            <text:p><text:span text:style-name="T10">Componente "Card exhibition" </text:span><text:span text:style-name="T10">nel foglio Local Components </text:span><text:span text:style-name="T10">della</text:span> <text:a xlink:href="https://www.figma.com/community/file/1362341553612665419">Libreria UI del modello</text:a></text:p>
          </table:table-cell>
          <table:table-cell table:number-columns-repeated="1017"/>
        </table:table-row>
        <table:table-row table:style-name="ro121">
          <table:table-cell table:style-name="ce404" office:value-type="string">
            <text:p>Notizie correlate / Related news</text:p>
          </table:table-cell>
          <table:table-cell table:style-name="ce231" office:value-type="string">
            <text:p>Elenco delle notizie citate nella notizia con link alla relativa tipologia di contenuto Notizia</text:p>
          </table:table-cell>
          <table:table-cell table:style-name="ce429" table:content-validation-name="val23" office:value-type="string">
            <text:p>Condizionale</text:p>
          </table:table-cell>
          <table:table-cell table:style-name="ce437" office:value-type="string">
            <text:p>Relazione con Tipologia</text:p>
          </table:table-cell>
          <table:table-cell table:style-name="ce440"/>
          <table:table-cell table:style-name="ce443" table:content-validation-name="val26" office:value-type="string">
            <text:p><text:span text:style-name="T7"><text:a xlink:href="#Tipologia_NOTIZIA">Notizia</text:a></text:span></text:p>
          </table:table-cell>
          <table:table-cell table:style-name="ce447" office:value-type="string">
            <text:p><text:span text:style-name="T10">Componente "Card news" nel </text:span><text:span text:style-name="T10">foglio Local Components della</text:span> <text:a xlink:href="https://www.figma.com/community/file/1362341553612665419">Libreria UI del modello</text:a></text:p>
          </table:table-cell>
          <table:table-cell table:number-columns-repeated="1017"/>
        </table:table-row>
        <table:table-row table:style-name="ro122">
          <table:table-cell table:style-name="ce404" office:value-type="string">
            <text:p>Attività educative correlate / Related educational activities</text:p>
          </table:table-cell>
          <table:table-cell table:style-name="ce416" office:value-type="string">
            <text:p>Elenco delle attività educative citate nella notizia con link alla relativa tipologia di contenuto Attività educativa</text:p>
          </table:table-cell>
          <table:table-cell table:style-name="ce429" table:content-validation-name="val23" office:value-type="string">
            <text:p>Condizionale</text:p>
          </table:table-cell>
          <table:table-cell table:style-name="ce437" office:value-type="string">
            <text:p>Relazione con Tipologia</text:p>
          </table:table-cell>
          <table:table-cell table:style-name="ce440"/>
          <table:table-cell table:style-name="ce443" table:content-validation-name="val26" office:value-type="string">
            <text:p><text:span text:style-name="T7"><text:a xlink:href="#Tipologia_ATTIVITÀ_EDUCATIVA">Attività educativa</text:a></text:span></text:p>
          </table:table-cell>
          <table:table-cell table:style-name="ce447" office:value-type="string">
            <text:p><text:span text:style-name="T10">Componente "Card activity" </text:span><text:span text:style-name="T10">nel foglio Local Components </text:span><text:span text:style-name="T10">della</text:span> <text:a xlink:href="https://www.figma.com/community/file/1362341553612665419">Libreria UI del modello</text:a></text:p>
          </table:table-cell>
          <table:table-cell table:number-columns-repeated="1017"/>
        </table:table-row>
        <table:table-row table:style-name="ro92">
          <table:table-cell table:style-name="ce404" office:value-type="string">
            <text:p>Attività di ricerca o pubblicazione correlate / Related research activities or publications</text:p>
          </table:table-cell>
          <table:table-cell table:style-name="ce417" office:value-type="string">
            <text:p>Elenco delle attività di ricerca o pubblicazioni citati nella notizia con link alla relativa tipologia di contenuto Attività di ricerca o pubblicazioni</text:p>
          </table:table-cell>
          <table:table-cell table:style-name="ce429" table:content-validation-name="val23" office:value-type="string">
            <text:p>Condizionale</text:p>
          </table:table-cell>
          <table:table-cell table:style-name="ce437" office:value-type="string">
            <text:p>Relazione con Tipologia</text:p>
          </table:table-cell>
          <table:table-cell table:style-name="ce440"/>
          <table:table-cell table:style-name="ce443" table:content-validation-name="val26" office:value-type="string">
            <text:p><text:span text:style-name="T7"><text:a xlink:href="#Tipologia_ATT__DI_RICERCA_o_PUB">Attività di ricerca o pubblicazione</text:a></text:span></text:p>
          </table:table-cell>
          <table:table-cell table:style-name="ce447" office:value-type="string">
            <text:p><text:span text:style-name="T10">Componente "Card research </text:span><text:span text:style-name="T10">activity" nel foglio Local </text:span><text:span text:style-name="T10">Components della</text:span> <text:a xlink:href="https://www.figma.com/community/file/1362341553612665419">Libreria UI del modello</text:a></text:p>
          </table:table-cell>
          <table:table-cell table:number-columns-repeated="1017"/>
        </table:table-row>
        <table:table-row table:style-name="ro46">
          <table:table-cell table:style-name="ce404" office:value-type="string">
            <text:p>Personaggi correlati / Related people</text:p>
          </table:table-cell>
          <table:table-cell table:style-name="ce418" office:value-type="string">
            <text:p>Elenco degli Artisti o personaggi citati nella notizia con link alla relativa tipologia di contenuto Artista o personaggio</text:p>
          </table:table-cell>
          <table:table-cell table:style-name="ce429" table:content-validation-name="val23" office:value-type="string">
            <text:p>Condizionale</text:p>
          </table:table-cell>
          <table:table-cell table:style-name="ce437" office:value-type="string">
            <text:p>Relazione con Tipologia</text:p>
          </table:table-cell>
          <table:table-cell table:style-name="ce440"/>
          <table:table-cell table:style-name="ce444" table:content-validation-name="val26" office:value-type="string">
            <text:p><text:a xlink:href="#Tipologia_PERSONAGGIO">Personaggio</text:a></text:p>
          </table:table-cell>
          <table:table-cell table:style-name="ce447" office:value-type="string">
            <text:p><text:span text:style-name="T10">Componente "Card artist" nel </text:span><text:span text:style-name="T10">foglio Local Components della</text:span> <text:a xlink:href="https://www.figma.com/community/file/1362341553612665419">Libreria UI del modello</text:a></text:p>
          </table:table-cell>
          <table:table-cell table:number-columns-repeated="1017"/>
        </table:table-row>
        <table:table-row table:style-name="ro92">
          <table:table-cell table:style-name="ce405" office:value-type="string">
            <text:p>Ultimo aggiornamento / Last updated</text:p>
          </table:table-cell>
          <table:table-cell table:style-name="ce419" office:value-type="string">
            <text:p>Data in cui è stato effettuato l'ultimo aggiornamento ai contenuti della pagina. Inserire almeno la data, scritta per esteso (ad esempio, 22 dicembre 2023)</text:p>
          </table:table-cell>
          <table:table-cell table:style-name="ce430" table:content-validation-name="val23" office:value-type="string">
            <text:p>Necessario</text:p>
          </table:table-cell>
          <table:table-cell table:style-name="ce438" table:content-validation-name="val24" office:value-type="string">
            <text:p>Datetime (tutti i formati)</text:p>
          </table:table-cell>
          <table:table-cell table:style-name="ce139" table:number-columns-repeated="2"/>
          <table:table-cell table:style-name="ce143"/>
          <table:table-cell table:number-columns-repeated="1017"/>
        </table:table-row>
        <table:table-row table:style-name="ro30">
          <table:table-cell table:style-name="ce406"/>
          <table:table-cell table:style-name="ce420"/>
          <table:table-cell table:style-name="ce431"/>
          <table:table-cell table:style-name="ce421"/>
          <table:table-cell table:style-name="ce431"/>
          <table:table-cell table:style-name="ce421"/>
          <table:table-cell table:number-columns-repeated="1018"/>
        </table:table-row>
        <table:table-row table:style-name="ro30" table:number-rows-repeated="5">
          <table:table-cell table:style-name="ce406"/>
          <table:table-cell table:style-name="ce421"/>
          <table:table-cell table:style-name="ce431"/>
          <table:table-cell table:style-name="ce421"/>
          <table:table-cell table:style-name="ce431"/>
          <table:table-cell table:style-name="ce421"/>
          <table:table-cell table:number-columns-repeated="1018"/>
        </table:table-row>
        <table:table-row table:style-name="ro30">
          <table:table-cell table:style-name="ce407"/>
          <table:table-cell table:style-name="ce422"/>
          <table:table-cell table:style-name="ce431"/>
          <table:table-cell table:style-name="ce421"/>
          <table:table-cell table:style-name="ce431"/>
          <table:table-cell table:style-name="ce421"/>
          <table:table-cell table:style-name="ce152" table:number-columns-repeated="19"/>
          <table:table-cell table:number-columns-repeated="999"/>
        </table:table-row>
        <table:table-row table:style-name="ro30" table:number-rows-repeated="4">
          <table:table-cell table:style-name="ce406"/>
          <table:table-cell table:style-name="ce421"/>
          <table:table-cell table:style-name="ce431"/>
          <table:table-cell table:style-name="ce421"/>
          <table:table-cell table:style-name="ce431"/>
          <table:table-cell table:style-name="ce421"/>
          <table:table-cell table:number-columns-repeated="1018"/>
        </table:table-row>
        <table:table-row table:style-name="ro30" table:number-rows-repeated="2">
          <table:table-cell table:number-columns-repeated="1024"/>
        </table:table-row>
        <table:table-row table:style-name="ro30">
          <table:table-cell table:number-columns-repeated="2"/>
          <table:table-cell table:style-name="ce152" office:value-type="string">
            <text:p><text:s/></text:p>
          </table:table-cell>
          <table:table-cell table:number-columns-repeated="1021"/>
        </table:table-row>
        <table:table-row table:style-name="ro30" table:number-rows-repeated="968">
          <table:table-cell table:number-columns-repeated="1024"/>
        </table:table-row>
        <table:table-row table:style-name="ro31" table:number-rows-repeated="1047572">
          <table:table-cell table:number-columns-repeated="1024"/>
        </table:table-row>
        <table:table-row table:style-name="ro31">
          <table:table-cell table:number-columns-repeated="1024"/>
        </table:table-row>
      </table:table>
      <table:table table:name="Tipologia_MOSTRA_o_EVENTO" table:style-name="ta10">
        <table:table-column table:style-name="co122" table:default-cell-style-name="ce2"/>
        <table:table-column table:style-name="co123" table:default-cell-style-name="ce2"/>
        <table:table-column table:style-name="co124" table:default-cell-style-name="ce2"/>
        <table:table-column table:style-name="co25" table:default-cell-style-name="ce2"/>
        <table:table-column table:style-name="co125" table:default-cell-style-name="ce2"/>
        <table:table-column table:style-name="co126" table:default-cell-style-name="ce2"/>
        <table:table-column table:style-name="co127" table:default-cell-style-name="ce2"/>
        <table:table-column table:style-name="co28" table:number-columns-repeated="19" table:default-cell-style-name="ce2"/>
        <table:table-column table:style-name="co29" table:number-columns-repeated="998" table:default-cell-style-name="ce2"/>
        <table:table-row table:style-name="ro62">
          <table:table-cell table:style-name="ce399" office:value-type="string" table:number-columns-spanned="7" table:number-rows-spanned="1">
            <text:p>Tipologia: <text:span text:style-name="T14">MOSTRA o </text:span><text:span text:style-name="T14">EVENTO | </text:span><text:span text:style-name="T14">EXHIBITION OR </text:span><text:span text:style-name="T14">EVENT</text:span></text:p>
          </table:table-cell>
          <table:covered-table-cell table:number-columns-repeated="6"/>
          <table:table-cell table:number-columns-repeated="1017"/>
        </table:table-row>
        <table:table-row table:style-name="ro123">
          <table:table-cell table:style-name="ce254" office:value-type="string" table:number-columns-spanned="7" table:number-rows-spanned="1">
            <text:p>Questa tipologia descrive le informazioni relative ad una mostra o ad un evento </text:p>
          </table:table-cell>
          <table:covered-table-cell table:number-columns-repeated="6"/>
          <table:table-cell table:number-columns-repeated="1017"/>
        </table:table-row>
        <table:table-row table:style-name="ro106">
          <table:table-cell table:style-name="ce89" office:value-type="string">
            <text:p>Elemento - ITA e ENG</text:p>
          </table:table-cell>
          <table:table-cell table:style-name="ce89" office:value-type="string">
            <text:p>Descrizione</text:p>
          </table:table-cell>
          <table:table-cell table:style-name="ce89" office:value-type="string">
            <text:p>Tipologia valore</text:p>
          </table:table-cell>
          <table:table-cell table:style-name="ce89" office:value-type="string">
            <text:p>Tipo di contenuto</text:p>
          </table:table-cell>
          <table:table-cell table:style-name="ce89" office:value-type="string">
            <text:p>Tassonomia di riferimento</text:p>
          </table:table-cell>
          <table:table-cell table:style-name="ce89" office:value-type="string">
            <text:p>Relazione con Tipologia</text:p>
          </table:table-cell>
          <table:table-cell table:style-name="ce89" office:value-type="string">
            <text:p>Componenti UI Kit</text:p>
          </table:table-cell>
          <table:table-cell table:number-columns-repeated="1017"/>
        </table:table-row>
        <table:table-row table:style-name="ro95">
          <table:table-cell table:style-name="ce448" office:value-type="string">
            <text:p>Titolo</text:p>
          </table:table-cell>
          <table:table-cell table:style-name="ce463" office:value-type="string">
            <text:p>Nome della mostra o dell'evento. In interfaccia, questo elemento apparirà nella Hero della pagina.</text:p>
          </table:table-cell>
          <table:table-cell table:style-name="ce474" table:content-validation-name="val27" office:value-type="string">
            <text:p>Necessario</text:p>
          </table:table-cell>
          <table:table-cell table:style-name="ce130" office:value-type="string">
            <text:p>Testo breve (max. 70 caratteri)</text:p>
          </table:table-cell>
          <table:table-cell table:style-name="ce507" table:number-columns-repeated="2"/>
          <table:table-cell table:style-name="ce529"/>
          <table:table-cell table:number-columns-repeated="1017"/>
        </table:table-row>
        <table:table-row table:style-name="ro92">
          <table:table-cell table:style-name="ce449" office:value-type="string">
            <text:p>Tipo di evento</text:p>
          </table:table-cell>
          <table:table-cell table:style-name="ce464" office:value-type="string">
            <text:p>Tipologia di evento in base alla tassonomia di riferimento. In interfaccia, questo elemento apparirà nella Hero della pagina.</text:p>
          </table:table-cell>
          <table:table-cell table:style-name="ce475" table:content-validation-name="val27" office:value-type="string">
            <text:p>Necessario</text:p>
          </table:table-cell>
          <table:table-cell table:style-name="ce488" office:value-type="string">
            <text:p>Tassonomia</text:p>
          </table:table-cell>
          <table:table-cell table:style-name="ce508" table:content-validation-name="val29" office:value-type="string">
            <text:p><text:span text:style-name="T7"><text:a xlink:href="#Tassonomia_Tipi_di_EVENTO">Tipi di evento</text:a></text:span></text:p>
          </table:table-cell>
          <table:table-cell table:style-name="ce510"/>
          <table:table-cell table:style-name="ce141" office:value-type="string">
            <text:p><text:a xlink:href="https://www.figma.com/community/file/1105848677422572920">Componente "Badge" dello UI Kit Italia</text:a></text:p>
          </table:table-cell>
          <table:table-cell table:style-name="ce212" table:number-columns-repeated="1017"/>
        </table:table-row>
        <table:table-row table:style-name="ro95">
          <table:table-cell table:style-name="ce450" office:value-type="string">
            <text:p>Immagine</text:p>
          </table:table-cell>
          <table:table-cell table:style-name="ce465" office:value-type="string">
            <text:p>Immagine rappresentativa della mostra o evento. In interfaccia, questo elemento apparirà nella Hero della pagina.</text:p>
          </table:table-cell>
          <table:table-cell table:style-name="ce476" table:content-validation-name="val27" office:value-type="string">
            <text:p>Opzionale</text:p>
          </table:table-cell>
          <table:table-cell table:style-name="ce489" office:value-type="string">
            <text:p>File immagine</text:p>
          </table:table-cell>
          <table:table-cell table:style-name="ce509" table:number-columns-repeated="2"/>
          <table:table-cell table:style-name="ce530"/>
          <table:table-cell table:number-columns-repeated="1017"/>
        </table:table-row>
        <table:table-row table:style-name="ro73">
          <table:table-cell table:style-name="ce448" office:value-type="string">
            <text:p>Data o data d'inizio</text:p>
          </table:table-cell>
          <table:table-cell table:style-name="ce463" office:value-type="string">
            <text:p>Data della mostra o dell'evento, o data d'inizio se la mostra e l'evento durano più giorni. In interfaccia, questo elemento apparirà nella Hero della pagina.</text:p>
          </table:table-cell>
          <table:table-cell table:style-name="ce474" table:content-validation-name="val27" office:value-type="string">
            <text:p>Necessario</text:p>
          </table:table-cell>
          <table:table-cell table:style-name="ce490" office:value-type="string">
            <text:p>Datetime (tutti i formati)</text:p>
          </table:table-cell>
          <table:table-cell table:style-name="ce510" table:number-columns-repeated="2"/>
          <table:table-cell table:style-name="ce531"/>
          <table:table-cell table:style-name="ce106" table:number-columns-repeated="1017"/>
        </table:table-row>
        <table:table-row table:style-name="ro82">
          <table:table-cell table:style-name="ce451" office:value-type="string">
            <text:p>Data di fine</text:p>
          </table:table-cell>
          <table:table-cell table:style-name="ce466" office:value-type="string">
            <text:p>Data in cui finisce la mostra o l'evento. In interfaccia, questo elemento apparirà nella Hero della pagina. Questo elemento è necessario quando la mostra o l'evento ha una durata di più giorni.</text:p>
          </table:table-cell>
          <table:table-cell table:style-name="ce477" table:content-validation-name="val27" office:value-type="string">
            <text:p>Condizionale</text:p>
          </table:table-cell>
          <table:table-cell table:style-name="ce491" office:value-type="string">
            <text:p>Datetime (tutti i formati)</text:p>
          </table:table-cell>
          <table:table-cell table:style-name="ce511" table:number-columns-repeated="2"/>
          <table:table-cell table:style-name="ce532"/>
          <table:table-cell table:style-name="ce106" table:number-columns-repeated="1017"/>
        </table:table-row>
        <table:table-row table:style-name="ro124">
          <table:table-cell table:style-name="ce448" office:value-type="string">
            <text:p>Descrizione breve</text:p>
          </table:table-cell>
          <table:table-cell table:style-name="ce463" office:value-type="string">
            <text:p>Descrizione sintetica, con un linguaggio semplice, che possa aiutare qualsiasi utente a identificare con chiarezza di che tipo di mostra o evento si tratta e il contenuto di pagina. In interfaccia, questo elemento apparirà nella Hero della pagina.</text:p>
          </table:table-cell>
          <table:table-cell table:style-name="ce474" table:content-validation-name="val27" office:value-type="string">
            <text:p>Necessario</text:p>
          </table:table-cell>
          <table:table-cell table:style-name="ce132" office:value-type="string">
            <text:p>Testo breve (max. 160 caratteri)</text:p>
          </table:table-cell>
          <table:table-cell table:style-name="ce510" table:number-columns-repeated="2"/>
          <table:table-cell table:style-name="ce531"/>
          <table:table-cell table:number-columns-repeated="1017"/>
        </table:table-row>
        <table:table-row table:style-name="ro124">
          <table:table-cell table:style-name="ce451" office:value-type="string">
            <text:p>Descrizione / Description</text:p>
          </table:table-cell>
          <table:table-cell table:style-name="ce466" office:value-type="string">
            <text:p>Descrizione esaustiva della mostra o dell'evento. Se sono disponibili contenuti correlati all'interno del sito inserirli come link ipertestuali. </text:p>
          </table:table-cell>
          <table:table-cell table:style-name="ce478" table:content-validation-name="val27" office:value-type="string">
            <text:p>Opzionale</text:p>
          </table:table-cell>
          <table:table-cell table:style-name="ce492" table:content-validation-name="val28" office:value-type="string">
            <text:p>Testo lungo (rich text)</text:p>
          </table:table-cell>
          <table:table-cell table:style-name="ce511" table:number-columns-repeated="2"/>
          <table:table-cell table:style-name="ce532"/>
          <table:table-cell table:style-name="ce106" table:number-columns-repeated="1017"/>
        </table:table-row>
        <table:table-row table:style-name="ro125">
          <table:table-cell table:style-name="ce452" office:value-type="string">
            <text:p>Quando / When</text:p>
          </table:table-cell>
          <table:table-cell table:style-name="ce172" office:value-type="string">
            <text:p>Info su orari e giorni di apertura della mostra al pubblico. Spazio per inserire anche eventuali apertura/chiusure straordinarie durante le festività.</text:p>
          </table:table-cell>
          <table:table-cell table:style-name="ce235" table:content-validation-name="val27" office:value-type="string">
            <text:p>Necessario</text:p>
          </table:table-cell>
          <table:table-cell table:style-name="ce493" office:value-type="string">
            <text:p>Datetime (tutti i formati)</text:p>
          </table:table-cell>
          <table:table-cell table:style-name="ce510" table:number-columns-repeated="2"/>
          <table:table-cell table:style-name="ce531"/>
          <table:table-cell table:style-name="ce212" table:number-columns-repeated="1017"/>
        </table:table-row>
        <table:table-row table:style-name="ro123">
          <table:table-cell table:style-name="ce453" office:value-type="string" table:number-columns-spanned="1" table:number-rows-spanned="2">
            <text:p>Biglietti / Tickets</text:p>
          </table:table-cell>
          <table:table-cell table:style-name="ce467" office:value-type="string" table:number-columns-spanned="1" table:number-rows-spanned="2">
            <text:p>Informazioni approfondite su eventuali biglietti d'ingresso alla mostra o all'evento, con link a flusso di acquisto o prenotazione online, se disponibile. Se l'ingresso alla mostra o all'evento è gratuito, specificare che "L'ingresso è gratuito".</text:p>
          </table:table-cell>
          <table:table-cell table:style-name="ce479" table:content-validation-name="val27" office:value-type="string" table:number-columns-spanned="1" table:number-rows-spanned="2">
            <text:p>Necessario</text:p>
          </table:table-cell>
          <table:table-cell table:style-name="ce494" table:content-validation-name="val28" office:value-type="string" table:number-columns-spanned="1" table:number-rows-spanned="2">
            <text:p>Testo lungo (rich text)</text:p>
          </table:table-cell>
          <table:table-cell table:style-name="ce512" table:number-columns-spanned="1" table:number-rows-spanned="2"/>
          <table:table-cell table:style-name="ce512" table:number-columns-spanned="1" table:number-rows-spanned="2"/>
          <table:table-cell table:style-name="ce533" office:value-type="string">
            <text:p><text:span text:style-name="T10">Componente "Table" nel foglio </text:span><text:span text:style-name="T10">Local Components della </text:span><text:a xlink:href="https://www.figma.com/community/file/1362341553612665419">Libreria UI del modello</text:a></text:p>
          </table:table-cell>
          <table:table-cell table:style-name="ce212" table:number-columns-repeated="1017"/>
        </table:table-row>
        <table:table-row table:style-name="ro45">
          <table:covered-table-cell table:number-columns-repeated="6"/>
          <table:table-cell table:style-name="ce534" office:value-type="string">
            <text:p><text:a xlink:href="https://www.figma.com/community/file/1105848677422572920">Componente "Button" dello UI Kit Italia</text:a></text:p>
          </table:table-cell>
          <table:table-cell table:number-columns-repeated="1017"/>
        </table:table-row>
        <table:table-row table:style-name="ro41">
          <table:table-cell table:style-name="ce454" office:value-type="string">
            <text:p>Visite guidate e audioguide / Guided tours and audioguides</text:p>
          </table:table-cell>
          <table:table-cell table:style-name="ce468" office:value-type="string">
            <text:p>Informazioni di carattere generale su visite guidate e audioguide e sulle modalità di prenotazione e su eventuali contatti utili a svolgere l'operazione</text:p>
          </table:table-cell>
          <table:table-cell table:style-name="ce480" table:content-validation-name="val27" office:value-type="string">
            <text:p>Opzionale</text:p>
          </table:table-cell>
          <table:table-cell table:style-name="ce495" table:content-validation-name="val28" office:value-type="string">
            <text:p>Testo lungo (rich text)</text:p>
          </table:table-cell>
          <table:table-cell table:style-name="ce513" table:number-columns-repeated="2"/>
          <table:table-cell table:style-name="ce535" office:value-type="string">
            <text:p><text:span text:style-name="T10">Componente "Table" nel foglio </text:span><text:span text:style-name="T10">Local Components della </text:span><text:a xlink:href="https://www.figma.com/community/file/1362341553612665419">Libreria UI del modello</text:a></text:p>
          </table:table-cell>
          <table:table-cell table:number-columns-repeated="1017"/>
        </table:table-row>
        <table:table-row table:style-name="ro126">
          <table:table-cell table:style-name="ce317" office:value-type="string">
            <text:p>Dove / Where</text:p>
          </table:table-cell>
          <table:table-cell table:style-name="ce330" office:value-type="string">
            <text:p>Indicazione del museo o dei luoghi in cui viene esposta la mostra o svolto l'evento. Includere il nome del museo o luogo e l'indirizzo, con l'eventuale collegamento alla tipologia di contenuto Luogo di riferimento. </text:p>
            <text:p>(Nota Bene: Nei casi di musei con più luoghi saranno presenti le pagine di dettaglio Luogo. Invece, nel caso in cui non sia presente nessun luogo oltre al museo, non esisteranno le pagine di dettaglio Luogo)</text:p>
          </table:table-cell>
          <table:table-cell table:style-name="ce181" table:content-validation-name="val27" office:value-type="string">
            <text:p>Necessario</text:p>
          </table:table-cell>
          <table:table-cell table:style-name="ce496" office:value-type="string">
            <text:p>Testo breve (max. 255 char) o Relazione con la tipologia</text:p>
          </table:table-cell>
          <table:table-cell table:style-name="ce514" table:content-validation-name="val29"/>
          <table:table-cell table:style-name="ce522" office:value-type="string">
            <text:p><text:span text:style-name="T7"><text:a xlink:href="#Tipologia_LUOGO">Luogo</text:a></text:span></text:p>
          </table:table-cell>
          <table:table-cell table:style-name="ce533" office:value-type="string">
            <text:p><text:span text:style-name="T10">Componente "Card place" nel </text:span><text:span text:style-name="T10">foglio Local Components della </text:span><text:a xlink:href="https://www.figma.com/community/file/1362341553612665419">Libreria UI del modello</text:a></text:p>
          </table:table-cell>
          <table:table-cell table:number-columns-repeated="1017"/>
        </table:table-row>
        <table:table-row table:style-name="ro127">
          <table:table-cell table:style-name="ce90" office:value-type="string">
            <text:p>Parteciperanno / Participants</text:p>
          </table:table-cell>
          <table:table-cell table:style-name="ce91" office:value-type="string">
            <text:p>Elenco degli ospiti che parteciperanno all'evento. Se disponibili, inserire foto dell'ospite, nome, cognome, professione (es. critico d'arte) ed eventuale link a piattaforme esterne per approfondimento</text:p>
          </table:table-cell>
          <table:table-cell table:style-name="ce96" table:content-validation-name="val27" office:value-type="string">
            <text:p>Opzionale</text:p>
          </table:table-cell>
          <table:table-cell table:style-name="ce497" office:value-type="string">
            <text:p>Testo lungo (rich text), File immagine e Link</text:p>
          </table:table-cell>
          <table:table-cell table:style-name="ce515" table:number-columns-repeated="2"/>
          <table:table-cell table:style-name="ce535" office:value-type="string">
            <text:p><text:span text:style-name="T10">Componente "Card lectured" </text:span><text:span text:style-name="T10">nel foglio Local Components </text:span><text:span text:style-name="T10">della </text:span><text:a xlink:href="https://www.figma.com/community/file/1362341553612665419">Libreria UI del modello</text:a></text:p>
          </table:table-cell>
          <table:table-cell table:number-columns-repeated="1017"/>
        </table:table-row>
        <table:table-row table:style-name="ro128">
          <table:table-cell table:style-name="ce455" office:value-type="string">
            <text:p>Artisti* in mostra / Artists* in the exhibition</text:p>
          </table:table-cell>
          <table:table-cell table:style-name="ce468" office:value-type="string">
            <text:p>Elenco dei personaggi in esposizione. Se sono presenti le relative pagine foglia Artista o Personaggio, l'utente sarà rediretto al click. Altrimenti, è un elenco di nomi con eventuali collegamenti ipertestuali di approfondimento a siti esterni. L'etichetta di questa sezione cambierà a seconda della tipologia di museo, seguendo la Tassonomia Tipi di Personaggi. Questo elemento è necessario se si tratta di una mostra.</text:p>
          </table:table-cell>
          <table:table-cell table:style-name="ce480" table:content-validation-name="val27" office:value-type="string">
            <text:p>Condizionale</text:p>
          </table:table-cell>
          <table:table-cell table:style-name="ce497" office:value-type="string">
            <text:p>Relazione con tipologia o Testo lungo (rich text)</text:p>
          </table:table-cell>
          <table:table-cell table:style-name="ce516"/>
          <table:table-cell table:style-name="ce523" office:value-type="string">
            <text:p><text:span text:style-name="T7"><text:a xlink:href="#Tipologia_PERSONAGGIO">Personaggio</text:a></text:span></text:p>
          </table:table-cell>
          <table:table-cell table:style-name="ce535" office:value-type="string">
            <text:p><text:span text:style-name="T10">Componente "Card artist" nel </text:span><text:span text:style-name="T10">foglio Local Components della </text:span><text:a xlink:href="https://www.figma.com/community/file/1362341553612665419">Libreria UI del modello</text:a></text:p>
          </table:table-cell>
          <table:table-cell table:number-columns-repeated="1017"/>
        </table:table-row>
        <table:table-row table:style-name="ro129">
          <table:table-cell table:style-name="ce456" office:value-type="string">
            <text:p>Galleria / Gallery</text:p>
          </table:table-cell>
          <table:table-cell table:style-name="ce231" office:value-type="string">
            <text:p>Una o più immagini o uno o più video rappresentativi della mostra o evento corredati da didascalie</text:p>
          </table:table-cell>
          <table:table-cell table:style-name="ce481" table:content-validation-name="val27" office:value-type="string">
            <text:p>Opzionale</text:p>
          </table:table-cell>
          <table:table-cell table:style-name="ce498" office:value-type="string">
            <text:p>File immagini e video</text:p>
          </table:table-cell>
          <table:table-cell table:style-name="ce516"/>
          <table:table-cell table:style-name="ce524"/>
          <table:table-cell table:style-name="ce532"/>
          <table:table-cell table:number-columns-repeated="1017"/>
        </table:table-row>
        <table:table-row table:style-name="ro130">
          <table:table-cell table:style-name="ce457" office:value-type="string">
            <text:p>Contatti / Contacts </text:p>
          </table:table-cell>
          <table:table-cell table:style-name="ce469" office:value-type="string">
            <text:p>Contatti del luogo in cui verrà svolta la mostra o l'evento come telefono, mail o altri punti di contatto utili anche ai fini di prenotazione.</text:p>
          </table:table-cell>
          <table:table-cell table:style-name="ce235" table:content-validation-name="val27" office:value-type="string">
            <text:p>Necessario</text:p>
          </table:table-cell>
          <table:table-cell table:style-name="ce499" office:value-type="string">
            <text:p>Tassonomia</text:p>
          </table:table-cell>
          <table:table-cell table:style-name="ce517" office:value-type="string">
            <text:p><text:span text:style-name="T7"><text:a xlink:href="#Tassonomia_Tipi_di_PUNTO_DI_CON">Tipi Punti di contatto</text:a></text:span></text:p>
          </table:table-cell>
          <table:table-cell table:style-name="ce525"/>
          <table:table-cell table:style-name="ce534" office:value-type="string">
            <text:p><text:a xlink:href="https://www.figma.com/community/file/1105848677422572920">Componente "Button" dello UI Kit Italia</text:a></text:p>
          </table:table-cell>
          <table:table-cell table:style-name="ce538" table:number-columns-repeated="1017"/>
        </table:table-row>
        <table:table-row table:style-name="ro121">
          <table:table-cell table:style-name="ce458" office:value-type="string">
            <text:p>Materiali scaricabili / Attachments</text:p>
          </table:table-cell>
          <table:table-cell table:style-name="ce470" office:value-type="string">
            <text:p>Lista di eventuali documenti scaricabili collegati alla mostra o all'evento</text:p>
          </table:table-cell>
          <table:table-cell table:style-name="ce482" table:content-validation-name="val27" office:value-type="string">
            <text:p>Opzionale</text:p>
          </table:table-cell>
          <table:table-cell table:style-name="ce500" office:value-type="string">
            <text:p>File (blob)</text:p>
          </table:table-cell>
          <table:table-cell table:style-name="ce518" table:content-validation-name="val29"/>
          <table:table-cell table:style-name="ce526"/>
          <table:table-cell table:style-name="ce536"/>
          <table:table-cell table:number-columns-repeated="1017"/>
        </table:table-row>
        <table:table-row table:style-name="ro131">
          <table:table-cell table:style-name="ce323" office:value-type="string">
            <text:p>Accessibilità e sicurezza / Accessibility and safety</text:p>
          </table:table-cell>
          <table:table-cell table:style-name="ce172" office:value-type="string">
            <text:p>Informazioni sull'accessibilità per persone con disabilità o a ridotta mobilità e su eventuali norme di sicurezza. È utile includere i collegamenti alle pagine Accessibilità e Regole per i visitatori dove trovare ulteriori approfondimenti.</text:p>
          </table:table-cell>
          <table:table-cell table:style-name="ce181" table:content-validation-name="val27" office:value-type="string">
            <text:p>Necessario</text:p>
          </table:table-cell>
          <table:table-cell table:style-name="ce501" office:value-type="string">
            <text:p>Testo lungo (rich text)</text:p>
          </table:table-cell>
          <table:table-cell table:style-name="ce519" table:number-columns-repeated="2"/>
          <table:table-cell table:style-name="ce537"/>
          <table:table-cell table:style-name="ce106" table:number-columns-repeated="1017"/>
        </table:table-row>
        <table:table-row table:style-name="ro65">
          <table:table-cell table:style-name="ce459" office:value-type="string">
            <text:p>Ulteriori informazioni / Additional informations</text:p>
          </table:table-cell>
          <table:table-cell table:style-name="ce471" office:value-type="string">
            <text:p>Eventuali ulteriori dati e informazioni utili alla fruzione della mostra o evento. Rientrano in questo elemento tutte le informazioni non inserite nei campi precedenti ma che aiutano a chiarire come si svolge il percorso di fruzione della mostra o evento.</text:p>
          </table:table-cell>
          <table:table-cell table:style-name="ce483" table:content-validation-name="val27" office:value-type="string">
            <text:p>Opzionale</text:p>
          </table:table-cell>
          <table:table-cell table:style-name="ce502" table:content-validation-name="val28" office:value-type="string">
            <text:p>Testo lungo (rich text)</text:p>
          </table:table-cell>
          <table:table-cell table:style-name="ce140"/>
          <table:table-cell table:style-name="ce527"/>
          <table:table-cell table:style-name="ce145"/>
          <table:table-cell table:number-columns-repeated="1017"/>
        </table:table-row>
        <table:table-row table:style-name="ro121">
          <table:table-cell table:style-name="ce455" office:value-type="string">
            <text:p>Potrebbero interessarti anche / You could also be interested in</text:p>
          </table:table-cell>
          <table:table-cell table:style-name="ce468" office:value-type="string">
            <text:p>Elenco di altre mostre o eventi simili o collegati, con collegamento alle relative tipologie di contenuto Mostra o evento e alla pagina lista di primo livello Mostre ed eventi.</text:p>
          </table:table-cell>
          <table:table-cell table:style-name="ce484" table:content-validation-name="val27" office:value-type="string">
            <text:p>Opzionale</text:p>
          </table:table-cell>
          <table:table-cell table:style-name="ce503" office:value-type="string">
            <text:p>Relazione con tipologia </text:p>
          </table:table-cell>
          <table:table-cell table:style-name="ce520" table:content-validation-name="val29"/>
          <table:table-cell table:style-name="ce528" office:value-type="string">
            <text:p><text:a xlink:href="#Tipologia_MOSTRA_o_EVENTO">Mostre o eventi</text:a></text:p>
          </table:table-cell>
          <table:table-cell table:style-name="ce535" office:value-type="string">
            <text:p><text:span text:style-name="T10">Componente "Card exhibition" </text:span><text:span text:style-name="T10">nel foglio Local Components </text:span><text:span text:style-name="T10">della </text:span><text:a xlink:href="https://www.figma.com/community/file/1362341553612665419">Libreria UI del modello</text:a></text:p>
          </table:table-cell>
          <table:table-cell table:number-columns-repeated="1017"/>
        </table:table-row>
        <table:table-row table:style-name="ro102">
          <table:table-cell table:style-name="ce460" office:value-type="string">
            <text:p>Ultimo aggiornamento / Last updated</text:p>
          </table:table-cell>
          <table:table-cell table:style-name="ce472" office:value-type="string">
            <text:p>Data in cui è stato effettuato l'ultimo aggiornamento ai contenuti della pagina. Inserire almeno la data, scritta per esteso (ad esempio, 22 dicembre 2024)</text:p>
          </table:table-cell>
          <table:table-cell table:style-name="ce485" table:content-validation-name="val27" office:value-type="string">
            <text:p>Necessario</text:p>
          </table:table-cell>
          <table:table-cell table:style-name="ce504" office:value-type="string">
            <text:p>Datetime (tutti i formati)</text:p>
          </table:table-cell>
          <table:table-cell table:style-name="ce139" table:number-columns-repeated="2"/>
          <table:table-cell table:style-name="ce143"/>
          <table:table-cell table:number-columns-repeated="1017"/>
        </table:table-row>
        <table:table-row table:style-name="ro76">
          <table:table-cell table:style-name="ce461"/>
          <table:table-cell table:style-name="ce125"/>
          <table:table-cell table:style-name="ce486" table:content-validation-name="val27"/>
          <table:table-cell table:style-name="ce505" table:content-validation-name="val28"/>
          <table:table-cell table:style-name="ce521" table:number-columns-repeated="3"/>
          <table:table-cell table:number-columns-repeated="1017"/>
        </table:table-row>
        <table:table-row table:style-name="ro49">
          <table:table-cell table:style-name="ce462"/>
          <table:table-cell table:style-name="ce473"/>
          <table:table-cell table:style-name="ce487" table:content-validation-name="val27"/>
          <table:table-cell table:style-name="ce506" table:content-validation-name="val28"/>
          <table:table-cell table:style-name="ce521" table:number-columns-repeated="3"/>
          <table:table-cell table:number-columns-repeated="1017"/>
        </table:table-row>
        <table:table-row table:style-name="ro30" table:number-rows-repeated="978">
          <table:table-cell/>
          <table:table-cell table:style-name="ce222"/>
          <table:table-cell table:number-columns-repeated="1022"/>
        </table:table-row>
        <table:table-row table:style-name="ro31" table:number-rows-repeated="1047571">
          <table:table-cell table:number-columns-repeated="1024"/>
        </table:table-row>
        <table:table-row table:style-name="ro31">
          <table:table-cell table:number-columns-repeated="1024"/>
        </table:table-row>
      </table:table>
      <table:table table:name="Tipologia_ATTIVITÀ_EDUCATIVA" table:style-name="ta10">
        <table:table-column table:style-name="co128" table:default-cell-style-name="ce2"/>
        <table:table-column table:style-name="co96" table:default-cell-style-name="ce2"/>
        <table:table-column table:style-name="co101" table:default-cell-style-name="ce2"/>
        <table:table-column table:style-name="co25" table:default-cell-style-name="ce2"/>
        <table:table-column table:style-name="co98" table:default-cell-style-name="ce2"/>
        <table:table-column table:style-name="co102" table:default-cell-style-name="ce2"/>
        <table:table-column table:style-name="co103" table:default-cell-style-name="ce2"/>
        <table:table-column table:style-name="co28" table:number-columns-repeated="19" table:default-cell-style-name="ce2"/>
        <table:table-column table:style-name="co29" table:number-columns-repeated="998" table:default-cell-style-name="ce2"/>
        <table:table-row table:style-name="ro17">
          <table:table-cell table:style-name="ce87" office:value-type="string" table:number-columns-spanned="7" table:number-rows-spanned="1">
            <text:p>Tipologia: <text:span text:style-name="T6">ATTIVITÀ </text:span><text:span text:style-name="T6">EDUCATIVA | </text:span><text:span text:style-name="T6">EDUCATIONAL </text:span><text:span text:style-name="T6">ACTIVITY </text:span></text:p>
          </table:table-cell>
          <table:covered-table-cell table:number-columns-repeated="6"/>
          <table:table-cell table:number-columns-repeated="1017"/>
        </table:table-row>
        <table:table-row table:style-name="ro50">
          <table:table-cell table:style-name="ce110" office:value-type="string" table:number-columns-spanned="7" table:number-rows-spanned="1">
            <text:p>Questa Tipologia descrive la struttura di un'attività educativa proposta dal museo e rivolta a diverse tipologie di utenza in base alla tassonomia di riferimento (Tassonomia Tipi di TARGET) </text:p>
          </table:table-cell>
          <table:covered-table-cell table:number-columns-repeated="6"/>
          <table:table-cell table:number-columns-repeated="1017"/>
        </table:table-row>
        <table:table-row table:style-name="ro17">
          <table:table-cell table:style-name="ce89" office:value-type="string">
            <text:p>Elemento - ITA e ENG</text:p>
          </table:table-cell>
          <table:table-cell table:style-name="ce89" office:value-type="string">
            <text:p>Descrizione</text:p>
          </table:table-cell>
          <table:table-cell table:style-name="ce89" office:value-type="string">
            <text:p>Tipologia valore</text:p>
          </table:table-cell>
          <table:table-cell table:style-name="ce89" office:value-type="string">
            <text:p>Tipo di contenuto</text:p>
          </table:table-cell>
          <table:table-cell table:style-name="ce89" office:value-type="string">
            <text:p>Tassonomia di riferimento</text:p>
          </table:table-cell>
          <table:table-cell table:style-name="ce89" office:value-type="string">
            <text:p>Relazione con Tipologia</text:p>
          </table:table-cell>
          <table:table-cell table:style-name="ce142" office:value-type="string">
            <text:p>Componenti UI Kit</text:p>
          </table:table-cell>
          <table:table-cell table:number-columns-repeated="1017"/>
        </table:table-row>
        <table:table-row table:style-name="ro132">
          <table:table-cell table:style-name="ce539" office:value-type="string">
            <text:p>Titolo</text:p>
          </table:table-cell>
          <table:table-cell table:style-name="ce546" office:value-type="string">
            <text:p>Nome dell'attività educativa. In interfaccia, questo elemento apparirà nella Hero della pagina.</text:p>
          </table:table-cell>
          <table:table-cell table:style-name="ce554" table:content-validation-name="val30" office:value-type="string">
            <text:p>Necessario</text:p>
          </table:table-cell>
          <table:table-cell table:style-name="ce130" office:value-type="string">
            <text:p>Testo breve (max. 70 caratteri)</text:p>
          </table:table-cell>
          <table:table-cell table:style-name="ce571" table:number-columns-repeated="2"/>
          <table:table-cell table:style-name="ce586"/>
          <table:table-cell table:number-columns-repeated="1017"/>
        </table:table-row>
        <table:table-row table:style-name="ro133">
          <table:table-cell table:style-name="ce540" office:value-type="string">
            <text:p>Immagine</text:p>
          </table:table-cell>
          <table:table-cell table:style-name="ce547" office:value-type="string">
            <text:p>Immagine rappresentativa dell'attività educativa. In interfaccia, questo elemento apparirà nella Hero della pagina.</text:p>
          </table:table-cell>
          <table:table-cell table:style-name="ce555" table:content-validation-name="val30" office:value-type="string">
            <text:p>Opzionale</text:p>
          </table:table-cell>
          <table:table-cell table:style-name="ce561" office:value-type="string">
            <text:p>File immagine</text:p>
          </table:table-cell>
          <table:table-cell table:style-name="ce572" table:number-columns-repeated="2"/>
          <table:table-cell table:style-name="ce587"/>
          <table:table-cell table:number-columns-repeated="1017"/>
        </table:table-row>
        <table:table-row table:style-name="ro123">
          <table:table-cell table:style-name="ce539" office:value-type="string">
            <text:p>Tipo di attività</text:p>
          </table:table-cell>
          <table:table-cell table:style-name="ce546" office:value-type="string">
            <text:p>Il tipo di attività secondo la tassonomia prevista (Tassonomia Tipi di Attività educativa). In interfaccia, questo elemento apparirà nella Hero della pagina.</text:p>
          </table:table-cell>
          <table:table-cell table:style-name="ce554" table:content-validation-name="val30" office:value-type="string">
            <text:p>Necessario</text:p>
          </table:table-cell>
          <table:table-cell table:style-name="ce562" office:value-type="string">
            <text:p>Tassonomia</text:p>
          </table:table-cell>
          <table:table-cell table:style-name="ce573" office:value-type="string">
            <text:p><text:span text:style-name="T7"><text:a xlink:href="#Tassonomia_Tipi_di_ATTIVITÀ_EDU">Tipi di attività educative</text:a></text:span></text:p>
          </table:table-cell>
          <table:table-cell table:style-name="ce571"/>
          <table:table-cell table:style-name="ce141" office:value-type="string">
            <text:p><text:a xlink:href="https://www.figma.com/community/file/1105848677422572920">Componente "Badge" dello UI Kit Italia</text:a></text:p>
          </table:table-cell>
          <table:table-cell table:number-columns-repeated="1017"/>
        </table:table-row>
        <table:table-row table:style-name="ro134">
          <table:table-cell table:style-name="ce539" office:value-type="string">
            <text:p>Descrizione breve</text:p>
          </table:table-cell>
          <table:table-cell table:style-name="ce546" office:value-type="string">
            <text:p>Descrizione sintetica, con un linguaggio semplice, che possa aiutare qualsiasi utente a identificare con chiarezza di che tipo di attività educativa si tratta e il contenuto di pagina. In interfaccia, questo elemento apparirà nella Hero della pagina.</text:p>
          </table:table-cell>
          <table:table-cell table:style-name="ce556" table:content-validation-name="val30" office:value-type="string">
            <text:p>Necessario</text:p>
          </table:table-cell>
          <table:table-cell table:style-name="ce132" office:value-type="string">
            <text:p>Testo breve (max. 160 caratteri)</text:p>
          </table:table-cell>
          <table:table-cell table:style-name="ce571" table:number-columns-repeated="2"/>
          <table:table-cell table:style-name="ce588"/>
          <table:table-cell table:number-columns-repeated="1017"/>
        </table:table-row>
        <table:table-row table:style-name="ro135">
          <table:table-cell table:style-name="ce540" office:value-type="string">
            <text:p>Descrizione / Description</text:p>
          </table:table-cell>
          <table:table-cell table:style-name="ce547" office:value-type="string">
            <text:p>Descrizione esaustiva dell'attività educativa. Se sono disponibili contenuti correlati all'interno del sito inserirli come link ipertestuali. </text:p>
          </table:table-cell>
          <table:table-cell table:style-name="ce555" table:content-validation-name="val30" office:value-type="string">
            <text:p>Opzionale</text:p>
          </table:table-cell>
          <table:table-cell table:style-name="ce561" office:value-type="string">
            <text:p>Testo lungo (rich text)</text:p>
          </table:table-cell>
          <table:table-cell table:style-name="ce572" table:number-columns-repeated="2"/>
          <table:table-cell table:style-name="ce589"/>
          <table:table-cell table:number-columns-repeated="1017"/>
        </table:table-row>
        <table:table-row table:style-name="ro135">
          <table:table-cell table:style-name="ce540" office:value-type="string">
            <text:p>A chi è rivolto / Target</text:p>
          </table:table-cell>
          <table:table-cell table:style-name="ce547" office:value-type="string">
            <text:p>Descrizione del target specifico a cui l'attività educativa è rivolta</text:p>
          </table:table-cell>
          <table:table-cell table:style-name="ce555" table:content-validation-name="val30" office:value-type="string">
            <text:p>Condizionale</text:p>
          </table:table-cell>
          <table:table-cell table:style-name="ce561" office:value-type="string">
            <text:p>Testo breve (max. 255 caratteri)</text:p>
          </table:table-cell>
          <table:table-cell table:style-name="ce574" office:value-type="string">
            <text:p><text:span text:style-name="T7"><text:a xlink:href="#Tassonomia_Tipi_di_TARGET">Tipi di Target</text:a></text:span></text:p>
          </table:table-cell>
          <table:table-cell table:style-name="ce572"/>
          <table:table-cell table:style-name="ce589"/>
          <table:table-cell table:number-columns-repeated="1017"/>
        </table:table-row>
        <table:table-row table:style-name="ro40">
          <table:table-cell table:style-name="ce541" office:value-type="string">
            <text:p>Orari e durata / Times and duration</text:p>
          </table:table-cell>
          <table:table-cell table:style-name="ce548" office:value-type="string">
            <text:p>Info su orari e giorni in cui viene svolta l'attività e la relativa durata.</text:p>
          </table:table-cell>
          <table:table-cell table:style-name="ce557" table:content-validation-name="val30" office:value-type="string">
            <text:p>Necessario</text:p>
          </table:table-cell>
          <table:table-cell table:style-name="ce563" table:content-validation-name="val31" office:value-type="string">
            <text:p>Datetime (tutti i formati)</text:p>
          </table:table-cell>
          <table:table-cell table:style-name="ce571" table:number-columns-repeated="2"/>
          <table:table-cell table:style-name="ce590"/>
          <table:table-cell table:number-columns-repeated="1017"/>
        </table:table-row>
        <table:table-row table:style-name="ro41">
          <table:table-cell table:style-name="ce541" office:value-type="string">
            <text:p>Costi / Cost</text:p>
          </table:table-cell>
          <table:table-cell table:style-name="ce549" office:value-type="string">
            <text:p>Indicazione del costo dell'attività e delle modalità di prenotazione. Se gratuito, specificare che l'attività è gratuita. </text:p>
          </table:table-cell>
          <table:table-cell table:style-name="ce557" table:content-validation-name="val30" office:value-type="string">
            <text:p>Necessario</text:p>
          </table:table-cell>
          <table:table-cell table:style-name="ce563" table:content-validation-name="val31" office:value-type="string">
            <text:p>Testo breve (max. 255 caratteri)</text:p>
          </table:table-cell>
          <table:table-cell table:style-name="ce571" table:number-columns-repeated="2"/>
          <table:table-cell table:style-name="ce590"/>
          <table:table-cell table:number-columns-repeated="1017"/>
        </table:table-row>
        <table:table-row table:style-name="ro136">
          <table:table-cell table:style-name="ce317" office:value-type="string">
            <text:p>Dove / Where</text:p>
          </table:table-cell>
          <table:table-cell table:style-name="ce172" office:value-type="string">
            <text:p>Indicazione del museo o dei luoghi in cui viene svolta l'attività educativa. Includere il nome del museo o luogo e l'indirizzo, con l'eventuale collegamento alla tipologia di contenuto Luogo di riferimento. </text:p>
            <text:p>(Nota Bene: Nei casi di musei con più luoghi saranno presenti le pagine di dettaglio Luogo. Invece, nel caso in cui non sia presente nessun luogo oltre al museo, non esisteranno le pagine di dettaglio Luogo)</text:p>
          </table:table-cell>
          <table:table-cell table:style-name="ce181" table:content-validation-name="val30" office:value-type="string">
            <text:p>Necessario</text:p>
          </table:table-cell>
          <table:table-cell table:style-name="ce564" office:value-type="string">
            <text:p>Testo breve (max. 255 caratteri) o Relazione con la tipologia</text:p>
          </table:table-cell>
          <table:table-cell table:style-name="ce575" table:content-validation-name="val32"/>
          <table:table-cell table:style-name="ce573" office:value-type="string">
            <text:p><text:a xlink:href="#Tipologia_LUOGO">Luogo</text:a></text:p>
          </table:table-cell>
          <table:table-cell table:style-name="ce591" office:value-type="string">
            <text:p><text:span text:style-name="T10">Componente "Card place" nel </text:span><text:span text:style-name="T10">foglio Local Components della </text:span><text:a xlink:href="https://www.figma.com/community/file/1362341553612665419">Libreria UI del modello</text:a></text:p>
          </table:table-cell>
          <table:table-cell table:number-columns-repeated="1017"/>
        </table:table-row>
        <table:table-row table:style-name="ro41">
          <table:table-cell table:style-name="ce542" office:value-type="string">
            <text:p>Galleria / Gallery</text:p>
          </table:table-cell>
          <table:table-cell table:style-name="ce231" office:value-type="string">
            <text:p>Una o più immagini o uno o più video corredate da didascalie rappresentative dell'attività educativa</text:p>
          </table:table-cell>
          <table:table-cell table:style-name="ce558" table:content-validation-name="val30" office:value-type="string">
            <text:p>Opzionale</text:p>
          </table:table-cell>
          <table:table-cell table:style-name="ce565" office:value-type="string">
            <text:p>File immagini o video</text:p>
          </table:table-cell>
          <table:table-cell table:style-name="ce576"/>
          <table:table-cell table:style-name="ce582"/>
          <table:table-cell table:style-name="ce592"/>
          <table:table-cell table:number-columns-repeated="1017"/>
        </table:table-row>
        <table:table-row table:style-name="ro130">
          <table:table-cell table:style-name="ce543" office:value-type="string">
            <text:p>Contatti e prenotazioni / Contacts and bookings</text:p>
          </table:table-cell>
          <table:table-cell table:style-name="ce550" office:value-type="string">
            <text:p>Contatti del luogo in cui verrà svolta l'attività educativa come telefono, mail o altri punti di contatto utili anche ai fini di prenotazione. Nel caso in cui ci sia il flusso di prenotazione online, è presente il bottone "Prenota online"</text:p>
          </table:table-cell>
          <table:table-cell table:style-name="ce235" table:content-validation-name="val30" office:value-type="string">
            <text:p>Necessario</text:p>
          </table:table-cell>
          <table:table-cell table:style-name="ce566" office:value-type="string">
            <text:p>Tassonomia</text:p>
          </table:table-cell>
          <table:table-cell table:style-name="ce577" office:value-type="string">
            <text:p><text:span text:style-name="T7"><text:a xlink:href="#Tassonomia_Tipi_di_PUNTO_DI_CON">Tipi Punti di contatto</text:a></text:span></text:p>
          </table:table-cell>
          <table:table-cell table:style-name="ce583"/>
          <table:table-cell table:style-name="ce534" office:value-type="string">
            <text:p><text:a xlink:href="https://www.figma.com/community/file/1105848677422572920">Componente "Button" dello UI Kit Italia</text:a></text:p>
          </table:table-cell>
          <table:table-cell table:style-name="ce212" table:number-columns-repeated="1017"/>
        </table:table-row>
        <table:table-row table:style-name="ro121">
          <table:table-cell table:style-name="ce544" office:value-type="string">
            <text:p>Materiali scaricabili / Attachments</text:p>
          </table:table-cell>
          <table:table-cell table:style-name="ce551" office:value-type="string">
            <text:p>Lista di eventuali documenti scaricabili collegati all'attività educativa</text:p>
          </table:table-cell>
          <table:table-cell table:style-name="ce559" table:content-validation-name="val30" office:value-type="string">
            <text:p>Opzionale</text:p>
          </table:table-cell>
          <table:table-cell table:style-name="ce567" office:value-type="string">
            <text:p>File (blob)</text:p>
          </table:table-cell>
          <table:table-cell table:style-name="ce578" table:content-validation-name="val32"/>
          <table:table-cell table:style-name="ce584"/>
          <table:table-cell table:style-name="ce593"/>
          <table:table-cell table:style-name="ce212" table:number-columns-repeated="1017"/>
        </table:table-row>
        <table:table-row table:style-name="ro137">
          <table:table-cell table:style-name="ce323" office:value-type="string">
            <text:p>Accessibilità e sicurezza / Accessibility and safety</text:p>
          </table:table-cell>
          <table:table-cell table:style-name="ce172" office:value-type="string">
            <text:p>Informazioni sull'accessibilità per persone con disabilità o a ridotta mobilità e su eventuali norme di sicurezza. È utile includere i collegamenti alle pagine Accessibilità e Regole per i visitatori dove trovare ulteriori approfondimenti.</text:p>
          </table:table-cell>
          <table:table-cell table:style-name="ce181" table:content-validation-name="val30" office:value-type="string">
            <text:p>Necessario</text:p>
          </table:table-cell>
          <table:table-cell table:style-name="ce568" office:value-type="string">
            <text:p>Testo lungo (rich text)</text:p>
          </table:table-cell>
          <table:table-cell table:style-name="ce579" table:number-columns-repeated="2"/>
          <table:table-cell table:style-name="ce594"/>
          <table:table-cell table:number-columns-repeated="1017"/>
        </table:table-row>
        <table:table-row table:style-name="ro83">
          <table:table-cell table:style-name="ce545" office:value-type="string">
            <text:p>Ulteriori informazioni / Additional informations</text:p>
          </table:table-cell>
          <table:table-cell table:style-name="ce552" office:value-type="string">
            <text:p>Eventuali ulteriori dati e informazioni utili alla fruzione dell'attività educativa. Rientrano in questo elemento tutte le informazioni non inserite nei campi precedenti ma che aiutano a chiarire come si svolge il percorso di fruzione dell'attività educativa.</text:p>
          </table:table-cell>
          <table:table-cell table:style-name="ce560" table:content-validation-name="val30" office:value-type="string">
            <text:p>Opzionale</text:p>
          </table:table-cell>
          <table:table-cell table:style-name="ce569" table:content-validation-name="val31" office:value-type="string">
            <text:p>Testo lungo (rich text)</text:p>
          </table:table-cell>
          <table:table-cell table:style-name="ce580"/>
          <table:table-cell table:style-name="ce585"/>
          <table:table-cell table:style-name="ce145"/>
          <table:table-cell table:number-columns-repeated="1017"/>
        </table:table-row>
        <table:table-row table:style-name="ro121">
          <table:table-cell table:style-name="ce541" office:value-type="string">
            <text:p>Ultimo aggiornamento / Last updated</text:p>
          </table:table-cell>
          <table:table-cell table:style-name="ce553" office:value-type="string">
            <text:p>Data in cui è stato effettuato l'ultimo aggiornamento ai contenuti della pagina. Inserire almeno la data, scritta per esteso (ad esempio, 22 dicembre 2024)</text:p>
          </table:table-cell>
          <table:table-cell table:style-name="ce557" table:content-validation-name="val30" office:value-type="string">
            <text:p>Necessario</text:p>
          </table:table-cell>
          <table:table-cell table:style-name="ce570" office:value-type="string">
            <text:p>Datetime (tutti i formati)</text:p>
          </table:table-cell>
          <table:table-cell table:style-name="ce581" table:number-columns-repeated="2"/>
          <table:table-cell table:style-name="ce143"/>
          <table:table-cell table:number-columns-repeated="1017"/>
        </table:table-row>
        <table:table-row table:style-name="ro30" table:number-rows-repeated="986">
          <table:table-cell table:number-columns-repeated="1024"/>
        </table:table-row>
        <table:table-row table:style-name="ro31" table:number-rows-repeated="1047571">
          <table:table-cell table:number-columns-repeated="1024"/>
        </table:table-row>
        <table:table-row table:style-name="ro31">
          <table:table-cell table:number-columns-repeated="1024"/>
        </table:table-row>
      </table:table>
      <table:table table:name="Tipologia_ATT__DI_RICERCA_o_PUB" table:style-name="ta10">
        <table:table-column table:style-name="co96" table:number-columns-repeated="2" table:default-cell-style-name="ce2"/>
        <table:table-column table:style-name="co101" table:default-cell-style-name="ce2"/>
        <table:table-column table:style-name="co25" table:default-cell-style-name="ce2"/>
        <table:table-column table:style-name="co98" table:default-cell-style-name="ce2"/>
        <table:table-column table:style-name="co102" table:default-cell-style-name="ce2"/>
        <table:table-column table:style-name="co103" table:default-cell-style-name="ce2"/>
        <table:table-column table:style-name="co28" table:number-columns-repeated="19" table:default-cell-style-name="ce2"/>
        <table:table-column table:style-name="co29" table:number-columns-repeated="998" table:default-cell-style-name="ce2"/>
        <table:table-row table:style-name="ro17">
          <table:table-cell table:style-name="ce87" office:value-type="string" table:number-columns-spanned="7" table:number-rows-spanned="1">
            <text:p>Tipologia: <text:span text:style-name="T6">ATTIVITÀ DI </text:span><text:span text:style-name="T6">RICERCA O </text:span><text:span text:style-name="T6">PUBBLICAZIO</text:span><text:span text:style-name="T6">NE | </text:span><text:span text:style-name="T6">RESEARCH </text:span><text:span text:style-name="T6">ACTIVITY OR </text:span><text:span text:style-name="T6">PUBBLICATIO</text:span><text:span text:style-name="T6">N</text:span></text:p>
          </table:table-cell>
          <table:covered-table-cell table:number-columns-repeated="6"/>
          <table:table-cell table:number-columns-repeated="1017"/>
        </table:table-row>
        <table:table-row table:style-name="ro50">
          <table:table-cell table:style-name="ce110" office:value-type="string" table:number-columns-spanned="7" table:number-rows-spanned="1">
            <text:p>Questa Tipologia descrive la struttura di un'attività di ricerca o di una pubblicazione legata al museo o ad un luogo del museo</text:p>
          </table:table-cell>
          <table:covered-table-cell table:number-columns-repeated="6"/>
          <table:table-cell table:number-columns-repeated="1017"/>
        </table:table-row>
        <table:table-row table:style-name="ro17">
          <table:table-cell table:style-name="ce89" office:value-type="string">
            <text:p>Elemento - ITA e ENG</text:p>
          </table:table-cell>
          <table:table-cell table:style-name="ce89" office:value-type="string">
            <text:p>Descrizione</text:p>
          </table:table-cell>
          <table:table-cell table:style-name="ce89" office:value-type="string">
            <text:p>Tipologia valore</text:p>
          </table:table-cell>
          <table:table-cell table:style-name="ce89" office:value-type="string">
            <text:p>Tipo di contenuto</text:p>
          </table:table-cell>
          <table:table-cell table:style-name="ce89" office:value-type="string">
            <text:p>Tassonomia di riferimento</text:p>
          </table:table-cell>
          <table:table-cell table:style-name="ce89" office:value-type="string">
            <text:p>Relazione con Tipologia</text:p>
          </table:table-cell>
          <table:table-cell table:style-name="ce142" office:value-type="string">
            <text:p>Componenti UI Kit</text:p>
          </table:table-cell>
          <table:table-cell table:number-columns-repeated="1017"/>
        </table:table-row>
        <table:table-row table:style-name="ro72">
          <table:table-cell table:style-name="ce595" office:value-type="string">
            <text:p>Titolo</text:p>
          </table:table-cell>
          <table:table-cell table:style-name="ce601" office:value-type="string">
            <text:p>Nome dell'attività di ricerca o pubblicazione. In interfaccia, questo elemento apparirà nella Hero della pagina.</text:p>
          </table:table-cell>
          <table:table-cell table:style-name="ce607" table:content-validation-name="val33" office:value-type="string">
            <text:p>Necessario</text:p>
          </table:table-cell>
          <table:table-cell table:style-name="ce130" office:value-type="string">
            <text:p>Testo breve (max. 70 caratteri)</text:p>
          </table:table-cell>
          <table:table-cell table:style-name="ce667" table:number-columns-repeated="2"/>
          <table:table-cell table:style-name="ce677"/>
          <table:table-cell table:number-columns-repeated="1017"/>
        </table:table-row>
        <table:table-row table:style-name="ro133">
          <table:table-cell table:style-name="ce596" office:value-type="string">
            <text:p>Immagine</text:p>
          </table:table-cell>
          <table:table-cell table:style-name="ce602" office:value-type="string">
            <text:p>Immagine rappresentativa della attività di ricerca o della pubblicazione. In interfaccia, questo elemento apparirà nella Hero della pagina.</text:p>
          </table:table-cell>
          <table:table-cell table:style-name="ce608" table:content-validation-name="val33" office:value-type="string">
            <text:p>Opzionale</text:p>
          </table:table-cell>
          <table:table-cell table:style-name="ce662" office:value-type="string">
            <text:p>File immagini</text:p>
          </table:table-cell>
          <table:table-cell table:style-name="ce668" table:number-columns-repeated="2"/>
          <table:table-cell table:style-name="ce678"/>
          <table:table-cell table:number-columns-repeated="1017"/>
        </table:table-row>
        <table:table-row table:style-name="ro73">
          <table:table-cell table:style-name="ce595" office:value-type="string">
            <text:p>Tipo di attività</text:p>
          </table:table-cell>
          <table:table-cell table:style-name="ce601" office:value-type="string">
            <text:p>Specificare il tipo di attività: attività di ricerca o pubblicazione. In interfaccia, questo elemento apparirà nella Hero della pagina.</text:p>
          </table:table-cell>
          <table:table-cell table:style-name="ce607" table:content-validation-name="val33" office:value-type="string">
            <text:p>Necessario</text:p>
          </table:table-cell>
          <table:table-cell table:style-name="ce663" office:value-type="string">
            <text:p>Booleano (vero/falso): Attività di ricerca / Pubblicaizone - Research activity / Research publication</text:p>
          </table:table-cell>
          <table:table-cell table:style-name="ce669"/>
          <table:table-cell table:style-name="ce667"/>
          <table:table-cell table:style-name="ce141" office:value-type="string">
            <text:p><text:a xlink:href="https://www.figma.com/community/file/1105848677422572920">Componente "Badge" dello UI Kit Italia</text:a></text:p>
          </table:table-cell>
          <table:table-cell table:number-columns-repeated="1017"/>
        </table:table-row>
        <table:table-row table:style-name="ro123">
          <table:table-cell table:style-name="ce596" office:value-type="string">
            <text:p>Data di pubblicazione / Pubblication date</text:p>
          </table:table-cell>
          <table:table-cell table:style-name="ce602" office:value-type="string">
            <text:p>Specificare la data di pubblicazione. In interfaccia, questo elemento apparirà nella Hero della pagina. Questo elemento è necessario per le pubblicazioni</text:p>
          </table:table-cell>
          <table:table-cell table:style-name="ce608" table:content-validation-name="val33" office:value-type="string">
            <text:p>Condizionale</text:p>
          </table:table-cell>
          <table:table-cell table:style-name="ce662" office:value-type="string">
            <text:p>Datetime (tutti i formati)</text:p>
          </table:table-cell>
          <table:table-cell table:style-name="ce670"/>
          <table:table-cell table:style-name="ce668"/>
          <table:table-cell table:style-name="ce678"/>
          <table:table-cell table:number-columns-repeated="1017"/>
        </table:table-row>
        <table:table-row table:style-name="ro82">
          <table:table-cell table:style-name="ce595" office:value-type="string">
            <text:p>Descrizione breve</text:p>
          </table:table-cell>
          <table:table-cell table:style-name="ce601" office:value-type="string">
            <text:p>Descrizione sintetica, con un linguaggio semplice, che possa aiutare qualsiasi utente a identificare con chiarezza di che tipo di attività di ricerca o di pubblicazione si tratta e il contenuto di pagina. In interfaccia, questo elemento apparirà nella Hero della pagina.</text:p>
          </table:table-cell>
          <table:table-cell table:style-name="ce658" table:content-validation-name="val33" office:value-type="string">
            <text:p>Necessario</text:p>
          </table:table-cell>
          <table:table-cell table:style-name="ce132" office:value-type="string">
            <text:p>Testo breve (max. 160 caratteri)</text:p>
          </table:table-cell>
          <table:table-cell table:style-name="ce667" table:number-columns-repeated="2"/>
          <table:table-cell table:style-name="ce677"/>
          <table:table-cell table:number-columns-repeated="1017"/>
        </table:table-row>
        <table:table-row table:style-name="ro135">
          <table:table-cell table:style-name="ce595" office:value-type="string">
            <text:p>Descrizione / Description</text:p>
          </table:table-cell>
          <table:table-cell table:style-name="ce601" office:value-type="string">
            <text:p>Descrizione esaustiva del contesto, della metodologia e degli obiettivi della ricerca.</text:p>
          </table:table-cell>
          <table:table-cell table:style-name="ce607" table:content-validation-name="val33" office:value-type="string">
            <text:p>Necessario</text:p>
          </table:table-cell>
          <table:table-cell table:style-name="ce663" office:value-type="string">
            <text:p>Testo lungo (rich text)</text:p>
          </table:table-cell>
          <table:table-cell table:style-name="ce667" table:number-columns-repeated="2"/>
          <table:table-cell table:style-name="ce677"/>
          <table:table-cell table:number-columns-repeated="1017"/>
        </table:table-row>
        <table:table-row table:style-name="ro135">
          <table:table-cell table:style-name="ce595" office:value-type="string">
            <text:p>Autori / Authors</text:p>
          </table:table-cell>
          <table:table-cell table:style-name="ce601" office:value-type="string">
            <text:p>Elenco degli autori dell'attività di ricerca o della pubblicazione</text:p>
          </table:table-cell>
          <table:table-cell table:style-name="ce607" table:content-validation-name="val33" office:value-type="string">
            <text:p>Necessario</text:p>
          </table:table-cell>
          <table:table-cell table:style-name="ce663" office:value-type="string">
            <text:p>Testo lungo (rich text)</text:p>
          </table:table-cell>
          <table:table-cell table:style-name="ce669"/>
          <table:table-cell table:style-name="ce667"/>
          <table:table-cell table:style-name="ce677"/>
          <table:table-cell table:number-columns-repeated="1017"/>
        </table:table-row>
        <table:table-row table:style-name="ro135">
          <table:table-cell table:style-name="ce596" office:value-type="string">
            <text:p>Accedi alla pubblicazione</text:p>
          </table:table-cell>
          <table:table-cell table:style-name="ce602" office:value-type="string">
            <text:p>Il file della pubblicazione o il link per poter accedere alla pubblicazione online. Questo elemento è necessario per le pubblicazioni.</text:p>
          </table:table-cell>
          <table:table-cell table:style-name="ce608" table:content-validation-name="val33" office:value-type="string">
            <text:p>Condizionale</text:p>
          </table:table-cell>
          <table:table-cell table:style-name="ce662" office:value-type="string">
            <text:p>File scaricabile o link</text:p>
          </table:table-cell>
          <table:table-cell table:style-name="ce670"/>
          <table:table-cell table:style-name="ce668"/>
          <table:table-cell table:style-name="ce678"/>
          <table:table-cell table:number-columns-repeated="1017"/>
        </table:table-row>
        <table:table-row table:style-name="ro121">
          <table:table-cell table:style-name="ce597" office:value-type="string">
            <text:p>Allegati / Attachments</text:p>
          </table:table-cell>
          <table:table-cell table:style-name="ce603" office:value-type="string">
            <text:p>Lista di eventuali documenti scaricabili collegati all'attività di ricerca o pubblicazione</text:p>
          </table:table-cell>
          <table:table-cell table:style-name="ce659" table:content-validation-name="val33" office:value-type="string">
            <text:p>Opzionale</text:p>
          </table:table-cell>
          <table:table-cell table:style-name="ce664" office:value-type="string">
            <text:p>File (blob)</text:p>
          </table:table-cell>
          <table:table-cell table:style-name="ce671" table:content-validation-name="val35"/>
          <table:table-cell table:style-name="ce673" table:number-columns-repeated="2"/>
          <table:table-cell table:style-name="ce212" table:number-columns-repeated="1017"/>
        </table:table-row>
        <table:table-row table:style-name="ro135">
          <table:table-cell table:style-name="ce598" office:value-type="string">
            <text:p>Approfondimenti / In-depth information</text:p>
          </table:table-cell>
          <table:table-cell table:style-name="ce603" office:value-type="string">
            <text:p>Lista di eventuali link a risorse online collegate all'attività di ricerca o alla pubblicazione</text:p>
          </table:table-cell>
          <table:table-cell table:style-name="ce659" table:content-validation-name="val33" office:value-type="string">
            <text:p>Opzionale</text:p>
          </table:table-cell>
          <table:table-cell table:style-name="ce664" office:value-type="string">
            <text:p>File (blob)</text:p>
          </table:table-cell>
          <table:table-cell table:style-name="ce206"/>
          <table:table-cell table:style-name="ce674"/>
          <table:table-cell table:style-name="ce679"/>
          <table:table-cell table:style-name="ce212" table:number-columns-repeated="1017"/>
        </table:table-row>
        <table:table-row table:style-name="ro41">
          <table:table-cell table:style-name="ce596" office:value-type="string">
            <text:p>Galleria / Gallery</text:p>
          </table:table-cell>
          <table:table-cell table:style-name="ce604" office:value-type="string">
            <text:p>Una o più immagini o uno o più video rappresentativi dell'attività di ricerca o pubblicazione e corredati da didascalie.</text:p>
          </table:table-cell>
          <table:table-cell table:style-name="ce608" table:content-validation-name="val33" office:value-type="string">
            <text:p>Opzionale</text:p>
          </table:table-cell>
          <table:table-cell table:style-name="ce662" office:value-type="string">
            <text:p>File immagini o video</text:p>
          </table:table-cell>
          <table:table-cell table:style-name="ce672"/>
          <table:table-cell table:style-name="ce675"/>
          <table:table-cell table:style-name="ce680"/>
          <table:table-cell table:number-columns-repeated="1017"/>
        </table:table-row>
        <table:table-row table:style-name="ro83">
          <table:table-cell table:style-name="ce599" office:value-type="string">
            <text:p>Ulteriori informazioni / Additional informations</text:p>
          </table:table-cell>
          <table:table-cell table:style-name="ce605" office:value-type="string">
            <text:p>Eventuali ulteriori dati e informazioni utili. Rientrano in questo elemento tutte le informazioni non inserite nei campi precedenti ma a chiarire aspetti dell'attività di ricerca o della pubblicazione.</text:p>
          </table:table-cell>
          <table:table-cell table:style-name="ce660" table:content-validation-name="val33" office:value-type="string">
            <text:p>Opzionale</text:p>
          </table:table-cell>
          <table:table-cell table:style-name="ce665" table:content-validation-name="val34" office:value-type="string">
            <text:p>Testo lungo (rich text)</text:p>
          </table:table-cell>
          <table:table-cell table:style-name="ce145"/>
          <table:table-cell table:style-name="ce676"/>
          <table:table-cell table:style-name="ce145"/>
          <table:table-cell table:number-columns-repeated="1017"/>
        </table:table-row>
        <table:table-row table:style-name="ro121">
          <table:table-cell table:style-name="ce600" office:value-type="string">
            <text:p>Ultimo aggiornamento / Last updated</text:p>
          </table:table-cell>
          <table:table-cell table:style-name="ce606" office:value-type="string">
            <text:p>Data in cui è stato effettuato l'ultimo aggiornamento ai contenuti della pagina. Inserire almeno la data, scritta per esteso (ad esempio, 22 dicembre 2024)</text:p>
          </table:table-cell>
          <table:table-cell table:style-name="ce661" table:content-validation-name="val33" office:value-type="string">
            <text:p>Necessario</text:p>
          </table:table-cell>
          <table:table-cell table:style-name="ce666" office:value-type="string">
            <text:p>Datetime (tutti i formati)</text:p>
          </table:table-cell>
          <table:table-cell table:style-name="ce143" table:number-columns-repeated="3"/>
          <table:table-cell table:number-columns-repeated="1017"/>
        </table:table-row>
        <table:table-row table:style-name="ro30" table:number-rows-repeated="986">
          <table:table-cell table:number-columns-repeated="1024"/>
        </table:table-row>
        <table:table-row table:style-name="ro31" table:number-rows-repeated="1047573">
          <table:table-cell table:number-columns-repeated="1024"/>
        </table:table-row>
        <table:table-row table:style-name="ro31">
          <table:table-cell table:number-columns-repeated="1024"/>
        </table:table-row>
      </table:table>
      <table:table table:name="Tipologia_EVENTO" table:style-name="ta9">
        <table:table-column table:style-name="co129" table:default-cell-style-name="ce2"/>
        <table:table-column table:style-name="co130" table:default-cell-style-name="ce2"/>
        <table:table-column table:style-name="co119" table:default-cell-style-name="ce2"/>
        <table:table-column table:style-name="co114" table:default-cell-style-name="ce2"/>
        <table:table-column table:style-name="co131" table:default-cell-style-name="ce2"/>
        <table:table-column table:style-name="co132" table:default-cell-style-name="ce2"/>
        <table:table-column table:style-name="co103" table:default-cell-style-name="ce2"/>
        <table:table-column table:style-name="co28" table:number-columns-repeated="19" table:default-cell-style-name="ce2"/>
        <table:table-column table:style-name="co29" table:number-columns-repeated="998" table:default-cell-style-name="ce2"/>
        <table:table-row table:style-name="ro62">
          <table:table-cell table:style-name="ce399" office:value-type="string" table:number-columns-spanned="7" table:number-rows-spanned="1">
            <text:p>Tipologia: <text:span text:style-name="T14">EVENTO</text:span></text:p>
          </table:table-cell>
          <table:covered-table-cell table:number-columns-repeated="6"/>
          <table:table-cell table:number-columns-repeated="1017"/>
        </table:table-row>
        <table:table-row table:style-name="ro50">
          <table:table-cell table:style-name="ce681" office:value-type="string" table:number-columns-spanned="7" table:number-rows-spanned="1">
            <text:p><text:a xlink:href="https://schema.org/Event">Tipologia che struttura le informazioni relative a un evento di interesse pubblico pubblicato sul sito di un museo. Schema.org prevede una tipologia Event</text:a></text:p>
          </table:table-cell>
          <table:covered-table-cell table:number-columns-repeated="6"/>
          <table:table-cell table:number-columns-repeated="1017"/>
        </table:table-row>
        <table:table-row table:style-name="ro47">
          <table:table-cell table:style-name="ce89" office:value-type="string">
            <text:p>Elemento</text:p>
          </table:table-cell>
          <table:table-cell table:style-name="ce89" office:value-type="string">
            <text:p>Descrizione</text:p>
          </table:table-cell>
          <table:table-cell table:style-name="ce89" office:value-type="string">
            <text:p>Tipologia valore</text:p>
          </table:table-cell>
          <table:table-cell table:style-name="ce89" office:value-type="string">
            <text:p>Tipo di slot (dati o relazioni)</text:p>
          </table:table-cell>
          <table:table-cell table:style-name="ce89" office:value-type="string">
            <text:p>Tassonomia di riferimento</text:p>
          </table:table-cell>
          <table:table-cell table:style-name="ce89" office:value-type="string">
            <text:p>Relazione con Tipologia</text:p>
          </table:table-cell>
          <table:table-cell table:style-name="ce142" office:value-type="string">
            <text:p>Componenti UI Kit</text:p>
          </table:table-cell>
          <table:table-cell table:number-columns-repeated="1017"/>
        </table:table-row>
        <table:table-row table:style-name="ro78">
          <table:table-cell table:style-name="ce682" office:value-type="string">
            <text:p>Titolo dell'evento</text:p>
          </table:table-cell>
          <table:table-cell table:style-name="ce684" office:value-type="string">
            <text:p>Titolo dell'evento</text:p>
          </table:table-cell>
          <table:table-cell table:style-name="ce690" table:content-validation-name="val36" office:value-type="string">
            <text:p>Necessario</text:p>
          </table:table-cell>
          <table:table-cell table:style-name="ce693" table:content-validation-name="val37" office:value-type="string">
            <text:p>Testo breve (max. 255 char)</text:p>
          </table:table-cell>
          <table:table-cell table:style-name="ce697" table:content-validation-name="val38"/>
          <table:table-cell table:style-name="ce709" table:content-validation-name="val40"/>
          <table:table-cell table:style-name="ce145"/>
          <table:table-cell table:number-columns-repeated="1017"/>
        </table:table-row>
        <table:table-row table:style-name="ro138">
          <table:table-cell table:style-name="ce683" office:value-type="string">
            <text:p>Tipo di evento</text:p>
          </table:table-cell>
          <table:table-cell table:style-name="ce685" office:value-type="string">
            <text:p>Il tipo di evento secondo la tassonomia specificata</text:p>
          </table:table-cell>
          <table:table-cell table:style-name="ce691" table:content-validation-name="val36" office:value-type="string">
            <text:p>Necessario</text:p>
          </table:table-cell>
          <table:table-cell table:style-name="ce693" table:content-validation-name="val37" office:value-type="string">
            <text:p>Tassonomia</text:p>
          </table:table-cell>
          <table:table-cell table:style-name="ce698" table:content-validation-name="val38" office:value-type="string">
            <text:p>Tipi di evento</text:p>
          </table:table-cell>
          <table:table-cell table:style-name="ce710" table:content-validation-name="val40" office:value-type="string">
            <text:p>Evento</text:p>
          </table:table-cell>
          <table:table-cell table:style-name="ce145"/>
          <table:table-cell table:number-columns-repeated="1017"/>
        </table:table-row>
        <table:table-row table:style-name="ro139">
          <table:table-cell table:style-name="ce683" office:value-type="string">
            <text:p>Sottotitolo</text:p>
          </table:table-cell>
          <table:table-cell table:style-name="ce686" office:value-type="string">
            <text:p>Eventuale sottotitolo o titolo abbreviato</text:p>
          </table:table-cell>
          <table:table-cell table:style-name="ce691" table:content-validation-name="val36" office:value-type="string">
            <text:p>Opzionale</text:p>
          </table:table-cell>
          <table:table-cell table:style-name="ce693" table:content-validation-name="val37" office:value-type="string">
            <text:p>Testo breve (max. 255 char)</text:p>
          </table:table-cell>
          <table:table-cell table:style-name="ce697" table:content-validation-name="val38"/>
          <table:table-cell table:style-name="ce709" table:content-validation-name="val40"/>
          <table:table-cell table:style-name="ce145"/>
          <table:table-cell table:number-columns-repeated="1017"/>
        </table:table-row>
        <table:table-row table:style-name="ro138">
          <table:table-cell table:style-name="ce683" office:value-type="string">
            <text:p>Data e ora di inizio</text:p>
          </table:table-cell>
          <table:table-cell table:style-name="ce686"/>
          <table:table-cell table:style-name="ce691" table:content-validation-name="val36" office:value-type="string">
            <text:p>Necessario</text:p>
          </table:table-cell>
          <table:table-cell table:style-name="ce693" table:content-validation-name="val37" office:value-type="string">
            <text:p>Datetime (tutti i formati)</text:p>
          </table:table-cell>
          <table:table-cell table:style-name="ce697" table:content-validation-name="val38"/>
          <table:table-cell table:style-name="ce709" table:content-validation-name="val40"/>
          <table:table-cell table:style-name="ce145"/>
          <table:table-cell table:number-columns-repeated="1017"/>
        </table:table-row>
        <table:table-row table:style-name="ro55">
          <table:table-cell table:style-name="ce683" office:value-type="string">
            <text:p>Data e ora di fine</text:p>
          </table:table-cell>
          <table:table-cell table:style-name="ce686"/>
          <table:table-cell table:style-name="ce691" table:content-validation-name="val36" office:value-type="string">
            <text:p>Necessario</text:p>
          </table:table-cell>
          <table:table-cell table:style-name="ce693" table:content-validation-name="val37" office:value-type="string">
            <text:p>Datetime (tutti i formati)</text:p>
          </table:table-cell>
          <table:table-cell table:style-name="ce697" table:content-validation-name="val38"/>
          <table:table-cell table:style-name="ce709" table:content-validation-name="val40"/>
          <table:table-cell table:style-name="ce145"/>
          <table:table-cell table:number-columns-repeated="1017"/>
        </table:table-row>
        <table:table-row table:style-name="ro45">
          <table:table-cell table:style-name="ce683" office:value-type="string">
            <text:p>Descrizione breve</text:p>
          </table:table-cell>
          <table:table-cell table:style-name="ce686" office:value-type="string">
            <text:p>Descrizione sintentica dell'evento, inferiore a 160 caratteri</text:p>
          </table:table-cell>
          <table:table-cell table:style-name="ce691" table:content-validation-name="val36" office:value-type="string">
            <text:p>Necessario</text:p>
          </table:table-cell>
          <table:table-cell table:style-name="ce693" table:content-validation-name="val37" office:value-type="string">
            <text:p>Testo breve (max. 255 char)</text:p>
          </table:table-cell>
          <table:table-cell table:style-name="ce697" table:content-validation-name="val38"/>
          <table:table-cell table:style-name="ce709" table:content-validation-name="val40"/>
          <table:table-cell table:style-name="ce145"/>
          <table:table-cell table:number-columns-repeated="1017"/>
        </table:table-row>
        <table:table-row table:style-name="ro55">
          <table:table-cell table:style-name="ce683" office:value-type="string">
            <text:p>Immagine</text:p>
          </table:table-cell>
          <table:table-cell table:style-name="ce686" office:value-type="string">
            <text:p>Immagine dell'evento </text:p>
          </table:table-cell>
          <table:table-cell table:style-name="ce691" table:content-validation-name="val36" office:value-type="string">
            <text:p>Opzionale</text:p>
          </table:table-cell>
          <table:table-cell table:style-name="ce693" table:content-validation-name="val37" office:value-type="string">
            <text:p>File (blob)</text:p>
          </table:table-cell>
          <table:table-cell table:style-name="ce697" table:content-validation-name="val38"/>
          <table:table-cell table:style-name="ce709" table:content-validation-name="val40"/>
          <table:table-cell table:style-name="ce145"/>
          <table:table-cell table:number-columns-repeated="1017"/>
        </table:table-row>
        <table:table-row table:style-name="ro55">
          <table:table-cell table:style-name="ce683" office:value-type="string">
            <text:p>Evento genitore</text:p>
          </table:table-cell>
          <table:table-cell table:style-name="ce686" office:value-type="string">
            <text:p>Un evento può essere parte di un altro evento definito come "genitore" </text:p>
          </table:table-cell>
          <table:table-cell table:style-name="ce691" table:content-validation-name="val36" office:value-type="string">
            <text:p>Opzionale</text:p>
          </table:table-cell>
          <table:table-cell table:style-name="ce693" table:content-validation-name="val37" office:value-type="string">
            <text:p>Relazione con Tipologia</text:p>
          </table:table-cell>
          <table:table-cell table:style-name="ce698" table:content-validation-name="val38" office:value-type="string">
            <text:p>Tipi di Evento</text:p>
          </table:table-cell>
          <table:table-cell table:style-name="ce710" table:content-validation-name="val40" office:value-type="string">
            <text:p>Evento</text:p>
          </table:table-cell>
          <table:table-cell table:style-name="ce145"/>
          <table:table-cell table:number-columns-repeated="1017"/>
        </table:table-row>
        <table:table-row table:style-name="ro140">
          <table:table-cell table:style-name="ce683" office:value-type="string">
            <text:p>Descrizione estesa</text:p>
          </table:table-cell>
          <table:table-cell table:style-name="ce686" office:value-type="string">
            <text:p>Introduzione e descrizione esaustiva dell'evento</text:p>
          </table:table-cell>
          <table:table-cell table:style-name="ce690" table:content-validation-name="val36" office:value-type="string">
            <text:p>Necessario</text:p>
          </table:table-cell>
          <table:table-cell table:style-name="ce693" table:content-validation-name="val37" office:value-type="string">
            <text:p>Testo lungo (rich text)</text:p>
          </table:table-cell>
          <table:table-cell table:style-name="ce697" table:content-validation-name="val38"/>
          <table:table-cell table:style-name="ce709" table:content-validation-name="val40"/>
          <table:table-cell table:style-name="ce145"/>
          <table:table-cell table:number-columns-repeated="1017"/>
        </table:table-row>
        <table:table-row table:style-name="ro45">
          <table:table-cell table:style-name="ce683" office:value-type="string">
            <text:p>Parteciperanno (Persone)</text:p>
          </table:table-cell>
          <table:table-cell table:style-name="ce687" office:value-type="string">
            <text:p>Link a persone esperte del settore che interverranno all'evento</text:p>
          </table:table-cell>
          <table:table-cell table:style-name="ce690" table:content-validation-name="val36" office:value-type="string">
            <text:p>Opzionale</text:p>
          </table:table-cell>
          <table:table-cell table:style-name="ce694" table:content-validation-name="val37" office:value-type="string">
            <text:p>Relazione con Tipologia</text:p>
          </table:table-cell>
          <table:table-cell table:style-name="ce699" table:content-validation-name="val38"/>
          <table:table-cell table:style-name="ce711" table:content-validation-name="val40"/>
          <table:table-cell table:style-name="ce145"/>
          <table:table-cell table:number-columns-repeated="1017"/>
        </table:table-row>
        <table:table-row table:style-name="ro54">
          <table:table-cell table:style-name="ce683" office:value-type="string">
            <text:p>Galleria</text:p>
          </table:table-cell>
          <table:table-cell table:style-name="ce686" office:value-type="string">
            <text:p>Una o più immagini o uno o più video corredate da didascalie</text:p>
          </table:table-cell>
          <table:table-cell table:style-name="ce691" table:content-validation-name="val36" office:value-type="string">
            <text:p>Opzionale</text:p>
          </table:table-cell>
          <table:table-cell table:style-name="ce694" table:content-validation-name="val37" office:value-type="string">
            <text:p>File (blob)</text:p>
          </table:table-cell>
          <table:table-cell table:style-name="ce700" table:content-validation-name="val38"/>
          <table:table-cell table:style-name="ce709" table:content-validation-name="val40"/>
          <table:table-cell table:style-name="ce145"/>
          <table:table-cell table:number-columns-repeated="1017"/>
        </table:table-row>
        <table:table-row table:style-name="ro76">
          <table:table-cell table:style-name="ce683" office:value-type="string">
            <text:p>A chi è rivolto</text:p>
          </table:table-cell>
          <table:table-cell table:style-name="ce685" office:value-type="string">
            <text:p>Descrizione testuale dei principali destinatari dell'Evento</text:p>
          </table:table-cell>
          <table:table-cell table:style-name="ce691" table:content-validation-name="val36" office:value-type="string">
            <office:annotation draw:style-name="gr1" draw:text-style-name="P1" svg:width="3.493cm" svg:height="1.482cm" svg:x="15.293cm" svg:y="16.06cm" draw:caption-point-x="-0.437cm" draw:caption-point-y="5.513cm">
              <dc:date>1899-12-30T00:00:00</dc:date>
              <text:p text:style-name="P1"><text:span text:style-name="T1">Commento:</text:span></text:p>
              <text:p text:style-name="P1"><text:span text:style-name="T1">Metterei opzionale</text:span></text:p>
            </office:annotation>
            <text:p>Condizionale</text:p>
          </table:table-cell>
          <table:table-cell table:style-name="ce694" table:content-validation-name="val37" office:value-type="string">
            <text:p>Testo lungo (rich text)</text:p>
          </table:table-cell>
          <table:table-cell table:style-name="ce701" table:content-validation-name="val38"/>
          <table:table-cell table:style-name="ce709" table:content-validation-name="val40"/>
          <table:table-cell table:style-name="ce145"/>
          <table:table-cell table:number-columns-repeated="1017"/>
        </table:table-row>
        <table:table-row table:style-name="ro101">
          <table:table-cell table:style-name="ce683" office:value-type="string">
            <text:p>Dove</text:p>
          </table:table-cell>
          <table:table-cell table:style-name="ce687" office:value-type="string">
            <text:p>Link all'eventuale scheda del luogo in cui si svolge l'evento o specifica tramite indirizzo del luogo di svolgimento dell'evento</text:p>
          </table:table-cell>
          <table:table-cell table:style-name="ce690" table:content-validation-name="val36" office:value-type="string">
            <text:p>Necessario</text:p>
          </table:table-cell>
          <table:table-cell table:style-name="ce694" table:content-validation-name="val37" office:value-type="string">
            <text:p>Relazione con Tipologia</text:p>
          </table:table-cell>
          <table:table-cell table:style-name="ce702" table:content-validation-name="val38" office:value-type="string">
            <text:p>Tipi di luogo</text:p>
          </table:table-cell>
          <table:table-cell table:style-name="ce710" table:content-validation-name="val40" office:value-type="string">
            <text:p>Luogo</text:p>
          </table:table-cell>
          <table:table-cell table:style-name="ce145"/>
          <table:table-cell table:number-columns-repeated="1017"/>
        </table:table-row>
        <table:table-row table:style-name="ro47">
          <table:table-cell table:style-name="ce683" office:value-type="string">
            <text:p>Costo</text:p>
          </table:table-cell>
          <table:table-cell table:style-name="ce688" office:value-type="string">
            <text:p>Eventuale costo dell'evento (se ci sono uno o più biglietti), con link all'alcquisto se disponibile. Si può indicare se l'evento è gratuito</text:p>
          </table:table-cell>
          <table:table-cell table:style-name="ce690" table:content-validation-name="val36" office:value-type="string">
            <text:p>Necessario</text:p>
          </table:table-cell>
          <table:table-cell table:style-name="ce694" table:content-validation-name="val37" office:value-type="string">
            <text:p>Testo lungo (rich text)</text:p>
          </table:table-cell>
          <table:table-cell table:style-name="ce703"/>
          <table:table-cell table:style-name="ce712"/>
          <table:table-cell table:number-columns-repeated="1018"/>
        </table:table-row>
        <table:table-row table:style-name="ro42">
          <table:table-cell table:style-name="ce683" office:value-type="string">
            <text:p>Appuntamenti</text:p>
          </table:table-cell>
          <table:table-cell table:style-name="ce686" office:value-type="string">
            <text:p>Link agli eventi figlio (solo se l'evento in questione è evento genitore)</text:p>
          </table:table-cell>
          <table:table-cell table:style-name="ce690" table:content-validation-name="val36" office:value-type="string">
            <text:p>Opzionale</text:p>
          </table:table-cell>
          <table:table-cell table:style-name="ce694" table:content-validation-name="val37" office:value-type="string">
            <text:p>Relazione con Tipologia</text:p>
          </table:table-cell>
          <table:table-cell table:style-name="ce698" table:content-validation-name="val38" office:value-type="string">
            <text:p>Tipi di Evento</text:p>
          </table:table-cell>
          <table:table-cell table:style-name="ce710" table:content-validation-name="val40" office:value-type="string">
            <text:p>Evento</text:p>
          </table:table-cell>
          <table:table-cell table:number-columns-repeated="1018"/>
        </table:table-row>
        <table:table-row table:style-name="ro61">
          <table:table-cell table:style-name="ce682" office:value-type="string">
            <text:p>Contatti</text:p>
          </table:table-cell>
          <table:table-cell table:style-name="ce684" office:value-type="string">
            <text:p>Contatti degli organizzatori o del luogo organizzatore dell'evento</text:p>
          </table:table-cell>
          <table:table-cell table:style-name="ce690" table:content-validation-name="val36" office:value-type="string">
            <text:p>Necessario</text:p>
          </table:table-cell>
          <table:table-cell table:style-name="ce694" table:content-validation-name="val37" office:value-type="string">
            <text:p>Relazione con Tipologia</text:p>
          </table:table-cell>
          <table:table-cell table:style-name="ce704"/>
          <table:table-cell table:style-name="ce711" table:content-validation-name="val40"/>
          <table:table-cell table:number-columns-repeated="1018"/>
        </table:table-row>
        <table:table-row table:style-name="ro38">
          <table:table-cell table:style-name="ce683" office:value-type="string">
            <text:p>Documenti e Allegati</text:p>
          </table:table-cell>
          <table:table-cell table:style-name="ce685" office:value-type="string">
            <text:p>Link alle schede documenti e allegati di supporto all'evento</text:p>
          </table:table-cell>
          <table:table-cell table:style-name="ce690" table:content-validation-name="val36" office:value-type="string">
            <text:p>Opzionale</text:p>
          </table:table-cell>
          <table:table-cell table:style-name="ce695" table:content-validation-name="val37" office:value-type="string">
            <text:p>File (blob)</text:p>
          </table:table-cell>
          <table:table-cell table:style-name="ce705"/>
          <table:table-cell table:style-name="ce711" table:content-validation-name="val40"/>
          <table:table-cell table:number-columns-repeated="1018"/>
        </table:table-row>
        <table:table-row table:style-name="ro77">
          <table:table-cell table:style-name="ce683" office:value-type="string">
            <text:p>Organizzato da</text:p>
          </table:table-cell>
          <table:table-cell table:style-name="ce686" office:value-type="string">
            <text:p>Relazione con le unità organizzative che supportano l'evento, se presenti</text:p>
          </table:table-cell>
          <table:table-cell table:style-name="ce690" table:content-validation-name="val36" office:value-type="string">
            <text:p>Necessario</text:p>
          </table:table-cell>
          <table:table-cell table:style-name="ce695" table:content-validation-name="val37" office:value-type="string">
            <text:p>Testo breve (max. 255 char)</text:p>
          </table:table-cell>
          <table:table-cell table:style-name="ce705"/>
          <table:table-cell table:style-name="ce713"/>
          <table:table-cell table:number-columns-repeated="1018"/>
        </table:table-row>
        <table:table-row table:style-name="ro50">
          <table:table-cell table:style-name="ce683" office:value-type="string">
            <text:p>Patrocinato da</text:p>
          </table:table-cell>
          <table:table-cell table:style-name="ce686" office:value-type="string">
            <text:p>Nome dell'ente che patrocina l'evento.</text:p>
          </table:table-cell>
          <table:table-cell table:style-name="ce690" table:content-validation-name="val36" office:value-type="string">
            <text:p>Opzionale</text:p>
          </table:table-cell>
          <table:table-cell table:style-name="ce695" table:content-validation-name="val37" office:value-type="string">
            <text:p>Testo breve (max. 255 char)</text:p>
          </table:table-cell>
          <table:table-cell table:style-name="ce705"/>
          <table:table-cell table:style-name="ce712"/>
          <table:table-cell table:number-columns-repeated="1018"/>
        </table:table-row>
        <table:table-row table:style-name="ro38">
          <table:table-cell table:style-name="ce683" office:value-type="string">
            <text:p>Sponsor</text:p>
          </table:table-cell>
          <table:table-cell table:style-name="ce686" office:value-type="string">
            <text:p>Lista sponsor dell'evento</text:p>
          </table:table-cell>
          <table:table-cell table:style-name="ce690" table:content-validation-name="val36" office:value-type="string">
            <text:p>Opzionale</text:p>
          </table:table-cell>
          <table:table-cell table:style-name="ce695" table:content-validation-name="val37" office:value-type="string">
            <text:p>Testo breve (max. 255 char)</text:p>
          </table:table-cell>
          <table:table-cell table:style-name="ce705"/>
          <table:table-cell table:style-name="ce712"/>
          <table:table-cell table:number-columns-repeated="1018"/>
        </table:table-row>
        <table:table-row table:style-name="ro38">
          <table:table-cell table:style-name="ce683" office:value-type="string">
            <text:p>Notizie correlate</text:p>
          </table:table-cell>
          <table:table-cell table:style-name="ce685" office:value-type="string">
            <text:p>Notizie legate a quell'evento </text:p>
          </table:table-cell>
          <table:table-cell table:style-name="ce692" table:content-validation-name="val36" office:value-type="string">
            <text:p>Condizionale</text:p>
          </table:table-cell>
          <table:table-cell table:style-name="ce696" table:content-validation-name="val37" office:value-type="string">
            <text:p>Testo breve (max. 255 char)</text:p>
          </table:table-cell>
          <table:table-cell table:style-name="ce706" table:content-validation-name="val39" office:value-type="string">
            <text:p>Tipi di Notizia</text:p>
          </table:table-cell>
          <table:table-cell table:style-name="ce710" table:content-validation-name="val40" office:value-type="string">
            <text:p>Notizia</text:p>
          </table:table-cell>
          <table:table-cell table:number-columns-repeated="1018"/>
        </table:table-row>
        <table:table-row table:style-name="ro38">
          <table:table-cell table:style-name="ce683" office:value-type="string">
            <text:p>Attività educative correlate</text:p>
          </table:table-cell>
          <table:table-cell table:style-name="ce684" office:value-type="string">
            <text:p>Elenco delle attività educative legate a quell'evento </text:p>
          </table:table-cell>
          <table:table-cell table:style-name="ce692" table:content-validation-name="val36" office:value-type="string">
            <text:p>Condizionale</text:p>
          </table:table-cell>
          <table:table-cell table:style-name="ce696" table:content-validation-name="val37" office:value-type="string">
            <text:p>Testo breve (max. 255 char)</text:p>
          </table:table-cell>
          <table:table-cell table:style-name="ce706" table:content-validation-name="val39" office:value-type="string">
            <text:p>Tipi diattività educativa</text:p>
          </table:table-cell>
          <table:table-cell table:style-name="ce710" table:content-validation-name="val40" office:value-type="string">
            <text:p>Attività educativa</text:p>
          </table:table-cell>
          <table:table-cell table:number-columns-repeated="1018"/>
        </table:table-row>
        <table:table-row table:style-name="ro38">
          <table:table-cell table:style-name="ce683" office:value-type="string">
            <text:p>Artisti/Personaggi correlati</text:p>
          </table:table-cell>
          <table:table-cell table:style-name="ce689" office:value-type="string">
            <text:p>Elenco degli artisti/personaggi legati a quell'evento </text:p>
          </table:table-cell>
          <table:table-cell table:style-name="ce692" table:content-validation-name="val36" office:value-type="string">
            <text:p>Condizionale</text:p>
          </table:table-cell>
          <table:table-cell table:style-name="ce696" table:content-validation-name="val37" office:value-type="string">
            <text:p>Testo breve (max. 255 char)</text:p>
          </table:table-cell>
          <table:table-cell table:style-name="ce707" table:content-validation-name="val40"/>
          <table:table-cell table:style-name="ce714" table:content-validation-name="val40" office:value-type="string">
            <text:p>Artista/Personaggio</text:p>
          </table:table-cell>
          <table:table-cell table:number-columns-repeated="1018"/>
        </table:table-row>
        <table:table-row table:style-name="ro39">
          <table:table-cell table:style-name="ce683" office:value-type="string">
            <text:p>Ulteriori informazioni</text:p>
          </table:table-cell>
          <table:table-cell table:style-name="ce686" office:value-type="string">
            <text:p>Ulteriori informazioni sull'evento, FAQ ed eventuali riferimenti normativi</text:p>
          </table:table-cell>
          <table:table-cell table:style-name="ce690" table:content-validation-name="val36" office:value-type="string">
            <text:p>Opzionale</text:p>
          </table:table-cell>
          <table:table-cell table:style-name="ce695" table:content-validation-name="val37" office:value-type="string">
            <text:p>Testo lungo (rich text)</text:p>
          </table:table-cell>
          <table:table-cell table:style-name="ce705"/>
          <table:table-cell table:style-name="ce712"/>
          <table:table-cell table:number-columns-repeated="1018"/>
        </table:table-row>
        <table:table-row table:style-name="ro132">
          <table:table-cell table:style-name="ce683" office:value-type="string">
            <text:p>Ultimo aggiornamento</text:p>
          </table:table-cell>
          <table:table-cell table:style-name="ce686" office:value-type="string">
            <text:p>Data in cui è stato effettuato l'ultimo aggiornamento ai contenuti della pagina</text:p>
          </table:table-cell>
          <table:table-cell table:style-name="ce690" table:content-validation-name="val36" office:value-type="string">
            <text:p>Necessario</text:p>
          </table:table-cell>
          <table:table-cell table:style-name="ce695" table:content-validation-name="val37" office:value-type="string">
            <text:p>Datetime (tutti i formati)</text:p>
          </table:table-cell>
          <table:table-cell table:style-name="ce708"/>
          <table:table-cell table:style-name="ce712"/>
          <table:table-cell table:number-columns-repeated="1018"/>
        </table:table-row>
        <table:table-row table:style-name="ro30" table:number-rows-repeated="974">
          <table:table-cell table:number-columns-repeated="1024"/>
        </table:table-row>
        <table:table-row table:style-name="ro31" table:number-rows-repeated="1047573">
          <table:table-cell table:number-columns-repeated="1024"/>
        </table:table-row>
        <table:table-row table:style-name="ro31">
          <table:table-cell table:number-columns-repeated="1024"/>
        </table:table-row>
      </table:table>
      <table:table table:name="Tass__Tipi_di_OGG__e_PERSONAGGI" table:style-name="ta5">
        <table:table-column table:style-name="co64" table:default-cell-style-name="ce2"/>
        <table:table-column table:style-name="co65" table:default-cell-style-name="ce2"/>
        <table:table-column table:style-name="co66" table:number-columns-repeated="2" table:default-cell-style-name="ce2"/>
        <table:table-column table:style-name="co67" table:default-cell-style-name="ce2"/>
        <table:table-column table:style-name="co68" table:number-columns-repeated="2" table:default-cell-style-name="ce2"/>
        <table:table-column table:style-name="co69" table:default-cell-style-name="ce2"/>
        <table:table-column table:style-name="co28" table:number-columns-repeated="21" table:default-cell-style-name="ce2"/>
        <table:table-column table:style-name="co29" table:number-columns-repeated="995" table:default-cell-style-name="ce2"/>
        <table:table-row table:style-name="ro113">
          <table:table-cell table:style-name="ce609" office:value-type="string" table:number-columns-spanned="6" table:number-rows-spanned="1">
            <text:p>Tassonomia Tipi di <text:span text:style-name="T8">OGGETTO E PERSONAGGIO</text:span> <text:span text:style-name="T8">| ITEM AND PERSON</text:span></text:p>
          </table:table-cell>
          <table:covered-table-cell table:number-columns-repeated="5"/>
          <table:table-cell table:style-name="ce152"/>
          <table:table-cell table:number-columns-repeated="1017"/>
        </table:table-row>
        <table:table-row table:style-name="ro114">
          <table:table-cell table:style-name="ce610" office:value-type="string" table:number-columns-spanned="6" table:number-rows-spanned="1">
            <text:p>Classificazione dei tipi di oggetto catalogabili in una collezione di un museo e dei relativi personaggi correlati (autori o studiosi).</text:p>
            <text:p>La tassonomia è stata formulata a partire dalla</text:p>
          </table:table-cell>
          <table:covered-table-cell table:number-columns-repeated="5"/>
          <table:table-cell table:style-name="ce152"/>
          <table:table-cell table:number-columns-repeated="1017"/>
        </table:table-row>
        <table:table-row table:style-name="ro58">
          <table:table-cell table:style-name="ce156" office:value-type="string" table:number-columns-spanned="6" table:number-rows-spanned="1">
            <text:p><text:a xlink:href="http://www.iccd.beniculturali.it/getFile.php?id=6588">Normativa Oggetti e Opere d'arte del Ministero dei Beni Culturali (2018)</text:a></text:p>
          </table:table-cell>
          <table:covered-table-cell table:number-columns-repeated="5"/>
          <table:table-cell table:style-name="ce152"/>
          <table:table-cell table:number-columns-repeated="1017"/>
        </table:table-row>
        <table:table-row table:style-name="ro30">
          <table:table-cell table:style-name="ce611" office:value-type="string">
            <text:p>Voci di 1 livello</text:p>
          </table:table-cell>
          <table:table-cell table:style-name="ce614" office:value-type="string">
            <text:p>Voci di 1 livello ENG</text:p>
          </table:table-cell>
          <table:table-cell table:style-name="ce611" office:value-type="string">
            <text:p>Voci di 2 livello</text:p>
          </table:table-cell>
          <table:table-cell table:style-name="ce614" office:value-type="string">
            <text:p>Voci di 2 livello ENG</text:p>
          </table:table-cell>
          <table:table-cell table:style-name="ce615"/>
          <table:table-cell table:style-name="ce618" office:value-type="string">
            <text:p>Personaggio</text:p>
          </table:table-cell>
          <table:table-cell table:style-name="ce614" office:value-type="string">
            <text:p>Personaggio ENG</text:p>
          </table:table-cell>
          <table:table-cell table:style-name="ce618" office:value-type="string">
            <text:p>Note (specifica se il personaggio è autore o studioso dell'oggetto)</text:p>
          </table:table-cell>
          <table:table-cell table:number-columns-repeated="1016"/>
        </table:table-row>
        <table:table-row table:style-name="ro57">
          <table:table-cell table:style-name="ce612" office:value-type="string">
            <text:p>Architettura</text:p>
          </table:table-cell>
          <table:table-cell table:style-name="ce612" office:value-type="string">
            <text:p>Architecture</text:p>
          </table:table-cell>
          <table:table-cell table:style-name="ce613" table:number-columns-repeated="2"/>
          <table:table-cell table:style-name="ce616"/>
          <table:table-cell table:style-name="ce619" office:value-type="string">
            <text:p>Architetto</text:p>
          </table:table-cell>
          <table:table-cell table:style-name="ce619" office:value-type="string">
            <text:p>Architect</text:p>
          </table:table-cell>
          <table:table-cell table:style-name="ce619" office:value-type="string">
            <text:p>È possibilie che sia autore ma anche studioso dell'oggetto</text:p>
          </table:table-cell>
          <table:table-cell table:number-columns-repeated="1016"/>
        </table:table-row>
        <table:table-row table:style-name="ro30">
          <table:table-cell table:style-name="ce612" office:value-type="string">
            <text:p>Reperto antropologico</text:p>
          </table:table-cell>
          <table:table-cell table:style-name="ce612" office:value-type="string">
            <text:p>Anthropological artifact</text:p>
          </table:table-cell>
          <table:table-cell table:style-name="ce612" table:number-columns-repeated="2"/>
          <table:table-cell table:style-name="ce617"/>
          <table:table-cell table:style-name="ce619" office:value-type="string">
            <text:p>Antropologo</text:p>
          </table:table-cell>
          <table:table-cell table:style-name="ce619" office:value-type="string">
            <text:p>Anthropologist</text:p>
          </table:table-cell>
          <table:table-cell table:style-name="ce619" office:value-type="string">
            <text:p>Studioso dell'oggetto</text:p>
          </table:table-cell>
          <table:table-cell table:number-columns-repeated="1016"/>
        </table:table-row>
        <table:table-row table:style-name="ro30">
          <table:table-cell table:style-name="ce612" office:value-type="string">
            <text:p>Bene demoetnoantropologico immateriale</text:p>
          </table:table-cell>
          <table:table-cell table:style-name="ce612" office:value-type="string">
            <text:p>Immaterial ethno-anthropological asset</text:p>
          </table:table-cell>
          <table:table-cell table:style-name="ce612" table:number-columns-repeated="2"/>
          <table:table-cell table:style-name="ce617"/>
          <table:table-cell table:style-name="ce619" table:number-columns-repeated="3"/>
          <table:table-cell table:number-columns-repeated="1016"/>
        </table:table-row>
        <table:table-row table:style-name="ro30">
          <table:table-cell table:style-name="ce612" office:value-type="string">
            <text:p>Bene demoetnoantropologico materiale</text:p>
          </table:table-cell>
          <table:table-cell table:style-name="ce612" office:value-type="string">
            <text:p>Material ethno-anthropological asset</text:p>
          </table:table-cell>
          <table:table-cell table:style-name="ce612" table:number-columns-repeated="2"/>
          <table:table-cell table:style-name="ce617"/>
          <table:table-cell table:style-name="ce619" table:number-columns-repeated="3"/>
          <table:table-cell table:number-columns-repeated="1016"/>
        </table:table-row>
        <table:table-row table:style-name="ro30">
          <table:table-cell table:style-name="ce612" office:value-type="string">
            <text:p>Bene naturalistico</text:p>
          </table:table-cell>
          <table:table-cell table:style-name="ce612" office:value-type="string">
            <text:p>Natural asset</text:p>
          </table:table-cell>
          <table:table-cell table:style-name="ce612" table:number-columns-repeated="2"/>
          <table:table-cell table:style-name="ce617"/>
          <table:table-cell table:style-name="ce619" table:number-columns-repeated="3"/>
          <table:table-cell table:number-columns-repeated="1016"/>
        </table:table-row>
        <table:table-row table:style-name="ro30">
          <table:table-cell table:number-columns-repeated="2"/>
          <table:table-cell table:style-name="ce612" office:value-type="string">
            <text:p>Botanico</text:p>
          </table:table-cell>
          <table:table-cell table:style-name="ce612" office:value-type="string">
            <text:p>Botanical</text:p>
          </table:table-cell>
          <table:table-cell table:style-name="ce617"/>
          <table:table-cell table:style-name="ce619" office:value-type="string">
            <text:p>Botanico</text:p>
          </table:table-cell>
          <table:table-cell table:style-name="ce619" office:value-type="string">
            <text:p>Botanist</text:p>
          </table:table-cell>
          <table:table-cell table:style-name="ce619" office:value-type="string">
            <text:p>Studioso dell'oggetto</text:p>
          </table:table-cell>
          <table:table-cell table:number-columns-repeated="1016"/>
        </table:table-row>
        <table:table-row table:style-name="ro30">
          <table:table-cell table:style-name="ce612" table:number-columns-repeated="2"/>
          <table:table-cell table:style-name="ce612" office:value-type="string">
            <text:p>Minerale</text:p>
          </table:table-cell>
          <table:table-cell table:style-name="ce612" office:value-type="string">
            <text:p>Mineral</text:p>
          </table:table-cell>
          <table:table-cell table:style-name="ce617"/>
          <table:table-cell table:style-name="ce619" office:value-type="string">
            <text:p>Mineralogista</text:p>
          </table:table-cell>
          <table:table-cell table:style-name="ce619" office:value-type="string">
            <text:p>Mineralogist</text:p>
          </table:table-cell>
          <table:table-cell table:style-name="ce619" office:value-type="string">
            <text:p>Studioso dell'oggetto</text:p>
          </table:table-cell>
          <table:table-cell table:number-columns-repeated="1016"/>
        </table:table-row>
        <table:table-row table:style-name="ro30">
          <table:table-cell table:style-name="ce612" table:number-columns-repeated="2"/>
          <table:table-cell table:style-name="ce612" office:value-type="string">
            <text:p>Paleontologico</text:p>
          </table:table-cell>
          <table:table-cell table:style-name="ce612" office:value-type="string">
            <text:p>Paleontological</text:p>
          </table:table-cell>
          <table:table-cell table:style-name="ce617"/>
          <table:table-cell table:style-name="ce619" office:value-type="string">
            <text:p>Paleontologo</text:p>
          </table:table-cell>
          <table:table-cell table:style-name="ce619" office:value-type="string">
            <text:p>Paleontologist</text:p>
          </table:table-cell>
          <table:table-cell table:style-name="ce619" office:value-type="string">
            <text:p>Studioso dell'oggetto</text:p>
          </table:table-cell>
          <table:table-cell table:number-columns-repeated="1016"/>
        </table:table-row>
        <table:table-row table:style-name="ro30">
          <table:table-cell table:number-columns-repeated="2"/>
          <table:table-cell table:style-name="ce612" office:value-type="string">
            <text:p>Petrologico</text:p>
          </table:table-cell>
          <table:table-cell table:style-name="ce612" office:value-type="string">
            <text:p>Petrological</text:p>
          </table:table-cell>
          <table:table-cell table:style-name="ce617"/>
          <table:table-cell table:style-name="ce619" office:value-type="string">
            <text:p>Petrografo</text:p>
          </table:table-cell>
          <table:table-cell table:style-name="ce619" office:value-type="string">
            <text:p>Petrographer</text:p>
          </table:table-cell>
          <table:table-cell table:style-name="ce619" office:value-type="string">
            <text:p>Studioso dell'oggetto</text:p>
          </table:table-cell>
          <table:table-cell table:number-columns-repeated="1016"/>
        </table:table-row>
        <table:table-row table:style-name="ro30">
          <table:table-cell table:style-name="ce612" table:number-columns-repeated="2"/>
          <table:table-cell table:style-name="ce612" office:value-type="string">
            <text:p>Planetologico</text:p>
          </table:table-cell>
          <table:table-cell table:style-name="ce612" office:value-type="string">
            <text:p>Planetological</text:p>
          </table:table-cell>
          <table:table-cell table:style-name="ce617"/>
          <table:table-cell table:style-name="ce619" office:value-type="string">
            <text:p>Planetologo</text:p>
          </table:table-cell>
          <table:table-cell table:style-name="ce619" office:value-type="string">
            <text:p>Planetologist</text:p>
          </table:table-cell>
          <table:table-cell table:style-name="ce619" office:value-type="string">
            <text:p>Studioso dell'oggetto</text:p>
          </table:table-cell>
          <table:table-cell table:number-columns-repeated="1016"/>
        </table:table-row>
        <table:table-row table:style-name="ro30">
          <table:table-cell table:style-name="ce612" table:number-columns-repeated="2"/>
          <table:table-cell table:style-name="ce612" office:value-type="string">
            <text:p>Zoologico</text:p>
          </table:table-cell>
          <table:table-cell table:style-name="ce612" office:value-type="string">
            <text:p>Zoological</text:p>
          </table:table-cell>
          <table:table-cell table:style-name="ce617"/>
          <table:table-cell table:style-name="ce619" office:value-type="string">
            <text:p>Zoologo</text:p>
          </table:table-cell>
          <table:table-cell table:style-name="ce619" office:value-type="string">
            <text:p>Zoologist</text:p>
          </table:table-cell>
          <table:table-cell table:style-name="ce619" office:value-type="string">
            <text:p>Studioso dell'oggetto</text:p>
          </table:table-cell>
          <table:table-cell table:number-columns-repeated="1016"/>
        </table:table-row>
        <table:table-row table:style-name="ro30">
          <table:table-cell table:style-name="ce612" office:value-type="string">
            <text:p>Disegno</text:p>
          </table:table-cell>
          <table:table-cell table:style-name="ce612" office:value-type="string">
            <text:p>Drawing</text:p>
          </table:table-cell>
          <table:table-cell table:style-name="ce612" table:number-columns-repeated="2"/>
          <table:table-cell table:style-name="ce617"/>
          <table:table-cell table:style-name="ce619" office:value-type="string">
            <text:p>Illustratore</text:p>
          </table:table-cell>
          <table:table-cell table:style-name="ce619" office:value-type="string">
            <text:p>Illustrator</text:p>
          </table:table-cell>
          <table:table-cell table:style-name="ce619" office:value-type="string">
            <text:p>Autore dell'oggetto</text:p>
          </table:table-cell>
          <table:table-cell table:number-columns-repeated="1016"/>
        </table:table-row>
        <table:table-row table:style-name="ro30">
          <table:table-cell table:style-name="ce612" office:value-type="string">
            <text:p>Icona</text:p>
          </table:table-cell>
          <table:table-cell table:style-name="ce612" office:value-type="string">
            <text:p>Icon</text:p>
          </table:table-cell>
          <table:table-cell table:style-name="ce612" table:number-columns-repeated="2"/>
          <table:table-cell table:style-name="ce617"/>
          <table:table-cell table:style-name="ce620" office:value-type="string">
            <text:p>Disegnatore di icone</text:p>
          </table:table-cell>
          <table:table-cell table:style-name="ce620" office:value-type="string">
            <text:p>Icon designer</text:p>
          </table:table-cell>
          <table:table-cell table:style-name="ce619" office:value-type="string">
            <text:p>Autore dell'oggetto</text:p>
          </table:table-cell>
          <table:table-cell table:number-columns-repeated="1016"/>
        </table:table-row>
        <table:table-row table:style-name="ro30">
          <table:table-cell table:style-name="ce612" office:value-type="string">
            <text:p>Fotografia</text:p>
          </table:table-cell>
          <table:table-cell table:style-name="ce612" office:value-type="string">
            <text:p>Photography</text:p>
          </table:table-cell>
          <table:table-cell table:style-name="ce612" table:number-columns-repeated="2"/>
          <table:table-cell table:style-name="ce617"/>
          <table:table-cell table:style-name="ce619" office:value-type="string">
            <text:p>Fotografo</text:p>
          </table:table-cell>
          <table:table-cell table:style-name="ce619" office:value-type="string">
            <text:p>Photographer</text:p>
          </table:table-cell>
          <table:table-cell table:style-name="ce619" office:value-type="string">
            <text:p>Autore dell'oggetto</text:p>
          </table:table-cell>
          <table:table-cell table:number-columns-repeated="1016"/>
        </table:table-row>
        <table:table-row table:style-name="ro30">
          <table:table-cell table:style-name="ce612" table:number-columns-repeated="4"/>
          <table:table-cell table:style-name="ce617"/>
          <table:table-cell table:style-name="ce620" office:value-type="string">
            <text:p>Dagherrotipista</text:p>
          </table:table-cell>
          <table:table-cell table:style-name="ce620" office:value-type="string">
            <text:p>Daguerreotypist</text:p>
          </table:table-cell>
          <table:table-cell table:style-name="ce619" office:value-type="string">
            <text:p>Autore dell'oggetto</text:p>
          </table:table-cell>
          <table:table-cell table:number-columns-repeated="1016"/>
        </table:table-row>
        <table:table-row table:style-name="ro30">
          <table:table-cell table:style-name="ce612" office:value-type="string">
            <text:p>Fondo fotografico</text:p>
          </table:table-cell>
          <table:table-cell table:style-name="ce612" office:value-type="string">
            <text:p>Photographic archive</text:p>
          </table:table-cell>
          <table:table-cell table:style-name="ce612" table:number-columns-repeated="2"/>
          <table:table-cell table:style-name="ce617"/>
          <table:table-cell table:style-name="ce619" table:number-columns-repeated="3"/>
          <table:table-cell table:number-columns-repeated="1016"/>
        </table:table-row>
        <table:table-row table:style-name="ro30">
          <table:table-cell table:style-name="ce612" office:value-type="string">
            <text:p>Matrice</text:p>
          </table:table-cell>
          <table:table-cell table:style-name="ce612" office:value-type="string">
            <text:p>Matrix</text:p>
          </table:table-cell>
          <table:table-cell table:style-name="ce612" table:number-columns-repeated="2"/>
          <table:table-cell table:style-name="ce617"/>
          <table:table-cell table:style-name="ce619" table:number-columns-repeated="3"/>
          <table:table-cell table:number-columns-repeated="1016"/>
        </table:table-row>
        <table:table-row table:style-name="ro30">
          <table:table-cell table:style-name="ce612" office:value-type="string">
            <text:p>Bene numismatico</text:p>
          </table:table-cell>
          <table:table-cell table:style-name="ce612" office:value-type="string">
            <text:p>Numismatic asset</text:p>
          </table:table-cell>
          <table:table-cell table:style-name="ce612" table:number-columns-repeated="2"/>
          <table:table-cell table:style-name="ce617"/>
          <table:table-cell table:style-name="ce619" table:number-columns-repeated="3"/>
          <table:table-cell table:number-columns-repeated="1016"/>
        </table:table-row>
        <table:table-row table:style-name="ro30">
          <table:table-cell table:style-name="ce613" table:number-columns-repeated="2"/>
          <table:table-cell table:style-name="ce612" office:value-type="string">
            <text:p>Moneta</text:p>
          </table:table-cell>
          <table:table-cell table:style-name="ce612" office:value-type="string">
            <text:p>Coin</text:p>
          </table:table-cell>
          <table:table-cell table:style-name="ce617"/>
          <table:table-cell table:style-name="ce619" office:value-type="string">
            <text:p>Numismatico</text:p>
          </table:table-cell>
          <table:table-cell table:style-name="ce619" office:value-type="string">
            <text:p>Numismatist</text:p>
          </table:table-cell>
          <table:table-cell table:style-name="ce619" office:value-type="string">
            <text:p>È possibilie che sia autore ma anche studioso dell'oggetto</text:p>
          </table:table-cell>
          <table:table-cell table:number-columns-repeated="1016"/>
        </table:table-row>
        <table:table-row table:style-name="ro30">
          <table:table-cell table:style-name="ce613" table:number-columns-repeated="2"/>
          <table:table-cell table:style-name="ce612" office:value-type="string">
            <text:p>Francobollo</text:p>
          </table:table-cell>
          <table:table-cell table:style-name="ce612" office:value-type="string">
            <text:p>Stamp</text:p>
          </table:table-cell>
          <table:table-cell table:style-name="ce617"/>
          <table:table-cell table:style-name="ce619" table:number-columns-repeated="2"/>
          <table:table-cell table:style-name="ce619" office:value-type="string">
            <text:p>È possibilie che sia autore ma anche studioso dell'oggetto</text:p>
          </table:table-cell>
          <table:table-cell table:number-columns-repeated="1016"/>
        </table:table-row>
        <table:table-row table:style-name="ro30">
          <table:table-cell table:style-name="ce613" table:number-columns-repeated="2"/>
          <table:table-cell table:style-name="ce612" office:value-type="string">
            <text:p>Medaglia</text:p>
          </table:table-cell>
          <table:table-cell table:style-name="ce612" office:value-type="string">
            <text:p>Medal</text:p>
          </table:table-cell>
          <table:table-cell table:style-name="ce617"/>
          <table:table-cell table:style-name="ce619" office:value-type="string">
            <text:p>Incisore</text:p>
          </table:table-cell>
          <table:table-cell table:style-name="ce619" office:value-type="string">
            <text:p>Engrav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Banconota</text:p>
          </table:table-cell>
          <table:table-cell table:style-name="ce612" office:value-type="string">
            <text:p>Banknote</text:p>
          </table:table-cell>
          <table:table-cell table:style-name="ce617"/>
          <table:table-cell table:style-name="ce619" table:number-columns-repeated="2"/>
          <table:table-cell table:style-name="ce619" office:value-type="string">
            <text:p>Autore dell'oggetto</text:p>
          </table:table-cell>
          <table:table-cell table:number-columns-repeated="1016"/>
        </table:table-row>
        <table:table-row table:style-name="ro30">
          <table:table-cell table:style-name="ce612" office:value-type="string">
            <text:p>Opere e oggetti d'arte</text:p>
          </table:table-cell>
          <table:table-cell table:style-name="ce612" office:value-type="string">
            <text:p>Works and art objects</text:p>
          </table:table-cell>
          <table:table-cell table:style-name="ce612" table:number-columns-repeated="2"/>
          <table:table-cell table:style-name="ce617"/>
          <table:table-cell table:style-name="ce619" table:number-columns-repeated="3"/>
          <table:table-cell table:number-columns-repeated="1016"/>
        </table:table-row>
        <table:table-row table:style-name="ro30">
          <table:table-cell table:style-name="ce613" table:number-columns-repeated="2"/>
          <table:table-cell table:style-name="ce612" office:value-type="string">
            <text:p>Abbigliamento</text:p>
          </table:table-cell>
          <table:table-cell table:style-name="ce612" office:value-type="string">
            <text:p>Clothing</text:p>
          </table:table-cell>
          <table:table-cell table:style-name="ce617"/>
          <table:table-cell table:style-name="ce619" office:value-type="string">
            <text:p>Stilista</text:p>
          </table:table-cell>
          <table:table-cell table:style-name="ce619" office:value-type="string">
            <text:p>Styl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table:number-columns-repeated="2"/>
          <table:table-cell table:style-name="ce617"/>
          <table:table-cell table:style-name="ce620" office:value-type="string">
            <text:p>Costumista</text:p>
          </table:table-cell>
          <table:table-cell table:style-name="ce620" office:value-type="string">
            <text:p>Costume design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table:number-columns-repeated="2"/>
          <table:table-cell table:style-name="ce617"/>
          <table:table-cell table:style-name="ce620" office:value-type="string">
            <text:p>Scenografo</text:p>
          </table:table-cell>
          <table:table-cell table:style-name="ce620" office:value-type="string">
            <text:p>Set design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Arma</text:p>
          </table:table-cell>
          <table:table-cell table:style-name="ce612" office:value-type="string">
            <text:p>Weapon</text:p>
          </table:table-cell>
          <table:table-cell table:style-name="ce617"/>
          <table:table-cell table:style-name="ce619" office:value-type="string">
            <text:p>Armaiolo</text:p>
          </table:table-cell>
          <table:table-cell table:style-name="ce619" office:value-type="string">
            <text:p>Gunsmith</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Arredo</text:p>
          </table:table-cell>
          <table:table-cell table:style-name="ce612" office:value-type="string">
            <text:p>Furniture</text:p>
          </table:table-cell>
          <table:table-cell table:style-name="ce617"/>
          <table:table-cell table:style-name="ce619" office:value-type="string">
            <text:p>Designer </text:p>
          </table:table-cell>
          <table:table-cell table:style-name="ce619" office:value-type="string">
            <text:p>Design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Ceramica</text:p>
          </table:table-cell>
          <table:table-cell table:style-name="ce612" office:value-type="string">
            <text:p>Ceramic</text:p>
          </table:table-cell>
          <table:table-cell table:style-name="ce617"/>
          <table:table-cell table:style-name="ce619" office:value-type="string">
            <text:p>Ceramista</text:p>
          </table:table-cell>
          <table:table-cell table:style-name="ce619" office:value-type="string">
            <text:p>Ceram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Icona</text:p>
          </table:table-cell>
          <table:table-cell table:style-name="ce612" office:value-type="string">
            <text:p>Icon</text:p>
          </table:table-cell>
          <table:table-cell table:style-name="ce617"/>
          <table:table-cell table:style-name="ce619" office:value-type="string">
            <text:p>Iconista</text:p>
          </table:table-cell>
          <table:table-cell table:style-name="ce619" office:value-type="string">
            <text:p>Icon design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Epigrafia</text:p>
          </table:table-cell>
          <table:table-cell table:style-name="ce612" office:value-type="string">
            <text:p>Epigraphy</text:p>
          </table:table-cell>
          <table:table-cell table:style-name="ce617"/>
          <table:table-cell table:style-name="ce619" office:value-type="string">
            <text:p>Epigrafista</text:p>
          </table:table-cell>
          <table:table-cell table:style-name="ce619" office:value-type="string">
            <text:p>Epigraph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Fotografia</text:p>
          </table:table-cell>
          <table:table-cell table:style-name="ce612" office:value-type="string">
            <text:p>Photography</text:p>
          </table:table-cell>
          <table:table-cell table:style-name="ce617"/>
          <table:table-cell table:style-name="ce619" office:value-type="string">
            <text:p>Fotografo</text:p>
          </table:table-cell>
          <table:table-cell table:style-name="ce619" office:value-type="string">
            <text:p>Photograph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number-columns-repeated="2" table:style-name="ce612" office:value-type="string">
            <text:p>Performance</text:p>
          </table:table-cell>
          <table:table-cell table:style-name="ce617"/>
          <table:table-cell table:number-columns-repeated="2" table:style-name="ce619" office:value-type="string">
            <text:p>Perform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Installazione</text:p>
          </table:table-cell>
          <table:table-cell table:style-name="ce612" office:value-type="string">
            <text:p>Installation</text:p>
          </table:table-cell>
          <table:table-cell table:style-name="ce617"/>
          <table:table-cell table:number-columns-repeated="2" table:style-name="ce619" office:value-type="string">
            <text:p>Perform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Miniatura</text:p>
          </table:table-cell>
          <table:table-cell table:style-name="ce612" office:value-type="string">
            <text:p>Miniature</text:p>
          </table:table-cell>
          <table:table-cell table:style-name="ce617"/>
          <table:table-cell table:style-name="ce619" office:value-type="string">
            <text:p>Miniaturista</text:p>
          </table:table-cell>
          <table:table-cell table:style-name="ce619" office:value-type="string">
            <text:p>Miniaturist</text:p>
          </table:table-cell>
          <table:table-cell table:style-name="ce619" office:value-type="string">
            <text:p>È possibilie che sia autore ma anche studioso dell'oggetto</text:p>
          </table:table-cell>
          <table:table-cell table:number-columns-repeated="1016"/>
        </table:table-row>
        <table:table-row table:style-name="ro30">
          <table:table-cell table:style-name="ce613" table:number-columns-repeated="2"/>
          <table:table-cell table:style-name="ce612" office:value-type="string">
            <text:p>Mosaico</text:p>
          </table:table-cell>
          <table:table-cell table:style-name="ce612" office:value-type="string">
            <text:p>Mosaic</text:p>
          </table:table-cell>
          <table:table-cell table:style-name="ce617"/>
          <table:table-cell table:style-name="ce619" office:value-type="string">
            <text:p>Mosaicista</text:p>
          </table:table-cell>
          <table:table-cell table:style-name="ce619" office:value-type="string">
            <text:p>Mosaic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Quadro</text:p>
          </table:table-cell>
          <table:table-cell table:style-name="ce612" office:value-type="string">
            <text:p>Painting</text:p>
          </table:table-cell>
          <table:table-cell table:style-name="ce617"/>
          <table:table-cell table:style-name="ce619" office:value-type="string">
            <text:p>Pittore</text:p>
          </table:table-cell>
          <table:table-cell table:style-name="ce619" office:value-type="string">
            <text:p>Paint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Scultura</text:p>
          </table:table-cell>
          <table:table-cell table:style-name="ce612" office:value-type="string">
            <text:p>Sculpture</text:p>
          </table:table-cell>
          <table:table-cell table:style-name="ce617"/>
          <table:table-cell table:style-name="ce619" office:value-type="string">
            <text:p>Scultore</text:p>
          </table:table-cell>
          <table:table-cell table:style-name="ce619" office:value-type="string">
            <text:p>Sculpto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Strumento musicale</text:p>
          </table:table-cell>
          <table:table-cell table:style-name="ce612" office:value-type="string">
            <text:p>Musical instrument</text:p>
          </table:table-cell>
          <table:table-cell table:style-name="ce617"/>
          <table:table-cell table:style-name="ce619" office:value-type="string">
            <text:p>Liutaio</text:p>
          </table:table-cell>
          <table:table-cell table:style-name="ce619" office:value-type="string">
            <text:p>Luthi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Tessuto</text:p>
          </table:table-cell>
          <table:table-cell table:style-name="ce612" office:value-type="string">
            <text:p>Fabric</text:p>
          </table:table-cell>
          <table:table-cell table:style-name="ce617"/>
          <table:table-cell table:style-name="ce619" office:value-type="string">
            <text:p>Stilista</text:p>
          </table:table-cell>
          <table:table-cell table:style-name="ce619" office:value-type="string">
            <text:p>Fashion design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table:number-columns-repeated="2"/>
          <table:table-cell table:style-name="ce617"/>
          <table:table-cell table:style-name="ce620" office:value-type="string">
            <text:p>Costumista</text:p>
          </table:table-cell>
          <table:table-cell table:style-name="ce619" office:value-type="string">
            <text:p>Costume designer</text:p>
          </table:table-cell>
          <table:table-cell table:style-name="ce619"/>
          <table:table-cell table:number-columns-repeated="1016"/>
        </table:table-row>
        <table:table-row table:style-name="ro30">
          <table:table-cell table:style-name="ce613" table:number-columns-repeated="2"/>
          <table:table-cell table:style-name="ce612" table:number-columns-repeated="2"/>
          <table:table-cell table:style-name="ce617"/>
          <table:table-cell table:style-name="ce620" office:value-type="string">
            <text:p>Scenografo</text:p>
          </table:table-cell>
          <table:table-cell table:style-name="ce619" office:value-type="string">
            <text:p>Stage designer</text:p>
          </table:table-cell>
          <table:table-cell table:style-name="ce619"/>
          <table:table-cell table:number-columns-repeated="1016"/>
        </table:table-row>
        <table:table-row table:style-name="ro30">
          <table:table-cell table:style-name="ce613" table:number-columns-repeated="2"/>
          <table:table-cell table:style-name="ce612" office:value-type="string">
            <text:p>Vetro</text:p>
          </table:table-cell>
          <table:table-cell table:style-name="ce612" office:value-type="string">
            <text:p>Glass</text:p>
          </table:table-cell>
          <table:table-cell table:style-name="ce617"/>
          <table:table-cell table:style-name="ce619" office:value-type="string">
            <text:p>Mastro vetraio</text:p>
          </table:table-cell>
          <table:table-cell table:style-name="ce619" office:value-type="string">
            <text:p>Master glassmaker</text:p>
          </table:table-cell>
          <table:table-cell table:style-name="ce619" office:value-type="string">
            <text:p>Autore dell'oggetto</text:p>
          </table:table-cell>
          <table:table-cell table:number-columns-repeated="1016"/>
        </table:table-row>
        <table:table-row table:style-name="ro30">
          <table:table-cell table:style-name="ce612" office:value-type="string">
            <text:p>Oggetto tecnologico</text:p>
          </table:table-cell>
          <table:table-cell table:style-name="ce612" office:value-type="string">
            <text:p>Technological object</text:p>
          </table:table-cell>
          <table:table-cell table:style-name="ce612" table:number-columns-repeated="2"/>
          <table:table-cell table:style-name="ce617"/>
          <table:table-cell table:style-name="ce619" table:number-columns-repeated="2"/>
          <table:table-cell table:number-columns-repeated="1017"/>
        </table:table-row>
        <table:table-row table:style-name="ro30">
          <table:table-cell table:style-name="ce612" office:value-type="string">
            <text:p>Reperto archeologico</text:p>
          </table:table-cell>
          <table:table-cell table:style-name="ce613" office:value-type="string">
            <text:p>Archaeological find</text:p>
          </table:table-cell>
          <table:table-cell table:style-name="ce612" table:number-columns-repeated="2"/>
          <table:table-cell table:style-name="ce617"/>
          <table:table-cell table:style-name="ce619" table:number-columns-repeated="2"/>
          <table:table-cell table:number-columns-repeated="1017"/>
        </table:table-row>
        <table:table-row table:style-name="ro30">
          <table:table-cell table:style-name="ce613"/>
          <table:table-cell table:style-name="ce612"/>
          <table:table-cell table:style-name="ce612" office:value-type="string">
            <text:p>Ara funeraria</text:p>
          </table:table-cell>
          <table:table-cell table:style-name="ce612" office:value-type="string">
            <text:p>Funerary altar</text:p>
          </table:table-cell>
          <table:table-cell table:style-name="ce617"/>
          <table:table-cell table:style-name="ce619" table:number-columns-repeated="2"/>
          <table:table-cell table:number-columns-repeated="1017"/>
        </table:table-row>
        <table:table-row table:style-name="ro30">
          <table:table-cell table:style-name="ce613" table:number-columns-repeated="2"/>
          <table:table-cell table:style-name="ce612" office:value-type="string">
            <text:p>Arma</text:p>
          </table:table-cell>
          <table:table-cell table:style-name="ce612" office:value-type="string">
            <text:p>Weapon</text:p>
          </table:table-cell>
          <table:table-cell table:style-name="ce617"/>
          <table:table-cell table:style-name="ce619" office:value-type="string">
            <text:p>Armaiolo</text:p>
          </table:table-cell>
          <table:table-cell table:style-name="ce619" office:value-type="string">
            <text:p>Gunsmith</text:p>
          </table:table-cell>
          <table:table-cell table:style-name="ce619" office:value-type="string">
            <text:p>È possibilie che sia autore ma anche studioso dell'oggetto</text:p>
          </table:table-cell>
          <table:table-cell table:number-columns-repeated="1016"/>
        </table:table-row>
        <table:table-row table:style-name="ro30">
          <table:table-cell table:style-name="ce613" table:number-columns-repeated="2"/>
          <table:table-cell table:style-name="ce612" office:value-type="string">
            <text:p>Ceramica</text:p>
          </table:table-cell>
          <table:table-cell table:style-name="ce612" office:value-type="string">
            <text:p>Ceramic</text:p>
          </table:table-cell>
          <table:table-cell table:style-name="ce617"/>
          <table:table-cell table:style-name="ce619" office:value-type="string">
            <text:p>Ceramista</text:p>
          </table:table-cell>
          <table:table-cell table:style-name="ce619" office:value-type="string">
            <text:p>Ceram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Elemento funerario</text:p>
          </table:table-cell>
          <table:table-cell table:style-name="ce612" office:value-type="string">
            <text:p>Funerary element</text:p>
          </table:table-cell>
          <table:table-cell table:style-name="ce617"/>
          <table:table-cell table:style-name="ce619" table:number-columns-repeated="3"/>
          <table:table-cell table:number-columns-repeated="1016"/>
        </table:table-row>
        <table:table-row table:style-name="ro30">
          <table:table-cell table:style-name="ce613" table:number-columns-repeated="2"/>
          <table:table-cell table:style-name="ce612" office:value-type="string">
            <text:p>Epigrafe</text:p>
          </table:table-cell>
          <table:table-cell table:style-name="ce612" office:value-type="string">
            <text:p>Epigraph</text:p>
          </table:table-cell>
          <table:table-cell table:style-name="ce617"/>
          <table:table-cell table:style-name="ce619" office:value-type="string">
            <text:p>Epigrafista</text:p>
          </table:table-cell>
          <table:table-cell table:style-name="ce619" office:value-type="string">
            <text:p>Epigraph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Mosaico</text:p>
          </table:table-cell>
          <table:table-cell table:style-name="ce612" office:value-type="string">
            <text:p>Mosaic</text:p>
          </table:table-cell>
          <table:table-cell table:style-name="ce617"/>
          <table:table-cell table:style-name="ce619" office:value-type="string">
            <text:p>Mosaicista</text:p>
          </table:table-cell>
          <table:table-cell table:style-name="ce619" office:value-type="string">
            <text:p>Mosaic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Oggetto in oro</text:p>
          </table:table-cell>
          <table:table-cell table:style-name="ce612" office:value-type="string">
            <text:p>Gold object</text:p>
          </table:table-cell>
          <table:table-cell table:style-name="ce617"/>
          <table:table-cell table:style-name="ce619" office:value-type="string">
            <text:p>Incisore</text:p>
          </table:table-cell>
          <table:table-cell table:style-name="ce619" office:value-type="string">
            <text:p>Engrav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table:number-columns-repeated="2"/>
          <table:table-cell table:style-name="ce617"/>
          <table:table-cell table:style-name="ce619" office:value-type="string">
            <text:p>Orafo</text:p>
          </table:table-cell>
          <table:table-cell table:style-name="ce619" office:value-type="string">
            <text:p>Goldsmith</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Papiro</text:p>
          </table:table-cell>
          <table:table-cell table:style-name="ce612" office:value-type="string">
            <text:p>Papyrus</text:p>
          </table:table-cell>
          <table:table-cell table:style-name="ce617"/>
          <table:table-cell table:style-name="ce619" table:number-columns-repeated="2"/>
          <table:table-cell table:number-columns-repeated="1017"/>
        </table:table-row>
        <table:table-row table:style-name="ro30">
          <table:table-cell table:style-name="ce613" table:number-columns-repeated="2"/>
          <table:table-cell table:style-name="ce612" office:value-type="string">
            <text:p>Resti umani</text:p>
          </table:table-cell>
          <table:table-cell table:style-name="ce612" office:value-type="string">
            <text:p>Human remains</text:p>
          </table:table-cell>
          <table:table-cell table:style-name="ce617"/>
          <table:table-cell table:style-name="ce619" table:number-columns-repeated="2"/>
          <table:table-cell table:number-columns-repeated="1017"/>
        </table:table-row>
        <table:table-row table:style-name="ro30">
          <table:table-cell table:style-name="ce613" table:number-columns-repeated="2"/>
          <table:table-cell table:number-columns-repeated="2" table:style-name="ce612" office:value-type="string">
            <text:p>Stele</text:p>
          </table:table-cell>
          <table:table-cell table:style-name="ce617"/>
          <table:table-cell table:style-name="ce619" table:number-columns-repeated="2"/>
          <table:table-cell table:number-columns-repeated="1017"/>
        </table:table-row>
        <table:table-row table:style-name="ro30">
          <table:table-cell table:style-name="ce613" table:number-columns-repeated="2"/>
          <table:table-cell table:number-columns-repeated="2" table:style-name="ce612" office:value-type="string">
            <text:p>Terracotta</text:p>
          </table:table-cell>
          <table:table-cell table:style-name="ce617"/>
          <table:table-cell table:style-name="ce619" office:value-type="string">
            <text:p>Ceramista</text:p>
          </table:table-cell>
          <table:table-cell table:style-name="ce619" office:value-type="string">
            <text:p>Ceram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Tesoro</text:p>
          </table:table-cell>
          <table:table-cell table:style-name="ce612" office:value-type="string">
            <text:p>Treasure</text:p>
          </table:table-cell>
          <table:table-cell table:style-name="ce617"/>
          <table:table-cell table:style-name="ce619" table:number-columns-repeated="2"/>
          <table:table-cell table:number-columns-repeated="1017"/>
        </table:table-row>
        <table:table-row table:style-name="ro30">
          <table:table-cell table:style-name="ce612" office:value-type="string">
            <text:p>Stampa</text:p>
          </table:table-cell>
          <table:table-cell table:style-name="ce612" office:value-type="string">
            <text:p>Printing</text:p>
          </table:table-cell>
          <table:table-cell table:style-name="ce612" table:number-columns-repeated="2"/>
          <table:table-cell table:style-name="ce617"/>
          <table:table-cell table:style-name="ce619" table:number-columns-repeated="2"/>
          <table:table-cell table:number-columns-repeated="1017"/>
        </table:table-row>
        <table:table-row table:style-name="ro30">
          <table:table-cell table:style-name="ce613" table:number-columns-repeated="2"/>
          <table:table-cell table:style-name="ce612" office:value-type="string">
            <text:p>Xilografia</text:p>
          </table:table-cell>
          <table:table-cell table:style-name="ce612" office:value-type="string">
            <text:p>Woodcut</text:p>
          </table:table-cell>
          <table:table-cell table:style-name="ce617"/>
          <table:table-cell table:style-name="ce619" office:value-type="string">
            <text:p>Xilografo</text:p>
          </table:table-cell>
          <table:table-cell table:style-name="ce619" office:value-type="string">
            <text:p>Wood engrav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Litografia</text:p>
          </table:table-cell>
          <table:table-cell table:style-name="ce612" office:value-type="string">
            <text:p>Lithography</text:p>
          </table:table-cell>
          <table:table-cell table:style-name="ce617"/>
          <table:table-cell table:style-name="ce619" office:value-type="string">
            <text:p>Litografo</text:p>
          </table:table-cell>
          <table:table-cell table:style-name="ce619" office:value-type="string">
            <text:p>Lithograph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Tipografia</text:p>
          </table:table-cell>
          <table:table-cell table:style-name="ce612" office:value-type="string">
            <text:p>Typography</text:p>
          </table:table-cell>
          <table:table-cell table:style-name="ce617"/>
          <table:table-cell table:style-name="ce619" office:value-type="string">
            <text:p>Tipografo</text:p>
          </table:table-cell>
          <table:table-cell table:style-name="ce619" office:value-type="string">
            <text:p>Typograph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Stampa digitale</text:p>
          </table:table-cell>
          <table:table-cell table:style-name="ce612" office:value-type="string">
            <text:p>Digital printing</text:p>
          </table:table-cell>
          <table:table-cell table:style-name="ce617"/>
          <table:table-cell table:style-name="ce619" office:value-type="string">
            <text:p>Artista digitale</text:p>
          </table:table-cell>
          <table:table-cell table:style-name="ce619" office:value-type="string">
            <text:p>Digital art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Serigrafia</text:p>
          </table:table-cell>
          <table:table-cell table:style-name="ce612" office:value-type="string">
            <text:p>Screen printing</text:p>
          </table:table-cell>
          <table:table-cell table:style-name="ce617"/>
          <table:table-cell table:style-name="ce619" office:value-type="string">
            <text:p>Serigrafista</text:p>
          </table:table-cell>
          <table:table-cell table:style-name="ce619" office:value-type="string">
            <text:p>Screen print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Stampa litografica indiretta (Offset)</text:p>
          </table:table-cell>
          <table:table-cell table:style-name="ce612" office:value-type="string">
            <text:p>Offset lithographic printing</text:p>
          </table:table-cell>
          <table:table-cell table:style-name="ce617"/>
          <table:table-cell table:style-name="ce619" office:value-type="string">
            <text:p>Litografo</text:p>
          </table:table-cell>
          <table:table-cell table:style-name="ce619" office:value-type="string">
            <text:p>Lithographer</text:p>
          </table:table-cell>
          <table:table-cell table:style-name="ce619" office:value-type="string">
            <text:p>Autore dell'oggetto</text:p>
          </table:table-cell>
          <table:table-cell table:number-columns-repeated="1016"/>
        </table:table-row>
        <table:table-row table:style-name="ro30">
          <table:table-cell table:style-name="ce612" office:value-type="string">
            <text:p>Saggio stratigrafico</text:p>
          </table:table-cell>
          <table:table-cell table:style-name="ce612" office:value-type="string">
            <text:p>Stratigraphic essay</text:p>
          </table:table-cell>
          <table:table-cell table:style-name="ce612" table:number-columns-repeated="2"/>
          <table:table-cell table:style-name="ce617"/>
          <table:table-cell table:number-columns-repeated="1019"/>
        </table:table-row>
        <table:table-row table:style-name="ro30">
          <table:table-cell table:style-name="ce612" office:value-type="string">
            <text:p>Strumento musicale</text:p>
          </table:table-cell>
          <table:table-cell table:style-name="ce612" office:value-type="string">
            <text:p>Musical instrument</text:p>
          </table:table-cell>
          <table:table-cell table:style-name="ce612" table:number-columns-repeated="2"/>
          <table:table-cell table:style-name="ce617"/>
          <table:table-cell table:number-columns-repeated="1019"/>
        </table:table-row>
        <table:table-row table:style-name="ro30">
          <table:table-cell table:style-name="ce612" office:value-type="string">
            <text:p>Vestimento</text:p>
          </table:table-cell>
          <table:table-cell table:style-name="ce612" office:value-type="string">
            <text:p>Garment</text:p>
          </table:table-cell>
          <table:table-cell table:style-name="ce612" table:number-columns-repeated="2"/>
          <table:table-cell table:style-name="ce617"/>
          <table:table-cell table:number-columns-repeated="1019"/>
        </table:table-row>
        <table:table-row table:style-name="ro30" table:number-rows-repeated="5">
          <table:table-cell table:number-columns-repeated="2"/>
          <table:table-cell table:style-name="ce612" table:number-columns-repeated="3"/>
          <table:table-cell table:number-columns-repeated="1019"/>
        </table:table-row>
        <table:table-row table:style-name="ro30" table:number-rows-repeated="968">
          <table:table-cell table:number-columns-repeated="1024"/>
        </table:table-row>
        <table:table-row table:style-name="ro31" table:number-rows-repeated="1047530">
          <table:table-cell table:number-columns-repeated="1024"/>
        </table:table-row>
        <table:table-row table:style-name="ro31">
          <table:table-cell table:number-columns-repeated="1024"/>
        </table:table-row>
      </table:table>
      <table:table table:name="Tassonomia_Tipi_di_LUOGO" table:style-name="ta5">
        <table:table-column table:style-name="co70" table:number-columns-repeated="2" table:default-cell-style-name="ce2"/>
        <table:table-column table:style-name="co71" table:number-columns-repeated="2" table:default-cell-style-name="ce2"/>
        <table:table-column table:style-name="co72" table:default-cell-style-name="ce2"/>
        <table:table-column table:style-name="co28" table:number-columns-repeated="22" table:default-cell-style-name="ce2"/>
        <table:table-column table:style-name="co29" table:number-columns-repeated="997" table:default-cell-style-name="ce2"/>
        <table:table-row table:style-name="ro113">
          <table:table-cell table:style-name="ce609" office:value-type="string" table:number-columns-spanned="5" table:number-rows-spanned="1">
            <text:p>Tassonomia Tipi di<text:span text:style-name="T8"> LUOGO</text:span> <text:span text:style-name="T8"><text:s/>| LOCATIONS</text:span></text:p>
          </table:table-cell>
          <table:covered-table-cell table:number-columns-repeated="4"/>
          <table:table-cell table:number-columns-repeated="1019"/>
        </table:table-row>
        <table:table-row table:style-name="ro95">
          <table:table-cell table:style-name="ce621" office:value-type="string" table:number-columns-spanned="5" table:number-rows-spanned="1">
            <text:p><text:a xlink:href="https://schema.gov.it/semantic-assets/details?uri=https%3A%2F%2Fw3id.org%2Fitalia%2Fcontrolled-vocabulary%2Fclassifications-for-culture%2Fcultural-interest-places">Classificazione multi livello dei luoghi di interesse pubblico, definita nellache riportiamo aggiornata al 17/03/2022</text:a></text:p>
          </table:table-cell>
          <table:covered-table-cell table:number-columns-repeated="4"/>
          <table:table-cell table:number-columns-repeated="1019"/>
        </table:table-row>
        <table:table-row table:style-name="ro30">
          <table:table-cell table:style-name="ce611" office:value-type="string">
            <text:p>Voci di 1 livello ITA</text:p>
          </table:table-cell>
          <table:table-cell table:style-name="ce614" office:value-type="string">
            <text:p>Voci di 1 livello ENG</text:p>
          </table:table-cell>
          <table:table-cell table:style-name="ce611" office:value-type="string">
            <text:p>Voci di 2 livello</text:p>
          </table:table-cell>
          <table:table-cell table:style-name="ce614" office:value-type="string">
            <text:p>Voci di 2 livello ENG</text:p>
          </table:table-cell>
          <table:table-cell table:style-name="ce618" office:value-type="string">
            <text:p>Note e parole chiave</text:p>
          </table:table-cell>
          <table:table-cell table:number-columns-repeated="1019"/>
        </table:table-row>
        <table:table-row table:style-name="ro30">
          <table:table-cell table:style-name="ce622" office:value-type="string">
            <text:p><text:a xlink:href="https://schema.gov.it/lodview/controlled-vocabulary/classifications-for-culture/cultural-interest-places/A">Architettura Militare e fortificata</text:a></text:p>
          </table:table-cell>
          <table:table-cell table:style-name="ce622" office:value-type="string">
            <text:p><text:a xlink:href="https://schema.gov.it/lodview/controlled-vocabulary/classifications-for-culture/cultural-interest-places/A">Military and fortified architecture</text:a></text:p>
          </table:table-cell>
          <table:table-cell table:style-name="ce623" table:number-columns-repeated="2"/>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A1">Castello</text:a></text:p>
          </table:table-cell>
          <table:table-cell table:style-name="ce622" office:value-type="string">
            <text:p><text:a xlink:href="https://schema.gov.it/lodview/controlled-vocabulary/classifications-for-culture/cultural-interest-places/A1">Castle</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A2">Fortezza</text:a></text:p>
          </table:table-cell>
          <table:table-cell table:style-name="ce622" office:value-type="string">
            <text:p><text:a xlink:href="https://schema.gov.it/lodview/controlled-vocabulary/classifications-for-culture/cultural-interest-places/A2">Fortress</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A3">Mura</text:a></text:p>
          </table:table-cell>
          <table:table-cell table:style-name="ce622" office:value-type="string">
            <text:p><text:a xlink:href="https://schema.gov.it/lodview/controlled-vocabulary/classifications-for-culture/cultural-interest-places/A3">Walls</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A4">Roccaforte</text:a></text:p>
          </table:table-cell>
          <table:table-cell table:style-name="ce622" office:value-type="string">
            <text:p><text:a xlink:href="https://schema.gov.it/lodview/controlled-vocabulary/classifications-for-culture/cultural-interest-places/A4">Stronghold</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A5">Torre</text:a></text:p>
          </table:table-cell>
          <table:table-cell table:style-name="ce622" office:value-type="string">
            <text:p><text:a xlink:href="https://schema.gov.it/lodview/controlled-vocabulary/classifications-for-culture/cultural-interest-places/A5">Tower</text:a></text:p>
          </table:table-cell>
          <table:table-cell table:style-name="ce619"/>
          <table:table-cell table:number-columns-repeated="1019"/>
        </table:table-row>
        <table:table-row table:style-name="ro30">
          <table:table-cell table:style-name="ce622" office:value-type="string">
            <text:p><text:a xlink:href="https://schema.gov.it/lodview/controlled-vocabulary/classifications-for-culture/cultural-interest-places/B">Architettura Residenziale</text:a></text:p>
          </table:table-cell>
          <table:table-cell table:style-name="ce622" office:value-type="string">
            <text:p><text:a xlink:href="https://schema.gov.it/lodview/controlled-vocabulary/classifications-for-culture/cultural-interest-places/B">Residential architecture</text:a></text:p>
          </table:table-cell>
          <table:table-cell table:style-name="ce624" table:number-columns-repeated="2"/>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B1">Palazzo</text:a></text:p>
          </table:table-cell>
          <table:table-cell table:style-name="ce622" office:value-type="string">
            <text:p><text:a xlink:href="https://schema.gov.it/lodview/controlled-vocabulary/classifications-for-culture/cultural-interest-places/B1">Palac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B1">Trullo</text:a></text:p>
          </table:table-cell>
          <table:table-cell table:style-name="ce622" office:value-type="string">
            <text:p><text:a xlink:href="https://schema.gov.it/lodview/controlled-vocabulary/classifications-for-culture/cultural-interest-places/B1">Trullo</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B3">Villa</text:a></text:p>
          </table:table-cell>
          <table:table-cell table:style-name="ce622" office:value-type="string">
            <text:p><text:a xlink:href="https://schema.gov.it/lodview/controlled-vocabulary/classifications-for-culture/cultural-interest-places/B3">Villa</text:a></text:p>
          </table:table-cell>
          <table:table-cell table:style-name="ce619"/>
          <table:table-cell table:number-columns-repeated="1019"/>
        </table:table-row>
        <table:table-row table:style-name="ro30">
          <table:table-cell table:style-name="ce622" office:value-type="string">
            <text:p><text:a xlink:href="https://schema.gov.it/lodview/controlled-vocabulary/classifications-for-culture/cultural-interest-places/C">Area Archeologica</text:a></text:p>
          </table:table-cell>
          <table:table-cell table:style-name="ce622" office:value-type="string">
            <text:p><text:a xlink:href="https://schema.gov.it/lodview/controlled-vocabulary/classifications-for-culture/cultural-interest-places/C">Archaeological area</text:a></text:p>
          </table:table-cell>
          <table:table-cell table:style-name="ce624" table:number-columns-repeated="2"/>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C2">Sito archeologico</text:a></text:p>
          </table:table-cell>
          <table:table-cell table:style-name="ce622" office:value-type="string">
            <text:p><text:a xlink:href="https://schema.gov.it/lodview/controlled-vocabulary/classifications-for-culture/cultural-interest-places/C2">Archaeological sit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5">Parco archeologico</text:a></text:p>
          </table:table-cell>
          <table:table-cell table:style-name="ce622" office:value-type="string">
            <text:p><text:a xlink:href="https://schema.gov.it/lodview/controlled-vocabulary/classifications-for-culture/cultural-interest-places/D15">Archaeological park</text:a></text:p>
          </table:table-cell>
          <table:table-cell table:style-name="ce619"/>
          <table:table-cell table:number-columns-repeated="1019"/>
        </table:table-row>
        <table:table-row table:style-name="ro30">
          <table:table-cell table:style-name="ce622" office:value-type="string">
            <text:p><text:a xlink:href="https://schema.gov.it/lodview/controlled-vocabulary/classifications-for-culture/cultural-interest-places/D">Centro per la cultura</text:a></text:p>
          </table:table-cell>
          <table:table-cell table:style-name="ce622" office:value-type="string">
            <text:p><text:a xlink:href="https://schema.gov.it/lodview/controlled-vocabulary/classifications-for-culture/cultural-interest-places/D">Cultural center</text:a></text:p>
          </table:table-cell>
          <table:table-cell table:style-name="ce624" table:number-columns-repeated="2"/>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0">Acquario</text:a></text:p>
          </table:table-cell>
          <table:table-cell table:style-name="ce622" office:value-type="string">
            <text:p><text:a xlink:href="https://schema.gov.it/lodview/controlled-vocabulary/classifications-for-culture/cultural-interest-places/D10">Aquarium</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Anfiteatro</text:a></text:p>
          </table:table-cell>
          <table:table-cell table:style-name="ce622" office:value-type="string">
            <text:p><text:a xlink:href="https://schema.gov.it/lodview/controlled-vocabulary/classifications-for-culture/cultural-interest-places/D1">Amphitheater</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2">Archivio</text:a></text:p>
          </table:table-cell>
          <table:table-cell table:style-name="ce622" office:value-type="string">
            <text:p><text:a xlink:href="https://schema.gov.it/lodview/controlled-vocabulary/classifications-for-culture/cultural-interest-places/D2">Archiv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3">Auditorium</text:a></text:p>
          </table:table-cell>
          <table:table-cell table:style-name="ce622" office:value-type="string">
            <text:p><text:a xlink:href="https://schema.gov.it/lodview/controlled-vocabulary/classifications-for-culture/cultural-interest-places/D3">Auditorium</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4">Biblioteca</text:a></text:p>
          </table:table-cell>
          <table:table-cell table:style-name="ce622" office:value-type="string">
            <text:p><text:a xlink:href="https://schema.gov.it/lodview/controlled-vocabulary/classifications-for-culture/cultural-interest-places/D4">Library</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5">Cinema</text:a></text:p>
          </table:table-cell>
          <table:table-cell table:style-name="ce622" office:value-type="string">
            <text:p><text:a xlink:href="https://schema.gov.it/lodview/controlled-vocabulary/classifications-for-culture/cultural-interest-places/D5">Cinema</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6">Galleria</text:a></text:p>
          </table:table-cell>
          <table:table-cell table:style-name="ce622" office:value-type="string">
            <text:p><text:a xlink:href="https://schema.gov.it/lodview/controlled-vocabulary/classifications-for-culture/cultural-interest-places/D6">Gallery</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7">Museo</text:a></text:p>
          </table:table-cell>
          <table:table-cell table:style-name="ce622" office:value-type="string">
            <text:p><text:a xlink:href="https://schema.gov.it/lodview/controlled-vocabulary/classifications-for-culture/cultural-interest-places/D7">Museum</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1">Osservatorio</text:a></text:p>
          </table:table-cell>
          <table:table-cell table:style-name="ce622" office:value-type="string">
            <text:p><text:a xlink:href="https://schema.gov.it/lodview/controlled-vocabulary/classifications-for-culture/cultural-interest-places/D11">Observatory</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8">Pinacoteca</text:a></text:p>
          </table:table-cell>
          <table:table-cell table:style-name="ce622" office:value-type="string">
            <text:p><text:a xlink:href="https://schema.gov.it/lodview/controlled-vocabulary/classifications-for-culture/cultural-interest-places/D8">Art gallery</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2">Planetario</text:a></text:p>
          </table:table-cell>
          <table:table-cell table:style-name="ce622" office:value-type="string">
            <text:p><text:a xlink:href="https://schema.gov.it/lodview/controlled-vocabulary/classifications-for-culture/cultural-interest-places/D12">Planetarium</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4">Scuola</text:a></text:p>
          </table:table-cell>
          <table:table-cell table:style-name="ce622" office:value-type="string">
            <text:p><text:a xlink:href="https://schema.gov.it/lodview/controlled-vocabulary/classifications-for-culture/cultural-interest-places/D14">School</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9">Teatro</text:a></text:p>
          </table:table-cell>
          <table:table-cell table:style-name="ce622" office:value-type="string">
            <text:p><text:a xlink:href="https://schema.gov.it/lodview/controlled-vocabulary/classifications-for-culture/cultural-interest-places/D9">Theater</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3">Università/Facoltà</text:a></text:p>
          </table:table-cell>
          <table:table-cell table:style-name="ce622" office:value-type="string">
            <text:p><text:a xlink:href="https://schema.gov.it/lodview/controlled-vocabulary/classifications-for-culture/cultural-interest-places/D13">University/Faculty</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5">Parco Archeologico</text:a></text:p>
          </table:table-cell>
          <table:table-cell table:style-name="ce622" office:value-type="string">
            <text:p><text:a xlink:href="https://schema.gov.it/lodview/controlled-vocabulary/classifications-for-culture/cultural-interest-places/D15">Archaeological park</text:a></text:p>
          </table:table-cell>
          <table:table-cell table:style-name="ce619"/>
          <table:table-cell table:number-columns-repeated="1019"/>
        </table:table-row>
        <table:table-row table:style-name="ro30">
          <table:table-cell table:style-name="ce622" office:value-type="string">
            <text:p><text:a xlink:href="https://schema.gov.it/lodview/controlled-vocabulary/classifications-for-culture/cultural-interest-places/E">Edificio di culto</text:a></text:p>
          </table:table-cell>
          <table:table-cell table:style-name="ce622" office:value-type="string">
            <text:p><text:a xlink:href="https://schema.gov.it/lodview/controlled-vocabulary/classifications-for-culture/cultural-interest-places/E">Place of worship</text:a></text:p>
          </table:table-cell>
          <table:table-cell table:style-name="ce624" table:number-columns-repeated="2"/>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E1">Abbazia</text:a></text:p>
          </table:table-cell>
          <table:table-cell table:style-name="ce622" office:value-type="string">
            <text:p><text:a xlink:href="https://schema.gov.it/lodview/controlled-vocabulary/classifications-for-culture/cultural-interest-places/E1">Abbey</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E8">Chiesa</text:a></text:p>
          </table:table-cell>
          <table:table-cell table:style-name="ce622" office:value-type="string">
            <text:p><text:a xlink:href="https://schema.gov.it/lodview/controlled-vocabulary/classifications-for-culture/cultural-interest-places/E8">Church</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E4">Campanile</text:a></text:p>
          </table:table-cell>
          <table:table-cell table:style-name="ce622" office:value-type="string">
            <text:p><text:a xlink:href="https://schema.gov.it/lodview/controlled-vocabulary/classifications-for-culture/cultural-interest-places/E4">Bell tower</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E3">Battistero</text:a></text:p>
          </table:table-cell>
          <table:table-cell table:style-name="ce622" office:value-type="string">
            <text:p><text:a xlink:href="https://schema.gov.it/lodview/controlled-vocabulary/classifications-for-culture/cultural-interest-places/E3">Baptistery</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0">Convento</text:a></text:p>
          </table:table-cell>
          <table:table-cell table:style-name="ce622" office:value-type="string">
            <text:p><text:a xlink:href="https://schema.gov.it/lodview/controlled-vocabulary/classifications-for-culture/cultural-interest-places/E10">Convent</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1">Duomo</text:a></text:p>
          </table:table-cell>
          <table:table-cell table:style-name="ce622" office:value-type="string">
            <text:p><text:a xlink:href="https://schema.gov.it/lodview/controlled-vocabulary/classifications-for-culture/cultural-interest-places/E11">Cathedral</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2">Edicola</text:a></text:p>
          </table:table-cell>
          <table:table-cell table:style-name="ce622" office:value-type="string">
            <text:p><text:a xlink:href="https://schema.gov.it/lodview/controlled-vocabulary/classifications-for-culture/cultural-interest-places/E12">Shrine</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3">Eremo</text:a></text:p>
          </table:table-cell>
          <table:table-cell table:style-name="ce622" office:value-type="string">
            <text:p><text:a xlink:href="https://schema.gov.it/lodview/controlled-vocabulary/classifications-for-culture/cultural-interest-places/E13">Hermitage</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4">Mausoleo</text:a></text:p>
          </table:table-cell>
          <table:table-cell table:style-name="ce622" office:value-type="string">
            <text:p><text:a xlink:href="https://schema.gov.it/lodview/controlled-vocabulary/classifications-for-culture/cultural-interest-places/E14">Mausoleum</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5">Monastero</text:a></text:p>
          </table:table-cell>
          <table:table-cell table:style-name="ce622" office:value-type="string">
            <text:p><text:a xlink:href="https://schema.gov.it/lodview/controlled-vocabulary/classifications-for-culture/cultural-interest-places/E15">Monastery</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6">Santuario</text:a></text:p>
          </table:table-cell>
          <table:table-cell table:style-name="ce622" office:value-type="string">
            <text:p><text:a xlink:href="https://schema.gov.it/lodview/controlled-vocabulary/classifications-for-culture/cultural-interest-places/E16">Sanctuary</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7">Sinagoga</text:a></text:p>
          </table:table-cell>
          <table:table-cell table:style-name="ce622" office:value-type="string">
            <text:p><text:a xlink:href="https://schema.gov.it/lodview/controlled-vocabulary/classifications-for-culture/cultural-interest-places/E17">Synagogue</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8">Tempio</text:a></text:p>
          </table:table-cell>
          <table:table-cell table:style-name="ce622" office:value-type="string">
            <text:p><text:a xlink:href="https://schema.gov.it/lodview/controlled-vocabulary/classifications-for-culture/cultural-interest-places/E18">Temple</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9">Sepolcro</text:a></text:p>
          </table:table-cell>
          <table:table-cell table:style-name="ce622" office:value-type="string">
            <text:p><text:a xlink:href="https://schema.gov.it/lodview/controlled-vocabulary/classifications-for-culture/cultural-interest-places/E19">Tomb</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2">Basilica</text:a></text:p>
          </table:table-cell>
          <table:table-cell table:style-name="ce622" office:value-type="string">
            <text:p><text:a xlink:href="https://schema.gov.it/lodview/controlled-vocabulary/classifications-for-culture/cultural-interest-places/E2">Basilica</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5">Cappella</text:a></text:p>
          </table:table-cell>
          <table:table-cell table:style-name="ce622" office:value-type="string">
            <text:p><text:a xlink:href="https://schema.gov.it/lodview/controlled-vocabulary/classifications-for-culture/cultural-interest-places/E5">Chapel</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6">Catacomba</text:a></text:p>
          </table:table-cell>
          <table:table-cell table:style-name="ce622" office:value-type="string">
            <text:p><text:a xlink:href="https://schema.gov.it/lodview/controlled-vocabulary/classifications-for-culture/cultural-interest-places/E6">Catacomb</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7">Cattedrale</text:a></text:p>
          </table:table-cell>
          <table:table-cell table:style-name="ce622" office:value-type="string">
            <text:p><text:a xlink:href="https://schema.gov.it/lodview/controlled-vocabulary/classifications-for-culture/cultural-interest-places/E7">Cathedral</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9">Cimitero</text:a></text:p>
          </table:table-cell>
          <table:table-cell table:style-name="ce622" office:value-type="string">
            <text:p><text:a xlink:href="https://schema.gov.it/lodview/controlled-vocabulary/classifications-for-culture/cultural-interest-places/E9">Cemetery</text:a></text:p>
          </table:table-cell>
          <table:table-cell table:style-name="ce619"/>
          <table:table-cell table:number-columns-repeated="1019"/>
        </table:table-row>
        <table:table-row table:style-name="ro30">
          <table:table-cell table:style-name="ce622" office:value-type="string">
            <text:p><text:a xlink:href="https://schema.gov.it/lodview/controlled-vocabulary/classifications-for-culture/cultural-interest-places/F">Monumento o complesso monumentale</text:a></text:p>
          </table:table-cell>
          <table:table-cell table:style-name="ce622" office:value-type="string">
            <text:p><text:a xlink:href="https://schema.gov.it/lodview/controlled-vocabulary/classifications-for-culture/cultural-interest-places/F">Monument or monumental complex</text:a></text:p>
          </table:table-cell>
          <table:table-cell table:style-name="ce624" table:number-columns-repeated="2"/>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F1">Archi</text:a></text:p>
          </table:table-cell>
          <table:table-cell table:style-name="ce622" office:value-type="string">
            <text:p><text:a xlink:href="https://schema.gov.it/lodview/controlled-vocabulary/classifications-for-culture/cultural-interest-places/F1">Arches</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F2">Colonna</text:a></text:p>
          </table:table-cell>
          <table:table-cell table:style-name="ce622" office:value-type="string">
            <text:p><text:a xlink:href="https://schema.gov.it/lodview/controlled-vocabulary/classifications-for-culture/cultural-interest-places/F2">Column</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F3">Complesso monumentale</text:a></text:p>
          </table:table-cell>
          <table:table-cell table:style-name="ce622" office:value-type="string">
            <text:p><text:a xlink:href="https://schema.gov.it/lodview/controlled-vocabulary/classifications-for-culture/cultural-interest-places/F3">Monumental complex</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F4">Monumento</text:a></text:p>
          </table:table-cell>
          <table:table-cell table:style-name="ce622" office:value-type="string">
            <text:p><text:a xlink:href="https://schema.gov.it/lodview/controlled-vocabulary/classifications-for-culture/cultural-interest-places/F4">Monument</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F5">Obelisco</text:a></text:p>
          </table:table-cell>
          <table:table-cell table:style-name="ce622" office:value-type="string">
            <text:p><text:a xlink:href="https://schema.gov.it/lodview/controlled-vocabulary/classifications-for-culture/cultural-interest-places/F5">Obelisk</text:a></text:p>
          </table:table-cell>
          <table:table-cell table:style-name="ce619"/>
          <table:table-cell table:number-columns-repeated="1019"/>
        </table:table-row>
        <table:table-row table:style-name="ro30">
          <table:table-cell table:style-name="ce622" office:value-type="string">
            <text:p><text:a xlink:href="https://schema.gov.it/lodview/controlled-vocabulary/classifications-for-culture/cultural-interest-places/G">Parco e giardino</text:a></text:p>
          </table:table-cell>
          <table:table-cell table:style-name="ce622" office:value-type="string">
            <text:p><text:a xlink:href="https://schema.gov.it/lodview/controlled-vocabulary/classifications-for-culture/cultural-interest-places/G">Park and garden</text:a></text:p>
          </table:table-cell>
          <table:table-cell table:style-name="ce624" table:number-columns-repeated="2"/>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G1">Belvedere</text:a></text:p>
          </table:table-cell>
          <table:table-cell table:style-name="ce622" office:value-type="string">
            <text:p><text:a xlink:href="https://schema.gov.it/lodview/controlled-vocabulary/classifications-for-culture/cultural-interest-places/G1">Belveder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G2">Giardino</text:a></text:p>
          </table:table-cell>
          <table:table-cell table:style-name="ce622" office:value-type="string">
            <text:p><text:a xlink:href="https://schema.gov.it/lodview/controlled-vocabulary/classifications-for-culture/cultural-interest-places/G2">Giardino</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G3">Parco</text:a></text:p>
          </table:table-cell>
          <table:table-cell table:style-name="ce622" office:value-type="string">
            <text:p><text:a xlink:href="https://schema.gov.it/lodview/controlled-vocabulary/classifications-for-culture/cultural-interest-places/G3">Park</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G4">Viale</text:a></text:p>
          </table:table-cell>
          <table:table-cell table:style-name="ce622" office:value-type="string">
            <text:p><text:a xlink:href="https://schema.gov.it/lodview/controlled-vocabulary/classifications-for-culture/cultural-interest-places/G4">Avenue</text:a></text:p>
          </table:table-cell>
          <table:table-cell table:style-name="ce619"/>
          <table:table-cell table:number-columns-repeated="1019"/>
        </table:table-row>
        <table:table-row table:style-name="ro30">
          <table:table-cell table:style-name="ce622" office:value-type="string">
            <text:p><text:a xlink:href="https://schema.gov.it/lodview/controlled-vocabulary/classifications-for-culture/cultural-interest-places/H">Bellezza naturale</text:a></text:p>
          </table:table-cell>
          <table:table-cell table:style-name="ce622" office:value-type="string">
            <text:p><text:a xlink:href="https://schema.gov.it/lodview/controlled-vocabulary/classifications-for-culture/cultural-interest-places/H">Natural beauty</text:a></text:p>
          </table:table-cell>
          <table:table-cell table:style-name="ce624" table:number-columns-repeated="2"/>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1">Costa marittima</text:a></text:p>
          </table:table-cell>
          <table:table-cell table:style-name="ce622" office:value-type="string">
            <text:p><text:a xlink:href="https://schema.gov.it/lodview/controlled-vocabulary/classifications-for-culture/cultural-interest-places/H1">Coastlin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2">Lago</text:a></text:p>
          </table:table-cell>
          <table:table-cell table:style-name="ce622" office:value-type="string">
            <text:p><text:a xlink:href="https://schema.gov.it/lodview/controlled-vocabulary/classifications-for-culture/cultural-interest-places/H2">Lak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3">Corso d’acqua</text:a></text:p>
          </table:table-cell>
          <table:table-cell table:style-name="ce622" office:value-type="string">
            <text:p><text:a xlink:href="https://schema.gov.it/lodview/controlled-vocabulary/classifications-for-culture/cultural-interest-places/H3">Watercours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4">Montagna</text:a></text:p>
          </table:table-cell>
          <table:table-cell table:style-name="ce622" office:value-type="string">
            <text:p><text:a xlink:href="https://schema.gov.it/lodview/controlled-vocabulary/classifications-for-culture/cultural-interest-places/H4">Mountain</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5">Ghiacciaio</text:a></text:p>
          </table:table-cell>
          <table:table-cell table:style-name="ce622" office:value-type="string">
            <text:p><text:a xlink:href="https://schema.gov.it/lodview/controlled-vocabulary/classifications-for-culture/cultural-interest-places/H5">Glacier</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6">Riserva Naturale</text:a></text:p>
          </table:table-cell>
          <table:table-cell table:style-name="ce622" office:value-type="string">
            <text:p><text:a xlink:href="https://schema.gov.it/lodview/controlled-vocabulary/classifications-for-culture/cultural-interest-places/H6">Nature reserv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7">Foresta e bosco</text:a></text:p>
          </table:table-cell>
          <table:table-cell table:style-name="ce622" office:value-type="string">
            <text:p><text:a xlink:href="https://schema.gov.it/lodview/controlled-vocabulary/classifications-for-culture/cultural-interest-places/H7">Forest and woodland</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8">Vulcano</text:a></text:p>
          </table:table-cell>
          <table:table-cell table:style-name="ce622" office:value-type="string">
            <text:p><text:a xlink:href="https://schema.gov.it/lodview/controlled-vocabulary/classifications-for-culture/cultural-interest-places/H8">Volcano</text:a></text:p>
          </table:table-cell>
          <table:table-cell table:style-name="ce619"/>
          <table:table-cell table:number-columns-repeated="1019"/>
        </table:table-row>
        <table:table-row table:style-name="ro30" table:number-rows-repeated="8">
          <table:table-cell table:style-name="ce625" table:number-columns-repeated="4"/>
          <table:table-cell table:style-name="ce626"/>
          <table:table-cell table:number-columns-repeated="1019"/>
        </table:table-row>
        <table:table-row table:style-name="ro30">
          <table:table-cell table:number-columns-repeated="2"/>
          <table:table-cell table:style-name="ce624" table:number-columns-repeated="2"/>
          <table:table-cell table:style-name="ce619"/>
          <table:table-cell table:number-columns-repeated="1019"/>
        </table:table-row>
        <table:table-row table:style-name="ro30" table:number-rows-repeated="2">
          <table:table-cell table:style-name="ce624" table:number-columns-repeated="2"/>
          <table:table-cell table:style-name="ce622" table:number-columns-repeated="2"/>
          <table:table-cell table:style-name="ce619"/>
          <table:table-cell table:number-columns-repeated="1019"/>
        </table:table-row>
        <table:table-row table:style-name="ro30">
          <table:table-cell table:style-name="ce622" table:number-columns-repeated="2"/>
          <table:table-cell table:style-name="ce624" table:number-columns-repeated="2"/>
          <table:table-cell table:style-name="ce627"/>
          <table:table-cell table:number-columns-repeated="1019"/>
        </table:table-row>
        <table:table-row table:style-name="ro30" table:number-rows-repeated="3">
          <table:table-cell table:style-name="ce624" table:number-columns-repeated="2"/>
          <table:table-cell table:style-name="ce622" table:number-columns-repeated="2"/>
          <table:table-cell table:style-name="ce627"/>
          <table:table-cell table:number-columns-repeated="1019"/>
        </table:table-row>
        <table:table-row table:style-name="ro30">
          <table:table-cell table:style-name="ce622" table:number-columns-repeated="2"/>
          <table:table-cell table:style-name="ce624" table:number-columns-repeated="2"/>
          <table:table-cell table:style-name="ce627"/>
          <table:table-cell table:number-columns-repeated="1019"/>
        </table:table-row>
        <table:table-row table:style-name="ro30" table:number-rows-repeated="4">
          <table:table-cell table:style-name="ce624" table:number-columns-repeated="2"/>
          <table:table-cell table:style-name="ce622" table:number-columns-repeated="2"/>
          <table:table-cell table:style-name="ce627"/>
          <table:table-cell table:number-columns-repeated="1019"/>
        </table:table-row>
        <table:table-row table:style-name="ro30">
          <table:table-cell table:style-name="ce622" table:number-columns-repeated="2"/>
          <table:table-cell table:style-name="ce624" table:number-columns-repeated="2"/>
          <table:table-cell table:style-name="ce627"/>
          <table:table-cell table:number-columns-repeated="1019"/>
        </table:table-row>
        <table:table-row table:style-name="ro30" table:number-rows-repeated="4">
          <table:table-cell table:style-name="ce624" table:number-columns-repeated="2"/>
          <table:table-cell table:style-name="ce622" table:number-columns-repeated="2"/>
          <table:table-cell table:style-name="ce627"/>
          <table:table-cell table:number-columns-repeated="1019"/>
        </table:table-row>
        <table:table-row table:style-name="ro30" table:number-rows-repeated="903">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table:table table:name="Tassonomia_Tipi_di_NOTIZIA" table:style-name="ta5">
        <table:table-column table:style-name="co70" table:number-columns-repeated="2" table:default-cell-style-name="ce2"/>
        <table:table-column table:style-name="co72" table:default-cell-style-name="ce2"/>
        <table:table-column table:style-name="co28" table:number-columns-repeated="22" table:default-cell-style-name="ce2"/>
        <table:table-column table:style-name="co29" table:number-columns-repeated="999" table:default-cell-style-name="ce2"/>
        <table:table-row table:style-name="ro113">
          <table:table-cell table:style-name="ce609" office:value-type="string" table:number-columns-spanned="3" table:number-rows-spanned="1">
            <text:p><text:s/>Tassonomia Tipi di<text:span text:style-name="T8"> NOTIZIA | NEWS</text:span></text:p>
          </table:table-cell>
          <table:covered-table-cell table:number-columns-repeated="2"/>
          <table:table-cell table:number-columns-repeated="1021"/>
        </table:table-row>
        <table:table-row table:style-name="ro77">
          <table:table-cell table:style-name="ce610" office:value-type="string" table:number-columns-spanned="3" table:number-rows-spanned="1">
            <text:p>Classificazione multi livello dei tipi notizie pubblicate da un Museo</text:p>
          </table:table-cell>
          <table:covered-table-cell table:number-columns-repeated="2"/>
          <table:table-cell table:number-columns-repeated="1021"/>
        </table:table-row>
        <table:table-row table:style-name="ro30">
          <table:table-cell table:style-name="ce611" office:value-type="string">
            <text:p>Voci di 1 livello ITA</text:p>
          </table:table-cell>
          <table:table-cell table:style-name="ce614" office:value-type="string">
            <text:p>Voci di 1 livello ENG</text:p>
          </table:table-cell>
          <table:table-cell table:style-name="ce618" office:value-type="string">
            <text:p>Note e parole chiave</text:p>
          </table:table-cell>
          <table:table-cell table:number-columns-repeated="1021"/>
        </table:table-row>
        <table:table-row table:style-name="ro30">
          <table:table-cell table:style-name="ce612" office:value-type="string">
            <text:p>Notizia</text:p>
          </table:table-cell>
          <table:table-cell table:style-name="ce612" office:value-type="string">
            <text:p>News</text:p>
          </table:table-cell>
          <table:table-cell table:style-name="ce628"/>
          <table:table-cell table:number-columns-repeated="1021"/>
        </table:table-row>
        <table:table-row table:style-name="ro30">
          <table:table-cell table:style-name="ce612" office:value-type="string">
            <text:p>Comunicato (stampa)</text:p>
          </table:table-cell>
          <table:table-cell table:style-name="ce612" office:value-type="string">
            <text:p>Press release</text:p>
          </table:table-cell>
          <table:table-cell table:style-name="ce628"/>
          <table:table-cell table:number-columns-repeated="1021"/>
        </table:table-row>
        <table:table-row table:style-name="ro30">
          <table:table-cell table:style-name="ce612" office:value-type="string">
            <text:p>Avviso</text:p>
          </table:table-cell>
          <table:table-cell table:style-name="ce612" office:value-type="string">
            <text:p>Notice or Announcement</text:p>
          </table:table-cell>
          <table:table-cell table:style-name="ce628"/>
          <table:table-cell table:number-columns-repeated="1021"/>
        </table:table-row>
        <table:table-row table:style-name="ro30" table:number-rows-repeated="994">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table:table table:name="Tassonomia_Tipi_di_EVENTO" table:style-name="ta5">
        <table:table-column table:style-name="co52" table:number-columns-repeated="2" table:default-cell-style-name="ce2"/>
        <table:table-column table:style-name="co73" table:number-columns-repeated="2" table:default-cell-style-name="ce2"/>
        <table:table-column table:style-name="co74" table:number-columns-repeated="2" table:default-cell-style-name="ce2"/>
        <table:table-column table:style-name="co75" table:default-cell-style-name="ce2"/>
        <table:table-column table:style-name="co28" table:number-columns-repeated="13" table:default-cell-style-name="ce2"/>
        <table:table-column table:style-name="co29" table:number-columns-repeated="1004" table:default-cell-style-name="ce2"/>
        <table:table-row table:style-name="ro69">
          <table:table-cell table:style-name="ce629" office:value-type="string" table:number-columns-spanned="7" table:number-rows-spanned="1">
            <text:p><text:span text:style-name="T9">Tassonomia Tipi di </text:span>EVENTO | EVENT</text:p>
          </table:table-cell>
          <table:covered-table-cell table:number-columns-repeated="6"/>
          <table:table-cell table:number-columns-repeated="1017"/>
        </table:table-row>
        <table:table-row table:style-name="ro69">
          <table:table-cell table:style-name="ce610" office:value-type="string" table:number-columns-spanned="7" table:number-rows-spanned="1">
            <text:p><text:a xlink:href="https://schema.gov.it/semantic-assets/details?uri=https%3A%2F%2Fw3id.org%2Fitalia%2Fcontrolled-vocabulary%2Fpublic-event-types">Classificazione multi livello degli eventi di interesse pubblico, definita nellache riportiamo aggiornata al 17/03/2022</text:a></text:p>
          </table:table-cell>
          <table:covered-table-cell table:number-columns-repeated="6"/>
          <table:table-cell table:number-columns-repeated="1017"/>
        </table:table-row>
        <table:table-row table:style-name="ro30">
          <table:table-cell table:style-name="ce611" office:value-type="string">
            <text:p>Voci di 1 livello ITA</text:p>
          </table:table-cell>
          <table:table-cell table:style-name="ce614" office:value-type="string">
            <text:p>Voci di 1 livello ENG</text:p>
          </table:table-cell>
          <table:table-cell table:style-name="ce611" office:value-type="string">
            <text:p>Voci di 2 livello ITA</text:p>
          </table:table-cell>
          <table:table-cell table:style-name="ce614" office:value-type="string">
            <text:p>Voci di 2 livello ENG</text:p>
          </table:table-cell>
          <table:table-cell table:style-name="ce618" office:value-type="string">
            <text:p>Voci di 3 livello ITA</text:p>
          </table:table-cell>
          <table:table-cell table:style-name="ce636" office:value-type="string">
            <text:p>Voci di 3 livello ENG</text:p>
          </table:table-cell>
          <table:table-cell table:style-name="ce618" office:value-type="string">
            <text:p>Note e parole chiave</text:p>
          </table:table-cell>
          <table:table-cell table:number-columns-repeated="1017"/>
        </table:table-row>
        <table:table-row table:style-name="ro30">
          <table:table-cell table:style-name="ce630" office:value-type="string">
            <text:p><text:a xlink:href="https://schema.gov.it/lodview/controlled-vocabulary/public-event-types/1">Evento culturale</text:a></text:p>
          </table:table-cell>
          <table:table-cell table:style-name="ce630" office:value-type="string">
            <text:p><text:a xlink:href="https://schema.gov.it/lodview/controlled-vocabulary/public-event-types/1">Cultural event</text:a></text:p>
          </table:table-cell>
          <table:table-cell table:style-name="ce619" table:number-columns-repeated="4"/>
          <table:table-cell table:number-columns-repeated="1018"/>
        </table:table-row>
        <table:table-row table:style-name="ro30">
          <table:table-cell table:style-name="ce630" table:number-columns-repeated="2"/>
          <table:table-cell table:style-name="ce632" office:value-type="string">
            <text:p><text:a xlink:href="https://schema.gov.it/lodview/controlled-vocabulary/public-event-types/11">Manifestazione artistica</text:a></text:p>
          </table:table-cell>
          <table:table-cell table:style-name="ce632" office:value-type="string">
            <text:p><text:a xlink:href="https://schema.gov.it/lodview/controlled-vocabulary/public-event-types/11">Artistic exhibition</text:a></text:p>
          </table:table-cell>
          <table:table-cell table:style-name="ce619" table:number-columns-repeated="2"/>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1">Festival</text:a></text:p>
          </table:table-cell>
          <table:table-cell table:style-name="ce634" office:value-type="string">
            <text:p><text:a xlink:href="https://schema.gov.it/lodview/controlled-vocabulary/public-event-types/111">Festival</text:a></text:p>
          </table:table-cell>
          <table:table-cell table:number-columns-repeated="1018"/>
        </table:table-row>
        <table:table-row table:style-name="ro30">
          <table:table-cell table:style-name="ce630" table:number-columns-repeated="2"/>
          <table:table-cell table:style-name="ce633" table:number-columns-repeated="2"/>
          <table:table-cell table:style-name="ce634" office:value-type="string">
            <text:p><text:a xlink:href="https://schema.gov.it/lodview/controlled-vocabulary/public-event-types/112">Mostra</text:a></text:p>
          </table:table-cell>
          <table:table-cell table:style-name="ce634" office:value-type="string">
            <text:p><text:a xlink:href="https://schema.gov.it/lodview/controlled-vocabulary/public-event-types/112">Exhibition</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3">Spettacolo teatrale</text:a></text:p>
          </table:table-cell>
          <table:table-cell table:style-name="ce634" office:value-type="string">
            <text:p><text:a xlink:href="https://schema.gov.it/lodview/controlled-vocabulary/public-event-types/113">Theater performance</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4">Spettacolo di danza</text:a></text:p>
          </table:table-cell>
          <table:table-cell table:style-name="ce634" office:value-type="string">
            <text:p><text:a xlink:href="https://schema.gov.it/lodview/controlled-vocabulary/public-event-types/114">Dance performance</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5">Manifestazione musicale</text:a></text:p>
          </table:table-cell>
          <table:table-cell table:style-name="ce634" office:value-type="string">
            <text:p><text:a xlink:href="https://schema.gov.it/lodview/controlled-vocabulary/public-event-types/115">Music event</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6">Visita guidata</text:a></text:p>
          </table:table-cell>
          <table:table-cell table:style-name="ce634" office:value-type="string">
            <text:p><text:a xlink:href="https://schema.gov.it/lodview/controlled-vocabulary/public-event-types/116">Guided tour</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7">Lettura (pubblica)</text:a></text:p>
          </table:table-cell>
          <table:table-cell table:style-name="ce634" office:value-type="string">
            <text:p><text:a xlink:href="https://schema.gov.it/lodview/controlled-vocabulary/public-event-types/117">Public reading</text:a></text:p>
          </table:table-cell>
          <table:table-cell table:style-name="ce637"/>
          <table:table-cell table:number-columns-repeated="1017"/>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8">Proiezione cinematografica</text:a></text:p>
          </table:table-cell>
          <table:table-cell table:style-name="ce634" office:value-type="string">
            <text:p><text:a xlink:href="https://schema.gov.it/lodview/controlled-vocabulary/public-event-types/118">Film screening</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9">Visita libera</text:a></text:p>
          </table:table-cell>
          <table:table-cell table:style-name="ce634" office:value-type="string">
            <text:p><text:a xlink:href="https://schema.gov.it/lodview/controlled-vocabulary/public-event-types/119">Self-guided tour</text:a></text:p>
          </table:table-cell>
          <table:table-cell table:number-columns-repeated="1018"/>
        </table:table-row>
        <table:table-row table:style-name="ro30">
          <table:table-cell table:style-name="ce630" table:number-columns-repeated="2"/>
          <table:table-cell table:style-name="ce634" office:value-type="string">
            <text:p><text:a xlink:href="https://schema.gov.it/lodview/controlled-vocabulary/public-event-types/12">Evento di formazione</text:a></text:p>
          </table:table-cell>
          <table:table-cell table:style-name="ce634" office:value-type="string">
            <text:p><text:a xlink:href="https://schema.gov.it/lodview/controlled-vocabulary/public-event-types/12">Training event</text:a></text:p>
          </table:table-cell>
          <table:table-cell table:style-name="ce619" table:number-columns-repeated="2"/>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21">Scuola estiva/invernale</text:a></text:p>
          </table:table-cell>
          <table:table-cell table:style-name="ce634" office:value-type="string">
            <text:p><text:a xlink:href="https://schema.gov.it/lodview/controlled-vocabulary/public-event-types/121">Summer/Winter school</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22">Webinar</text:a></text:p>
          </table:table-cell>
          <table:table-cell table:style-name="ce634" office:value-type="string">
            <text:p><text:a xlink:href="https://schema.gov.it/lodview/controlled-vocabulary/public-event-types/122">Webinar</text:a></text:p>
          </table:table-cell>
          <table:table-cell table:number-columns-repeated="1018"/>
        </table:table-row>
        <table:table-row table:style-name="ro30">
          <table:table-cell table:style-name="ce630" table:number-columns-repeated="2"/>
          <table:table-cell table:number-columns-repeated="2"/>
          <table:table-cell table:style-name="ce634" office:value-type="string">
            <text:p><text:a xlink:href="https://schema.gov.it/lodview/controlled-vocabulary/public-event-types/123">Seminario</text:a></text:p>
          </table:table-cell>
          <table:table-cell table:style-name="ce634" office:value-type="string">
            <text:p><text:a xlink:href="https://schema.gov.it/lodview/controlled-vocabulary/public-event-types/123">Seminar</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24">Laboratorio</text:a></text:p>
          </table:table-cell>
          <table:table-cell table:style-name="ce634" office:value-type="string">
            <text:p><text:a xlink:href="https://schema.gov.it/lodview/controlled-vocabulary/public-event-types/124">Workshop</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25">Presentazione libro</text:a></text:p>
          </table:table-cell>
          <table:table-cell table:style-name="ce634" office:value-type="string">
            <text:p><text:a xlink:href="https://schema.gov.it/lodview/controlled-vocabulary/public-event-types/125">Book presentation</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26">Corso</text:a></text:p>
          </table:table-cell>
          <table:table-cell table:style-name="ce634" office:value-type="string">
            <text:p><text:a xlink:href="https://schema.gov.it/lodview/controlled-vocabulary/public-event-types/126">Course</text:a></text:p>
          </table:table-cell>
          <table:table-cell table:number-columns-repeated="1018"/>
        </table:table-row>
        <table:table-row table:style-name="ro30">
          <table:table-cell table:style-name="ce630" table:number-columns-repeated="2"/>
          <table:table-cell table:style-name="ce634" office:value-type="string">
            <text:p><text:a xlink:href="https://schema.gov.it/lodview/controlled-vocabulary/public-event-types/13">Conferenza e summit</text:a></text:p>
          </table:table-cell>
          <table:table-cell table:style-name="ce634" office:value-type="string">
            <text:p><text:a xlink:href="https://schema.gov.it/lodview/controlled-vocabulary/public-event-types/13">Conference and summit</text:a></text:p>
          </table:table-cell>
          <table:table-cell table:style-name="ce619" table:number-columns-repeated="2"/>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31">Convegno</text:a></text:p>
          </table:table-cell>
          <table:table-cell table:style-name="ce634" office:value-type="string">
            <text:p><text:a xlink:href="https://schema.gov.it/lodview/controlled-vocabulary/public-event-types/131">Conference</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32">Vertice</text:a></text:p>
          </table:table-cell>
          <table:table-cell table:style-name="ce634" office:value-type="string">
            <text:p><text:a xlink:href="https://schema.gov.it/lodview/controlled-vocabulary/public-event-types/132">Summit</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33">Congresso</text:a></text:p>
          </table:table-cell>
          <table:table-cell table:style-name="ce634" office:value-type="string">
            <text:p><text:a xlink:href="https://schema.gov.it/lodview/controlled-vocabulary/public-event-types/133">Congress</text:a></text:p>
          </table:table-cell>
          <table:table-cell table:number-columns-repeated="1018"/>
        </table:table-row>
        <table:table-row table:style-name="ro30">
          <table:table-cell table:style-name="ce630" table:number-columns-repeated="2"/>
          <table:table-cell table:style-name="ce634" office:value-type="string">
            <text:p><text:a xlink:href="https://schema.gov.it/lodview/controlled-vocabulary/public-event-types/14">Giornata informativa</text:a></text:p>
          </table:table-cell>
          <table:table-cell table:style-name="ce634" office:value-type="string">
            <text:p><text:a xlink:href="https://schema.gov.it/lodview/controlled-vocabulary/public-event-types/14">Information day</text:a></text:p>
          </table:table-cell>
          <table:table-cell table:style-name="ce619" table:number-columns-repeated="2"/>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41">Giornata aperta</text:a></text:p>
          </table:table-cell>
          <table:table-cell table:style-name="ce634" office:value-type="string">
            <text:p><text:a xlink:href="https://schema.gov.it/lodview/controlled-vocabulary/public-event-types/141">Open day</text:a></text:p>
          </table:table-cell>
          <table:table-cell table:number-columns-repeated="1018"/>
        </table:table-row>
        <table:table-row table:style-name="ro30">
          <table:table-cell table:style-name="ce622" office:value-type="string">
            <text:p><text:a xlink:href="https://schema.gov.it/lodview/controlled-vocabulary/public-event-types/2">Eventi sociali</text:a></text:p>
          </table:table-cell>
          <table:table-cell table:style-name="ce622" office:value-type="string">
            <text:p><text:a xlink:href="https://schema.gov.it/lodview/controlled-vocabulary/public-event-types/2">Social events</text:a></text:p>
          </table:table-cell>
          <table:table-cell table:style-name="ce619" table:number-columns-repeated="4"/>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21">Concorso e cerimonia</text:a></text:p>
          </table:table-cell>
          <table:table-cell table:style-name="ce634" office:value-type="string">
            <text:p><text:a xlink:href="https://schema.gov.it/lodview/controlled-vocabulary/public-event-types/21">Competition and ceremony</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11">Cerimonia</text:a></text:p>
          </table:table-cell>
          <table:table-cell table:style-name="ce634" office:value-type="string">
            <text:p><text:a xlink:href="https://schema.gov.it/lodview/controlled-vocabulary/public-event-types/211">Ceremony</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12">Concorso/competizione</text:a></text:p>
          </table:table-cell>
          <table:table-cell table:style-name="ce634" office:value-type="string">
            <text:p><text:a xlink:href="https://schema.gov.it/lodview/controlled-vocabulary/public-event-types/212">Competition</text:a></text:p>
          </table:table-cell>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22">Dibattito pubblico</text:a></text:p>
          </table:table-cell>
          <table:table-cell table:style-name="ce634" office:value-type="string">
            <text:p><text:a xlink:href="https://schema.gov.it/lodview/controlled-vocabulary/public-event-types/22">Public debate</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21">Dibattito/dialogo pubblico</text:a></text:p>
          </table:table-cell>
          <table:table-cell table:style-name="ce634" office:value-type="string">
            <text:p><text:a xlink:href="https://schema.gov.it/lodview/controlled-vocabulary/public-event-types/221">Public debate/dialogue</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22">Forum</text:a></text:p>
          </table:table-cell>
          <table:table-cell table:style-name="ce634" office:value-type="string">
            <text:p><text:a xlink:href="https://schema.gov.it/lodview/controlled-vocabulary/public-event-types/222">Forum</text:a></text:p>
          </table:table-cell>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23">Incontro con esperti</text:a></text:p>
          </table:table-cell>
          <table:table-cell table:style-name="ce634" office:value-type="string">
            <text:p><text:a xlink:href="https://schema.gov.it/lodview/controlled-vocabulary/public-event-types/23">Meeting with experts</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31">Riunione esperti</text:a></text:p>
          </table:table-cell>
          <table:table-cell table:style-name="ce634" office:value-type="string">
            <text:p><text:a xlink:href="https://schema.gov.it/lodview/controlled-vocabulary/public-event-types/231">Expert meeting</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32">Hackathon / Datathon</text:a></text:p>
          </table:table-cell>
          <table:table-cell table:style-name="ce634" office:value-type="string">
            <text:p><text:a xlink:href="https://schema.gov.it/lodview/controlled-vocabulary/public-event-types/232">Hackathon / Datathon</text:a></text:p>
          </table:table-cell>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24">Raduno di comunità</text:a></text:p>
          </table:table-cell>
          <table:table-cell table:style-name="ce634" office:value-type="string">
            <text:p><text:a xlink:href="https://schema.gov.it/lodview/controlled-vocabulary/public-event-types/24">Community gathering</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41">Sfilata</text:a></text:p>
          </table:table-cell>
          <table:table-cell table:style-name="ce634" office:value-type="string">
            <text:p><text:a xlink:href="https://schema.gov.it/lodview/controlled-vocabulary/public-event-types/241">Parade</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42">Sagra</text:a></text:p>
          </table:table-cell>
          <table:table-cell table:style-name="ce634" office:value-type="string">
            <text:p><text:a xlink:href="https://schema.gov.it/lodview/controlled-vocabulary/public-event-types/242">Festival</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43">Torneo storico o Palio</text:a></text:p>
          </table:table-cell>
          <table:table-cell table:style-name="ce634" office:value-type="string">
            <text:p><text:a xlink:href="https://schema.gov.it/lodview/controlled-vocabulary/public-event-types/243">Historical tournament or Palio</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44">Festa Patronale o dei santi</text:a></text:p>
          </table:table-cell>
          <table:table-cell table:style-name="ce634" office:value-type="string">
            <text:p><text:a xlink:href="https://schema.gov.it/lodview/controlled-vocabulary/public-event-types/244">Patronal or Saints' feast</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45">Mercatino</text:a></text:p>
          </table:table-cell>
          <table:table-cell table:style-name="ce634" office:value-type="string">
            <text:p><text:a xlink:href="https://schema.gov.it/lodview/controlled-vocabulary/public-event-types/245">Market</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46">Commemorazione</text:a></text:p>
          </table:table-cell>
          <table:table-cell table:style-name="ce634" office:value-type="string">
            <text:p><text:a xlink:href="https://schema.gov.it/lodview/controlled-vocabulary/public-event-types/246">Commemoration</text:a></text:p>
          </table:table-cell>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25">Evento religioso</text:a></text:p>
          </table:table-cell>
          <table:table-cell table:style-name="ce634" office:value-type="string">
            <text:p><text:a xlink:href="https://schema.gov.it/lodview/controlled-vocabulary/public-event-types/25">Religious event</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51">Giubileo</text:a></text:p>
          </table:table-cell>
          <table:table-cell table:style-name="ce634" office:value-type="string">
            <text:p><text:a xlink:href="https://schema.gov.it/lodview/controlled-vocabulary/public-event-types/251">Jubilee</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52">Udienza giubiliare</text:a></text:p>
          </table:table-cell>
          <table:table-cell table:style-name="ce634" office:value-type="string">
            <text:p><text:a xlink:href="https://schema.gov.it/lodview/controlled-vocabulary/public-event-types/252">Jubilee audience</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53">Processione</text:a></text:p>
          </table:table-cell>
          <table:table-cell table:style-name="ce634" office:value-type="string">
            <text:p><text:a xlink:href="https://schema.gov.it/lodview/controlled-vocabulary/public-event-types/253">Procession</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54">Celebrazione religiosa</text:a></text:p>
          </table:table-cell>
          <table:table-cell table:style-name="ce634" office:value-type="string">
            <text:p><text:a xlink:href="https://schema.gov.it/lodview/controlled-vocabulary/public-event-types/254">Religious celebration</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55">Lettura religiosa</text:a></text:p>
          </table:table-cell>
          <table:table-cell table:style-name="ce634" office:value-type="string">
            <text:p><text:a xlink:href="https://schema.gov.it/lodview/controlled-vocabulary/public-event-types/255">Religious reading</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56">Raduno religioso</text:a></text:p>
          </table:table-cell>
          <table:table-cell table:style-name="ce634" office:value-type="string">
            <text:p><text:a xlink:href="https://schema.gov.it/lodview/controlled-vocabulary/public-event-types/256">Religious gathering</text:a></text:p>
          </table:table-cell>
          <table:table-cell table:number-columns-repeated="1018"/>
        </table:table-row>
        <table:table-row table:style-name="ro30">
          <table:table-cell table:style-name="ce631" table:number-columns-repeated="4"/>
          <table:table-cell table:style-name="ce634" office:value-type="string">
            <text:p><text:a xlink:href="https://schema.gov.it/lodview/controlled-vocabulary/public-event-types/257">Santificazione</text:a></text:p>
          </table:table-cell>
          <table:table-cell table:style-name="ce634" office:value-type="string">
            <text:p><text:a xlink:href="https://schema.gov.it/lodview/controlled-vocabulary/public-event-types/257">Sanctification</text:a></text:p>
          </table:table-cell>
          <table:table-cell table:number-columns-repeated="1018"/>
        </table:table-row>
        <table:table-row table:style-name="ro30">
          <table:table-cell table:style-name="ce622" office:value-type="string">
            <text:p><text:a xlink:href="https://schema.gov.it/lodview/controlled-vocabulary/public-event-types/3">Eventi politici</text:a></text:p>
          </table:table-cell>
          <table:table-cell table:style-name="ce622" office:value-type="string">
            <text:p><text:a xlink:href="https://schema.gov.it/lodview/controlled-vocabulary/public-event-types/3">Political events</text:a></text:p>
          </table:table-cell>
          <table:table-cell table:style-name="ce631" table:number-columns-repeated="2"/>
          <table:table-cell table:style-name="ce619" table:number-columns-repeated="2"/>
          <table:table-cell table:number-columns-repeated="1018"/>
        </table:table-row>
        <table:table-row table:style-name="ro30">
          <table:table-cell table:style-name="ce624" table:number-columns-repeated="2"/>
          <table:table-cell table:style-name="ce635" office:value-type="string">
            <text:p><text:a xlink:href="https://schema.gov.it/lodview/controlled-vocabulary/public-event-types/31">Incontro politico</text:a></text:p>
          </table:table-cell>
          <table:table-cell table:style-name="ce635" office:value-type="string">
            <text:p><text:a xlink:href="https://schema.gov.it/lodview/controlled-vocabulary/public-event-types/31">Political meeting</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5" office:value-type="string">
            <text:p><text:a xlink:href="https://schema.gov.it/lodview/controlled-vocabulary/public-event-types/311">Congresso o riunione di partito</text:a></text:p>
          </table:table-cell>
          <table:table-cell table:style-name="ce635" office:value-type="string">
            <text:p>Party congress or meeting</text:p>
          </table:table-cell>
          <table:table-cell table:number-columns-repeated="1018"/>
        </table:table-row>
        <table:table-row table:style-name="ro30">
          <table:table-cell table:style-name="ce624" table:number-columns-repeated="2"/>
          <table:table-cell table:style-name="ce631" table:number-columns-repeated="2"/>
          <table:table-cell table:style-name="ce635" office:value-type="string">
            <text:p><text:a xlink:href="https://schema.gov.it/lodview/controlled-vocabulary/public-event-types/312">Corteo o sciopero</text:a></text:p>
          </table:table-cell>
          <table:table-cell table:style-name="ce635" office:value-type="string">
            <text:p><text:a xlink:href="https://schema.gov.it/lodview/controlled-vocabulary/public-event-types/312">Procession or strike</text:a></text:p>
          </table:table-cell>
          <table:table-cell table:number-columns-repeated="1018"/>
        </table:table-row>
        <table:table-row table:style-name="ro30">
          <table:table-cell table:style-name="ce624" table:number-columns-repeated="2"/>
          <table:table-cell table:style-name="ce631" table:number-columns-repeated="2"/>
          <table:table-cell table:style-name="ce635" office:value-type="string">
            <text:p><text:a xlink:href="https://schema.gov.it/lodview/controlled-vocabulary/public-event-types/313">Comizio elettorale</text:a></text:p>
          </table:table-cell>
          <table:table-cell table:style-name="ce635" office:value-type="string">
            <text:p><text:a xlink:href="https://schema.gov.it/lodview/controlled-vocabulary/public-event-types/313">Electoral speech</text:a></text:p>
          </table:table-cell>
          <table:table-cell table:number-columns-repeated="1018"/>
        </table:table-row>
        <table:table-row table:style-name="ro30">
          <table:table-cell table:style-name="ce622" office:value-type="string">
            <text:p><text:a xlink:href="https://schema.gov.it/lodview/controlled-vocabulary/public-event-types/4">Eventi di affari o commerciali</text:a></text:p>
          </table:table-cell>
          <table:table-cell table:style-name="ce622" office:value-type="string">
            <text:p><text:a xlink:href="https://schema.gov.it/lodview/controlled-vocabulary/public-event-types/4">Business or commercial events</text:a></text:p>
          </table:table-cell>
          <table:table-cell table:style-name="ce619" table:number-columns-repeated="4"/>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41">Fiera o salone</text:a></text:p>
          </table:table-cell>
          <table:table-cell table:style-name="ce634" office:value-type="string">
            <text:p><text:a xlink:href="https://schema.gov.it/lodview/controlled-vocabulary/public-event-types/41">Fair or trade show</text:a></text:p>
          </table:table-cell>
          <table:table-cell table:style-name="ce619" table:number-columns-repeated="2"/>
          <table:table-cell table:number-columns-repeated="1018"/>
        </table:table-row>
        <table:table-row table:style-name="ro17">
          <table:table-cell table:style-name="ce624" table:number-columns-repeated="2"/>
          <table:table-cell table:style-name="ce631" table:number-columns-repeated="2"/>
          <table:table-cell table:style-name="ce634" office:value-type="string">
            <text:p><text:a xlink:href="https://schema.gov.it/lodview/controlled-vocabulary/public-event-types/411">Fiera o Salone</text:a></text:p>
          </table:table-cell>
          <table:table-cell table:style-name="ce634" office:value-type="string">
            <text:p><text:a xlink:href="https://schema.gov.it/lodview/controlled-vocabulary/public-event-types/411">Fair or Trade show</text:a></text:p>
          </table:table-cell>
          <table:table-cell table:number-columns-repeated="1018"/>
        </table:table-row>
        <table:table-row table:style-name="ro17">
          <table:table-cell table:style-name="ce624" table:number-columns-repeated="2"/>
          <table:table-cell table:style-name="ce631" table:number-columns-repeated="2"/>
          <table:table-cell table:style-name="ce634" office:value-type="string">
            <text:p><text:a xlink:href="https://schema.gov.it/lodview/controlled-vocabulary/public-event-types/412">Esposizione o Esposizione globale</text:a></text:p>
          </table:table-cell>
          <table:table-cell table:style-name="ce634" office:value-type="string">
            <text:p><text:a xlink:href="https://schema.gov.it/lodview/controlled-vocabulary/public-event-types/412">Exhibition or Global exhibition</text:a></text:p>
          </table:table-cell>
          <table:table-cell table:number-columns-repeated="1018"/>
        </table:table-row>
        <table:table-row table:style-name="ro17">
          <table:table-cell table:style-name="ce624" table:number-columns-repeated="2"/>
          <table:table-cell table:style-name="ce634" office:value-type="string">
            <text:p><text:a xlink:href="https://schema.gov.it/lodview/controlled-vocabulary/public-event-types/42">Riunione d’affari</text:a></text:p>
          </table:table-cell>
          <table:table-cell table:style-name="ce634" office:value-type="string">
            <text:p><text:a xlink:href="https://schema.gov.it/lodview/controlled-vocabulary/public-event-types/42">Business meeting</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421">Riunione d’affari</text:a></text:p>
          </table:table-cell>
          <table:table-cell table:style-name="ce634" office:value-type="string">
            <text:p><text:a xlink:href="https://schema.gov.it/lodview/controlled-vocabulary/public-event-types/421">Business meeting</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422">Convention</text:a></text:p>
          </table:table-cell>
          <table:table-cell table:style-name="ce634" office:value-type="string">
            <text:p><text:a xlink:href="https://schema.gov.it/lodview/controlled-vocabulary/public-event-types/422">Convention</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423">Tavola rotonda</text:a></text:p>
          </table:table-cell>
          <table:table-cell table:style-name="ce634" office:value-type="string">
            <text:p><text:a xlink:href="https://schema.gov.it/lodview/controlled-vocabulary/public-event-types/423">Roundtable discussion</text:a></text:p>
          </table:table-cell>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43">Evento stagionale commerciale</text:a></text:p>
          </table:table-cell>
          <table:table-cell table:style-name="ce634" office:value-type="string">
            <text:p><text:a xlink:href="https://schema.gov.it/lodview/controlled-vocabulary/public-event-types/43">Seasonal commercial event</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431">Vendita di fine stagione</text:a></text:p>
          </table:table-cell>
          <table:table-cell table:style-name="ce634" office:value-type="string">
            <text:p><text:a xlink:href="https://schema.gov.it/lodview/controlled-vocabulary/public-event-types/431">End of season sale</text:a></text:p>
          </table:table-cell>
          <table:table-cell table:number-columns-repeated="1018"/>
        </table:table-row>
        <table:table-row table:style-name="ro30">
          <table:table-cell table:style-name="ce622" office:value-type="string">
            <text:p><text:a xlink:href="https://schema.gov.it/lodview/controlled-vocabulary/public-event-types/5">Eventi sportivi</text:a></text:p>
          </table:table-cell>
          <table:table-cell table:style-name="ce622" office:value-type="string">
            <text:p><text:a xlink:href="https://schema.gov.it/lodview/controlled-vocabulary/public-event-types/5">Sporting events</text:a></text:p>
          </table:table-cell>
          <table:table-cell table:style-name="ce619" table:number-columns-repeated="4"/>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51">Manifestazione sportiva</text:a></text:p>
          </table:table-cell>
          <table:table-cell table:style-name="ce634" office:value-type="string">
            <text:p><text:a xlink:href="https://schema.gov.it/lodview/controlled-vocabulary/public-event-types/51">Sporting event</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511">Partita</text:a></text:p>
          </table:table-cell>
          <table:table-cell table:style-name="ce634" office:value-type="string">
            <text:p><text:a xlink:href="https://schema.gov.it/lodview/controlled-vocabulary/public-event-types/511">Match</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512">Gara o Torneo o Competizione</text:a></text:p>
          </table:table-cell>
          <table:table-cell table:style-name="ce634" office:value-type="string">
            <text:p><text:a xlink:href="https://schema.gov.it/lodview/controlled-vocabulary/public-event-types/512">Competition or Tournament</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513">Escursione</text:a></text:p>
          </table:table-cell>
          <table:table-cell table:style-name="ce634" office:value-type="string">
            <text:p><text:a xlink:href="https://schema.gov.it/lodview/controlled-vocabulary/public-event-types/513">Excursion</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514">Galà sportivo</text:a></text:p>
          </table:table-cell>
          <table:table-cell table:style-name="ce634" office:value-type="string">
            <text:p><text:a xlink:href="https://schema.gov.it/lodview/controlled-vocabulary/public-event-types/514">Sports gala</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515">Corsa</text:a></text:p>
          </table:table-cell>
          <table:table-cell table:style-name="ce634" office:value-type="string">
            <text:p><text:a xlink:href="https://schema.gov.it/lodview/controlled-vocabulary/public-event-types/515">Race</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516">Raduno sportivo</text:a></text:p>
          </table:table-cell>
          <table:table-cell table:style-name="ce634" office:value-type="string">
            <text:p><text:a xlink:href="https://schema.gov.it/lodview/controlled-vocabulary/public-event-types/516">Sports gathering</text:a></text:p>
          </table:table-cell>
          <table:table-cell table:number-columns-repeated="1018"/>
        </table:table-row>
        <table:table-row table:style-name="ro30" table:number-rows-repeated="925">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table:table table:name="Tassonomia_Tipi_di_ATTIVITÀ_EDU" table:style-name="ta5">
        <table:table-column table:style-name="co76" table:number-columns-repeated="2" table:default-cell-style-name="ce2"/>
        <table:table-column table:style-name="co72" table:default-cell-style-name="ce2"/>
        <table:table-column table:style-name="co77" table:default-cell-style-name="ce2"/>
        <table:table-column table:style-name="co72" table:default-cell-style-name="ce2"/>
        <table:table-column table:style-name="co28" table:number-columns-repeated="22" table:default-cell-style-name="ce2"/>
        <table:table-column table:style-name="co29" table:number-columns-repeated="997" table:default-cell-style-name="ce2"/>
        <table:table-row table:style-name="ro113">
          <table:table-cell table:style-name="ce609" office:value-type="string" table:number-columns-spanned="5" table:number-rows-spanned="1">
            <text:p>Tassonomia Tipi di <text:span text:style-name="T8">ATTIVITÀ EDUCATIVA | EDUCATIONAL ACTIVITY</text:span></text:p>
          </table:table-cell>
          <table:covered-table-cell table:number-columns-repeated="4"/>
          <table:table-cell table:number-columns-repeated="1019"/>
        </table:table-row>
        <table:table-row table:style-name="ro58">
          <table:table-cell table:style-name="ce610" office:value-type="string" table:number-columns-spanned="5" table:number-rows-spanned="1">
            <text:p>Classificazione delle tipologie di attività educative di un museo</text:p>
          </table:table-cell>
          <table:covered-table-cell table:number-columns-repeated="4"/>
          <table:table-cell table:number-columns-repeated="1019"/>
        </table:table-row>
        <table:table-row table:style-name="ro30">
          <table:table-cell table:style-name="ce611" office:value-type="string">
            <text:p>Voci di 1 livello ITA</text:p>
          </table:table-cell>
          <table:table-cell table:style-name="ce614" office:value-type="string">
            <text:p>Voci di 1 livello ENG</text:p>
          </table:table-cell>
          <table:table-cell table:style-name="ce611" office:value-type="string">
            <text:p>Voci di 2 livello</text:p>
          </table:table-cell>
          <table:table-cell table:style-name="ce614" office:value-type="string">
            <text:p>Voci di 2 livello ENG</text:p>
          </table:table-cell>
          <table:table-cell table:style-name="ce618" office:value-type="string">
            <text:p>Note</text:p>
          </table:table-cell>
          <table:table-cell table:number-columns-repeated="1019"/>
        </table:table-row>
        <table:table-row table:style-name="ro57">
          <table:table-cell table:style-name="ce612" office:value-type="string">
            <text:p>Laboratorio didattico</text:p>
          </table:table-cell>
          <table:table-cell table:style-name="ce612" office:value-type="string">
            <text:p>Educational laboratory</text:p>
          </table:table-cell>
          <table:table-cell table:style-name="ce623"/>
          <table:table-cell table:style-name="ce624"/>
          <table:table-cell table:style-name="ce619"/>
          <table:table-cell table:number-columns-repeated="1019"/>
        </table:table-row>
        <table:table-row table:style-name="ro30">
          <table:table-cell table:number-columns-repeated="2"/>
          <table:table-cell table:style-name="ce612" office:value-type="string">
            <text:p>In sala</text:p>
          </table:table-cell>
          <table:table-cell table:style-name="ce612" office:value-type="string">
            <text:p>Indoors</text:p>
          </table:table-cell>
          <table:table-cell table:style-name="ce619"/>
          <table:table-cell table:number-columns-repeated="1019"/>
        </table:table-row>
        <table:table-row table:style-name="ro30">
          <table:table-cell table:style-name="ce612" table:number-columns-repeated="2"/>
          <table:table-cell table:style-name="ce612" office:value-type="string">
            <text:p>All'aperto</text:p>
          </table:table-cell>
          <table:table-cell table:style-name="ce612" office:value-type="string">
            <text:p>Outdoors</text:p>
          </table:table-cell>
          <table:table-cell table:style-name="ce619"/>
          <table:table-cell table:number-columns-repeated="1019"/>
        </table:table-row>
        <table:table-row table:style-name="ro30">
          <table:table-cell table:style-name="ce612" office:value-type="string">
            <text:p>Visita guidata </text:p>
          </table:table-cell>
          <table:table-cell table:style-name="ce620" office:value-type="string">
            <text:p>Guided tour</text:p>
          </table:table-cell>
          <table:table-cell table:style-name="ce612" table:number-columns-repeated="2"/>
          <table:table-cell table:style-name="ce619"/>
          <table:table-cell table:number-columns-repeated="1019"/>
        </table:table-row>
        <table:table-row table:style-name="ro30">
          <table:table-cell table:style-name="ce612" table:number-columns-repeated="2"/>
          <table:table-cell table:style-name="ce612" office:value-type="string">
            <text:p>Al chiuso</text:p>
          </table:table-cell>
          <table:table-cell table:style-name="ce612" office:value-type="string">
            <text:p>Indoors</text:p>
          </table:table-cell>
          <table:table-cell table:style-name="ce619"/>
          <table:table-cell table:number-columns-repeated="1019"/>
        </table:table-row>
        <table:table-row table:style-name="ro30">
          <table:table-cell table:style-name="ce612" table:number-columns-repeated="2"/>
          <table:table-cell table:style-name="ce612" office:value-type="string">
            <text:p>All'aperto</text:p>
          </table:table-cell>
          <table:table-cell table:style-name="ce612" office:value-type="string">
            <text:p>Outdoors</text:p>
          </table:table-cell>
          <table:table-cell table:style-name="ce619"/>
          <table:table-cell table:number-columns-repeated="1019"/>
        </table:table-row>
        <table:table-row table:style-name="ro30">
          <table:table-cell table:style-name="ce612" office:value-type="string">
            <text:p>Visita interattiva</text:p>
          </table:table-cell>
          <table:table-cell table:style-name="ce612" office:value-type="string">
            <text:p>Interactive tour</text:p>
          </table:table-cell>
          <table:table-cell/>
          <table:table-cell table:style-name="ce624"/>
          <table:table-cell table:style-name="ce619"/>
          <table:table-cell table:number-columns-repeated="1019"/>
        </table:table-row>
        <table:table-row table:style-name="ro30">
          <table:table-cell table:style-name="ce612" office:value-type="string">
            <text:p>Escursione</text:p>
          </table:table-cell>
          <table:table-cell table:style-name="ce612" office:value-type="string">
            <text:p>Excursion</text:p>
          </table:table-cell>
          <table:table-cell table:style-name="ce612"/>
          <table:table-cell table:style-name="ce619" table:number-columns-repeated="2"/>
          <table:table-cell table:number-columns-repeated="1019"/>
        </table:table-row>
        <table:table-row table:style-name="ro30">
          <table:table-cell table:style-name="ce612" office:value-type="string">
            <text:p>Gioco di ruolo</text:p>
          </table:table-cell>
          <table:table-cell table:style-name="ce612" office:value-type="string">
            <text:p>Role play</text:p>
          </table:table-cell>
          <table:table-cell table:style-name="ce612"/>
          <table:table-cell table:style-name="ce619" table:number-columns-repeated="2"/>
          <table:table-cell table:number-columns-repeated="1019"/>
        </table:table-row>
        <table:table-row table:style-name="ro30">
          <table:table-cell table:style-name="ce612" office:value-type="string">
            <text:p>Proposta didattica</text:p>
          </table:table-cell>
          <table:table-cell table:style-name="ce612" office:value-type="string">
            <text:p>Educational proposal</text:p>
          </table:table-cell>
          <table:table-cell table:style-name="ce612"/>
          <table:table-cell table:style-name="ce619" table:number-columns-repeated="2"/>
          <table:table-cell table:number-columns-repeated="1019"/>
        </table:table-row>
        <table:table-row table:style-name="ro30" table:number-rows-repeated="11">
          <table:table-cell table:style-name="ce612" table:number-columns-repeated="3"/>
          <table:table-cell table:style-name="ce619" table:number-columns-repeated="2"/>
          <table:table-cell table:number-columns-repeated="1019"/>
        </table:table-row>
        <table:table-row table:style-name="ro30" table:number-rows-repeated="9">
          <table:table-cell table:style-name="ce612" table:number-columns-repeated="3"/>
          <table:table-cell table:number-columns-repeated="1021"/>
        </table:table-row>
        <table:table-row table:style-name="ro30" table:number-rows-repeated="12">
          <table:table-cell table:style-name="ce612" table:number-columns-repeated="2"/>
          <table:table-cell table:number-columns-repeated="1022"/>
        </table:table-row>
        <table:table-row table:style-name="ro30" table:number-rows-repeated="956">
          <table:table-cell table:number-columns-repeated="1024"/>
        </table:table-row>
        <table:table-row table:style-name="ro31" table:number-rows-repeated="1047574">
          <table:table-cell table:number-columns-repeated="1024"/>
        </table:table-row>
        <table:table-row table:style-name="ro31">
          <table:table-cell table:number-columns-repeated="1024"/>
        </table:table-row>
      </table:table>
      <table:table table:name="Tassonomia_Tipi_di_PUNTO_DI_CON" table:style-name="ta5">
        <table:table-column table:style-name="co25" table:number-columns-repeated="2" table:default-cell-style-name="ce2"/>
        <table:table-column table:style-name="co72" table:default-cell-style-name="ce2"/>
        <table:table-column table:style-name="co78" table:default-cell-style-name="ce2"/>
        <table:table-column table:style-name="co79" table:default-cell-style-name="ce2"/>
        <table:table-column table:style-name="co28" table:number-columns-repeated="22" table:default-cell-style-name="ce2"/>
        <table:table-column table:style-name="co29" table:number-columns-repeated="997" table:default-cell-style-name="ce2"/>
        <table:table-row table:style-name="ro113">
          <table:table-cell table:style-name="ce609" office:value-type="string" table:number-columns-spanned="5" table:number-rows-spanned="1">
            <text:p>Tassonomia<text:span text:style-name="T8"> </text:span>Tipi di <text:span text:style-name="T8">PUNTI DI CONTATTO</text:span> <text:span text:style-name="T8"><text:s/>| TOUCHPOINT</text:span></text:p>
          </table:table-cell>
          <table:covered-table-cell table:number-columns-repeated="4"/>
          <table:table-cell table:number-columns-repeated="1019"/>
        </table:table-row>
        <table:table-row table:style-name="ro115">
          <table:table-cell table:style-name="ce638" table:number-columns-spanned="5" table:number-rows-spanned="1"/>
          <table:covered-table-cell table:number-columns-repeated="4"/>
          <table:table-cell table:number-columns-repeated="1019"/>
        </table:table-row>
        <table:table-row table:style-name="ro30">
          <table:table-cell table:style-name="ce611" office:value-type="string">
            <text:p>Voci di 1 livello</text:p>
          </table:table-cell>
          <table:table-cell table:style-name="ce614" office:value-type="string">
            <text:p>Voci di 1 livello ENG</text:p>
          </table:table-cell>
          <table:table-cell table:style-name="ce611" office:value-type="string">
            <text:p>Voci di 2 livello</text:p>
          </table:table-cell>
          <table:table-cell table:style-name="ce614" office:value-type="string">
            <text:p>Voci di 2 livello ENG</text:p>
          </table:table-cell>
          <table:table-cell table:style-name="ce618" office:value-type="string">
            <text:p>Note e parole chiave</text:p>
          </table:table-cell>
          <table:table-cell table:number-columns-repeated="1019"/>
        </table:table-row>
        <table:table-row table:style-name="ro30">
          <table:table-cell table:style-name="ce639" office:value-type="string">
            <text:p>Email</text:p>
          </table:table-cell>
          <table:table-cell table:style-name="ce612" office:value-type="string">
            <text:p>Email</text:p>
          </table:table-cell>
          <table:table-cell table:style-name="ce612" table:number-columns-repeated="2"/>
          <table:table-cell table:style-name="ce628"/>
          <table:table-cell table:number-columns-repeated="1019"/>
        </table:table-row>
        <table:table-row table:style-name="ro30">
          <table:table-cell table:style-name="ce639" office:value-type="string">
            <text:p>Telefono</text:p>
          </table:table-cell>
          <table:table-cell table:style-name="ce612" office:value-type="string">
            <text:p>Telephone</text:p>
          </table:table-cell>
          <table:table-cell table:style-name="ce612" table:number-columns-repeated="2"/>
          <table:table-cell table:style-name="ce628"/>
          <table:table-cell table:number-columns-repeated="1019"/>
        </table:table-row>
        <table:table-row table:style-name="ro30">
          <table:table-cell table:style-name="ce639" office:value-type="string">
            <text:p>URL</text:p>
          </table:table-cell>
          <table:table-cell table:style-name="ce612" office:value-type="string">
            <text:p>URL</text:p>
          </table:table-cell>
          <table:table-cell table:style-name="ce612" table:number-columns-repeated="2"/>
          <table:table-cell table:style-name="ce628"/>
          <table:table-cell table:number-columns-repeated="1019"/>
        </table:table-row>
        <table:table-row table:style-name="ro30">
          <table:table-cell table:style-name="ce639" office:value-type="string">
            <text:p>PEC</text:p>
          </table:table-cell>
          <table:table-cell table:style-name="ce612" office:value-type="string">
            <text:p>PEC</text:p>
          </table:table-cell>
          <table:table-cell table:style-name="ce612" table:number-columns-repeated="2"/>
          <table:table-cell table:style-name="ce628"/>
          <table:table-cell table:number-columns-repeated="1019"/>
        </table:table-row>
        <table:table-row table:style-name="ro30">
          <table:table-cell table:style-name="ce639" office:value-type="string">
            <text:p>Account</text:p>
          </table:table-cell>
          <table:table-cell table:style-name="ce612" office:value-type="string">
            <text:p>Account</text:p>
          </table:table-cell>
          <table:table-cell table:style-name="ce612" table:number-columns-repeated="2"/>
          <table:table-cell table:style-name="ce628"/>
          <table:table-cell table:number-columns-repeated="1019"/>
        </table:table-row>
        <table:table-row table:style-name="ro30">
          <table:table-cell table:style-name="ce612" table:number-columns-repeated="2"/>
          <table:table-cell table:number-columns-repeated="2" table:style-name="ce612" office:value-type="string">
            <text:p>Whatsapp</text:p>
          </table:table-cell>
          <table:table-cell table:style-name="ce628"/>
          <table:table-cell table:number-columns-repeated="1019"/>
        </table:table-row>
        <table:table-row table:style-name="ro30">
          <table:table-cell table:style-name="ce612" table:number-columns-repeated="2"/>
          <table:table-cell table:style-name="ce612" office:value-type="string">
            <text:p>Telegram</text:p>
          </table:table-cell>
          <table:table-cell table:style-name="ce612" office:value-type="string">
            <text:p>Telegram</text:p>
          </table:table-cell>
          <table:table-cell table:style-name="ce628"/>
          <table:table-cell table:number-columns-repeated="1019"/>
        </table:table-row>
        <table:table-row table:style-name="ro30">
          <table:table-cell table:style-name="ce612" table:number-columns-repeated="2"/>
          <table:table-cell table:number-columns-repeated="2" table:style-name="ce612" office:value-type="string">
            <text:p>Skype</text:p>
          </table:table-cell>
          <table:table-cell table:style-name="ce628"/>
          <table:table-cell table:number-columns-repeated="1019"/>
        </table:table-row>
        <table:table-row table:style-name="ro30">
          <table:table-cell table:style-name="ce612" table:number-columns-repeated="2"/>
          <table:table-cell table:style-name="ce612" office:value-type="string">
            <text:p>Linkedin</text:p>
          </table:table-cell>
          <table:table-cell table:style-name="ce612" office:value-type="string">
            <text:p>Linkedin</text:p>
          </table:table-cell>
          <table:table-cell table:style-name="ce628"/>
          <table:table-cell table:number-columns-repeated="1019"/>
        </table:table-row>
        <table:table-row table:style-name="ro30">
          <table:table-cell table:style-name="ce612" table:number-columns-repeated="2"/>
          <table:table-cell table:number-columns-repeated="2" table:style-name="ce612" office:value-type="string">
            <text:p>Twitter</text:p>
          </table:table-cell>
          <table:table-cell table:style-name="ce628"/>
          <table:table-cell table:number-columns-repeated="1019"/>
        </table:table-row>
        <table:table-row table:style-name="ro30" table:number-rows-repeated="987">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table:table table:name="Tassonomia_Tipi_di_AMBITO_DISCI" table:style-name="ta5">
        <table:table-column table:style-name="co80" table:default-cell-style-name="ce2"/>
        <table:table-column table:style-name="co81" table:default-cell-style-name="ce2"/>
        <table:table-column table:style-name="co71" table:number-columns-repeated="2" table:default-cell-style-name="ce2"/>
        <table:table-column table:style-name="co82" table:default-cell-style-name="ce2"/>
        <table:table-column table:style-name="co83" table:default-cell-style-name="ce2"/>
        <table:table-column table:style-name="co71" table:default-cell-style-name="ce2"/>
        <table:table-column table:style-name="co28" table:number-columns-repeated="22" table:default-cell-style-name="ce2"/>
        <table:table-column table:style-name="co29" table:number-columns-repeated="995" table:default-cell-style-name="ce2"/>
        <table:table-row table:style-name="ro113">
          <table:table-cell table:style-name="ce629" office:value-type="string" table:number-columns-spanned="7" table:number-rows-spanned="1">
            <text:p><text:span text:style-name="T9">Tassonomia Tipi di</text:span> AMBITO DISCIPLINARE <text:s/>| SUBJECT DISCIPLINES </text:p>
          </table:table-cell>
          <table:covered-table-cell table:number-columns-repeated="6"/>
          <table:table-cell table:number-columns-repeated="1017"/>
        </table:table-row>
        <table:table-row table:style-name="ro113">
          <table:table-cell table:style-name="ce640" office:value-type="string" table:number-columns-spanned="7" table:number-rows-spanned="1">
            <text:p>Classificazione dei tipi di ambiti disciplinari, utile a rappresentare la complessità dei beni artistici, definito nel:</text:p>
          </table:table-cell>
          <table:covered-table-cell table:number-columns-repeated="6"/>
          <table:table-cell table:number-columns-repeated="1017"/>
        </table:table-row>
        <table:table-row table:style-name="ro116">
          <table:table-cell table:style-name="ce641" office:value-type="string" table:number-columns-spanned="7" table:number-rows-spanned="1">
            <text:p><text:a xlink:href="https://github.com/italia/daf-ontologie-vocabolari-controllati/tree/master/VocabolariControllati/classifications-for-culture/subject-disciplines">Vocabolario controllato degli ambiti disciplinari</text:a></text:p>
          </table:table-cell>
          <table:covered-table-cell table:number-columns-repeated="6"/>
          <table:table-cell table:number-columns-repeated="1017"/>
        </table:table-row>
        <table:table-row table:style-name="ro30">
          <table:table-cell table:style-name="ce611" office:value-type="string">
            <text:p>Voci di 1 livello ITA</text:p>
          </table:table-cell>
          <table:table-cell table:style-name="ce614" office:value-type="string">
            <text:p>Voci di 1 livello ENG</text:p>
          </table:table-cell>
          <table:table-cell table:style-name="ce611" office:value-type="string">
            <text:p>Voci di 2 livello</text:p>
          </table:table-cell>
          <table:table-cell table:style-name="ce614" office:value-type="string">
            <text:p>Voci di 2 livello ENG</text:p>
          </table:table-cell>
          <table:table-cell table:style-name="ce618" office:value-type="string">
            <text:p>Voci di 3 livello</text:p>
          </table:table-cell>
          <table:table-cell table:style-name="ce614" office:value-type="string">
            <text:p>Voci di 3 livello ENG</text:p>
          </table:table-cell>
          <table:table-cell table:style-name="ce618" office:value-type="string">
            <text:p>Note e parole chiave</text:p>
          </table:table-cell>
          <table:table-cell table:number-columns-repeated="1017"/>
        </table:table-row>
        <table:table-row table:style-name="ro30">
          <table:table-cell table:style-name="ce612" office:value-type="string">
            <text:p>Scienze dell'antichità</text:p>
          </table:table-cell>
          <table:table-cell table:style-name="ce612" office:value-type="string">
            <text:p>Sciences of antiquity</text:p>
          </table:table-cell>
          <table:table-cell table:style-name="ce612" office:value-type="string">
            <text:p>Archeologia classica</text:p>
          </table:table-cell>
          <table:table-cell table:style-name="ce624" office:value-type="string">
            <text:p>Classical archaeology</text:p>
          </table:table-cell>
          <table:table-cell table:style-name="ce624" office:value-type="string">
            <text:p>Archeologia greca</text:p>
          </table:table-cell>
          <table:table-cell table:style-name="ce624" office:value-type="string">
            <text:p>Greek archaeology</text:p>
          </table:table-cell>
          <table:table-cell table:style-name="ce619"/>
          <table:table-cell table:number-columns-repeated="1017"/>
        </table:table-row>
        <table:table-row table:style-name="ro30">
          <table:table-cell table:style-name="ce612" table:number-columns-repeated="4"/>
          <table:table-cell table:style-name="ce612" office:value-type="string">
            <text:p>Archeologia romana</text:p>
          </table:table-cell>
          <table:table-cell table:style-name="ce624" office:value-type="string">
            <text:p>Roman archaeology</text:p>
          </table:table-cell>
          <table:table-cell table:style-name="ce612"/>
          <table:table-cell table:number-columns-repeated="1017"/>
        </table:table-row>
        <table:table-row table:style-name="ro30">
          <table:table-cell table:style-name="ce612" office:value-type="string">
            <text:p>Arte</text:p>
          </table:table-cell>
          <table:table-cell table:style-name="ce612" office:value-type="string">
            <text:p>Art</text:p>
          </table:table-cell>
          <table:table-cell table:style-name="ce612" office:value-type="string">
            <text:p>Arti applicate</text:p>
          </table:table-cell>
          <table:table-cell table:style-name="ce612" office:value-type="string">
            <text:p>Applied arts</text:p>
          </table:table-cell>
          <table:table-cell table:style-name="ce612" office:value-type="string">
            <text:p>Agemina</text:p>
          </table:table-cell>
          <table:table-cell table:style-name="ce624" office:value-type="string">
            <text:p>Damascening</text:p>
          </table:table-cell>
          <table:table-cell table:style-name="ce612"/>
          <table:table-cell table:number-columns-repeated="1017"/>
        </table:table-row>
        <table:table-row table:style-name="ro30">
          <table:table-cell table:style-name="ce612" table:number-columns-repeated="4"/>
          <table:table-cell table:style-name="ce612" office:value-type="string">
            <text:p>Arte vetraria</text:p>
          </table:table-cell>
          <table:table-cell table:style-name="ce612" office:value-type="string">
            <text:p>Glass art</text:p>
          </table:table-cell>
          <table:table-cell table:style-name="ce612"/>
          <table:table-cell table:number-columns-repeated="1017"/>
        </table:table-row>
        <table:table-row table:style-name="ro30">
          <table:table-cell table:style-name="ce612" table:number-columns-repeated="4"/>
          <table:table-cell table:number-columns-repeated="2" table:style-name="ce612" office:value-type="string">
            <text:p>Bricolage</text:p>
          </table:table-cell>
          <table:table-cell table:style-name="ce612"/>
          <table:table-cell table:number-columns-repeated="1017"/>
        </table:table-row>
        <table:table-row table:style-name="ro30">
          <table:table-cell table:style-name="ce612" table:number-columns-repeated="4"/>
          <table:table-cell table:style-name="ce612" office:value-type="string">
            <text:p>Calligrafia</text:p>
          </table:table-cell>
          <table:table-cell table:style-name="ce612" office:value-type="string">
            <text:p>Calligraphy</text:p>
          </table:table-cell>
          <table:table-cell table:style-name="ce612"/>
          <table:table-cell table:number-columns-repeated="1017"/>
        </table:table-row>
        <table:table-row table:style-name="ro30">
          <table:table-cell table:style-name="ce612" table:number-columns-repeated="4"/>
          <table:table-cell table:style-name="ce612" office:value-type="string">
            <text:p>Ceramica</text:p>
          </table:table-cell>
          <table:table-cell table:style-name="ce612" office:value-type="string">
            <text:p>Ceramic</text:p>
          </table:table-cell>
          <table:table-cell table:style-name="ce612"/>
          <table:table-cell table:number-columns-repeated="1017"/>
        </table:table-row>
        <table:table-row table:style-name="ro30">
          <table:table-cell table:style-name="ce612" table:number-columns-repeated="4"/>
          <table:table-cell table:style-name="ce612" office:value-type="string">
            <text:p>Ceroplastica</text:p>
          </table:table-cell>
          <table:table-cell table:style-name="ce612" office:value-type="string">
            <text:p>Ceroplastics</text:p>
          </table:table-cell>
          <table:table-cell table:style-name="ce612"/>
          <table:table-cell table:number-columns-repeated="1017"/>
        </table:table-row>
        <table:table-row table:style-name="ro30">
          <table:table-cell table:style-name="ce612" table:number-columns-repeated="4"/>
          <table:table-cell table:style-name="ce612" office:value-type="string">
            <text:p>Conio</text:p>
          </table:table-cell>
          <table:table-cell table:style-name="ce612" office:value-type="string">
            <text:p>Coinage</text:p>
          </table:table-cell>
          <table:table-cell table:style-name="ce612"/>
          <table:table-cell table:number-columns-repeated="1017"/>
        </table:table-row>
        <table:table-row table:style-name="ro30">
          <table:table-cell table:style-name="ce612" table:number-columns-repeated="4"/>
          <table:table-cell table:style-name="ce612" office:value-type="string">
            <text:p>Decorazione</text:p>
          </table:table-cell>
          <table:table-cell table:style-name="ce612" office:value-type="string">
            <text:p>Decoration</text:p>
          </table:table-cell>
          <table:table-cell table:style-name="ce612"/>
          <table:table-cell table:number-columns-repeated="1017"/>
        </table:table-row>
        <table:table-row table:style-name="ro30">
          <table:table-cell table:style-name="ce612" table:number-columns-repeated="4"/>
          <table:table-cell table:style-name="ce612" office:value-type="string">
            <text:p>Doratura</text:p>
          </table:table-cell>
          <table:table-cell table:style-name="ce612" office:value-type="string">
            <text:p>Gilding</text:p>
          </table:table-cell>
          <table:table-cell table:style-name="ce612"/>
          <table:table-cell table:number-columns-repeated="1017"/>
        </table:table-row>
        <table:table-row table:style-name="ro30">
          <table:table-cell table:style-name="ce612" table:number-columns-repeated="4"/>
          <table:table-cell table:style-name="ce612" office:value-type="string">
            <text:p>Glittica</text:p>
          </table:table-cell>
          <table:table-cell table:style-name="ce612" office:value-type="string">
            <text:p>Glyptic art</text:p>
          </table:table-cell>
          <table:table-cell table:style-name="ce612"/>
          <table:table-cell table:number-columns-repeated="1017"/>
        </table:table-row>
        <table:table-row table:style-name="ro30">
          <table:table-cell table:style-name="ce612" table:number-columns-repeated="4"/>
          <table:table-cell table:style-name="ce612" office:value-type="string">
            <text:p>Illustrazione</text:p>
          </table:table-cell>
          <table:table-cell table:style-name="ce612" office:value-type="string">
            <text:p>Illustration</text:p>
          </table:table-cell>
          <table:table-cell table:style-name="ce612"/>
          <table:table-cell table:number-columns-repeated="1017"/>
        </table:table-row>
        <table:table-row table:style-name="ro30">
          <table:table-cell table:style-name="ce612" table:number-columns-repeated="4"/>
          <table:table-cell table:style-name="ce612" office:value-type="string">
            <text:p>Intaglio</text:p>
          </table:table-cell>
          <table:table-cell table:style-name="ce612" office:value-type="string">
            <text:p>Carving</text:p>
          </table:table-cell>
          <table:table-cell table:style-name="ce612"/>
          <table:table-cell table:number-columns-repeated="1017"/>
        </table:table-row>
        <table:table-row table:style-name="ro30">
          <table:table-cell table:style-name="ce612" table:number-columns-repeated="4"/>
          <table:table-cell table:number-columns-repeated="2" table:style-name="ce612" office:value-type="string">
            <text:p>Niello</text:p>
          </table:table-cell>
          <table:table-cell table:style-name="ce612"/>
          <table:table-cell table:number-columns-repeated="1017"/>
        </table:table-row>
        <table:table-row table:style-name="ro30">
          <table:table-cell table:style-name="ce612" table:number-columns-repeated="4"/>
          <table:table-cell table:style-name="ce612" office:value-type="string">
            <text:p>Oreficeria</text:p>
          </table:table-cell>
          <table:table-cell table:style-name="ce612" office:value-type="string">
            <text:p>Jewellery</text:p>
          </table:table-cell>
          <table:table-cell table:style-name="ce612"/>
          <table:table-cell table:number-columns-repeated="1017"/>
        </table:table-row>
        <table:table-row table:style-name="ro30">
          <table:table-cell table:style-name="ce612" table:number-columns-repeated="4"/>
          <table:table-cell table:style-name="ce612" office:value-type="string">
            <text:p>Stencil</text:p>
          </table:table-cell>
          <table:table-cell table:style-name="ce612" office:value-type="string">
            <text:p>Stencil</text:p>
          </table:table-cell>
          <table:table-cell table:style-name="ce612"/>
          <table:table-cell table:number-columns-repeated="1017"/>
        </table:table-row>
        <table:table-row table:style-name="ro30">
          <table:table-cell table:style-name="ce612" table:number-columns-repeated="4"/>
          <table:table-cell table:style-name="ce612" office:value-type="string">
            <text:p>Toreutica</text:p>
          </table:table-cell>
          <table:table-cell table:style-name="ce612" office:value-type="string">
            <text:p>Toreutics</text:p>
          </table:table-cell>
          <table:table-cell table:style-name="ce612"/>
          <table:table-cell table:number-columns-repeated="1017"/>
        </table:table-row>
        <table:table-row table:style-name="ro30">
          <table:table-cell table:style-name="ce612" table:number-columns-repeated="4"/>
          <table:table-cell table:style-name="ce612" office:value-type="string">
            <text:p>Culinaria</text:p>
          </table:table-cell>
          <table:table-cell table:style-name="ce612" office:value-type="string">
            <text:p>Cookery</text:p>
          </table:table-cell>
          <table:table-cell table:style-name="ce612"/>
          <table:table-cell table:number-columns-repeated="1017"/>
        </table:table-row>
        <table:table-row table:style-name="ro30">
          <table:table-cell table:style-name="ce612" table:number-columns-repeated="4"/>
          <table:table-cell table:style-name="ce612" office:value-type="string">
            <text:p>Arte del cuoio</text:p>
          </table:table-cell>
          <table:table-cell table:style-name="ce612" office:value-type="string">
            <text:p>Leather work</text:p>
          </table:table-cell>
          <table:table-cell table:style-name="ce612"/>
          <table:table-cell table:number-columns-repeated="1017"/>
        </table:table-row>
        <table:table-row table:style-name="ro30">
          <table:table-cell table:style-name="ce612" table:number-columns-repeated="4"/>
          <table:table-cell table:style-name="ce612" office:value-type="string">
            <text:p>Arte del legno</text:p>
          </table:table-cell>
          <table:table-cell table:style-name="ce612" office:value-type="string">
            <text:p>Wood work</text:p>
          </table:table-cell>
          <table:table-cell table:style-name="ce612"/>
          <table:table-cell table:number-columns-repeated="1017"/>
        </table:table-row>
        <table:table-row table:style-name="ro30">
          <table:table-cell table:style-name="ce612" table:number-columns-repeated="4"/>
          <table:table-cell table:style-name="ce612" office:value-type="string">
            <text:p>Arte dei metalli</text:p>
          </table:table-cell>
          <table:table-cell table:style-name="ce612" office:value-type="string">
            <text:p>Metal work</text:p>
          </table:table-cell>
          <table:table-cell table:style-name="ce612"/>
          <table:table-cell table:number-columns-repeated="1017"/>
        </table:table-row>
        <table:table-row table:style-name="ro30">
          <table:table-cell table:style-name="ce612" table:number-columns-repeated="4"/>
          <table:table-cell table:style-name="ce612" office:value-type="string">
            <text:p>Arte del ricamo</text:p>
          </table:table-cell>
          <table:table-cell table:style-name="ce612" office:value-type="string">
            <text:p>Embroidery</text:p>
          </table:table-cell>
          <table:table-cell table:style-name="ce612"/>
          <table:table-cell table:number-columns-repeated="1017"/>
        </table:table-row>
        <table:table-row table:style-name="ro30">
          <table:table-cell table:style-name="ce612" table:number-columns-repeated="4"/>
          <table:table-cell table:style-name="ce612" office:value-type="string">
            <text:p>Arte del tessuto</text:p>
          </table:table-cell>
          <table:table-cell table:style-name="ce612" office:value-type="string">
            <text:p>Textile art</text:p>
          </table:table-cell>
          <table:table-cell table:style-name="ce612"/>
          <table:table-cell table:number-columns-repeated="1017"/>
        </table:table-row>
        <table:table-row table:style-name="ro30">
          <table:table-cell table:style-name="ce612" table:number-columns-repeated="4"/>
          <table:table-cell table:style-name="ce612" office:value-type="string">
            <text:p>Arte lapidea</text:p>
          </table:table-cell>
          <table:table-cell table:style-name="ce612" office:value-type="string">
            <text:p>Stone work</text:p>
          </table:table-cell>
          <table:table-cell table:style-name="ce612"/>
          <table:table-cell table:number-columns-repeated="1017"/>
        </table:table-row>
        <table:table-row table:style-name="ro30">
          <table:table-cell table:style-name="ce612" table:number-columns-repeated="4"/>
          <table:table-cell table:style-name="ce612" office:value-type="string">
            <text:p>Arte del mosaico e del commesso</text:p>
          </table:table-cell>
          <table:table-cell table:style-name="ce612" office:value-type="string">
            <text:p>Mosaic</text:p>
          </table:table-cell>
          <table:table-cell table:style-name="ce612"/>
          <table:table-cell table:number-columns-repeated="1017"/>
        </table:table-row>
        <table:table-row table:style-name="ro30">
          <table:table-cell table:style-name="ce612" table:number-columns-repeated="4"/>
          <table:table-cell table:style-name="ce612" office:value-type="string">
            <text:p>Miniatura</text:p>
          </table:table-cell>
          <table:table-cell table:style-name="ce612" office:value-type="string">
            <text:p>Illumination / miniature</text:p>
          </table:table-cell>
          <table:table-cell table:style-name="ce612"/>
          <table:table-cell table:number-columns-repeated="1017"/>
        </table:table-row>
        <table:table-row table:style-name="ro30">
          <table:table-cell table:style-name="ce612" table:number-columns-repeated="2"/>
          <table:table-cell table:number-columns-repeated="2" table:style-name="ce612" office:value-type="string">
            <text:p>Design</text:p>
          </table:table-cell>
          <table:table-cell table:style-name="ce612" office:value-type="string">
            <text:p>Disegno industriale</text:p>
          </table:table-cell>
          <table:table-cell table:style-name="ce612" office:value-type="string">
            <text:p>Industrial design</text:p>
          </table:table-cell>
          <table:table-cell table:style-name="ce612"/>
          <table:table-cell table:number-columns-repeated="1017"/>
        </table:table-row>
        <table:table-row table:style-name="ro30">
          <table:table-cell table:style-name="ce612" table:number-columns-repeated="4"/>
          <table:table-cell table:style-name="ce612" office:value-type="string">
            <text:p>Design di moda</text:p>
          </table:table-cell>
          <table:table-cell table:style-name="ce612" office:value-type="string">
            <text:p>Fashion design</text:p>
          </table:table-cell>
          <table:table-cell table:style-name="ce612"/>
          <table:table-cell table:number-columns-repeated="1017"/>
        </table:table-row>
        <table:table-row table:style-name="ro30">
          <table:table-cell table:style-name="ce612" table:number-columns-repeated="4"/>
          <table:table-cell table:style-name="ce612" office:value-type="string">
            <text:p>Design del web</text:p>
          </table:table-cell>
          <table:table-cell table:style-name="ce612" office:value-type="string">
            <text:p>Web design</text:p>
          </table:table-cell>
          <table:table-cell table:style-name="ce612"/>
          <table:table-cell table:number-columns-repeated="1017"/>
        </table:table-row>
        <table:table-row table:style-name="ro30">
          <table:table-cell table:style-name="ce612" table:number-columns-repeated="4"/>
          <table:table-cell table:style-name="ce612" office:value-type="string">
            <text:p>Design della comunicazione</text:p>
          </table:table-cell>
          <table:table-cell table:style-name="ce612" office:value-type="string">
            <text:p>Communication design</text:p>
          </table:table-cell>
          <table:table-cell table:style-name="ce612"/>
          <table:table-cell table:number-columns-repeated="1017"/>
        </table:table-row>
        <table:table-row table:style-name="ro30">
          <table:table-cell table:style-name="ce612" table:number-columns-repeated="4"/>
          <table:table-cell table:style-name="ce612" office:value-type="string">
            <text:p>Design della luce</text:p>
          </table:table-cell>
          <table:table-cell table:style-name="ce612" office:value-type="string">
            <text:p>Lighting design</text:p>
          </table:table-cell>
          <table:table-cell table:style-name="ce612"/>
          <table:table-cell table:number-columns-repeated="1017"/>
        </table:table-row>
        <table:table-row table:style-name="ro30">
          <table:table-cell table:style-name="ce612" table:number-columns-repeated="4"/>
          <table:table-cell table:style-name="ce612" office:value-type="string">
            <text:p>Design di arredi</text:p>
          </table:table-cell>
          <table:table-cell table:style-name="ce612" office:value-type="string">
            <text:p>Furniture design</text:p>
          </table:table-cell>
          <table:table-cell table:style-name="ce612"/>
          <table:table-cell table:number-columns-repeated="1017"/>
        </table:table-row>
        <table:table-row table:style-name="ro30">
          <table:table-cell table:style-name="ce612" table:number-columns-repeated="4"/>
          <table:table-cell table:style-name="ce612" office:value-type="string">
            <text:p>Design per l'artigianato</text:p>
          </table:table-cell>
          <table:table-cell table:style-name="ce612" office:value-type="string">
            <text:p>Craft design</text:p>
          </table:table-cell>
          <table:table-cell table:style-name="ce612"/>
          <table:table-cell table:number-columns-repeated="1017"/>
        </table:table-row>
        <table:table-row table:style-name="ro30">
          <table:table-cell table:style-name="ce612" table:number-columns-repeated="2"/>
          <table:table-cell table:style-name="ce612" office:value-type="string">
            <text:p>Arti visive</text:p>
          </table:table-cell>
          <table:table-cell table:style-name="ce612" office:value-type="string">
            <text:p>Visual arts</text:p>
          </table:table-cell>
          <table:table-cell table:style-name="ce612" office:value-type="string">
            <text:p>Arte digitale</text:p>
          </table:table-cell>
          <table:table-cell table:style-name="ce612" office:value-type="string">
            <text:p>Digital art</text:p>
          </table:table-cell>
          <table:table-cell table:style-name="ce612"/>
          <table:table-cell table:number-columns-repeated="1017"/>
        </table:table-row>
        <table:table-row table:style-name="ro30">
          <table:table-cell table:style-name="ce612" table:number-columns-repeated="4"/>
          <table:table-cell table:style-name="ce612" office:value-type="string">
            <text:p>Arti grafiche</text:p>
          </table:table-cell>
          <table:table-cell table:style-name="ce612" office:value-type="string">
            <text:p>Graphic arts</text:p>
          </table:table-cell>
          <table:table-cell table:style-name="ce612"/>
          <table:table-cell table:number-columns-repeated="1017"/>
        </table:table-row>
        <table:table-row table:style-name="ro30">
          <table:table-cell table:style-name="ce612" table:number-columns-repeated="4"/>
          <table:table-cell table:number-columns-repeated="2" table:style-name="ce612" office:value-type="string">
            <text:p>Cinema</text:p>
          </table:table-cell>
          <table:table-cell table:style-name="ce612"/>
          <table:table-cell table:number-columns-repeated="1017"/>
        </table:table-row>
        <table:table-row table:style-name="ro30">
          <table:table-cell table:style-name="ce612" table:number-columns-repeated="4"/>
          <table:table-cell table:style-name="ce612" office:value-type="string">
            <text:p>Fotografia</text:p>
          </table:table-cell>
          <table:table-cell table:style-name="ce612" office:value-type="string">
            <text:p>Photography</text:p>
          </table:table-cell>
          <table:table-cell table:style-name="ce612"/>
          <table:table-cell table:number-columns-repeated="1017"/>
        </table:table-row>
        <table:table-row table:style-name="ro30">
          <table:table-cell table:style-name="ce612" table:number-columns-repeated="4"/>
          <table:table-cell table:style-name="ce612" office:value-type="string">
            <text:p>Installation art</text:p>
          </table:table-cell>
          <table:table-cell table:style-name="ce612" office:value-type="string">
            <text:p>Installation art</text:p>
          </table:table-cell>
          <table:table-cell table:style-name="ce612"/>
          <table:table-cell table:number-columns-repeated="1017"/>
        </table:table-row>
        <table:table-row table:style-name="ro30">
          <table:table-cell table:style-name="ce612" table:number-columns-repeated="4"/>
          <table:table-cell table:number-columns-repeated="2" table:style-name="ce612" office:value-type="string">
            <text:p>Performance art</text:p>
          </table:table-cell>
          <table:table-cell table:style-name="ce612"/>
          <table:table-cell table:number-columns-repeated="1017"/>
        </table:table-row>
        <table:table-row table:style-name="ro30">
          <table:table-cell table:style-name="ce612" table:number-columns-repeated="4"/>
          <table:table-cell table:style-name="ce612" office:value-type="string">
            <text:p>Pittura</text:p>
          </table:table-cell>
          <table:table-cell table:style-name="ce612" office:value-type="string">
            <text:p>Painting</text:p>
          </table:table-cell>
          <table:table-cell table:style-name="ce612"/>
          <table:table-cell table:number-columns-repeated="1017"/>
        </table:table-row>
        <table:table-row table:style-name="ro30">
          <table:table-cell table:style-name="ce612" table:number-columns-repeated="4"/>
          <table:table-cell table:style-name="ce612" office:value-type="string">
            <text:p>Scultura</text:p>
          </table:table-cell>
          <table:table-cell table:style-name="ce612" office:value-type="string">
            <text:p>Sculpture</text:p>
          </table:table-cell>
          <table:table-cell table:style-name="ce612"/>
          <table:table-cell table:number-columns-repeated="1017"/>
        </table:table-row>
        <table:table-row table:style-name="ro30">
          <table:table-cell table:style-name="ce612" table:number-columns-repeated="4"/>
          <table:table-cell table:style-name="ce612" office:value-type="string">
            <text:p>Disegno </text:p>
          </table:table-cell>
          <table:table-cell table:style-name="ce612" office:value-type="string">
            <text:p>Drawing</text:p>
          </table:table-cell>
          <table:table-cell table:style-name="ce612"/>
          <table:table-cell table:number-columns-repeated="1017"/>
        </table:table-row>
        <table:table-row table:style-name="ro30">
          <table:table-cell table:style-name="ce612" table:number-columns-repeated="4"/>
          <table:table-cell table:style-name="ce612" office:value-type="string">
            <text:p>Video arte</text:p>
          </table:table-cell>
          <table:table-cell table:style-name="ce612" office:value-type="string">
            <text:p>Video art</text:p>
          </table:table-cell>
          <table:table-cell table:style-name="ce612"/>
          <table:table-cell table:number-columns-repeated="1017"/>
        </table:table-row>
        <table:table-row table:style-name="ro30">
          <table:table-cell table:style-name="ce612" table:number-columns-repeated="2"/>
          <table:table-cell table:style-name="ce612" office:value-type="string">
            <text:p>Arti dello spettacolo</text:p>
          </table:table-cell>
          <table:table-cell table:style-name="ce612" office:value-type="string">
            <text:p>Performing arts</text:p>
          </table:table-cell>
          <table:table-cell table:style-name="ce612" office:value-type="string">
            <text:p>Danza</text:p>
          </table:table-cell>
          <table:table-cell table:style-name="ce612" office:value-type="string">
            <text:p>Dance</text:p>
          </table:table-cell>
          <table:table-cell table:style-name="ce612"/>
          <table:table-cell table:number-columns-repeated="1017"/>
        </table:table-row>
        <table:table-row table:style-name="ro30">
          <table:table-cell table:style-name="ce612" table:number-columns-repeated="4"/>
          <table:table-cell table:style-name="ce612" office:value-type="string">
            <text:p>Musica</text:p>
          </table:table-cell>
          <table:table-cell table:style-name="ce612" office:value-type="string">
            <text:p>Music</text:p>
          </table:table-cell>
          <table:table-cell table:style-name="ce612"/>
          <table:table-cell table:number-columns-repeated="1017"/>
        </table:table-row>
        <table:table-row table:style-name="ro30">
          <table:table-cell table:style-name="ce612" table:number-columns-repeated="4"/>
          <table:table-cell table:style-name="ce612" office:value-type="string">
            <text:p>Teatro</text:p>
          </table:table-cell>
          <table:table-cell table:style-name="ce612" office:value-type="string">
            <text:p>Theatre</text:p>
          </table:table-cell>
          <table:table-cell table:style-name="ce612"/>
          <table:table-cell table:number-columns-repeated="1017"/>
        </table:table-row>
        <table:table-row table:style-name="ro30" table:number-rows-repeated="13">
          <table:table-cell table:style-name="ce612" table:number-columns-repeated="7"/>
          <table:table-cell table:number-columns-repeated="1017"/>
        </table:table-row>
        <table:table-row table:style-name="ro30">
          <table:table-cell table:style-name="ce622" table:number-columns-repeated="2"/>
          <table:table-cell table:style-name="ce624" table:number-columns-repeated="2"/>
          <table:table-cell table:style-name="ce619" table:number-columns-repeated="3"/>
          <table:table-cell table:number-columns-repeated="1017"/>
        </table:table-row>
        <table:table-row table:style-name="ro30" table:number-rows-repeated="8">
          <table:table-cell table:style-name="ce624" table:number-columns-repeated="2"/>
          <table:table-cell table:style-name="ce622" table:number-columns-repeated="2"/>
          <table:table-cell table:style-name="ce619" table:number-columns-repeated="3"/>
          <table:table-cell table:number-columns-repeated="1017"/>
        </table:table-row>
        <table:table-row table:style-name="ro30">
          <table:table-cell table:style-name="ce625" table:number-columns-repeated="4"/>
          <table:table-cell table:style-name="ce626" table:number-columns-repeated="3"/>
          <table:table-cell table:number-columns-repeated="1017"/>
        </table:table-row>
        <table:table-row table:style-name="ro30">
          <table:table-cell table:style-name="ce625" table:number-columns-repeated="6"/>
          <table:table-cell table:style-name="ce626"/>
          <table:table-cell table:number-columns-repeated="1017"/>
        </table:table-row>
        <table:table-row table:style-name="ro30" table:number-rows-repeated="6">
          <table:table-cell table:style-name="ce625" table:number-columns-repeated="4"/>
          <table:table-cell table:style-name="ce626" table:number-columns-repeated="3"/>
          <table:table-cell table:number-columns-repeated="1017"/>
        </table:table-row>
        <table:table-row table:style-name="ro30">
          <table:table-cell table:number-columns-repeated="2"/>
          <table:table-cell table:style-name="ce624" table:number-columns-repeated="2"/>
          <table:table-cell table:style-name="ce619" table:number-columns-repeated="3"/>
          <table:table-cell table:number-columns-repeated="1017"/>
        </table:table-row>
        <table:table-row table:style-name="ro30" table:number-rows-repeated="2">
          <table:table-cell table:style-name="ce624" table:number-columns-repeated="2"/>
          <table:table-cell table:style-name="ce622" table:number-columns-repeated="2"/>
          <table:table-cell table:style-name="ce619" table:number-columns-repeated="3"/>
          <table:table-cell table:number-columns-repeated="1017"/>
        </table:table-row>
        <table:table-row table:style-name="ro30">
          <table:table-cell table:style-name="ce622" table:number-columns-repeated="2"/>
          <table:table-cell table:style-name="ce624" table:number-columns-repeated="4"/>
          <table:table-cell table:style-name="ce627"/>
          <table:table-cell table:number-columns-repeated="1017"/>
        </table:table-row>
        <table:table-row table:style-name="ro30" table:number-rows-repeated="3">
          <table:table-cell table:style-name="ce624" table:number-columns-repeated="2"/>
          <table:table-cell table:style-name="ce622" table:number-columns-repeated="2"/>
          <table:table-cell table:style-name="ce624" table:number-columns-repeated="2"/>
          <table:table-cell table:style-name="ce627"/>
          <table:table-cell table:number-columns-repeated="1017"/>
        </table:table-row>
        <table:table-row table:style-name="ro30">
          <table:table-cell table:style-name="ce622" table:number-columns-repeated="2"/>
          <table:table-cell table:style-name="ce624" table:number-columns-repeated="4"/>
          <table:table-cell table:style-name="ce627"/>
          <table:table-cell table:number-columns-repeated="1017"/>
        </table:table-row>
        <table:table-row table:style-name="ro30" table:number-rows-repeated="4">
          <table:table-cell table:style-name="ce624" table:number-columns-repeated="2"/>
          <table:table-cell table:style-name="ce622" table:number-columns-repeated="2"/>
          <table:table-cell table:style-name="ce624" table:number-columns-repeated="2"/>
          <table:table-cell table:style-name="ce627"/>
          <table:table-cell table:number-columns-repeated="1017"/>
        </table:table-row>
        <table:table-row table:style-name="ro30">
          <table:table-cell table:style-name="ce622" table:number-columns-repeated="2"/>
          <table:table-cell table:style-name="ce624" table:number-columns-repeated="4"/>
          <table:table-cell table:style-name="ce627"/>
          <table:table-cell table:number-columns-repeated="1017"/>
        </table:table-row>
        <table:table-row table:style-name="ro30" table:number-rows-repeated="4">
          <table:table-cell table:style-name="ce624" table:number-columns-repeated="2"/>
          <table:table-cell table:style-name="ce622" table:number-columns-repeated="2"/>
          <table:table-cell table:style-name="ce624" table:number-columns-repeated="2"/>
          <table:table-cell table:style-name="ce627"/>
          <table:table-cell table:number-columns-repeated="1017"/>
        </table:table-row>
        <table:table-row table:style-name="ro30" table:number-rows-repeated="903">
          <table:table-cell table:number-columns-repeated="1024"/>
        </table:table-row>
        <table:table-row table:style-name="ro31" table:number-rows-repeated="1047574">
          <table:table-cell table:number-columns-repeated="1024"/>
        </table:table-row>
        <table:table-row table:style-name="ro31">
          <table:table-cell table:number-columns-repeated="1024"/>
        </table:table-row>
      </table:table>
      <table:table table:name="Tassonomia_Tipi_di_TARGET" table:style-name="ta6">
        <table:table-column table:style-name="co84" table:default-cell-style-name="ce2"/>
        <table:table-column table:style-name="co85" table:default-cell-style-name="ce2"/>
        <table:table-column table:style-name="co13" table:number-columns-repeated="1022" table:default-cell-style-name="ce2"/>
        <table:table-row table:style-name="ro117">
          <table:table-cell table:style-name="ce609" office:value-type="string" table:number-columns-spanned="2" table:number-rows-spanned="1">
            <text:p>Tassonomia Tipi di <text:span text:style-name="T8">TARGET</text:span> </text:p>
          </table:table-cell>
          <table:covered-table-cell/>
          <table:table-cell table:number-columns-repeated="1022"/>
        </table:table-row>
        <table:table-row table:style-name="ro87">
          <table:table-cell table:style-name="ce610" office:value-type="string" table:number-columns-spanned="2" table:number-rows-spanned="1">
            <text:p>Classificazione delle tipologie di utente riferibili a persone o ad entità alle quali un museo può riferirsi in termini di informazione, attività e contenuti</text:p>
          </table:table-cell>
          <table:covered-table-cell/>
          <table:table-cell table:number-columns-repeated="1022"/>
        </table:table-row>
        <table:table-row table:style-name="ro15">
          <table:table-cell table:style-name="ce611" office:value-type="string">
            <text:p>Voci di 1 livello</text:p>
          </table:table-cell>
          <table:table-cell table:style-name="ce614" office:value-type="string">
            <text:p>Voci di 1 livello ENG</text:p>
          </table:table-cell>
          <table:table-cell table:number-columns-repeated="1022"/>
        </table:table-row>
        <table:table-row table:style-name="ro15">
          <table:table-cell table:style-name="ce612" office:value-type="string">
            <text:p>Bambini e ragazzi</text:p>
          </table:table-cell>
          <table:table-cell table:style-name="ce612" office:value-type="string">
            <text:p>Children and adolescents</text:p>
          </table:table-cell>
          <table:table-cell table:number-columns-repeated="1022"/>
        </table:table-row>
        <table:table-row table:style-name="ro15">
          <table:table-cell table:style-name="ce612" office:value-type="string">
            <text:p>Adulti</text:p>
          </table:table-cell>
          <table:table-cell table:style-name="ce612" office:value-type="string">
            <text:p>Adults</text:p>
          </table:table-cell>
          <table:table-cell table:number-columns-repeated="1022"/>
        </table:table-row>
        <table:table-row table:style-name="ro15">
          <table:table-cell table:style-name="ce612" office:value-type="string">
            <text:p>Famiglie</text:p>
          </table:table-cell>
          <table:table-cell table:style-name="ce612" office:value-type="string">
            <text:p>Families</text:p>
          </table:table-cell>
          <table:table-cell table:number-columns-repeated="1022"/>
        </table:table-row>
        <table:table-row table:style-name="ro15">
          <table:table-cell table:style-name="ce612" office:value-type="string">
            <text:p>Persone con disabilità</text:p>
          </table:table-cell>
          <table:table-cell table:style-name="ce612" office:value-type="string">
            <text:p>People with disabilities</text:p>
          </table:table-cell>
          <table:table-cell table:number-columns-repeated="1022"/>
        </table:table-row>
        <table:table-row table:style-name="ro14">
          <table:table-cell table:style-name="ce612" office:value-type="string">
            <text:p>Scuole</text:p>
          </table:table-cell>
          <table:table-cell table:style-name="ce612" office:value-type="string">
            <text:p>Schools</text:p>
          </table:table-cell>
          <table:table-cell table:number-columns-repeated="1022"/>
        </table:table-row>
        <table:table-row table:style-name="ro15">
          <table:table-cell table:style-name="ce612" office:value-type="string">
            <text:p>Università</text:p>
          </table:table-cell>
          <table:table-cell table:style-name="ce612" office:value-type="string">
            <text:p>Universities</text:p>
          </table:table-cell>
          <table:table-cell table:number-columns-repeated="1022"/>
        </table:table-row>
        <table:table-row table:style-name="ro15">
          <table:table-cell table:style-name="ce612" office:value-type="string">
            <text:p>Ricercatori</text:p>
          </table:table-cell>
          <table:table-cell table:style-name="ce612" office:value-type="string">
            <text:p>Researchers</text:p>
          </table:table-cell>
          <table:table-cell table:number-columns-repeated="1022"/>
        </table:table-row>
        <table:table-row table:style-name="ro15">
          <table:table-cell table:style-name="ce620" office:value-type="string">
            <text:p>Persone con Bisogni Educativi Speciali</text:p>
          </table:table-cell>
          <table:table-cell table:style-name="ce620" office:value-type="string">
            <text:p>People with Special Educational Needs</text:p>
          </table:table-cell>
          <table:table-cell table:number-columns-repeated="1022"/>
        </table:table-row>
        <table:table-row table:style-name="ro15">
          <table:table-cell table:style-name="ce612" office:value-type="string">
            <text:p>Tutti</text:p>
          </table:table-cell>
          <table:table-cell table:style-name="ce612" office:value-type="string">
            <text:p>Everyone</text:p>
          </table:table-cell>
          <table:table-cell table:number-columns-repeated="1022"/>
        </table:table-row>
        <table:table-row table:style-name="ro14" table:number-rows-repeated="2">
          <table:table-cell table:style-name="ce612" table:number-columns-repeated="2"/>
          <table:table-cell table:number-columns-repeated="1022"/>
        </table:table-row>
        <table:table-row table:style-name="ro14" table:number-rows-repeated="6">
          <table:table-cell table:style-name="ce612"/>
          <table:table-cell table:number-columns-repeated="1023"/>
        </table:table-row>
        <table:table-row table:style-name="ro14">
          <table:table-cell table:style-name="ce622"/>
          <table:table-cell table:number-columns-repeated="1023"/>
        </table:table-row>
        <table:table-row table:style-name="ro118" table:number-rows-repeated="1048554">
          <table:table-cell table:number-columns-repeated="1024"/>
        </table:table-row>
        <table:table-row table:style-name="ro118">
          <table:table-cell table:number-columns-repeated="1024"/>
        </table:table-row>
      </table:table>
      <table:table table:name="Tassonomia_Tipi_di_DOCUMENTO" table:style-name="ta7">
        <table:table-column table:style-name="co86" table:default-cell-style-name="ce2"/>
        <table:table-column table:style-name="co87" table:number-columns-repeated="3" table:default-cell-style-name="ce2"/>
        <table:table-column table:style-name="co28" table:number-columns-repeated="22" table:default-cell-style-name="ce2"/>
        <table:table-column table:style-name="co29" table:number-columns-repeated="998" table:default-cell-style-name="ce2"/>
        <table:table-row table:style-name="ro113">
          <table:table-cell table:style-name="ce609" office:value-type="string" table:number-columns-spanned="4" table:number-rows-spanned="1">
            <office:annotation draw:style-name="gr1" draw:text-style-name="P1" svg:width="17.701cm" svg:height="3.149cm" svg:x="6.694cm" svg:y="1.111cm" draw:caption-point-x="15.49cm" draw:caption-point-y="-1.1cm">
              <dc:date>1899-12-30T00:00:00</dc:date>
              <text:p text:style-name="P1"><text:span text:style-name="T1">[Threaded comment]</text:span></text:p>
              <text:p text:style-name="P1"><text:span text:style-name="T1"/></text:p>
              <text:p text:style-name="P1"><text:span text:style-name="T1">Your version of Excel allows you to read this threaded comment; however, any edits to it will get removed if the file is opened in a newer version of Excel. Learn more: https://go.microsoft.com/fwlink/?linkid=870924</text:span></text:p>
              <text:p text:style-name="P1"><text:span text:style-name="T1"/></text:p>
              <text:p text:style-name="P1"><text:span text:style-name="T1">Comment:</text:span></text:p>
              <text:p text:style-name="P1"><text:span text:style-name="T1"><text:s text:c="4"/></text:span><text:span text:style-name="T1">Check su siti ASL per validare/aggiungere elementi</text:span></text:p>
            </office:annotation>
            <text:p><text:span text:style-name="T8">Tipi di DOCUMENTO</text:span> (Tassonomia)</text:p>
          </table:table-cell>
          <table:covered-table-cell table:number-columns-repeated="3"/>
          <table:table-cell table:number-columns-repeated="1020"/>
        </table:table-row>
        <table:table-row table:style-name="ro58">
          <table:table-cell table:style-name="ce638" office:value-type="string" table:number-columns-spanned="4" table:number-rows-spanned="1">
            <text:p><text:a xlink:href="https://schema.gov.it/semantic-assets/details?uri=https%3A%2F%2Fw3id.org%2Fitalia%2Fcontrolled-vocabulary%2Fclassifications-for-documents%2Fgovernment-documents-types"> </text:a></text:p>
          </table:table-cell>
          <table:covered-table-cell table:number-columns-repeated="3"/>
          <table:table-cell table:number-columns-repeated="1020"/>
        </table:table-row>
        <table:table-row table:style-name="ro30">
          <table:table-cell table:style-name="ce611" office:value-type="string">
            <text:p>Voci di 1 livello</text:p>
          </table:table-cell>
          <table:table-cell table:style-name="ce611" office:value-type="string">
            <text:p>Voci di 2 livello</text:p>
          </table:table-cell>
          <table:table-cell table:style-name="ce618" office:value-type="string">
            <text:p>Voci di 3 livello</text:p>
          </table:table-cell>
          <table:table-cell table:style-name="ce618" office:value-type="string">
            <text:p>Note e parole chiave</text:p>
          </table:table-cell>
          <table:table-cell table:number-columns-repeated="1020"/>
        </table:table-row>
        <table:table-row table:style-name="ro30">
          <table:table-cell table:style-name="ce635" office:value-type="string">
            <text:p><text:a xlink:href="https://schema.gov.it/lodview/controlled-vocabulary/classifications-for-documents/government-documents-types/1">Documento albo Pretorio</text:a></text:p>
          </table:table-cell>
          <table:table-cell table:style-name="ce642"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2">Modulistica</text:a></text:p>
          </table:table-cell>
          <table:table-cell table:style-name="ce643"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3">Documento funzionamento interno</text:a></text:p>
          </table:table-cell>
          <table:table-cell table:style-name="ce643"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4">Atto normativo</text:a></text:p>
          </table:table-cell>
          <table:table-cell table:style-name="ce643"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5">Accordo tra enti</text:a></text:p>
          </table:table-cell>
          <table:table-cell table:style-name="ce643"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6">Documento attività politica</text:a></text:p>
          </table:table-cell>
          <table:table-cell table:style-name="ce643"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7">Documento (tecnico) di supporto</text:a></text:p>
          </table:table-cell>
          <table:table-cell table:style-name="ce643"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8">Istanza</text:a></text:p>
          </table:table-cell>
          <table:table-cell table:style-name="ce643"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9">Documento di programmazione e rendicontazione</text:a></text:p>
          </table:table-cell>
          <table:table-cell table:style-name="ce643" table:number-columns-repeated="3"/>
          <table:table-cell table:number-columns-repeated="1020"/>
        </table:table-row>
        <table:table-row table:style-name="ro30">
          <table:table-cell table:style-name="ce635" office:value-type="string">
            <text:p><text:a xlink:href="http://dati.gov.it/onto/dcatapit#Dataset">Dataset</text:a></text:p>
          </table:table-cell>
          <table:table-cell table:style-name="ce631" table:number-columns-repeated="3"/>
          <table:table-cell table:number-columns-repeated="1020"/>
        </table:table-row>
        <table:table-row table:style-name="ro30" table:number-rows-repeated="987">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table:table table:name="Tassonomia_Documenti_dellALBO_P" table:style-name="ta7">
        <table:table-column table:style-name="co88" table:default-cell-style-name="ce2"/>
        <table:table-column table:style-name="co89" table:default-cell-style-name="ce2"/>
        <table:table-column table:style-name="co90" table:default-cell-style-name="ce2"/>
        <table:table-column table:style-name="co66" table:default-cell-style-name="ce2"/>
        <table:table-column table:style-name="co28" table:number-columns-repeated="22" table:default-cell-style-name="ce2"/>
        <table:table-column table:style-name="co29" table:number-columns-repeated="998" table:default-cell-style-name="ce2"/>
        <table:table-row table:style-name="ro119">
          <table:table-cell table:style-name="ce629" office:value-type="string" table:number-columns-spanned="4" table:number-rows-spanned="1">
            <office:annotation draw:style-name="gr1" draw:text-style-name="P1" svg:width="16.563cm" svg:height="3.201cm" svg:x="3.942cm" svg:y="1.191cm" draw:caption-point-x="14.367cm" draw:caption-point-y="-1.18cm">
              <dc:date>1899-12-30T00:00:00</dc:date>
              <text:p text:style-name="P1"><text:span text:style-name="T1">[Threaded comment]</text:span></text:p>
              <text:p text:style-name="P1"><text:span text:style-name="T1"/></text:p>
              <text:p text:style-name="P1"><text:span text:style-name="T1">Your version of Excel allows you to read this threaded comment; however, any edits to it will get removed if the file is opened in a newer version of Excel. Learn more: https://go.microsoft.com/fwlink/?linkid=870924</text:span></text:p>
              <text:p text:style-name="P1"><text:span text:style-name="T1"/></text:p>
              <text:p text:style-name="P1"><text:span text:style-name="T1">Comment:</text:span></text:p>
              <text:p text:style-name="P1"><text:span text:style-name="T1"><text:s text:c="4"/></text:span><text:span text:style-name="T1">Check su tipologie di massima di atti e documenti ASL (Delibere, bandi, Avvisi, Decreti...)</text:span></text:p>
            </office:annotation>
            <text:p>heck su tipologie di</text:p>
          </table:table-cell>
          <table:covered-table-cell table:number-columns-repeated="3"/>
          <table:table-cell table:number-columns-repeated="1020"/>
        </table:table-row>
        <table:table-row table:style-name="ro76">
          <table:table-cell table:style-name="ce638" office:value-type="string" table:number-columns-spanned="4" table:number-rows-spanned="1">
            <text:p><text:a xlink:href="https://schema.gov.it/semantic-assets/details?uri=https%3A%2F%2Fw3id.org%2Fitalia%2Fcontrolled-vocabulary%2Fclassifications-for-documents%2Fmunicipal-notice-board"> </text:a></text:p>
          </table:table-cell>
          <table:covered-table-cell table:number-columns-repeated="3"/>
          <table:table-cell table:number-columns-repeated="1020"/>
        </table:table-row>
        <table:table-row table:style-name="ro30">
          <table:table-cell table:style-name="ce611" office:value-type="string">
            <text:p>Voci di 1 livello</text:p>
          </table:table-cell>
          <table:table-cell table:style-name="ce611" office:value-type="string">
            <text:p>Voci di 2 livello</text:p>
          </table:table-cell>
          <table:table-cell table:style-name="ce618" office:value-type="string">
            <text:p>Voci di 3 livello</text:p>
          </table:table-cell>
          <table:table-cell table:style-name="ce618" office:value-type="string">
            <text:p>Note e parole chiave</text:p>
          </table:table-cell>
          <table:table-cell table:number-columns-repeated="1020"/>
        </table:table-row>
        <table:table-row table:style-name="ro30">
          <table:table-cell table:style-name="ce644" office:value-type="string">
            <text:p><text:a xlink:href="https://schema.gov.it/lodview/controlled-vocabulary/classifications-for-documents/municipal-notice-board/A">Atto amministrativo</text:a></text:p>
          </table:table-cell>
          <table:table-cell table:style-name="ce645" table:number-columns-repeated="2"/>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A-01">Decreto</text:a></text:p>
          </table:table-cell>
          <table:table-cell table:style-name="ce645"/>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1-01">Decreto del Dirigente</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1-02">Decreto del Sindaco</text:a></text:p>
          </table:table-cell>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A-02">Deliberazione</text:a></text:p>
          </table:table-cell>
          <table:table-cell table:style-name="ce645"/>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2-01">Deliberazione del Consiglio comunale</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2-02">Deliberazione della Giunta comunale</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2-03">Deliberazione del Commissario ad acta</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2-04">Deliberazione del Consiglio circoscrizionale</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2-05">Deliberazione dell'Esecutivo circoscrizionale</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2-06">Deliberazione di altri Organi</text:a></text:p>
          </table:table-cell>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A-03">Determinazione</text:a></text:p>
          </table:table-cell>
          <table:table-cell table:style-name="ce645"/>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3-02">Determinazione del Sindaco</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3-01">Determinazione del Dirigente</text:a></text:p>
          </table:table-cell>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A-04">Ordinanza</text:a></text:p>
          </table:table-cell>
          <table:table-cell table:style-name="ce645"/>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4-01">Ordinanza del Dirigente</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4-02">Ordinanza del Sindaco</text:a></text:p>
          </table:table-cell>
          <table:table-cell table:style-name="ce647"/>
          <table:table-cell table:number-columns-repeated="1020"/>
        </table:table-row>
        <table:table-row table:style-name="ro30">
          <table:table-cell table:style-name="ce644" office:value-type="string">
            <text:p><text:a xlink:href="https://schema.gov.it/lodview/controlled-vocabulary/classifications-for-documents/municipal-notice-board/B">Atto autorizzativo</text:a></text:p>
          </table:table-cell>
          <table:table-cell table:style-name="ce646" table:number-columns-repeated="2"/>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B-01">Permesso a costruire</text:a></text:p>
          </table:table-cell>
          <table:table-cell table:style-name="ce645"/>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B-01-01">Permesso a costruire</text:a></text:p>
          </table:table-cell>
          <table:table-cell table:style-name="ce647"/>
          <table:table-cell table:number-columns-repeated="1020"/>
        </table:table-row>
        <table:table-row table:style-name="ro120">
          <table:table-cell table:style-name="ce644" office:value-type="string">
            <text:p><text:a xlink:href="https://schema.gov.it/lodview/controlled-vocabulary/classifications-for-documents/municipal-notice-board/C">Atto dello stato civile</text:a></text:p>
          </table:table-cell>
          <table:table-cell table:style-name="ce645" table:number-columns-repeated="2"/>
          <table:table-cell table:style-name="ce647"/>
          <table:table-cell table:number-columns-repeated="1020"/>
        </table:table-row>
        <table:table-row table:style-name="ro120">
          <table:table-cell table:style-name="ce645"/>
          <table:table-cell table:style-name="ce644" office:value-type="string">
            <text:p><text:a xlink:href="https://schema.gov.it/lodview/controlled-vocabulary/classifications-for-documents/municipal-notice-board/C-01">Provvedimento di cancellazione per irreperibilità</text:a></text:p>
          </table:table-cell>
          <table:table-cell table:style-name="ce646"/>
          <table:table-cell table:style-name="ce647"/>
          <table:table-cell table:number-columns-repeated="1020"/>
        </table:table-row>
        <table:table-row table:style-name="ro120">
          <table:table-cell table:style-name="ce645" table:number-columns-repeated="2"/>
          <table:table-cell table:style-name="ce644" office:value-type="string">
            <text:p><text:a xlink:href="https://schema.gov.it/lodview/controlled-vocabulary/classifications-for-documents/municipal-notice-board/C-01-01">Provvedimento di cancellazione per irreperibilità</text:a></text:p>
          </table:table-cell>
          <table:table-cell table:style-name="ce647"/>
          <table:table-cell table:number-columns-repeated="1020"/>
        </table:table-row>
        <table:table-row table:style-name="ro120">
          <table:table-cell table:style-name="ce645"/>
          <table:table-cell table:style-name="ce644" office:value-type="string">
            <text:p><text:a xlink:href="https://schema.gov.it/lodview/controlled-vocabulary/classifications-for-documents/municipal-notice-board/C-02">Pubblicazione cambio nome</text:a></text:p>
          </table:table-cell>
          <table:table-cell table:style-name="ce646"/>
          <table:table-cell table:style-name="ce647"/>
          <table:table-cell table:number-columns-repeated="1020"/>
        </table:table-row>
        <table:table-row table:style-name="ro120">
          <table:table-cell table:style-name="ce645" table:number-columns-repeated="2"/>
          <table:table-cell table:style-name="ce644" office:value-type="string">
            <text:p><text:a xlink:href="https://schema.gov.it/lodview/controlled-vocabulary/classifications-for-documents/municipal-notice-board/C-02-01">Pubblicazione cambio nome</text:a></text:p>
          </table:table-cell>
          <table:table-cell table:style-name="ce647"/>
          <table:table-cell table:number-columns-repeated="1020"/>
        </table:table-row>
        <table:table-row table:style-name="ro120">
          <table:table-cell table:style-name="ce645"/>
          <table:table-cell table:style-name="ce644" office:value-type="string">
            <text:p><text:a xlink:href="https://schema.gov.it/lodview/controlled-vocabulary/classifications-for-documents/municipal-notice-board/C-03">Pubbicazione di matrimonio</text:a></text:p>
          </table:table-cell>
          <table:table-cell table:style-name="ce645"/>
          <table:table-cell table:style-name="ce647"/>
          <table:table-cell table:number-columns-repeated="1020"/>
        </table:table-row>
        <table:table-row table:style-name="ro120">
          <table:table-cell table:style-name="ce645" table:number-columns-repeated="2"/>
          <table:table-cell table:style-name="ce644" office:value-type="string">
            <text:p><text:a xlink:href="https://schema.gov.it/lodview/controlled-vocabulary/classifications-for-documents/municipal-notice-board/C-03-01">Pubbicazione di matrimonio</text:a></text:p>
          </table:table-cell>
          <table:table-cell table:style-name="ce647"/>
          <table:table-cell table:number-columns-repeated="1020"/>
        </table:table-row>
        <table:table-row table:style-name="ro30">
          <table:table-cell table:style-name="ce644" office:value-type="string">
            <text:p><text:a xlink:href="https://schema.gov.it/lodview/controlled-vocabulary/classifications-for-documents/municipal-notice-board/D">Atto generico</text:a></text:p>
          </table:table-cell>
          <table:table-cell table:style-name="ce645" table:number-columns-repeated="2"/>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D-01">Avviso</text:a></text:p>
          </table:table-cell>
          <table:table-cell table:style-name="ce646"/>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D-01-01">Avviso di deposito in casa comunale</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D-01-02">Avviso/Manifesto</text:a></text:p>
          </table:table-cell>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D-02">Bando</text:a></text:p>
          </table:table-cell>
          <table:table-cell table:style-name="ce645"/>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D-02-01">Bando di concorso</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D-02-02">Bando di gara</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D-02-03">Bando di contributi e vantaggi economici</text:a></text:p>
          </table:table-cell>
          <table:table-cell table:style-name="ce647"/>
          <table:table-cell table:number-columns-repeated="1020"/>
        </table:table-row>
        <table:table-row table:style-name="ro30">
          <table:table-cell table:style-name="ce644" office:value-type="string">
            <text:p><text:a xlink:href="https://schema.gov.it/lodview/controlled-vocabulary/classifications-for-documents/municipal-notice-board/E">Pubblicazione esterna</text:a></text:p>
          </table:table-cell>
          <table:table-cell table:style-name="ce646" table:number-columns-repeated="2"/>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E-01">Atto di terzi</text:a></text:p>
          </table:table-cell>
          <table:table-cell table:style-name="ce646"/>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E-01-01">Atto di terzi</text:a></text:p>
          </table:table-cell>
          <table:table-cell table:style-name="ce647"/>
          <table:table-cell table:number-columns-repeated="1020"/>
        </table:table-row>
        <table:table-row table:style-name="ro30" table:number-rows-repeated="959">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table:table table:name="Utility" table:style-name="ta8">
        <table:table-column table:style-name="co91" table:default-cell-style-name="ce2"/>
        <table:table-column table:style-name="co92" table:default-cell-style-name="ce2"/>
        <table:table-column table:style-name="co93" table:default-cell-style-name="ce656"/>
        <table:table-column table:style-name="co94" table:default-cell-style-name="ce2"/>
        <table:table-column table:style-name="co28" table:number-columns-repeated="22" table:default-cell-style-name="ce2"/>
        <table:table-column table:style-name="co29" table:number-columns-repeated="998" table:default-cell-style-name="ce2"/>
        <table:table-row table:style-name="ro120">
          <table:table-cell table:style-name="ce648" office:value-type="string">
            <text:p>Tipi di dato</text:p>
          </table:table-cell>
          <table:table-cell table:style-name="ce648" office:value-type="string">
            <text:p>Valore</text:p>
          </table:table-cell>
          <table:table-cell table:style-name="ce650"/>
          <table:table-cell table:style-name="ce648" office:value-type="string">
            <text:p>Tassonomie e classificazioni</text:p>
          </table:table-cell>
          <table:table-cell table:number-columns-repeated="1020"/>
        </table:table-row>
        <table:table-row table:style-name="ro30">
          <table:table-cell table:style-name="ce649" office:value-type="string">
            <text:p>Relazione con Tipologia</text:p>
          </table:table-cell>
          <table:table-cell table:style-name="ce649" office:value-type="string">
            <text:p>Necessario</text:p>
          </table:table-cell>
          <table:table-cell table:style-name="ce651"/>
          <table:table-cell table:style-name="ce651" office:value-type="string">
            <text:p>Tipi di Luogo</text:p>
          </table:table-cell>
          <table:table-cell table:number-columns-repeated="1020"/>
        </table:table-row>
        <table:table-row table:style-name="ro30">
          <table:table-cell table:style-name="ce649" office:value-type="string">
            <text:p>Number (tutti i formati)</text:p>
          </table:table-cell>
          <table:table-cell table:style-name="ce649" office:value-type="string">
            <text:p>Opzionale</text:p>
          </table:table-cell>
          <table:table-cell table:style-name="ce651"/>
          <table:table-cell table:style-name="ce651" office:value-type="string">
            <text:p>Tipi di Oggetto</text:p>
          </table:table-cell>
          <table:table-cell table:number-columns-repeated="1020"/>
        </table:table-row>
        <table:table-row table:style-name="ro30">
          <table:table-cell table:style-name="ce649" office:value-type="string">
            <text:p>Tassonomia</text:p>
          </table:table-cell>
          <table:table-cell table:style-name="ce649" office:value-type="string">
            <text:p>Condizionale</text:p>
          </table:table-cell>
          <table:table-cell table:style-name="ce652"/>
          <table:table-cell table:style-name="ce651" office:value-type="string">
            <text:p>Tipi di Target</text:p>
          </table:table-cell>
          <table:table-cell table:number-columns-repeated="1020"/>
        </table:table-row>
        <table:table-row table:style-name="ro30">
          <table:table-cell table:style-name="ce649" office:value-type="string">
            <text:p>Booleano (vero o falso)</text:p>
          </table:table-cell>
          <table:table-cell table:style-name="ce649"/>
          <table:table-cell table:style-name="ce653"/>
          <table:table-cell table:style-name="ce651" office:value-type="string">
            <text:p>Tipi di Attività educativa</text:p>
          </table:table-cell>
          <table:table-cell table:number-columns-repeated="1020"/>
        </table:table-row>
        <table:table-row table:style-name="ro30">
          <table:table-cell table:style-name="ce649" office:value-type="string">
            <text:p>Datetime (tutti i formati)</text:p>
          </table:table-cell>
          <table:table-cell table:style-name="ce649"/>
          <table:table-cell table:style-name="ce653"/>
          <table:table-cell table:style-name="ce654" office:value-type="string">
            <text:p>Tipi di Notizia</text:p>
          </table:table-cell>
          <table:table-cell table:number-columns-repeated="1020"/>
        </table:table-row>
        <table:table-row table:style-name="ro30">
          <table:table-cell table:style-name="ce649" office:value-type="string">
            <text:p>Testo breve (max. 255 caratteri)</text:p>
          </table:table-cell>
          <table:table-cell table:style-name="ce649"/>
          <table:table-cell table:style-name="ce651"/>
          <table:table-cell table:style-name="ce651" office:value-type="string">
            <text:p>Tipi di Evento</text:p>
          </table:table-cell>
          <table:table-cell table:number-columns-repeated="1020"/>
        </table:table-row>
        <table:table-row table:style-name="ro30">
          <table:table-cell table:style-name="ce649" office:value-type="string">
            <text:p>Testo lungo (rich text)</text:p>
          </table:table-cell>
          <table:table-cell table:style-name="ce649"/>
          <table:table-cell table:style-name="ce653"/>
          <table:table-cell table:style-name="ce654" office:value-type="string">
            <text:p>Tipi di Punto di Contatto</text:p>
          </table:table-cell>
          <table:table-cell table:number-columns-repeated="1020"/>
        </table:table-row>
        <table:table-row table:style-name="ro30">
          <table:table-cell table:style-name="ce649" office:value-type="string">
            <text:p>File (blob)</text:p>
          </table:table-cell>
          <table:table-cell table:style-name="ce649"/>
          <table:table-cell table:style-name="ce653"/>
          <table:table-cell table:style-name="ce651"/>
          <table:table-cell table:number-columns-repeated="1020"/>
        </table:table-row>
        <table:table-row table:style-name="ro30">
          <table:table-cell table:style-name="ce649" office:value-type="string">
            <text:p>Link </text:p>
          </table:table-cell>
          <table:table-cell table:style-name="ce649"/>
          <table:table-cell table:style-name="ce653"/>
          <table:table-cell table:style-name="ce651"/>
          <table:table-cell table:number-columns-repeated="1020"/>
        </table:table-row>
        <table:table-row table:style-name="ro30">
          <table:table-cell table:style-name="ce649" office:value-type="string">
            <text:p>Relazione con Categoria personalizzata</text:p>
          </table:table-cell>
          <table:table-cell table:style-name="ce649"/>
          <table:table-cell table:style-name="ce653"/>
          <table:table-cell table:style-name="ce654"/>
          <table:table-cell table:number-columns-repeated="1020"/>
        </table:table-row>
        <table:table-row table:style-name="ro30">
          <table:table-cell table:style-name="ce649" table:number-columns-repeated="2"/>
          <table:table-cell table:style-name="ce651"/>
          <table:table-cell table:style-name="ce654"/>
          <table:table-cell table:number-columns-repeated="1020"/>
        </table:table-row>
        <table:table-row table:style-name="ro30" table:number-rows-repeated="3">
          <table:table-cell table:style-name="ce649" table:number-columns-repeated="2"/>
          <table:table-cell table:style-name="ce654" table:number-columns-repeated="2"/>
          <table:table-cell table:number-columns-repeated="1020"/>
        </table:table-row>
        <table:table-row table:style-name="ro30">
          <table:table-cell table:style-name="ce649" table:number-columns-repeated="2"/>
          <table:table-cell table:style-name="ce655"/>
          <table:table-cell table:style-name="ce654"/>
          <table:table-cell table:number-columns-repeated="1020"/>
        </table:table-row>
        <table:table-row table:style-name="ro30">
          <table:table-cell table:style-name="ce649" table:number-columns-repeated="2"/>
          <table:table-cell/>
          <table:table-cell table:style-name="ce657"/>
          <table:table-cell table:number-columns-repeated="1020"/>
        </table:table-row>
        <table:table-row table:style-name="ro30" table:number-rows-repeated="983">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table:table table:name="Changelog" table:style-name="ta8">
        <table:table-column table:style-name="co133" table:default-cell-style-name="ce2"/>
        <table:table-column table:style-name="co134" table:default-cell-style-name="ce2"/>
        <table:table-column table:style-name="co135" table:default-cell-style-name="ce2"/>
        <table:table-column table:style-name="co136" table:default-cell-style-name="ce2"/>
        <table:table-column table:style-name="co28" table:number-columns-repeated="22" table:default-cell-style-name="ce2"/>
        <table:table-column table:style-name="co29" table:number-columns-repeated="998" table:default-cell-style-name="ce2"/>
        <table:table-row table:style-name="ro30">
          <table:table-cell table:style-name="ce648" office:value-type="string">
            <text:p>Data</text:p>
          </table:table-cell>
          <table:table-cell table:style-name="ce648" office:value-type="string">
            <text:p>Versione</text:p>
          </table:table-cell>
          <table:table-cell table:style-name="ce648" office:value-type="string">
            <text:p>Reviewer</text:p>
          </table:table-cell>
          <table:table-cell table:style-name="ce648" office:value-type="string">
            <text:p>Note</text:p>
          </table:table-cell>
          <table:table-cell table:number-columns-repeated="1020"/>
        </table:table-row>
        <table:table-row table:style-name="ro132">
          <table:table-cell table:style-name="ce715" office:value-type="string">
            <text:p>18.04.2024</text:p>
          </table:table-cell>
          <table:table-cell table:style-name="ce649" office:value-type="string">
            <text:p>1.0</text:p>
          </table:table-cell>
          <table:table-cell table:style-name="ce649" office:value-type="string">
            <text:p>Designers Italia</text:p>
          </table:table-cell>
          <table:table-cell table:style-name="ce718" office:value-type="string">
            <text:p>Prima pubblicazione del file</text:p>
          </table:table-cell>
          <table:table-cell table:number-columns-repeated="1020"/>
        </table:table-row>
        <table:table-row table:style-name="ro141">
          <table:table-cell table:style-name="ce715" office:value-type="string">
            <text:p>13.02.2025</text:p>
          </table:table-cell>
          <table:table-cell table:style-name="ce716" office:value-type="string">
            <text:p>1.1</text:p>
          </table:table-cell>
          <table:table-cell table:style-name="ce649" office:value-type="string">
            <text:p>Designers Italia</text:p>
          </table:table-cell>
          <table:table-cell table:style-name="ce719" office:value-type="string">
            <text:p>Aggiornato il limite dei titoli a 70 caratteri e delle descrizioni brevi a 160 caratteri per tutte le tipologie di contenuto</text:p>
          </table:table-cell>
          <table:table-cell table:number-columns-repeated="1020"/>
        </table:table-row>
        <table:table-row table:style-name="ro30">
          <table:table-cell table:style-name="ce715"/>
          <table:table-cell table:style-name="ce717" table:number-columns-repeated="3"/>
          <table:table-cell table:number-columns-repeated="1020"/>
        </table:table-row>
        <table:table-row table:style-name="ro30">
          <table:table-cell table:style-name="ce715"/>
          <table:table-cell table:style-name="ce717" table:number-columns-repeated="2"/>
          <table:table-cell table:style-name="ce720"/>
          <table:table-cell table:number-columns-repeated="1020"/>
        </table:table-row>
        <table:table-row table:style-name="ro30" table:number-rows-repeated="2">
          <table:table-cell table:style-name="ce649"/>
          <table:table-cell table:style-name="ce717" table:number-columns-repeated="2"/>
          <table:table-cell table:style-name="ce721"/>
          <table:table-cell table:number-columns-repeated="1020"/>
        </table:table-row>
        <table:table-row table:style-name="ro30">
          <table:table-cell table:style-name="ce715"/>
          <table:table-cell table:style-name="ce717" table:number-columns-repeated="2"/>
          <table:table-cell table:style-name="ce721"/>
          <table:table-cell table:number-columns-repeated="1020"/>
        </table:table-row>
        <table:table-row table:style-name="ro30">
          <table:table-cell table:style-name="ce649"/>
          <table:table-cell table:style-name="ce717" table:number-columns-repeated="2"/>
          <table:table-cell table:style-name="ce721"/>
          <table:table-cell table:number-columns-repeated="1020"/>
        </table:table-row>
        <table:table-row table:style-name="ro30" table:number-rows-repeated="8">
          <table:table-cell table:style-name="ce715"/>
          <table:table-cell table:style-name="ce717" table:number-columns-repeated="3"/>
          <table:table-cell table:number-columns-repeated="1020"/>
        </table:table-row>
        <table:table-row table:style-name="ro30" table:number-rows-repeated="983">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itillium Web" svg:font-family="'Titillium Web'"/>
    <style:font-face style:name="Titillium Web Regular" svg:font-family="'Titillium Web Regular'"/>
    <style:font-face style:name="Titillium Web1" svg:font-family="'Titillium Web'"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Arial1" fo:font-size="10pt" style:font-name-asian="Arial1" style:font-size-asian="10pt" style:font-name-complex="Arial1"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llegamento_20_ipertestuale" style:display-name="Collegamento ipertestuale" style:family="table-cell" style:parent-style-name="Default" style:data-style-name="N0">
      <style:text-properties fo:color="#0000ff" style:text-underline-style="solid" style:text-underline-width="auto" style:text-underline-color="font-color"/>
    </style:style>
    <style:style style:name="cf1" style:family="table-cell" style:parent-style-name="Default">
      <style:table-cell-properties fo:background-color="#fff2cc"/>
    </style:style>
    <draw:marker draw:name="Estremità_20_linea_20_1" draw:display-name="Estremità linea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cm" fo:margin-bottom="0cm" fo:margin-left="0cm" fo:margin-right="0cm" style:print-page-order="ttb" style:first-page-number="continue" style:scale-to="100%" style:print="charts drawings object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13">13/02/2025</text:date>, <text:time>17.23.43</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Unix OpenOffice.org_project/4115m2$Build-9813</meta:generator>
    <dc:title/>
    <dc:description/>
    <dc:subject/>
    <meta:initial-creator/>
    <dc:creator>Daniele Nole</dc:creator>
    <meta:creation-date>2023-11-03T07:36:33Z</meta:creation-date>
    <dc:date>2025-02-13T17:23:42</dc:date>
    <meta:editing-duration>PT5H47M21S</meta:editing-duration>
    <meta:editing-cycles>14</meta:editing-cycles>
    <meta:document-statistic meta:table-count="28" meta:cell-count="2220" meta:object-count="0"/>
    <meta:user-defined meta:name="ContentTypeId">0x01010034CE28D7B0EB0F46B6725857E45B3C7A</meta:user-defined>
    <meta:user-defined meta:name="MediaServiceImageTags"/>
  </office:meta>
</office:document-meta>
</file>